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55000143990000BADD51C484AD.wmf"/>
  <manifest:file-entry manifest:media-type="image/jpeg" manifest:full-path="Pictures/10000000000003CB000000769ED87BCB.jpg"/>
  <manifest:file-entry manifest:media-type="" manifest:full-path="Pictures/2000004500014399000086FB7A53CA65.wmf"/>
  <manifest:file-entry manifest:media-type="" manifest:full-path="Pictures/200000E30002FCEA0001985904DDDFC3.wmf"/>
  <manifest:file-entry manifest:media-type="" manifest:full-path="Pictures/20000041000143990000D7B3E7875666.wmf"/>
  <manifest:file-entry manifest:media-type="image/jpeg" manifest:full-path="Pictures/10000000000005780000012C1B1747CA.jpg"/>
  <manifest:file-entry manifest:media-type="" manifest:full-path="Pictures/2000005A000143990000D7B345A62C79.wmf"/>
  <manifest:file-entry manifest:media-type="" manifest:full-path="Pictures/20000080000303A2000082D8F348FCC5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519cm" fo:margin-left="0.626cm" fo:margin-right="0.353cm" table:align="margins" style:writing-mode="lr-tb"/>
    </style:style>
    <style:style style:name="Таблица1.A" style:family="table-column">
      <style:table-column-properties style:column-width="3.493cm" style:rel-column-width="13855*"/>
    </style:style>
    <style:style style:name="Таблица1.B" style:family="table-column">
      <style:table-column-properties style:column-width="1.27cm" style:rel-column-width="5038*"/>
    </style:style>
    <style:style style:name="Таблица1.C" style:family="table-column">
      <style:table-column-properties style:column-width="8.573cm" style:rel-column-width="34009*"/>
    </style:style>
    <style:style style:name="Таблица1.D" style:family="table-column">
      <style:table-column-properties style:column-width="3.184cm" style:rel-column-width="1263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="0.101cm" fo:border-left="0.018cm solid #000000" fo:border-right="none" fo:border-top="0.018cm solid #000000" fo:border-bottom="0.018cm solid #000000" style:writing-mode="lr-tb"/>
    </style:style>
    <style:style style:name="Таблица1.D2" style:family="table-cell">
      <style:table-cell-properties style:vertical-align="top" fo:padding="0.101cm" fo:border="0.018cm solid #000000" style:writing-mode="lr-tb"/>
    </style:style>
    <style:style style:name="Таблица1.A25" style:family="table-cell">
      <style:table-cell-properties style:vertical-align="top" fo:padding="0.101cm" fo:border-left="0.018cm solid #000000" fo:border-right="none" fo:border-top="none" fo:border-bottom="0.018cm solid #000000" style:writing-mode="lr-tb"/>
    </style:style>
    <style:style style:name="Таблица1.D25" style:family="table-cell">
      <style:table-cell-properties style:vertical-align="top" fo:padding="0.101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6.764cm" fo:margin-left="0.94cm" table:align="left" style:writing-mode="lr-tb"/>
    </style:style>
    <style:style style:name="Таблица2.A" style:family="table-column">
      <style:table-column-properties style:column-width="7.796cm"/>
    </style:style>
    <style:style style:name="Таблица2.B" style:family="table-column">
      <style:table-column-properties style:column-width="8.968cm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" style:family="table">
      <style:table-properties style:width="16.764cm" fo:margin-left="0.94cm" table:align="left" style:writing-mode="lr-tb"/>
    </style:style>
    <style:style style:name="Таблица3.A" style:family="table-column">
      <style:table-column-properties style:column-width="7.796cm"/>
    </style:style>
    <style:style style:name="Таблица3.B" style:family="table-column">
      <style:table-column-properties style:column-width="8.968cm"/>
    </style:style>
    <style:style style:name="Таблица3.1" style:family="table-row">
      <style:table-row-properties style:keep-together="false" fo:keep-together="always"/>
    </style:style>
    <style:style style:name="Таблица3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" style:family="table">
      <style:table-properties style:width="16.764cm" fo:margin-left="0.94cm" table:align="left" style:writing-mode="lr-tb"/>
    </style:style>
    <style:style style:name="Таблица4.A" style:family="table-column">
      <style:table-column-properties style:column-width="7.796cm"/>
    </style:style>
    <style:style style:name="Таблица4.B" style:family="table-column">
      <style:table-column-properties style:column-width="8.968cm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4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" style:family="table">
      <style:table-properties style:width="17.39cm" fo:margin-left="0.309cm" table:align="left" style:writing-mode="lr-tb"/>
    </style:style>
    <style:style style:name="Таблица5.A" style:family="table-column">
      <style:table-column-properties style:column-width="3.119cm"/>
    </style:style>
    <style:style style:name="Таблица5.B" style:family="table-column">
      <style:table-column-properties style:column-width="3.627cm"/>
    </style:style>
    <style:style style:name="Таблица5.D" style:family="table-column">
      <style:table-column-properties style:column-width="3.628cm"/>
    </style:style>
    <style:style style:name="Таблица5.E" style:family="table-column">
      <style:table-column-properties style:column-width="3.39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" style:family="table">
      <style:table-properties style:width="16.764cm" fo:margin-left="0.94cm" table:align="left" style:writing-mode="lr-tb"/>
    </style:style>
    <style:style style:name="Таблица6.A" style:family="table-column">
      <style:table-column-properties style:column-width="3.126cm"/>
    </style:style>
    <style:style style:name="Таблица6.B" style:family="table-column">
      <style:table-column-properties style:column-width="4.994cm"/>
    </style:style>
    <style:style style:name="Таблица6.C" style:family="table-column">
      <style:table-column-properties style:column-width="8.645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6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7" style:family="table">
      <style:table-properties style:width="17.39cm" fo:margin-left="0.309cm" table:align="left" style:writing-mode="lr-tb"/>
    </style:style>
    <style:style style:name="Таблица7.A" style:family="table-column">
      <style:table-column-properties style:column-width="3.119cm"/>
    </style:style>
    <style:style style:name="Таблица7.B" style:family="table-column">
      <style:table-column-properties style:column-width="3.627cm"/>
    </style:style>
    <style:style style:name="Таблица7.D" style:family="table-column">
      <style:table-column-properties style:column-width="3.628cm"/>
    </style:style>
    <style:style style:name="Таблица7.E" style:family="table-column">
      <style:table-column-properties style:column-width="3.39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" style:family="table">
      <style:table-properties style:width="17.898cm" fo:margin-left="-0.199cm" table:align="left" style:writing-mode="lr-tb"/>
    </style:style>
    <style:style style:name="Таблица8.A" style:family="table-column">
      <style:table-column-properties style:column-width="4.466cm"/>
    </style:style>
    <style:style style:name="Таблица8.B" style:family="table-column">
      <style:table-column-properties style:column-width="1.773cm"/>
    </style:style>
    <style:style style:name="Таблица8.C" style:family="table-column">
      <style:table-column-properties style:column-width="1.334cm"/>
    </style:style>
    <style:style style:name="Таблица8.D" style:family="table-column">
      <style:table-column-properties style:column-width="10.326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8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8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A2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8.D2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9" style:family="table">
      <style:table-properties style:width="17.898cm" fo:margin-left="-0.199cm" table:align="left" style:writing-mode="lr-tb"/>
    </style:style>
    <style:style style:name="Таблица9.A" style:family="table-column">
      <style:table-column-properties style:column-width="4.378cm"/>
    </style:style>
    <style:style style:name="Таблица9.B" style:family="table-column">
      <style:table-column-properties style:column-width="1.773cm"/>
    </style:style>
    <style:style style:name="Таблица9.C" style:family="table-column">
      <style:table-column-properties style:column-width="1.334cm"/>
    </style:style>
    <style:style style:name="Таблица9.D" style:family="table-column">
      <style:table-column-properties style:column-width="10.414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9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9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C5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D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0" style:family="table">
      <style:table-properties style:width="17.898cm" fo:margin-left="-0.199cm" table:align="left" style:writing-mode="lr-tb"/>
    </style:style>
    <style:style style:name="Таблица10.A" style:family="table-column">
      <style:table-column-properties style:column-width="4.396cm"/>
    </style:style>
    <style:style style:name="Таблица10.B" style:family="table-column">
      <style:table-column-properties style:column-width="1.773cm"/>
    </style:style>
    <style:style style:name="Таблица10.C" style:family="table-column">
      <style:table-column-properties style:column-width="1.334cm"/>
    </style:style>
    <style:style style:name="Таблица10.D" style:family="table-column">
      <style:table-column-properties style:column-width="10.396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0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0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0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" style:family="table">
      <style:table-properties style:width="17.898cm" fo:margin-left="-0.199cm" table:align="left" style:writing-mode="lr-tb"/>
    </style:style>
    <style:style style:name="Таблица11.A" style:family="table-column">
      <style:table-column-properties style:column-width="4.466cm"/>
    </style:style>
    <style:style style:name="Таблица11.B" style:family="table-column">
      <style:table-column-properties style:column-width="1.773cm"/>
    </style:style>
    <style:style style:name="Таблица11.C" style:family="table-column">
      <style:table-column-properties style:column-width="1.334cm"/>
    </style:style>
    <style:style style:name="Таблица11.D" style:family="table-column">
      <style:table-column-properties style:column-width="10.326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1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1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.A2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1.D2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2" style:family="table">
      <style:table-properties style:width="16.764cm" fo:margin-left="0.94cm" table:align="left" style:writing-mode="lr-tb"/>
    </style:style>
    <style:style style:name="Таблица12.A" style:family="table-column">
      <style:table-column-properties style:column-width="3.44cm"/>
    </style:style>
    <style:style style:name="Таблица12.B" style:family="table-column">
      <style:table-column-properties style:column-width="5.133cm"/>
    </style:style>
    <style:style style:name="Таблица12.C" style:family="table-column">
      <style:table-column-properties style:column-width="8.192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2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2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3" style:family="table">
      <style:table-properties style:width="17.39cm" fo:margin-left="0.309cm" table:align="left" style:writing-mode="lr-tb"/>
    </style:style>
    <style:style style:name="Таблица13.A" style:family="table-column">
      <style:table-column-properties style:column-width="3.119cm"/>
    </style:style>
    <style:style style:name="Таблица13.B" style:family="table-column">
      <style:table-column-properties style:column-width="3.627cm"/>
    </style:style>
    <style:style style:name="Таблица13.D" style:family="table-column">
      <style:table-column-properties style:column-width="3.628cm"/>
    </style:style>
    <style:style style:name="Таблица13.E" style:family="table-column">
      <style:table-column-properties style:column-width="3.39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3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4" style:family="table">
      <style:table-properties style:width="17.898cm" fo:margin-left="-0.199cm" table:align="left" style:writing-mode="lr-tb"/>
    </style:style>
    <style:style style:name="Таблица14.A" style:family="table-column">
      <style:table-column-properties style:column-width="4.466cm"/>
    </style:style>
    <style:style style:name="Таблица14.B" style:family="table-column">
      <style:table-column-properties style:column-width="1.773cm"/>
    </style:style>
    <style:style style:name="Таблица14.C" style:family="table-column">
      <style:table-column-properties style:column-width="1.334cm"/>
    </style:style>
    <style:style style:name="Таблица14.D" style:family="table-column">
      <style:table-column-properties style:column-width="10.326cm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4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5" style:family="table">
      <style:table-properties style:width="17.898cm" fo:margin-left="-0.199cm" table:align="left" style:writing-mode="lr-tb"/>
    </style:style>
    <style:style style:name="Таблица15.A" style:family="table-column">
      <style:table-column-properties style:column-width="4.378cm"/>
    </style:style>
    <style:style style:name="Таблица15.B" style:family="table-column">
      <style:table-column-properties style:column-width="1.773cm"/>
    </style:style>
    <style:style style:name="Таблица15.C" style:family="table-column">
      <style:table-column-properties style:column-width="1.334cm"/>
    </style:style>
    <style:style style:name="Таблица15.D" style:family="table-column">
      <style:table-column-properties style:column-width="10.414cm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5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6" style:family="table">
      <style:table-properties style:width="17.988cm" fo:margin-left="-0.199cm" table:align="left" style:writing-mode="lr-tb"/>
    </style:style>
    <style:style style:name="Таблица16.A" style:family="table-column">
      <style:table-column-properties style:column-width="4.309cm"/>
    </style:style>
    <style:style style:name="Таблица16.B" style:family="table-column">
      <style:table-column-properties style:column-width="1.972cm"/>
    </style:style>
    <style:style style:name="Таблица16.C" style:family="table-column">
      <style:table-column-properties style:column-width="11.707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6.A2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6.C2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7" style:family="table">
      <style:table-properties style:width="17.616cm" fo:margin-left="0.183cm" fo:margin-right="-0.302cm" table:align="margins" style:writing-mode="lr-tb"/>
    </style:style>
    <style:style style:name="Таблица17.A" style:family="table-column">
      <style:table-column-properties style:column-width="2.999cm" style:rel-column-width="1700*"/>
    </style:style>
    <style:style style:name="Таблица17.B" style:family="table-column">
      <style:table-column-properties style:column-width="3.175cm" style:rel-column-width="1800*"/>
    </style:style>
    <style:style style:name="Таблица17.C" style:family="table-column">
      <style:table-column-properties style:column-width="4.433cm" style:rel-column-width="2513*"/>
    </style:style>
    <style:style style:name="Таблица17.D" style:family="table-column">
      <style:table-column-properties style:column-width="7.01cm" style:rel-column-width="3974*"/>
    </style:style>
    <style:style style:name="Таблица17.1" style:family="table-row">
      <style:table-row-properties style:keep-together="true" fo:keep-together="auto"/>
    </style:style>
    <style:style style:name="Таблица1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7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7.D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8" style:family="table">
      <style:table-properties style:width="16.854cm" fo:margin-left="0.94cm" table:align="left" style:writing-mode="lr-tb"/>
    </style:style>
    <style:style style:name="Таблица18.A" style:family="table-column">
      <style:table-column-properties style:column-width="3.586cm"/>
    </style:style>
    <style:style style:name="Таблица18.B" style:family="table-column">
      <style:table-column-properties style:column-width="2.858cm"/>
    </style:style>
    <style:style style:name="Таблица18.C" style:family="table-column">
      <style:table-column-properties style:column-width="10.41cm"/>
    </style:style>
    <style:style style:name="Таблица18.1" style:family="table-row">
      <style:table-row-properties style:keep-together="true" fo:keep-together="auto"/>
    </style:style>
    <style:style style:name="Таблица1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8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8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8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8.C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9" style:family="table">
      <style:table-properties style:width="16.764cm" fo:margin-left="0.94cm" table:align="left" style:writing-mode="lr-tb"/>
    </style:style>
    <style:style style:name="Таблица19.A" style:family="table-column">
      <style:table-column-properties style:column-width="3.586cm"/>
    </style:style>
    <style:style style:name="Таблица19.B" style:family="table-column">
      <style:table-column-properties style:column-width="1.494cm"/>
    </style:style>
    <style:style style:name="Таблица19.C" style:family="table-column">
      <style:table-column-properties style:column-width="2.858cm"/>
    </style:style>
    <style:style style:name="Таблица19.D" style:family="table-column">
      <style:table-column-properties style:column-width="8.827cm"/>
    </style:style>
    <style:style style:name="Таблица19.1" style:family="table-row">
      <style:table-row-properties style:keep-together="true" fo:keep-together="auto"/>
    </style:style>
    <style:style style:name="Таблица19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9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0" style:family="table">
      <style:table-properties style:width="16.764cm" fo:margin-left="0.94cm" table:align="left" style:writing-mode="lr-tb"/>
    </style:style>
    <style:style style:name="Таблица20.A" style:family="table-column">
      <style:table-column-properties style:column-width="3.175cm"/>
    </style:style>
    <style:style style:name="Таблица20.B" style:family="table-column">
      <style:table-column-properties style:column-width="2.223cm"/>
    </style:style>
    <style:style style:name="Таблица20.C" style:family="table-column">
      <style:table-column-properties style:column-width="2.858cm"/>
    </style:style>
    <style:style style:name="Таблица20.D" style:family="table-column">
      <style:table-column-properties style:column-width="8.509cm"/>
    </style:style>
    <style:style style:name="Таблица20.1" style:family="table-row">
      <style:table-row-properties style:keep-together="true" fo:keep-together="auto"/>
    </style:style>
    <style:style style:name="Таблица20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0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0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1" style:family="table">
      <style:table-properties style:width="17.082cm" fo:margin-left="0.623cm" table:align="left" style:writing-mode="lr-tb"/>
    </style:style>
    <style:style style:name="Таблица21.A" style:family="table-column">
      <style:table-column-properties style:column-width="3.175cm"/>
    </style:style>
    <style:style style:name="Таблица21.B" style:family="table-column">
      <style:table-column-properties style:column-width="2.54cm"/>
    </style:style>
    <style:style style:name="Таблица21.C" style:family="table-column">
      <style:table-column-properties style:column-width="2.598cm"/>
    </style:style>
    <style:style style:name="Таблица21.D" style:family="table-column">
      <style:table-column-properties style:column-width="8.768cm"/>
    </style:style>
    <style:style style:name="Таблица21.1" style:family="table-row">
      <style:table-row-properties style:keep-together="true" fo:keep-together="auto"/>
    </style:style>
    <style:style style:name="Таблица21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1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2" style:family="table">
      <style:table-properties style:width="17.082cm" fo:margin-left="0.623cm" table:align="left" style:writing-mode="lr-tb"/>
    </style:style>
    <style:style style:name="Таблица22.A" style:family="table-column">
      <style:table-column-properties style:column-width="3.175cm"/>
    </style:style>
    <style:style style:name="Таблица22.B" style:family="table-column">
      <style:table-column-properties style:column-width="2.54cm"/>
    </style:style>
    <style:style style:name="Таблица22.C" style:family="table-column">
      <style:table-column-properties style:column-width="2.598cm"/>
    </style:style>
    <style:style style:name="Таблица22.D" style:family="table-column">
      <style:table-column-properties style:column-width="8.768cm"/>
    </style:style>
    <style:style style:name="Таблица22.1" style:family="table-row">
      <style:table-row-properties style:keep-together="true" fo:keep-together="auto"/>
    </style:style>
    <style:style style:name="Таблица2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2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3" style:family="table">
      <style:table-properties style:width="17.082cm" fo:margin-left="0.623cm" table:align="left" style:writing-mode="lr-tb"/>
    </style:style>
    <style:style style:name="Таблица23.A" style:family="table-column">
      <style:table-column-properties style:column-width="3.418cm"/>
    </style:style>
    <style:style style:name="Таблица23.B" style:family="table-column">
      <style:table-column-properties style:column-width="2.459cm"/>
    </style:style>
    <style:style style:name="Таблица23.C" style:family="table-column">
      <style:table-column-properties style:column-width="2.598cm"/>
    </style:style>
    <style:style style:name="Таблица23.D" style:family="table-column">
      <style:table-column-properties style:column-width="8.606cm"/>
    </style:style>
    <style:style style:name="Таблица23.1" style:family="table-row">
      <style:table-row-properties style:keep-together="true" fo:keep-together="auto"/>
    </style:style>
    <style:style style:name="Таблица23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3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3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4" style:family="table">
      <style:table-properties style:width="17.082cm" fo:margin-left="0.623cm" table:align="left" style:writing-mode="lr-tb"/>
    </style:style>
    <style:style style:name="Таблица24.A" style:family="table-column">
      <style:table-column-properties style:column-width="3.418cm"/>
    </style:style>
    <style:style style:name="Таблица24.B" style:family="table-column">
      <style:table-column-properties style:column-width="2.459cm"/>
    </style:style>
    <style:style style:name="Таблица24.C" style:family="table-column">
      <style:table-column-properties style:column-width="2.598cm"/>
    </style:style>
    <style:style style:name="Таблица24.D" style:family="table-column">
      <style:table-column-properties style:column-width="8.606cm"/>
    </style:style>
    <style:style style:name="Таблица24.1" style:family="table-row">
      <style:table-row-properties style:keep-together="true" fo:keep-together="auto"/>
    </style:style>
    <style:style style:name="Таблица24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4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5" style:family="table">
      <style:table-properties style:width="17.082cm" fo:margin-left="0.623cm" table:align="left" style:writing-mode="lr-tb"/>
    </style:style>
    <style:style style:name="Таблица25.A" style:family="table-column">
      <style:table-column-properties style:column-width="3.175cm"/>
    </style:style>
    <style:style style:name="Таблица25.B" style:family="table-column">
      <style:table-column-properties style:column-width="2.54cm"/>
    </style:style>
    <style:style style:name="Таблица25.C" style:family="table-column">
      <style:table-column-properties style:column-width="2.598cm"/>
    </style:style>
    <style:style style:name="Таблица25.D" style:family="table-column">
      <style:table-column-properties style:column-width="8.768cm"/>
    </style:style>
    <style:style style:name="Таблица25.1" style:family="table-row">
      <style:table-row-properties style:keep-together="true" fo:keep-together="auto"/>
    </style:style>
    <style:style style:name="Таблица25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5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6" style:family="table">
      <style:table-properties style:width="17.082cm" fo:margin-left="0.623cm" table:align="left" style:writing-mode="lr-tb"/>
    </style:style>
    <style:style style:name="Таблица26.A" style:family="table-column">
      <style:table-column-properties style:column-width="3.861cm"/>
    </style:style>
    <style:style style:name="Таблица26.B" style:family="table-column">
      <style:table-column-properties style:column-width="1.969cm"/>
    </style:style>
    <style:style style:name="Таблица26.C" style:family="table-column">
      <style:table-column-properties style:column-width="2.85cm"/>
    </style:style>
    <style:style style:name="Таблица26.D" style:family="table-column">
      <style:table-column-properties style:column-width="8.401cm"/>
    </style:style>
    <style:style style:name="Таблица26.1" style:family="table-row">
      <style:table-row-properties style:keep-together="true" fo:keep-together="auto"/>
    </style:style>
    <style:style style:name="Таблица2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6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6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7" style:family="table">
      <style:table-properties style:width="17.082cm" fo:margin-left="0.623cm" table:align="left" style:writing-mode="lr-tb"/>
    </style:style>
    <style:style style:name="Таблица27.A" style:family="table-column">
      <style:table-column-properties style:column-width="3.175cm"/>
    </style:style>
    <style:style style:name="Таблица27.B" style:family="table-column">
      <style:table-column-properties style:column-width="2.223cm"/>
    </style:style>
    <style:style style:name="Таблица27.C" style:family="table-column">
      <style:table-column-properties style:column-width="2.858cm"/>
    </style:style>
    <style:style style:name="Таблица27.D" style:family="table-column">
      <style:table-column-properties style:column-width="8.827cm"/>
    </style:style>
    <style:style style:name="Таблица27.1" style:family="table-row">
      <style:table-row-properties style:keep-together="true" fo:keep-together="auto"/>
    </style:style>
    <style:style style:name="Таблица2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8" style:family="table">
      <style:table-properties style:width="17.082cm" fo:margin-left="0.623cm" table:align="left" style:writing-mode="lr-tb"/>
    </style:style>
    <style:style style:name="Таблица28.A" style:family="table-column">
      <style:table-column-properties style:column-width="3.861cm"/>
    </style:style>
    <style:style style:name="Таблица28.B" style:family="table-column">
      <style:table-column-properties style:column-width="1.969cm"/>
    </style:style>
    <style:style style:name="Таблица28.C" style:family="table-column">
      <style:table-column-properties style:column-width="2.85cm"/>
    </style:style>
    <style:style style:name="Таблица28.D" style:family="table-column">
      <style:table-column-properties style:column-width="8.401cm"/>
    </style:style>
    <style:style style:name="Таблица28.1" style:family="table-row">
      <style:table-row-properties style:keep-together="true" fo:keep-together="auto"/>
    </style:style>
    <style:style style:name="Таблица2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8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8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9" style:family="table">
      <style:table-properties style:width="17.082cm" fo:margin-left="0.623cm" table:align="left" style:writing-mode="lr-tb"/>
    </style:style>
    <style:style style:name="Таблица29.A" style:family="table-column">
      <style:table-column-properties style:column-width="3.861cm"/>
    </style:style>
    <style:style style:name="Таблица29.B" style:family="table-column">
      <style:table-column-properties style:column-width="1.969cm"/>
    </style:style>
    <style:style style:name="Таблица29.C" style:family="table-column">
      <style:table-column-properties style:column-width="2.85cm"/>
    </style:style>
    <style:style style:name="Таблица29.D" style:family="table-column">
      <style:table-column-properties style:column-width="8.401cm"/>
    </style:style>
    <style:style style:name="Таблица29.1" style:family="table-row">
      <style:table-row-properties style:keep-together="true" fo:keep-together="auto"/>
    </style:style>
    <style:style style:name="Таблица29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9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0" style:family="table">
      <style:table-properties style:width="17.082cm" fo:margin-left="0.623cm" table:align="left" style:writing-mode="lr-tb"/>
    </style:style>
    <style:style style:name="Таблица30.A" style:family="table-column">
      <style:table-column-properties style:column-width="3.861cm"/>
    </style:style>
    <style:style style:name="Таблица30.B" style:family="table-column">
      <style:table-column-properties style:column-width="1.969cm"/>
    </style:style>
    <style:style style:name="Таблица30.C" style:family="table-column">
      <style:table-column-properties style:column-width="2.85cm"/>
    </style:style>
    <style:style style:name="Таблица30.D" style:family="table-column">
      <style:table-column-properties style:column-width="8.401cm"/>
    </style:style>
    <style:style style:name="Таблица30.1" style:family="table-row">
      <style:table-row-properties style:keep-together="true" fo:keep-together="auto"/>
    </style:style>
    <style:style style:name="Таблица30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0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0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1" style:family="table">
      <style:table-properties style:width="16.764cm" fo:margin-left="0.94cm" table:align="left" style:writing-mode="lr-tb"/>
    </style:style>
    <style:style style:name="Таблица31.A" style:family="table-column">
      <style:table-column-properties style:column-width="3.552cm"/>
    </style:style>
    <style:style style:name="Таблица31.B" style:family="table-column">
      <style:table-column-properties style:column-width="1.969cm"/>
    </style:style>
    <style:style style:name="Таблица31.C" style:family="table-column">
      <style:table-column-properties style:column-width="2.831cm"/>
    </style:style>
    <style:style style:name="Таблица31.D" style:family="table-column">
      <style:table-column-properties style:column-width="8.412cm"/>
    </style:style>
    <style:style style:name="Таблица31.1" style:family="table-row">
      <style:table-row-properties style:keep-together="true" fo:keep-together="auto"/>
    </style:style>
    <style:style style:name="Таблица31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1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2" style:family="table">
      <style:table-properties style:width="17.717cm" table:align="left" style:writing-mode="lr-tb"/>
    </style:style>
    <style:style style:name="Таблица32.A" style:family="table-column">
      <style:table-column-properties style:column-width="4.496cm"/>
    </style:style>
    <style:style style:name="Таблица32.B" style:family="table-column">
      <style:table-column-properties style:column-width="1.969cm"/>
    </style:style>
    <style:style style:name="Таблица32.C" style:family="table-column">
      <style:table-column-properties style:column-width="2.85cm"/>
    </style:style>
    <style:style style:name="Таблица32.D" style:family="table-column">
      <style:table-column-properties style:column-width="8.401cm"/>
    </style:style>
    <style:style style:name="Таблица32.1" style:family="table-row">
      <style:table-row-properties style:keep-together="true" fo:keep-together="auto"/>
    </style:style>
    <style:style style:name="Таблица3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2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4" style:family="table">
      <style:table-properties style:width="17.082cm" fo:margin-left="0.623cm" table:align="left" style:writing-mode="lr-tb"/>
    </style:style>
    <style:style style:name="Таблица34.A" style:family="table-column">
      <style:table-column-properties style:column-width="3.175cm"/>
    </style:style>
    <style:style style:name="Таблица34.B" style:family="table-column">
      <style:table-column-properties style:column-width="2.54cm"/>
    </style:style>
    <style:style style:name="Таблица34.C" style:family="table-column">
      <style:table-column-properties style:column-width="2.598cm"/>
    </style:style>
    <style:style style:name="Таблица34.D" style:family="table-column">
      <style:table-column-properties style:column-width="8.768cm"/>
    </style:style>
    <style:style style:name="Таблица34.1" style:family="table-row">
      <style:table-row-properties style:keep-together="true" fo:keep-together="auto"/>
    </style:style>
    <style:style style:name="Таблица34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4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4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4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5" style:family="table">
      <style:table-properties style:width="17.133cm" fo:margin-left="0.316cm" fo:margin-right="0.049cm" table:align="margins" style:writing-mode="lr-tb"/>
    </style:style>
    <style:style style:name="Таблица35.A" style:family="table-column">
      <style:table-column-properties style:column-width="3.484cm" style:rel-column-width="1975*"/>
    </style:style>
    <style:style style:name="Таблица35.B" style:family="table-column">
      <style:table-column-properties style:column-width="2.536cm" style:rel-column-width="1438*"/>
    </style:style>
    <style:style style:name="Таблица35.C" style:family="table-column">
      <style:table-column-properties style:column-width="2.602cm" style:rel-column-width="1475*"/>
    </style:style>
    <style:style style:name="Таблица35.D" style:family="table-column">
      <style:table-column-properties style:column-width="8.511cm" style:rel-column-width="4825*"/>
    </style:style>
    <style:style style:name="Таблица35.1" style:family="table-row">
      <style:table-row-properties style:keep-together="true" fo:keep-together="auto"/>
    </style:style>
    <style:style style:name="Таблица35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5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5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5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6" style:family="table">
      <style:table-properties style:width="17.082cm" fo:margin-left="0.623cm" table:align="left" style:writing-mode="lr-tb"/>
    </style:style>
    <style:style style:name="Таблица36.A" style:family="table-column">
      <style:table-column-properties style:column-width="3.175cm"/>
    </style:style>
    <style:style style:name="Таблица36.B" style:family="table-column">
      <style:table-column-properties style:column-width="2.54cm"/>
    </style:style>
    <style:style style:name="Таблица36.C" style:family="table-column">
      <style:table-column-properties style:column-width="2.598cm"/>
    </style:style>
    <style:style style:name="Таблица36.D" style:family="table-column">
      <style:table-column-properties style:column-width="8.768cm"/>
    </style:style>
    <style:style style:name="Таблица36.1" style:family="table-row">
      <style:table-row-properties style:keep-together="true" fo:keep-together="auto"/>
    </style:style>
    <style:style style:name="Таблица3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6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6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6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</style:style>
    <style:style style:name="P5" style:family="paragraph" style:parent-style-name="Header">
      <style:paragraph-properties fo:text-align="end" style:justify-single-word="false" style:snap-to-layout-grid="false"/>
      <style:text-properties fo:font-style="normal" style:font-style-asian="normal"/>
    </style:style>
    <style:style style:name="P6" style:family="paragraph" style:parent-style-name="Header">
      <style:paragraph-properties fo:text-align="center" style:justify-single-word="false" style:snap-to-layout-grid="false"/>
      <style:text-properties fo:font-style="normal" style:font-style-asian="normal" style:font-style-complex="italic"/>
    </style:style>
    <style:style style:name="P7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P8" style:family="paragraph" style:parent-style-name="Standard">
      <style:paragraph-properties fo:line-height="100%" fo:orphans="2" fo:widows="2" style:text-autospace="none"/>
      <style:text-properties fo:language="en" fo:country="US"/>
    </style:style>
    <style:style style:name="P9" style:family="paragraph" style:parent-style-name="Standard">
      <style:paragraph-properties fo:line-height="100%" fo:orphans="2" fo:widows="2" style:text-autospace="none"/>
    </style:style>
    <style:style style:name="P10" style:family="paragraph" style:parent-style-name="Standard">
      <style:paragraph-properties fo:line-height="100%" fo:orphans="2" fo:widows="2" style:text-autospace="none" style:snap-to-layout-grid="false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text-properties style:font-name="Arial" fo:language="de" fo:country="DE" style:font-name-complex="Arial"/>
    </style:style>
    <style:style style:name="P14" style:family="paragraph" style:parent-style-name="Standard">
      <style:paragraph-properties fo:margin-left="0.953cm" fo:margin-right="0cm" fo:text-indent="0cm" style:auto-text-indent="false"/>
    </style:style>
    <style:style style:name="P15" style:family="paragraph" style:parent-style-name="Standard">
      <style:paragraph-properties fo:margin-left="0.953cm" fo:margin-right="0cm" fo:text-indent="0cm" style:auto-text-indent="false"/>
      <style:text-properties fo:language="en" fo:country="US"/>
    </style:style>
    <style:style style:name="P16" style:family="paragraph" style:parent-style-name="Standard">
      <style:paragraph-properties fo:text-align="center" style:justify-single-word="false" fo:keep-with-next="always" style:snap-to-layout-grid="false"/>
    </style:style>
    <style:style style:name="P17" style:family="paragraph" style:parent-style-name="Standard">
      <style:paragraph-properties fo:keep-with-next="always" style:snap-to-layout-grid="false"/>
    </style:style>
    <style:style style:name="P18" style:family="paragraph" style:parent-style-name="Text_20_body">
      <style:paragraph-properties fo:keep-with-next="always"/>
    </style:style>
    <style:style style:name="P19" style:family="paragraph" style:parent-style-name="Standard">
      <style:paragraph-properties fo:margin-left="1cm" fo:margin-right="0cm" fo:text-indent="0cm" style:auto-text-indent="false" style:text-autospace="none"/>
      <style:text-properties style:font-name="Arial" style:font-name-complex="Arial"/>
    </style:style>
    <style:style style:name="P20" style:family="paragraph" style:parent-style-name="Standard">
      <style:paragraph-properties fo:margin-left="1cm" fo:margin-right="0cm" fo:text-indent="0cm" style:auto-text-indent="false" style:text-autospace="none"/>
      <style:text-properties style:font-name="Arial" fo:language="de" fo:country="DE" style:font-name-complex="Arial"/>
    </style:style>
    <style:style style:name="P21" style:family="paragraph" style:parent-style-name="Standard">
      <style:paragraph-properties fo:margin-left="1cm" fo:margin-right="0cm" fo:text-indent="0cm" style:auto-text-indent="false" style:text-autospace="none"/>
      <style:text-properties style:font-name="Arial" fo:font-style="italic" style:font-style-asian="italic" style:font-name-complex="Arial" style:font-style-complex="italic"/>
    </style:style>
    <style:style style:name="P22" style:family="paragraph" style:parent-style-name="Standard">
      <style:paragraph-properties fo:margin-left="1cm" fo:margin-right="0cm" fo:margin-top="0.423cm" fo:margin-bottom="0.212cm" fo:text-indent="0cm" style:auto-text-indent="false" style:text-autospace="none"/>
      <style:text-properties style:font-name="Arial" style:font-name-complex="Arial"/>
    </style:style>
    <style:style style:name="P23" style:family="paragraph" style:parent-style-name="Text_20_body">
      <style:text-properties fo:language="en" fo:country="US"/>
    </style:style>
    <style:style style:name="P24" style:family="paragraph" style:parent-style-name="Text_20_body">
      <style:text-properties fo:language="zxx" fo:country="none" style:language-asian="zxx" style:country-asian="none"/>
    </style:style>
    <style:style style:name="P25" style:family="paragraph" style:parent-style-name="Text_20_body">
      <style:text-properties fo:font-weight="bold" style:font-weight-asian="bold"/>
    </style:style>
    <style:style style:name="P26" style:family="paragraph" style:parent-style-name="Text_20_body">
      <style:text-properties style:font-name="Arial" fo:font-weight="bold" style:font-weight-asian="bold" style:font-name-complex="Arial" style:font-weight-complex="bold"/>
    </style:style>
    <style:style style:name="P27" style:family="paragraph" style:parent-style-name="Text_20_body">
      <style:paragraph-properties fo:margin-left="0cm" fo:margin-right="0cm" fo:text-indent="0cm" style:auto-text-indent="false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9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</style:style>
    <style:style style:name="P30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32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/>
    </style:style>
    <style:style style:name="P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34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font-weight="bold" style:font-weight-asian="bold"/>
    </style:style>
    <style:style style:name="P38" style:family="paragraph" style:parent-style-name="Text_20_body">
      <style:paragraph-properties fo:margin-left="0cm" fo:margin-right="0cm" fo:text-indent="0cm" style:auto-text-indent="false" fo:keep-with-next="always" style:snap-to-layout-grid="false"/>
    </style:style>
    <style:style style:name="P39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  <style:text-properties fo:language="en" fo:country="US"/>
    </style:style>
    <style:style style:name="P40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</style:style>
    <style:style style:name="P41" style:family="paragraph" style:parent-style-name="Text_20_body">
      <style:paragraph-properties fo:margin-top="0.212cm" fo:margin-bottom="0.212cm"/>
    </style:style>
    <style:style style:name="P42" style:family="paragraph" style:parent-style-name="Text_20_body">
      <style:paragraph-properties fo:margin-top="0.212cm" fo:margin-bottom="0.212cm"/>
      <style:text-properties fo:language="en" fo:country="US"/>
    </style:style>
    <style:style style:name="P43" style:family="paragraph" style:parent-style-name="Text_20_body">
      <style:paragraph-properties fo:margin-top="0.212cm" fo:margin-bottom="0.212cm"/>
      <style:text-properties fo:font-weight="bold" style:font-weight-asian="bold"/>
    </style:style>
    <style:style style:name="P44" style:family="paragraph" style:parent-style-name="Text_20_body">
      <style:paragraph-properties fo:margin-left="1.635cm" fo:margin-right="0cm" fo:text-indent="0cm" style:auto-text-indent="false"/>
    </style:style>
    <style:style style:name="P45" style:family="paragraph" style:parent-style-name="Text_20_body">
      <style:paragraph-properties fo:margin-left="1.635cm" fo:margin-right="0cm" fo:text-indent="0cm" style:auto-text-indent="false"/>
      <style:text-properties fo:language="en" fo:country="US"/>
    </style:style>
    <style:style style:name="P46" style:family="paragraph" style:parent-style-name="Text_20_body">
      <style:paragraph-properties fo:margin-left="1.635cm" fo:margin-right="0cm" fo:margin-top="0.212cm" fo:margin-bottom="0.212cm" fo:text-indent="0cm" style:auto-text-indent="false"/>
    </style:style>
    <style:style style:name="P47" style:family="paragraph" style:parent-style-name="Text_20_body">
      <style:paragraph-properties fo:margin-left="0.499cm" fo:margin-right="0cm" fo:margin-top="0.212cm" fo:margin-bottom="0.212cm" fo:text-indent="0.501cm" style:auto-text-indent="false"/>
    </style:style>
    <style:style style:name="P48" style:family="paragraph" style:parent-style-name="Text_20_body">
      <style:paragraph-properties fo:margin-left="0cm" fo:margin-right="0cm" fo:margin-top="0.212cm" fo:margin-bottom="0.212cm" fo:text-indent="0.501cm" style:auto-text-indent="false"/>
    </style:style>
    <style:style style:name="P49" style:family="paragraph" style:parent-style-name="Text_20_body">
      <style:paragraph-properties fo:margin-left="1.501cm" fo:margin-right="0cm" fo:text-indent="0.002cm" style:auto-text-indent="false"/>
      <style:text-properties fo:language="en" fo:country="US"/>
    </style:style>
    <style:style style:name="P50" style:family="paragraph" style:parent-style-name="Text_20_body">
      <style:paragraph-properties fo:margin-left="1.501cm" fo:margin-right="0cm" fo:margin-top="0.212cm" fo:margin-bottom="0.212cm" fo:text-indent="0.002cm" style:auto-text-indent="false"/>
      <style:text-properties fo:language="en" fo:country="US"/>
    </style:style>
    <style:style style:name="P51" style:family="paragraph" style:parent-style-name="Text_20_body">
      <style:paragraph-properties fo:margin-left="2.002cm" fo:margin-right="0cm" fo:margin-top="0.212cm" fo:margin-bottom="0.212cm" fo:text-indent="0.002cm" style:auto-text-indent="false"/>
      <style:text-properties fo:language="en" fo:country="US"/>
    </style:style>
    <style:style style:name="P52" style:family="paragraph" style:parent-style-name="Text_20_body">
      <style:paragraph-properties fo:margin-left="1.499cm" fo:margin-right="0cm" fo:margin-top="0.212cm" fo:margin-bottom="0.212cm" fo:text-indent="0.002cm" style:auto-text-indent="false"/>
    </style:style>
    <style:style style:name="P53" style:family="paragraph" style:parent-style-name="Text_20_body">
      <style:paragraph-properties fo:margin-left="1.635cm" fo:margin-right="0cm" fo:margin-top="0.212cm" fo:margin-bottom="0.212cm" fo:text-indent="0.369cm" style:auto-text-indent="false"/>
    </style:style>
    <style:style style:name="P54" style:family="paragraph" style:parent-style-name="Table_20_Text">
      <style:paragraph-properties style:snap-to-layout-grid="false"/>
    </style:style>
    <style:style style:name="P55" style:family="paragraph" style:parent-style-name="Table_20_Text">
      <style:paragraph-properties fo:text-align="start" style:justify-single-word="false" style:snap-to-layout-grid="false"/>
    </style:style>
    <style:style style:name="P56" style:family="paragraph" style:parent-style-name="Table_20_Text">
      <style:paragraph-properties style:snap-to-layout-grid="false"/>
      <style:text-properties fo:language="en" fo:country="US"/>
    </style:style>
    <style:style style:name="P57" style:family="paragraph" style:parent-style-name="Table_20_Text">
      <style:paragraph-properties style:snap-to-layout-grid="false"/>
      <style:text-properties fo:language="en" fo:country="US" fo:font-weight="bold" style:font-weight-asian="bold"/>
    </style:style>
    <style:style style:name="P58" style:family="paragraph" style:parent-style-name="Table_20_Title">
      <style:paragraph-properties style:snap-to-layout-grid="false"/>
      <style:text-properties fo:font-size="8pt" style:font-size-asian="8pt" style:font-size-complex="8pt"/>
    </style:style>
    <style:style style:name="P59" style:family="paragraph" style:parent-style-name="Table_20_Title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60" style:family="paragraph" style:parent-style-name="Document_20_Title">
      <style:text-properties fo:language="en" fo:country="US"/>
    </style:style>
    <style:style style:name="P61" style:family="paragraph" style:parent-style-name="Plain_20_Text">
      <style:paragraph-properties fo:margin-left="0.951cm" fo:margin-right="0cm" fo:keep-together="always" fo:text-indent="0cm" style:auto-text-indent="false" fo:keep-with-next="always"/>
    </style:style>
    <style:style style:name="P62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language="en" fo:country="US"/>
    </style:style>
    <style:style style:name="P63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font-weight="bold" style:font-weight-asian="bold"/>
    </style:style>
    <style:style style:name="P64" style:family="paragraph" style:parent-style-name="Standard">
      <style:paragraph-properties fo:text-align="center" style:justify-single-word="false" style:snap-to-layout-grid="false"/>
    </style:style>
    <style:style style:name="P65" style:family="paragraph" style:parent-style-name="Standard">
      <style:paragraph-properties style:snap-to-layout-grid="false"/>
    </style:style>
    <style:style style:name="P66" style:family="paragraph" style:parent-style-name="Standard">
      <style:paragraph-properties fo:margin-left="0cm" fo:margin-right="0cm" fo:text-indent="0cm" style:auto-text-indent="false"/>
    </style:style>
    <style:style style:name="P67" style:family="paragraph" style:parent-style-name="Text_20_body">
      <style:text-properties fo:language="en" fo:country="US"/>
    </style:style>
    <style:style style:name="P68" style:family="paragraph" style:parent-style-name="Text_20_body" style:list-style-name="L3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69" style:family="paragraph" style:parent-style-name="Text_20_body">
      <style:paragraph-properties fo:margin-left="0cm" fo:margin-right="0cm" fo:text-indent="0cm" style:auto-text-indent="false"/>
    </style:style>
    <style:style style:name="P70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71" style:family="paragraph" style:parent-style-name="Text_20_body" style:list-style-name="WW8Num16">
      <style:paragraph-properties fo:margin-left="0cm" fo:margin-right="0cm" fo:text-indent="0cm" style:auto-text-indent="false"/>
    </style:style>
    <style:style style:name="P72" style:family="paragraph" style:parent-style-name="Text_20_body" style:list-style-name="WW8Num39">
      <style:paragraph-properties fo:margin-left="0cm" fo:margin-right="0cm" fo:text-indent="0cm" style:auto-text-indent="false"/>
    </style:style>
    <style:style style:name="P73" style:family="paragraph" style:parent-style-name="Text_20_body" style:list-style-name="WW8Num43">
      <style:paragraph-properties fo:margin-left="0cm" fo:margin-right="0cm" fo:text-indent="0cm" style:auto-text-indent="false"/>
    </style:style>
    <style:style style:name="P74" style:family="paragraph" style:parent-style-name="Text_20_body" style:list-style-name="WW8Num28">
      <style:paragraph-properties fo:margin-left="0cm" fo:margin-right="0cm" fo:text-indent="0cm" style:auto-text-indent="false"/>
    </style:style>
    <style:style style:name="P75" style:family="paragraph" style:parent-style-name="Text_20_body" style:list-style-name="WW8Num18">
      <style:paragraph-properties fo:margin-left="0cm" fo:margin-right="0cm" fo:text-indent="0cm" style:auto-text-indent="false"/>
    </style:style>
    <style:style style:name="P76" style:family="paragraph" style:parent-style-name="Text_20_body" style:list-style-name="WW8Num36">
      <style:paragraph-properties fo:margin-left="0cm" fo:margin-right="0cm" fo:text-indent="0cm" style:auto-text-indent="false"/>
    </style:style>
    <style:style style:name="P77" style:family="paragraph" style:parent-style-name="Text_20_body" style:list-style-name="WW8Num34">
      <style:paragraph-properties fo:margin-left="0cm" fo:margin-right="0cm" fo:text-indent="0cm" style:auto-text-indent="false"/>
    </style:style>
    <style:style style:name="P78" style:family="paragraph" style:parent-style-name="Text_20_body" style:list-style-name="WW8Num35">
      <style:paragraph-properties fo:margin-left="0cm" fo:margin-right="0cm" fo:text-indent="0cm" style:auto-text-indent="false"/>
    </style:style>
    <style:style style:name="P79" style:family="paragraph" style:parent-style-name="Text_20_body" style:list-style-name="WW8Num35">
      <style:paragraph-properties fo:margin-left="0cm" fo:margin-right="0cm" fo:text-align="start" style:justify-single-word="false" fo:text-indent="0cm" style:auto-text-indent="false"/>
    </style:style>
    <style:style style:name="P80" style:family="paragraph" style:parent-style-name="Text_20_body" style:list-style-name="WW8Num37">
      <style:paragraph-properties fo:margin-left="0cm" fo:margin-right="0cm" fo:text-align="start" style:justify-single-word="false" fo:text-indent="0cm" style:auto-text-indent="false"/>
    </style:style>
    <style:style style:name="P81" style:family="paragraph" style:parent-style-name="Text_20_body" style:list-style-name="WW8Num15">
      <style:paragraph-properties fo:margin-left="0cm" fo:margin-right="0cm" fo:text-align="start" style:justify-single-word="false" fo:text-indent="0cm" style:auto-text-indent="false"/>
    </style:style>
    <style:style style:name="P82" style:family="paragraph" style:parent-style-name="Text_20_body" style:list-style-name="WW8Num23">
      <style:paragraph-properties fo:margin-left="0cm" fo:margin-right="0cm" fo:text-align="start" style:justify-single-word="false" fo:text-indent="0cm" style:auto-text-indent="false"/>
    </style:style>
    <style:style style:name="P83" style:family="paragraph" style:parent-style-name="Text_20_body" style:list-style-name="WW8Num24">
      <style:paragraph-properties fo:margin-left="0cm" fo:margin-right="0cm" fo:text-align="start" style:justify-single-word="false" fo:text-indent="0cm" style:auto-text-indent="false"/>
    </style:style>
    <style:style style:name="P84" style:family="paragraph" style:parent-style-name="Text_20_body" style:list-style-name="WW8Num26">
      <style:paragraph-properties fo:margin-left="0cm" fo:margin-right="0cm" fo:text-align="start" style:justify-single-word="false" fo:text-indent="0cm" style:auto-text-indent="false"/>
    </style:style>
    <style:style style:name="P85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</style:style>
    <style:style style:name="P86" style:family="paragraph" style:parent-style-name="Text_20_body" style:list-style-name="WW8Num41">
      <style:paragraph-properties fo:margin-left="0cm" fo:margin-right="0cm" fo:text-indent="0cm" style:auto-text-indent="false"/>
    </style:style>
    <style:style style:name="P87" style:family="paragraph" style:parent-style-name="Text_20_body" style:list-style-name="WW8Num21">
      <style:paragraph-properties fo:margin-left="0cm" fo:margin-right="0cm" fo:text-indent="0cm" style:auto-text-indent="false"/>
    </style:style>
    <style:style style:name="P88" style:family="paragraph" style:parent-style-name="Text_20_body" style:list-style-name="WW8Num19">
      <style:paragraph-properties fo:margin-left="0cm" fo:margin-right="0cm" fo:text-indent="0cm" style:auto-text-indent="false"/>
    </style:style>
    <style:style style:name="P89" style:family="paragraph" style:parent-style-name="Text_20_body" style:list-style-name="WW8Num42">
      <style:paragraph-properties fo:margin-left="0cm" fo:margin-right="0cm" fo:text-indent="0cm" style:auto-text-indent="false"/>
    </style:style>
    <style:style style:name="P90" style:family="paragraph" style:parent-style-name="Text_20_body" style:list-style-name="WW8Num11">
      <style:paragraph-properties fo:margin-left="0cm" fo:margin-right="0cm" fo:text-indent="0cm" style:auto-text-indent="false"/>
    </style:style>
    <style:style style:name="P91" style:family="paragraph" style:parent-style-name="Text_20_body" style:list-style-name="WW8Num40">
      <style:paragraph-properties fo:margin-left="0cm" fo:margin-right="0cm" fo:text-indent="0cm" style:auto-text-indent="false"/>
    </style:style>
    <style:style style:name="P92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93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</style:style>
    <style:style style:name="P94" style:family="paragraph" style:parent-style-name="Text_20_body" style:list-style-name="WW8Num29">
      <style:paragraph-properties fo:margin-left="0cm" fo:margin-right="0cm" fo:margin-top="0.212cm" fo:margin-bottom="0.212cm" fo:text-indent="0cm" style:auto-text-indent="false"/>
    </style:style>
    <style:style style:name="P95" style:family="paragraph" style:parent-style-name="Text_20_body" style:list-style-name="WW8Num13">
      <style:paragraph-properties fo:margin-left="0cm" fo:margin-right="0cm" fo:margin-top="0.212cm" fo:margin-bottom="0.212cm" fo:text-indent="0cm" style:auto-text-indent="false"/>
    </style:style>
    <style:style style:name="P96" style:family="paragraph" style:parent-style-name="Text_20_body" style:list-style-name="WW8Num25">
      <style:paragraph-properties fo:margin-left="0cm" fo:margin-right="0cm" fo:margin-top="0.212cm" fo:margin-bottom="0.212cm" fo:text-indent="0cm" style:auto-text-indent="false"/>
    </style:style>
    <style:style style:name="P97" style:family="paragraph" style:parent-style-name="Text_20_body" style:list-style-name="WW8Num22">
      <style:paragraph-properties fo:margin-left="0cm" fo:margin-right="0cm" fo:margin-top="0.212cm" fo:margin-bottom="0.212cm" fo:text-indent="0cm" style:auto-text-indent="false"/>
    </style:style>
    <style:style style:name="P98" style:family="paragraph" style:parent-style-name="Text_20_body" style:list-style-name="WW8Num27">
      <style:paragraph-properties fo:margin-left="0cm" fo:margin-right="0cm" fo:margin-top="0.212cm" fo:margin-bottom="0.212cm" fo:text-indent="0cm" style:auto-text-indent="false"/>
    </style:style>
    <style:style style:name="P99" style:family="paragraph" style:parent-style-name="Text_20_body" style:list-style-name="WW8Num14">
      <style:paragraph-properties fo:margin-left="0cm" fo:margin-right="0cm" fo:margin-top="0.212cm" fo:margin-bottom="0.212cm" fo:text-indent="0cm" style:auto-text-indent="false"/>
    </style:style>
    <style:style style:name="P100" style:family="paragraph" style:parent-style-name="Text_20_body" style:list-style-name="WW8Num20">
      <style:paragraph-properties fo:margin-left="0cm" fo:margin-right="0cm" fo:margin-top="0.212cm" fo:margin-bottom="0.212cm" fo:text-indent="0cm" style:auto-text-indent="false"/>
    </style:style>
    <style:style style:name="P101" style:family="paragraph" style:parent-style-name="Text_20_body" style:list-style-name="WW8Num38">
      <style:paragraph-properties fo:margin-left="0cm" fo:margin-right="0cm" fo:margin-top="0.212cm" fo:margin-bottom="0.212cm" fo:text-indent="0cm" style:auto-text-indent="false"/>
    </style:style>
    <style:style style:name="P102" style:family="paragraph" style:parent-style-name="Text_20_body" style:list-style-name="WW8Num40">
      <style:paragraph-properties fo:margin-left="0cm" fo:margin-right="0cm" fo:margin-top="0.212cm" fo:margin-bottom="0.212cm" fo:text-indent="0cm" style:auto-text-indent="false"/>
    </style:style>
    <style:style style:name="P103" style:family="paragraph" style:parent-style-name="Text_20_body">
      <style:paragraph-properties fo:margin-left="0cm" fo:margin-right="0cm" fo:margin-top="0.212cm" fo:margin-bottom="0.212cm" fo:text-indent="0.501cm" style:auto-text-indent="false"/>
    </style:style>
    <style:style style:name="P104" style:family="paragraph" style:parent-style-name="Text_20_body" style:list-style-name="L1">
      <style:paragraph-properties fo:margin-top="0.212cm" fo:margin-bottom="0.212cm"/>
    </style:style>
    <style:style style:name="P105" style:family="paragraph" style:parent-style-name="Text_20_body" style:list-style-name="L1">
      <style:paragraph-properties fo:margin-top="0.212cm" fo:margin-bottom="0.212cm"/>
      <style:text-properties fo:font-style="italic" fo:font-weight="bold" style:font-style-asian="italic" style:font-weight-asian="bold" style:font-style-complex="italic" style:font-weight-complex="bold"/>
    </style:style>
    <style:style style:name="P106" style:family="paragraph" style:parent-style-name="Text_20_body">
      <style:paragraph-properties fo:margin-left="0.111cm" fo:margin-right="0cm" fo:text-indent="0cm" style:auto-text-indent="false"/>
    </style:style>
    <style:style style:name="P107" style:family="paragraph" style:parent-style-name="Heading_20_1" style:master-page-name="Преобразование_20_1">
      <style:paragraph-properties style:page-number="1"/>
    </style:style>
    <style:style style:name="P108" style:family="paragraph" style:parent-style-name="Heading_20_1">
      <style:paragraph-properties fo:break-before="page"/>
    </style:style>
    <style:style style:name="P109" style:family="paragraph" style:parent-style-name="Table_20_Text" style:list-style-name="WW8Num33"/>
    <style:style style:name="P110" style:family="paragraph" style:parent-style-name="Table_20_Text">
      <style:paragraph-properties style:snap-to-layout-grid="false"/>
    </style:style>
    <style:style style:name="P111" style:family="paragraph" style:parent-style-name="Table_20_Text">
      <style:paragraph-properties style:snap-to-layout-grid="false"/>
      <style:text-properties fo:language="en" fo:country="US" fo:font-style="italic" fo:font-weight="bold" style:font-style-asian="italic" style:font-weight-asian="bold"/>
    </style:style>
    <style:style style:name="P112" style:family="paragraph" style:parent-style-name="Table_20_Text">
      <style:paragraph-properties style:snap-to-layout-grid="false"/>
      <style:text-properties fo:language="en" fo:country="US"/>
    </style:style>
    <style:style style:name="P113" style:family="paragraph" style:parent-style-name="Heading_20_3">
      <style:paragraph-properties fo:margin-left="0cm" fo:margin-right="0cm" fo:text-indent="0cm" style:auto-text-indent="false"/>
    </style:style>
    <style:style style:name="P114" style:family="paragraph" style:parent-style-name="Heading_20_2">
      <style:paragraph-properties fo:margin-left="0cm" fo:margin-right="0cm" fo:text-indent="0cm" style:auto-text-indent="false"/>
    </style:style>
    <style:style style:name="P115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16" style:family="paragraph" style:parent-style-name="Contents_20_2">
      <style:paragraph-properties>
        <style:tab-stops>
          <style:tab-stop style:position="16.736cm" style:type="right" style:leader-style="dotted" style:leader-text="."/>
        </style:tab-stops>
      </style:paragraph-properties>
    </style:style>
    <style:style style:name="P117" style:family="paragraph" style:parent-style-name="Contents_20_3">
      <style:paragraph-properties>
        <style:tab-stops>
          <style:tab-stop style:position="15.974cm" style:type="right" style:leader-style="dotted" style:leader-text="."/>
        </style:tab-stops>
      </style:paragraph-properties>
    </style:style>
    <style:style style:name="P118" style:family="paragraph" style:parent-style-name="Contents_20_4">
      <style:paragraph-properties>
        <style:tab-stops>
          <style:tab-stop style:position="15.217cm" style:type="right" style:leader-style="dotted" style:leader-text="."/>
        </style:tab-stops>
      </style:paragraph-properties>
    </style:style>
    <style:style style:name="P119" style:family="paragraph" style:parent-style-name="Document_20_Title" style:master-page-name="Standard">
      <style:paragraph-properties fo:margin-left="0cm" fo:margin-right="0cm" fo:margin-top="7.197cm" fo:margin-bottom="0cm" fo:text-indent="0cm" style:auto-text-indent="false" style:page-number="auto"/>
      <style:text-properties fo:language="en" fo:country="US"/>
    </style:style>
    <style:style style:name="P120" style:family="paragraph">
      <style:paragraph-properties fo:text-align="center" style:writing-mode="lr-tb"/>
      <style:text-properties fo:font-size="24pt"/>
    </style:style>
    <style:style style:name="P121" style:family="paragraph">
      <style:paragraph-properties style:writing-mode="lr-tb"/>
    </style:style>
    <style:style style:name="P122" style:family="paragraph">
      <style:paragraph-properties style:line-height-at-least="0.24cm" style:writing-mode="lr-tb"/>
    </style:style>
    <style:style style:name="T1" style:family="text">
      <style:text-properties style:font-name="Symbol"/>
    </style:style>
    <style:style style:name="T2" style:family="text">
      <style:text-properties fo:font-style="normal" style:font-style-asian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style:language-asian="ru" style:country-asian="RU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fo:font-weight="bold" style:font-style-asian="italic" style:font-weight-asian="bold"/>
    </style:style>
    <style:style style:name="T10" style:family="text">
      <style:text-properties fo:language="en" fo:country="US" fo:font-style="italic" fo:font-weight="normal" style:font-style-asian="italic" style:font-weight-asian="norm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language="en" fo:country="US" style:font-size-asian="18pt" style:font-size-complex="18pt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fo:font-weight="bold" style:font-style-asian="italic" style:font-weight-asian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/>
    </style:style>
    <style:style style:name="T1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language="en" fo:country="GB"/>
    </style:style>
    <style:style style:name="T20" style:family="text">
      <style:text-properties fo:font-weight="bold" style:font-weight-asian="bold"/>
    </style:style>
    <style:style style:name="T21" style:family="text">
      <style:text-properties style:font-name="Arial" fo:font-size="9pt" fo:font-weight="bold" style:font-size-asian="9pt" style:language-asian="ru" style:country-asian="RU" style:font-weight-asian="bold" style:font-name-complex="Arial" style:font-size-complex="9pt" style:font-weight-complex="bold"/>
    </style:style>
    <style:style style:name="T22" style:family="text">
      <style:text-properties style:language-asian="ru" style:country-asian="RU"/>
    </style:style>
    <style:style style:name="T23" style:family="text">
      <style:text-properties style:font-name="Wingdings" fo:language="en" fo:country="US"/>
    </style:style>
    <style:style style:name="T24" style:family="text">
      <style:text-properties style:text-underline-style="solid" style:text-underline-width="auto" style:text-underline-color="font-color" fo:font-weight="bold" style:font-weight-asian="bold"/>
    </style:style>
    <style:style style:name="T25" style:family="text">
      <style:text-properties fo:font-size="14pt" fo:language="en" fo:country="US" fo:font-weight="bold" style:font-size-asian="14pt" style:font-weight-asian="bold" style:font-size-complex="14pt"/>
    </style:style>
    <style:style style:name="T26" style:family="text">
      <style:text-properties fo:language="ru" fo:country="RU"/>
    </style:style>
    <style:style style:name="T27" style:family="text"/>
    <style:style style:name="T28" style:family="text">
      <style:text-properties fo:color="#000000" style:font-name="Arial" fo:font-size="13pt" fo:language="en" fo:country="US" style:font-name-asian="Times New Roman" style:font-size-asian="13pt" style:font-name-complex="Arial" style:font-size-complex="13pt" style:language-complex="ar" style:country-complex="SA"/>
    </style:style>
    <style:style style:name="T29" style:family="text">
      <style:text-properties fo:color="#000000" style:font-name="Arial" fo:font-size="9pt" fo:language="en" fo:country="US" style:font-name-asian="Times New Roman" style:font-size-asian="9pt" style:font-name-complex="Arial" style:font-size-complex="9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non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07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true" draw:auto-grow-width="true" fo:min-height="1.055cm" fo:min-width="1.607cm" fo:padding-top="0cm" fo:padding-bottom="0cm" fo:padding-left="0cm" fo:padding-right="0cm" fo:wrap-option="no-wrap" draw:shadow="hidden" style:run-through="foreground"/>
    </style:style>
    <style:style style:name="gr6" style:family="graphic">
      <style:graphic-properties draw:stroke="none" draw:fill="none" draw:fill-color="#ffffff" draw:textarea-horizontal-align="justify" draw:textarea-vertical-align="middle" draw:auto-grow-height="true" draw:auto-grow-width="true" fo:min-height="1.055cm" fo:min-width="1.351cm" fo:padding-top="0cm" fo:padding-bottom="0cm" fo:padding-left="0cm" fo:padding-right="0cm" fo:wrap-option="no-wrap" draw:shadow="hidden" style:run-through="foreground"/>
    </style:style>
    <style:style style:name="gr7" style:family="graphic">
      <style:graphic-properties draw:stroke="solid" svg:stroke-width="0.04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8" style:family="graphic">
      <style:graphic-properties draw:stroke="none" draw:fill="solid" draw:fill-color="#000000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9" style:family="graphic">
      <style:graphic-properties draw:stroke="none" draw:fill="none" draw:fill-color="#ffffff" draw:textarea-horizontal-align="justify" draw:textarea-vertical-align="middle" draw:auto-grow-height="true" fo:min-height="0.423cm" fo:min-width="3.08cm" fo:padding-top="0cm" fo:padding-bottom="0cm" fo:padding-left="0cm" fo:padding-right="0cm" fo:wrap-option="wrap" draw:shadow="hidden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EyeLine Communications" text:name="CompanyId"/>
      </text:user-field-decls>
      <text:p text:style-name="P119"><text:title>Техническое описание</text:title></text:p>
      <text:p text:style-name="P60"><text:subject>Модуль тарификации INMan</text:subject></text:p>
      <text:p text:style-name="Document_20_Title"><text:span text:style-name="T12">Версия </text:span><text:span text:style-name="T13"><text:user-defined text:name="Version">0.7.7</text:user-defined></text:span></text:p>
      <text:list xml:id="list1412411471" text:style-name="Outline">
        <text:list-header>
          <text:h text:style-name="P107" text:outline-level="1" text:is-list-header="true" text:restart-numbering="true" text:start-value="1"/>
        </text:list-header>
      </text:list>
      <text:table-of-content text:style-name="Sect1" text:protected="true" text:name="Оглавление2"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2_Head">
            <text:p text:style-name="Contents_20_Heading">Содержание</text:p>
          </text:index-title>
          <text:p text:style-name="P115"><text:a xlink:type="simple" xlink:href="#1. Введение|outline" text:style-name="Internet_20_link" text:visited-style-name="Internet_20_link">1. <text:s/>Введение<text:tab/>3</text:a></text:p>
          <text:p text:style-name="P116"><text:a xlink:type="simple" xlink:href="#1.1. Цель|outline" text:style-name="Internet_20_link" text:visited-style-name="Internet_20_link">1.1 <text:s/>Цель<text:tab/>3</text:a></text:p>
          <text:p text:style-name="P116"><text:a xlink:type="simple" xlink:href="#1.2. Область действия|outline" text:style-name="Internet_20_link" text:visited-style-name="Internet_20_link">1.2 <text:s/>Область действия<text:tab/>3</text:a></text:p>
          <text:p text:style-name="P116"><text:a xlink:type="simple" xlink:href="#1.3. Определения и сокращения|outline" text:style-name="Internet_20_link" text:visited-style-name="Internet_20_link">1.3 <text:s/>Определения и сокращения<text:tab/>3</text:a></text:p>
          <text:p text:style-name="P116"><text:a xlink:type="simple" xlink:href="#1.4. История изменений|outline" text:style-name="Internet_20_link" text:visited-style-name="Internet_20_link">1.4 <text:s/>История изменений<text:tab/>3</text:a></text:p>
          <text:p text:style-name="P116"><text:a xlink:type="simple" xlink:href="#1.1. Ссылки|outline" text:style-name="Internet_20_link" text:visited-style-name="Internet_20_link">1.1 <text:s/>Ссылки<text:tab/>4</text:a></text:p>
          <text:p text:style-name="P115"><text:a xlink:type="simple" xlink:href="#2. Общее описание INMan-a|outline" text:style-name="Internet_20_link" text:visited-style-name="Internet_20_link">2. <text:s/>Общее описание INMan-a<text:tab/>4</text:a></text:p>
          <text:p text:style-name="P116"><text:a xlink:type="simple" xlink:href="#2.1. Описание требований|outline" text:style-name="Internet_20_link" text:visited-style-name="Internet_20_link">2.1 <text:s/>Описание требований<text:tab/>5</text:a></text:p>
          <text:p text:style-name="P117"><text:a xlink:type="simple" xlink:href="#2.1.1.Интеграция с SMSC/USSDC.|outline" text:style-name="Internet_20_link" text:visited-style-name="Internet_20_link">2.1.1 Интеграция с SMSC/USSDC.<text:tab/>5</text:a></text:p>
          <text:p text:style-name="P117"><text:a xlink:type="simple" xlink:href="#2.1.1.Взаимодействие с IN-платформой.|outline" text:style-name="Internet_20_link" text:visited-style-name="Internet_20_link">2.1.1 Взаимодействие с IN-платформой.<text:tab/>5</text:a></text:p>
          <text:p text:style-name="P117"><text:a xlink:type="simple" xlink:href="#2.1.1.Режимы тарификации.|outline" text:style-name="Internet_20_link" text:visited-style-name="Internet_20_link">2.1.1 Режимы тарификации.<text:tab/>6</text:a></text:p>
          <text:p text:style-name="P116"><text:a xlink:type="simple" xlink:href="#2.2. Ограничения и расхождения|outline" text:style-name="Internet_20_link" text:visited-style-name="Internet_20_link">2.2 <text:s/>Ограничения и расхождения<text:tab/>6</text:a></text:p>
          <text:p text:style-name="P116"><text:a xlink:type="simple" xlink:href="#2.1. Протоколы, используемые при тарификации SMS/USSD сообщений.|outline" text:style-name="Internet_20_link" text:visited-style-name="Internet_20_link">2.1 <text:s/>Протоколы, используемые при тарификации SMS/USSD сообщений.<text:tab/>6</text:a></text:p>
          <text:p text:style-name="P117"><text:a xlink:type="simple" xlink:href="#2.1.1.Обзор протокола взаимодействия INMan-IN|outline" text:style-name="Internet_20_link" text:visited-style-name="Internet_20_link">2.1.1 Обзор протокола взаимодействия INMan-IN<text:tab/>6</text:a></text:p>
          <text:p text:style-name="P117"><text:a xlink:type="simple" xlink:href="#2.1.2.Сценарий взаимодействия INMan – IN (оказание услуги разрешено)|outline" text:style-name="Internet_20_link" text:visited-style-name="Internet_20_link">2.1.2 Сценарий взаимодействия INMan – IN (оказание услуги разрешено)<text:tab/>7</text:a></text:p>
          <text:p text:style-name="P117"><text:a xlink:type="simple" xlink:href="#2.1.3.Сценарий взаимодействия INMan – IN (оказание услуги запрещено)|outline" text:style-name="Internet_20_link" text:visited-style-name="Internet_20_link">2.1.3 Сценарий взаимодействия INMan – IN (оказание услуги запрещено)<text:tab/>7</text:a></text:p>
          <text:p text:style-name="P117"><text:a xlink:type="simple" xlink:href="#2.1.4.Общий сценарий взаимодействия  Отправитель – USSDC – INMan – IN - Получатель|outline" text:style-name="Internet_20_link" text:visited-style-name="Internet_20_link">2.1.4 Общий сценарий взаимодействия <text:s/>Отправитель – USSDC – INMan – IN - Получатель<text:tab/>7</text:a></text:p>
          <text:p text:style-name="P116"><text:a xlink:type="simple" xlink:href="#2.2. Принципы тарификации.|outline" text:style-name="Internet_20_link" text:visited-style-name="Internet_20_link">2.2 <text:s/>Принципы тарификации.<text:tab/>7</text:a></text:p>
          <text:p text:style-name="P117"><text:a xlink:type="simple" xlink:href="#2.2.1. Понятие ‘политики абонентов’, ‘провайдер абонента’.|outline" text:style-name="Internet_20_link" text:visited-style-name="Internet_20_link">2.2.1 <text:s/>Понятие ‘политики абонентов’, ‘провайдер абонента’.<text:tab/>8</text:a></text:p>
          <text:p text:style-name="P117"><text:a xlink:type="simple" xlink:href="#2.2.1. Логика и режимы тарификации.|outline" text:style-name="Internet_20_link" text:visited-style-name="Internet_20_link">2.2.1 <text:s/>Логика и режимы тарификации.<text:tab/>8</text:a></text:p>
          <text:p text:style-name="P117"><text:a xlink:type="simple" xlink:href="#2.2.1. Тарификация SMS Extra услуг.|outline" text:style-name="Internet_20_link" text:visited-style-name="Internet_20_link">2.2.1 <text:s/>Тарификация SMS Extra услуг.<text:tab/>9</text:a></text:p>
          <text:p text:style-name="P117"><text:a xlink:type="simple" xlink:href="#2.2.1. Генерация CDR записей.|outline" text:style-name="Internet_20_link" text:visited-style-name="Internet_20_link">2.2.1 <text:s/>Генерация CDR записей.<text:tab/>9</text:a></text:p>
          <text:p text:style-name="P115"><text:a xlink:type="simple" xlink:href="#3. Протоколы взаимодействия клиентов с INMan-ом|outline" text:style-name="Internet_20_link" text:visited-style-name="Internet_20_link">3. <text:s/>Протоколы взаимодействия клиентов с INMan-ом<text:tab/>9</text:a></text:p>
          <text:p text:style-name="P116"><text:a xlink:type="simple" xlink:href="#3.1. Общий формат клиентских протоколов INMan-a.|outline" text:style-name="Internet_20_link" text:visited-style-name="Internet_20_link">3.1 <text:s/>Общий формат клиентских протоколов INMan-a.<text:tab/>10</text:a></text:p>
          <text:p text:style-name="P117"><text:a xlink:type="simple" xlink:href="#3.1.1. Используемые типы данных и их формат передачи.|outline" text:style-name="Internet_20_link" text:visited-style-name="Internet_20_link">3.1.1 <text:s/>Используемые типы данных и их формат передачи.<text:tab/>10</text:a></text:p>
          <text:p text:style-name="P116"><text:a xlink:type="simple" xlink:href="#3.1. Обзор протокола тарификации SMS/USSD сообщений (USSDC-INMAN).|outline" text:style-name="Internet_20_link" text:visited-style-name="Internet_20_link">3.1 <text:s/>Обзор протокола тарификации SMS/USSD сообщений (USSDC-INMAN).<text:tab/>10</text:a></text:p>
          <text:p text:style-name="P117"><text:a xlink:type="simple" xlink:href="#3.1.1. Описание взаимодействия|outline" text:style-name="Internet_20_link" text:visited-style-name="Internet_20_link">3.1.1 <text:s/>Описание взаимодействия<text:tab/>11</text:a></text:p>
          <text:p text:style-name="P118"><text:a xlink:type="simple" xlink:href="#3.1.1.1. Сценарий взаимодействия (оказание услуги разрешено)|outline" text:style-name="Internet_20_link" text:visited-style-name="Internet_20_link">3.1.1.1 <text:s/>Сценарий взаимодействия (оказание услуги разрешено)<text:tab/>11</text:a></text:p>
          <text:p text:style-name="P118"><text:a xlink:type="simple" xlink:href="#3.1.1.2. Сценарий взаимодействия (оказание услуги запрещено)|outline" text:style-name="Internet_20_link" text:visited-style-name="Internet_20_link">3.1.1.2 <text:s/>Сценарий взаимодействия (оказание услуги запрещено)<text:tab/>11</text:a></text:p>
          <text:p text:style-name="P118"><text:a xlink:type="simple" xlink:href="#3.1.1.3. Сценарий взаимодействия (протарифицировать уже оказанную услугу)|outline" text:style-name="Internet_20_link" text:visited-style-name="Internet_20_link">3.1.1.3 <text:s/>Сценарий взаимодействия (протарифицировать уже оказанную услугу)<text:tab/>11</text:a></text:p>
          <text:p text:style-name="P117"><text:a xlink:type="simple" xlink:href="#3.1.2. Асинхронность протокола|outline" text:style-name="Internet_20_link" text:visited-style-name="Internet_20_link">3.1.2 <text:s/>Асинхронность протокола<text:tab/>11</text:a></text:p>
          <text:p text:style-name="P117"><text:a xlink:type="simple" xlink:href="#3.1.3. Описание формата PDU |outline" text:style-name="Internet_20_link" text:visited-style-name="Internet_20_link">3.1.3 <text:s/>Описание формата PDU <text:tab/>12</text:a></text:p>
          <text:p text:style-name="P116"><text:a xlink:type="simple" xlink:href="#3.1. Структура  PDU протокола тарификации SMS/USSD сообщений.|outline" text:style-name="Internet_20_link" text:visited-style-name="Internet_20_link">3.1 <text:s/>Структура <text:s/>PDU протокола тарификации SMS/USSD сообщений.<text:tab/>12</text:a></text:p>
          <text:p text:style-name="P117"><text:a xlink:type="simple" xlink:href="#3.1.1. Структура ChargeSms PDU (тэг 0x01)|outline" text:style-name="Internet_20_link" text:visited-style-name="Internet_20_link">3.1.1 <text:s/>Структура ChargeSms PDU (тэг 0x01)<text:tab/>12</text:a></text:p>
          <text:p text:style-name="P117"><text:a xlink:type="simple" xlink:href="#3.1.2. Структура ChargeSmsResult PDU (тэг 0x02)|outline" text:style-name="Internet_20_link" text:visited-style-name="Internet_20_link">3.1.2 <text:s/>Структура ChargeSmsResult PDU (тэг 0x02)<text:tab/>13</text:a></text:p>
          <text:p text:style-name="P117"><text:a xlink:type="simple" xlink:href="#3.1.3. Структура DeliverySmsResult PDU (тэг 0x03)|outline" text:style-name="Internet_20_link" text:visited-style-name="Internet_20_link">3.1.3 <text:s/>Структура DeliverySmsResult PDU (тэг 0x03)<text:tab/>14</text:a></text:p>
          <text:p text:style-name="P117"><text:a xlink:type="simple" xlink:href="#3.1.4. Структура DeliveredSmsData PDU (тэг 0x04)|outline" text:style-name="Internet_20_link" text:visited-style-name="Internet_20_link">3.1.4 <text:s/>Структура DeliveredSmsData PDU (тэг 0x04)<text:tab/>14</text:a></text:p>
          <text:p text:style-name="P116"><text:a xlink:type="simple" xlink:href="#3.2. Обзор протокола определения контракта абонента (USSDC-INMAN).|outline" text:style-name="Internet_20_link" text:visited-style-name="Internet_20_link">3.2 <text:s/>Обзор протокола определения контракта абонента (USSDC-INMAN).<text:tab/>15</text:a></text:p>
          <text:p text:style-name="P117"><text:a xlink:type="simple" xlink:href="#3.2.1. Асинхронность протокола|outline" text:style-name="Internet_20_link" text:visited-style-name="Internet_20_link">3.2.1 <text:s/>Асинхронность протокола<text:tab/>15</text:a></text:p>
          <text:p text:style-name="P117"><text:a xlink:type="simple" xlink:href="#3.2.2. Описание формата PDU |outline" text:style-name="Internet_20_link" text:visited-style-name="Internet_20_link">3.2.2 <text:s/>Описание формата PDU <text:tab/>16</text:a></text:p>
          <text:p text:style-name="P116"><text:a xlink:type="simple" xlink:href="#3.1. Структура  PDU протокола определения контракта абонента.|outline" text:style-name="Internet_20_link" text:visited-style-name="Internet_20_link">3.1 <text:s/>Структура <text:s/>PDU протокола определения контракта абонента.<text:tab/>16</text:a></text:p>
          <text:p text:style-name="P117"><text:a xlink:type="simple" xlink:href="#3.1.1. Структура AbntContractRequest PDU (тэг 0x06)|outline" text:style-name="Internet_20_link" text:visited-style-name="Internet_20_link">3.1.1 <text:s/>Структура AbntContractRequest PDU (тэг 0x06)<text:tab/>16</text:a></text:p>
          <text:p text:style-name="P117"><text:a xlink:type="simple" xlink:href="#3.1.2. Структура AbntContractResult PDU (тэг 0x07)|outline" text:style-name="Internet_20_link" text:visited-style-name="Internet_20_link">3.1.2 <text:s/>Структура AbntContractResult PDU (тэг 0x07)<text:tab/>16</text:a></text:p>
          <text:p text:style-name="P115"><text:a xlink:type="simple" xlink:href="#4. Структура CSV файла для генерации CDR записей.|outline" text:style-name="Internet_20_link" text:visited-style-name="Internet_20_link">4. <text:s/>Структура CSV файла для генерации CDR записей.<text:tab/>17</text:a></text:p>
          <text:p text:style-name="P116"><text:a xlink:type="simple" xlink:href="#4.1. Типы и формат данных полей CSV файла.|outline" text:style-name="Internet_20_link" text:visited-style-name="Internet_20_link">4.1 <text:s/>Типы и формат данных полей CSV файла.<text:tab/>17</text:a></text:p>
          <text:p text:style-name="P116"><text:a xlink:type="simple" xlink:href="#4.1. Поля данных CSV файла.|outline" text:style-name="Internet_20_link" text:visited-style-name="Internet_20_link">4.1 <text:s/>Поля данных CSV файла.<text:tab/>17</text:a></text:p>
          <text:p text:style-name="P115"><text:a xlink:type="simple" xlink:href="#5. Описание параметров файла конфигурации INMan-а.|outline" text:style-name="Internet_20_link" text:visited-style-name="Internet_20_link">5. <text:s/>Описание параметров файла конфигурации INMan-а.<text:tab/>19</text:a></text:p>
          <text:p text:style-name="P116"><text:a xlink:type="simple" xlink:href="#5.1. Конфигурируемые сервисы.|outline" text:style-name="Internet_20_link" text:visited-style-name="Internet_20_link">5.1 <text:s/>Конфигурируемые сервисы.<text:tab/>19</text:a></text:p>
          <text:p text:style-name="P116"><text:soft-page-break/><text:a xlink:type="simple" xlink:href="#5.1. Сводный список секций файла конфигурации.|outline" text:style-name="Internet_20_link" text:visited-style-name="Internet_20_link">5.1 <text:s/>Сводный список секций файла конфигурации.<text:tab/>20</text:a></text:p>
          <text:p text:style-name="P116"><text:a xlink:type="simple" xlink:href="#5.2. Структура секции Services.|outline" text:style-name="Internet_20_link" text:visited-style-name="Internet_20_link">5.2 <text:s/>Структура секции Services.<text:tab/>21</text:a></text:p>
          <text:p text:style-name="P116"><text:a xlink:type="simple" xlink:href="#5.1. Параметры секции Host (сервис icsTCPServer).|outline" text:style-name="Internet_20_link" text:visited-style-name="Internet_20_link">5.1 <text:s/>Параметры секции Host (сервис icsTCPServer).<text:tab/>21</text:a></text:p>
          <text:p text:style-name="P116"><text:a xlink:type="simple" xlink:href="#5.2. Параметры секции AbonentsCache (сервис icsAbntCache).|outline" text:style-name="Internet_20_link" text:visited-style-name="Internet_20_link">5.2 <text:s/>Параметры секции AbonentsCache (сервис icsAbntCache).<text:tab/>22</text:a></text:p>
          <text:p text:style-name="P116"><text:a xlink:type="simple" xlink:href="#5.3. Параметры секции SS7 (сервис icsTCAPDisp).|outline" text:style-name="Internet_20_link" text:visited-style-name="Internet_20_link">5.3 <text:s/>Параметры секции SS7 (сервис icsTCAPDisp).<text:tab/>22</text:a></text:p>
          <text:p text:style-name="P116"><text:a xlink:type="simple" xlink:href="#5.4. Параметры секции SS7_HD (сервис icsTCAPDisp).|outline" text:style-name="Internet_20_link" text:visited-style-name="Internet_20_link">5.4 <text:s/>Параметры секции SS7_HD (сервис icsTCAPDisp).<text:tab/>22</text:a></text:p>
          <text:p text:style-name="P117"><text:a xlink:type="simple" xlink:href="#5.4.1. Параметры подсекции SS7Units.|outline" text:style-name="Internet_20_link" text:visited-style-name="Internet_20_link">5.4.1 <text:s/>Параметры подсекции SS7Units.<text:tab/>23</text:a></text:p>
          <text:p text:style-name="P117"><text:a xlink:type="simple" xlink:href="#5.4.2. Параметры подсекции Layouts.|outline" text:style-name="Internet_20_link" text:visited-style-name="Internet_20_link">5.4.2 <text:s/>Параметры подсекции Layouts.<text:tab/>23</text:a></text:p>
          <text:p text:style-name="P116"><text:a xlink:type="simple" xlink:href="#5.5. Шаблон секции TCAPUser|outline" text:style-name="Internet_20_link" text:visited-style-name="Internet_20_link">5.5 <text:s/>Шаблон секции TCAPUser<text:tab/>24</text:a></text:p>
          <text:p text:style-name="P116"><text:a xlink:type="simple" xlink:href="#5.6. Параметры секции AbonentDetector (сервис icsAbntDetector).|outline" text:style-name="Internet_20_link" text:visited-style-name="Internet_20_link">5.6 <text:s/>Параметры секции AbonentDetector (сервис icsAbntDetector).<text:tab/>24</text:a></text:p>
          <text:p text:style-name="P116"><text:a xlink:type="simple" xlink:href="#5.7. Параметры секции Billing (сервис icsSmBilling).|outline" text:style-name="Internet_20_link" text:visited-style-name="Internet_20_link">5.7 <text:s/>Параметры секции Billing (сервис icsSmBilling).<text:tab/>25</text:a></text:p>
          <text:p text:style-name="P117"><text:a xlink:type="simple" xlink:href="#5.7.1. Параметры подсекции BillingModes.|outline" text:style-name="Internet_20_link" text:visited-style-name="Internet_20_link">5.7.1 <text:s/>Параметры подсекции BillingModes.<text:tab/>26</text:a></text:p>
          <text:p text:style-name="P116"><text:a xlink:type="simple" xlink:href="#5.8. Параметры секции AbonentPolicies (сервис icsIAPManager).|outline" text:style-name="Internet_20_link" text:visited-style-name="Internet_20_link">5.8 <text:s/>Параметры секции AbonentPolicies (сервис icsIAPManager).<text:tab/>26</text:a></text:p>
          <text:p text:style-name="P116"><text:a xlink:type="simple" xlink:href="#5.1. Структура и параметры секции IN-Platforms (сервис icsIAPManager).|outline" text:style-name="Internet_20_link" text:visited-style-name="Internet_20_link">5.1 <text:s/>Структура и параметры секции IN-Platforms (сервис icsIAPManager).<text:tab/>28</text:a></text:p>
          <text:p text:style-name="P117"><text:a xlink:type="simple" xlink:href="#5.1.1. Параметры конфигурации в формате ‘параметры диалога’|outline" text:style-name="Internet_20_link" text:visited-style-name="Internet_20_link">5.1.1 <text:s/>Параметры конфигурации в формате ‘параметры диалога’<text:tab/>28</text:a></text:p>
          <text:p text:style-name="P118"><text:a xlink:type="simple" xlink:href="#5.1.1.1. Параметры подсекции ServiceKeys.|outline" text:style-name="Internet_20_link" text:visited-style-name="Internet_20_link">5.1.1.1 <text:s/>Параметры подсекции ServiceKeys.<text:tab/>29</text:a></text:p>
          <text:p text:style-name="P117"><text:a xlink:type="simple" xlink:href="#5.1.1.  Параметры конфигурации в формате ‘alias-платформы’|outline" text:style-name="Internet_20_link" text:visited-style-name="Internet_20_link">5.1.1 <text:s text:c="2"/>Параметры конфигурации в формате ‘alias-платформы’<text:tab/>30</text:a></text:p>
          <text:p text:style-name="P116"><text:a xlink:type="simple" xlink:href="#5.2. Параметры секции AbonentProviders (сервис icsIAPManager).|outline" text:style-name="Internet_20_link" text:visited-style-name="Internet_20_link">5.2 <text:s/>Параметры секции AbonentProviders (сервис icsIAPManager).<text:tab/>30</text:a></text:p>
          <text:p text:style-name="P117"><text:a xlink:type="simple" xlink:href="#5.2.1.  Параметры подсекции Config для libinman_iap_sri.so.|outline" text:style-name="Internet_20_link" text:visited-style-name="Internet_20_link">5.2.1 <text:s text:c="2"/>Параметры подсекции Config для libinman_iap_sri.so.<text:tab/>31</text:a></text:p>
          <text:p text:style-name="P117"><text:a xlink:type="simple" xlink:href="#5.2.2.  Параметры подсекции Config для libinman_iap_db.so.|outline" text:style-name="Internet_20_link" text:visited-style-name="Internet_20_link">5.2.2 <text:s text:c="2"/>Параметры подсекции Config для libinman_iap_db.so.<text:tab/>32</text:a></text:p>
          <text:p text:style-name="P115"><text:a xlink:type="simple" xlink:href="#1. Описание файла конфигурации SMS Extra услуг.|outline" text:style-name="Internet_20_link" text:visited-style-name="Internet_20_link">1. <text:s/>Описание файла конфигурации SMS Extra услуг.<text:tab/>32</text:a></text:p>
          <text:p text:style-name="P115"><text:a xlink:type="simple" xlink:href="#2. Информация о компании|outline" text:style-name="Internet_20_link" text:visited-style-name="Internet_20_link">2. <text:s/>Информация о компании<text:tab/>34</text:a></text:p>
          <text:p text:style-name="P115"><text:a xlink:type="simple" xlink:href="#3. Контактная информация|outline" text:style-name="Internet_20_link" text:visited-style-name="Internet_20_link">3. <text:s/>Контактная информация<text:tab/>34</text:a></text:p>
        </text:index-body>
      </text:table-of-content>
      <text:p text:style-name="P26"/>
      <text:list xml:id="list2140674359" text:continue-numbering="true" text:style-name="Outline">
        <text:list-item>
          <text:h text:style-name="P108" text:outline-level="1"><text:s/>Введение</text:h>
          <text:list>
            <text:list-item>
              <text:h text:style-name="Heading_20_2" text:outline-level="2"><text:s/>Цель</text:h>
            </text:list-item>
          </text:list>
        </text:list-item>
      </text:list>
      <text:p text:style-name="Text_20_body">В данном документе описывается предназначение, структура <text:s/>и логика работы модуля тарификации. Также приводится перечень требований, проектных ограничений и других аспектов, необходимых для наиболее полного и всестороннего понимания предлагаемого решения.</text:p>
      <text:p text:style-name="Text_20_body"/>
      <text:list xml:id="list1094421383" text:continue-numbering="true" text:style-name="Outline">
        <text:list-item>
          <text:list>
            <text:list-item>
              <text:h text:style-name="Heading_20_2" text:outline-level="2"><text:s/>Область действия</text:h>
            </text:list-item>
          </text:list>
        </text:list-item>
      </text:list>
      <text:p text:style-name="Text_20_body">Документ подготовлен в рамках проекта <text:span text:style-name="T14"><text:user-defined text:name="Date">13.04.2008</text:user-defined></text:span> и предназначен для использования участниками и аудиторами данного проекта.</text:p>
      <text:p text:style-name="Text_20_body"/>
      <text:list xml:id="list1986873106" text:continue-numbering="true" text:style-name="Outline">
        <text:list-item>
          <text:list>
            <text:list-item>
              <text:h text:style-name="Heading_20_2" text:outline-level="2"><text:s/>Определения и сокращения</text:h>
            </text:list-item>
          </text:list>
        </text:list-item>
      </text:list>
      <text:p text:style-name="P15">CAP – CAMEL Application Part</text:p>
      <text:p text:style-name="P15">MSC – Mobile Switching Centre</text:p>
      <text:p text:style-name="P15">IN – Intelligent Network</text:p>
      <text:p text:style-name="P14"><text:span text:style-name="T4">USSD – Unstructured </text:span><text:span text:style-name="T4">Supplementary Service Data</text:span></text:p>
      <text:list xml:id="list698237989" text:continue-numbering="true" text:style-name="Outline">
        <text:list-item>
          <text:list>
            <text:list-item>
              <text:h text:style-name="Heading_20_2" text:outline-level="2"><text:s/>История изменений</text:h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8">Дата</text:p>
          </table:table-cell>
          <table:table-cell table:style-name="Таблица1.A1" office:value-type="string">
            <text:p text:style-name="P58">Версия</text:p>
          </table:table-cell>
          <table:table-cell table:style-name="Таблица1.A1" office:value-type="string">
            <text:p text:style-name="P58">Описание</text:p>
          </table:table-cell>
          <table:table-cell table:style-name="Таблица1.D1" office:value-type="string">
            <text:p text:style-name="P59">Автор</text:p>
          </table:table-cell>
        </table:table-row>
        <table:table-row table:style-name="Таблица1.1">
          <table:table-cell table:style-name="Таблица1.A2" office:value-type="string">
            <text:p text:style-name="P55">23-Марта-2006</text:p>
          </table:table-cell>
          <table:table-cell table:style-name="Таблица1.A2" office:value-type="string">
            <text:p text:style-name="P54"><text:span text:style-name="T19">0.</text:span><text:span text:style-name="T19">1.0</text:span></text:p>
          </table:table-cell>
          <table:table-cell table:style-name="Таблица1.A2" office:value-type="string">
            <text:p text:style-name="P54">структура документа, описание взаимодействия</text:p>
          </table:table-cell>
          <table:table-cell table:style-name="Таблица1.D2" office:value-type="string">
            <text:p text:style-name="P54">Виктор Рыжков</text:p>
          </table:table-cell>
        </table:table-row>
        <table:table-row table:style-name="Таблица1.1">
          <table:table-cell table:style-name="Таблица1.A2" office:value-type="string">
            <text:p text:style-name="P54"><text:span text:style-name="T4">04-</text:span>Апреля-2006</text:p>
          </table:table-cell>
          <table:table-cell table:style-name="Таблица1.A2" office:value-type="string">
            <text:p text:style-name="P54">0.1.0</text:p>
          </table:table-cell>
          <table:table-cell table:style-name="Таблица1.A2" office:value-type="string">
            <text:p text:style-name="P54">описание <text:span text:style-name="T4">PDU</text:span> протокола, параметров <text:span text:style-name="T4">config</text:span>.<text:span text:style-name="T4">xml</text:span></text:p>
          </table:table-cell>
          <table:table-cell table:style-name="Таблица1.D2" office:value-type="string">
            <text:p text:style-name="P54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4">2<text:span text:style-name="T4">9</text:span>-Мая-2006</text:p>
          </table:table-cell>
          <table:table-cell table:style-name="Таблица1.A2" office:value-type="string">
            <text:p text:style-name="P56">0.4.1</text:p>
          </table:table-cell>
          <table:table-cell table:style-name="Таблица1.A2" office:value-type="string">
            <text:p text:style-name="P54">поддержка внешних модулей <text:span text:style-name="T4">AbonentProvider</text:span>-а</text:p>
          </table:table-cell>
          <table:table-cell table:style-name="Таблица1.D2" office:value-type="string">
            <text:p text:style-name="P54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4">20-Сентября-2006</text:p>
          </table:table-cell>
          <table:table-cell table:style-name="Таблица1.A2" office:value-type="string">
            <text:p text:style-name="P56">0.5.0</text:p>
          </table:table-cell>
          <table:table-cell table:style-name="Таблица1.A2" office:value-type="string">
            <text:p text:style-name="P54">базовая поддержка “<text:a xlink:type="simple" xlink:href="#_Понятие_‘политики_абонентов’,"><text:span text:style-name="Internet_20_link">комплексных политик абонентов</text:span></text:a>’</text:p>
          </table:table-cell>
          <table:table-cell table:style-name="Таблица1.D2" office:value-type="string">
            <text:p text:style-name="P54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4"><text:span text:style-name="T4">26-</text:span>Октября-2006</text:p>
          </table:table-cell>
          <table:table-cell table:style-name="Таблица1.A2" office:value-type="string">
            <text:p text:style-name="P54">0.5.1</text:p>
          </table:table-cell>
          <table:table-cell table:style-name="Таблица1.A2" office:value-type="string">
            <text:p text:style-name="P54">поддержка тарификации <text:span text:style-name="T4">SMS</text:span> <text:span text:style-name="T4">Extra</text:span> услуг.</text:p>
          </table:table-cell>
          <table:table-cell table:style-name="Таблица1.D2" office:value-type="string">
            <text:p text:style-name="P54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4"><text:span text:style-name="T4">26-</text:span>Октября-2006</text:p>
          </table:table-cell>
          <table:table-cell table:style-name="Таблица1.A2" office:value-type="string">
            <text:p text:style-name="P56">0.5.2</text:p>
          </table:table-cell>
          <table:table-cell table:style-name="Таблица1.A2" office:value-type="string">
            <text:p text:style-name="P54">изменения транспортного протокола <text:span text:style-name="T4">SMSC</text:span>-<text:span text:style-name="T4">INMan</text:span></text:p>
          </table:table-cell>
          <table:table-cell table:style-name="Таблица1.D2" office:value-type="string">
            <text:p text:style-name="P54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4"><text:span text:style-name="T4">06-</text:span>Декабря-2006</text:p>
          </table:table-cell>
          <table:table-cell table:style-name="Таблица1.A2" office:value-type="string">
            <text:p text:style-name="P54">0.5.4</text:p>
          </table:table-cell>
          <table:table-cell table:style-name="Таблица1.A2" office:value-type="string">
            <text:p text:style-name="P54">добавлен протокол <text:a xlink:type="simple" xlink:href="#_Обзор_протокола_определения"><text:span text:style-name="Internet_20_link">определения контракта абонента</text:span></text:a></text:p>
          </table:table-cell>
          <table:table-cell table:style-name="Таблица1.D2" office:value-type="string">
            <text:p text:style-name="P54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4"><text:span text:style-name="T4">07-</text:span>Декабря-2006</text:p>
          </table:table-cell>
          <table:table-cell table:style-name="Таблица1.A2" office:value-type="string">
            <text:p text:style-name="P54">0.5.<text:span text:style-name="T4">5</text:span></text:p>
          </table:table-cell>
          <table:table-cell table:style-name="Таблица1.A2" office:value-type="string">
            <text:p text:style-name="P54">добавлен<text:span text:style-name="T4"> </text:span>код<text:span text:style-name="T4"> </text:span>ошибки<text:span text:style-name="T4"> INMan-a </text:span>в<text:span text:style-name="T4"> </text:span><text:a xlink:type="simple" xlink:href="#_Структура_AbntContractResult_PDU"><text:span text:style-name="Internet_20_link"><text:span text:style-name="T4">AbntContractResult</text:span></text:span></text:a></text:p>
          </table:table-cell>
          <table:table-cell table:style-name="Таблица1.D2" office:value-type="string">
            <text:p text:style-name="P54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4"><text:span text:style-name="T4">19-</text:span>Декабря-2006</text:p>
          </table:table-cell>
          <table:table-cell table:style-name="Таблица1.A2" office:value-type="string">
            <text:p text:style-name="P56">0.5.7</text:p>
          </table:table-cell>
          <table:table-cell table:style-name="Таблица1.A2" office:value-type="string">
            <text:p text:style-name="P54">новый параметр <text:span text:style-name="T4">IDPLocationInfo</text:span> в <text:a xlink:type="simple" xlink:href="#_Параметры_секции_IN-Platforms._1"><text:span text:style-name="Internet_20_link">конфигурации<text:line-break/> </text:span></text:a><text:a xlink:type="simple" xlink:href="#_Параметры_секции_IN-Platforms._1"><text:span text:style-name="Internet_20_link"><text:span text:style-name="T4">IN</text:span></text:span></text:a><text:a xlink:type="simple" xlink:href="#_Параметры_секции_IN-Platforms._1"><text:span text:style-name="Internet_20_link">-платформ</text:span></text:a></text:p>
          </table:table-cell>
          <table:table-cell table:style-name="Таблица1.D2" office:value-type="string">
            <text:p text:style-name="P54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4"><text:span text:style-name="T4">23-</text:span>Января-2007</text:p>
          </table:table-cell>
          <table:table-cell table:style-name="Таблица1.A2" office:value-type="string">
            <text:p text:style-name="P54">0.5.9</text:p>
          </table:table-cell>
          <table:table-cell table:style-name="Таблица1.A2" office:value-type="string">
            <text:p text:style-name="P54">добавлен <text:span text:style-name="T4">IMSI </text:span>в <text:a xlink:type="simple" xlink:href="#_Структура_AbntContractResult_PDU"><text:span text:style-name="Internet_20_link"><text:span text:style-name="T4">AbntContractResult</text:span></text:span></text:a></text:p>
          </table:table-cell>
          <table:table-cell table:style-name="Таблица1.D2" office:value-type="string">
            <text:p text:style-name="P54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4"><text:span text:style-name="T4">04-</text:span>Апреля-200<text:span text:style-name="T4">7</text:span></text:p>
          </table:table-cell>
          <table:table-cell table:style-name="Таблица1.A2" office:value-type="string">
            <text:p text:style-name="P56">0.6.0</text:p>
          </table:table-cell>
          <table:table-cell table:style-name="Таблица1.A2" office:value-type="string">
            <text:p text:style-name="P54">Изменена логика тарификации <text:span text:style-name="T4">SMS</text:span> <text:span text:style-name="T4">Extra</text:span> услуг, введен новый формат их файла конфигурации.</text:p>
          </table:table-cell>
          <table:table-cell table:style-name="Таблица1.D2" office:value-type="string">
            <text:p text:style-name="P54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4"><text:span text:style-name="T4">10-</text:span>Мая-2007</text:p>
          </table:table-cell>
          <table:table-cell table:style-name="Таблица1.A2" office:value-type="string">
            <text:p text:style-name="P56">0.6.1</text:p>
          </table:table-cell>
          <table:table-cell table:style-name="Таблица1.A2" office:value-type="string">
            <text:p text:style-name="P54">Добавлена строка описания кода ошибки в <text:a xlink:type="simple" xlink:href="#_Структура_ChargeSmsResult_PDU"><text:span text:style-name="Internet_20_link"><text:span text:style-name="T4">ChargeSmsResult</text:span></text:span></text:a> и <text:a xlink:type="simple" xlink:href="#_Структура_AbntContractResult_PDU"><text:span text:style-name="Internet_20_link"><text:span text:style-name="T4">AbntContractResult</text:span></text:span></text:a></text:p>
          </table:table-cell>
          <table:table-cell table:style-name="Таблица1.D2" office:value-type="string">
            <text:p text:style-name="P54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4"><text:span text:style-name="T4">15-</text:span>Мая-2007</text:p>
          </table:table-cell>
          <table:table-cell table:style-name="Таблица1.A2" office:value-type="string">
            <text:p text:style-name="P56">0.6.2</text:p>
          </table:table-cell>
          <table:table-cell table:style-name="Таблица1.A2" office:value-type="string">
            <text:p text:style-name="P54">Введена возможность задать <text:a xlink:type="simple" xlink:href="#_Логика_тарификации"><text:span text:style-name="Internet_20_link">режим тарификации</text:span></text:a> для каждого типа сообщения отдельно. Соответствующие изменения в секции <text:a xlink:type="simple" xlink:href="#_Параметры_секции_Billing."><text:span text:style-name="Internet_20_link"><text:span text:style-name="T4">Billing</text:span></text:span></text:a>.</text:p>
          </table:table-cell>
          <table:table-cell table:style-name="Таблица1.D2" office:value-type="string">
            <text:p text:style-name="P54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4"><text:span text:style-name="T4">1</text:span>7<text:span text:style-name="T4">-</text:span>Мая-2007</text:p>
          </table:table-cell>
          <table:table-cell table:style-name="Таблица1.A2" office:value-type="string">
            <text:p text:style-name="P54">0.6.3</text:p>
          </table:table-cell>
          <table:table-cell table:style-name="Таблица1.A2" office:value-type="string">
            <text:p text:style-name="P54">Новый параметр <text:span text:style-name="T4">abonentTypeRequest</text:span> в секции <text:a xlink:type="simple" xlink:href="#_Параметры_секции_Billing."><text:span text:style-name="Internet_20_link"><text:span text:style-name="T4">Billing</text:span></text:span></text:a>. файла конфигурации. Описание <text:a xlink:type="simple" xlink:href="#_Структура_CSV_файла"><text:span text:style-name="Internet_20_link"><text:span text:style-name="T4">CSV </text:span></text:span></text:a><text:a xlink:type="simple" xlink:href="#_Структура_CSV_файла"><text:span text:style-name="Internet_20_link">файла</text:span></text:a>.</text:p>
          </table:table-cell>
          <table:table-cell table:style-name="Таблица1.D2" office:value-type="string">
            <text:p text:style-name="P54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4"><text:span text:style-name="T4">18-</text:span>Мая-2007</text:p>
          </table:table-cell>
          <table:table-cell table:style-name="Таблица1.A2" office:value-type="string">
            <text:p text:style-name="P54">0.6.<text:span text:style-name="T4">4</text:span></text:p>
          </table:table-cell>
          <table:table-cell table:style-name="Таблица1.A2" office:value-type="string">
            <text:p text:style-name="P54">Введено понятие <text:a xlink:type="simple" xlink:href="#_Логика_тарификации"><text:span text:style-name="Internet_20_link">типа тарификации</text:span></text:a> (<text:span text:style-name="T4">ON</text:span>_<text:span text:style-name="T4">SUBMIT</text:span>, <text:span text:style-name="T4">ON</text:span>_<text:span text:style-name="T4">DELIVERY</text:span>). Расширение протокола тарификации <text:s/>- новое <text:span text:style-name="T4">PDU</text:span> <text:a xlink:type="simple" xlink:href="#_Структура_DeliveredSmsData_PDU"><text:span text:style-name="Internet_20_link"><text:span text:style-name="T4">DeliveredSmsData</text:span></text:span></text:a></text:p>
          </table:table-cell>
          <table:table-cell table:style-name="Таблица1.D2" office:value-type="string">
            <text:p text:style-name="P54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4"><text:span text:style-name="T4">22-</text:span>Мая-2007</text:p>
          </table:table-cell>
          <table:table-cell table:style-name="Таблица1.A2" office:value-type="string">
            <text:p text:style-name="P54">0.6.<text:span text:style-name="T4">4</text:span></text:p>
          </table:table-cell>
          <table:table-cell table:style-name="Таблица1.A2" office:value-type="string">
            <text:p text:style-name="P54"><text:span text:style-name="T4">C</text:span>корректировано описание <text:a xlink:type="simple" xlink:href="#_Структура_CSV_файла"><text:span text:style-name="Internet_20_link"><text:span text:style-name="T4">CSV </text:span></text:span></text:a><text:a xlink:type="simple" xlink:href="#_Структура_CSV_файла"><text:span text:style-name="Internet_20_link">файла</text:span></text:a></text:p>
          </table:table-cell>
          <table:table-cell table:style-name="Таблица1.D2" office:value-type="string">
            <text:p text:style-name="P54">Роман Герасимов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54"><text:span text:style-name="T4">28-</text:span>Мая-2007</text:p>
          </table:table-cell>
          <table:table-cell table:style-name="Таблица1.A2" office:value-type="string">
            <text:p text:style-name="P56">0.6.5</text:p>
          </table:table-cell>
          <table:table-cell table:style-name="Таблица1.A2" office:value-type="string">
            <text:p text:style-name="P54">Поддержка вторичного <text:a xlink:type="simple" xlink:href="#_Логика_тарификации"><text:span text:style-name="Internet_20_link">режима тарификации</text:span></text:a> в случае ошибки взаимодействия с <text:span text:style-name="T4">IN</text:span>. Соответствующие изменения в секции <text:a xlink:type="simple" xlink:href="#_Параметры_подсекции_BillingModes."><text:span text:style-name="Internet_20_link"><text:span text:style-name="T4">Billing</text:span></text:span></text:a><text:a xlink:type="simple" xlink:href="#_Параметры_подсекции_BillingModes."><text:span text:style-name="Internet_20_link">.</text:span></text:a><text:a xlink:type="simple" xlink:href="#_Параметры_подсекции_BillingModes."><text:span text:style-name="Internet_20_link"><text:span text:style-name="T4">BillingModes</text:span></text:span></text:a> файла конфигурации.</text:p>
          </table:table-cell>
          <table:table-cell table:style-name="Таблица1.D2" office:value-type="string">
            <text:p text:style-name="P54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4"><text:span text:style-name="T4">31-</text:span>Мая-2007</text:p>
          </table:table-cell>
          <table:table-cell table:style-name="Таблица1.A2" office:value-type="string">
            <text:p text:style-name="P56">0.6.6</text:p>
          </table:table-cell>
          <table:table-cell table:style-name="Таблица1.A2" office:value-type="string">
            <text:p text:style-name="P54">Поддержка <text:span text:style-name="T4">MT</text:span> тарификации. Соответствующие изменения в <text:span text:style-name="T4">PDU</text:span>: <text:a xlink:type="simple" xlink:href="#_Структура_ChargeSms_PDU_1"><text:span text:style-name="Internet_20_link"><text:span text:style-name="T4">ChargeSms</text:span></text:span></text:a> и <text:a xlink:type="simple" xlink:href="#_Структура_DeliveredSmsData_PDU"><text:span text:style-name="Internet_20_link"><text:span text:style-name="T4">DeliveredSmsData</text:span></text:span></text:a> </text:p>
          </table:table-cell>
          <table:table-cell table:style-name="Таблица1.D2" office:value-type="string">
            <text:p text:style-name="P54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4"><text:span text:style-name="T4">04-</text:span>Июня-2007</text:p>
          </table:table-cell>
          <table:table-cell table:style-name="Таблица1.A2" office:value-type="string">
            <text:p text:style-name="P54">0.6.7</text:p>
          </table:table-cell>
          <table:table-cell table:style-name="Таблица1.A2" office:value-type="string">
            <text:p text:style-name="P54">Введена возможность конфигурации режима тарификации не только в зависимости от типа сообщения но и от типа тарификации МО или МТ. Соответствующие изменения в секции <text:a xlink:type="simple" xlink:href="#_Параметры_подсекции_BillingModes."><text:span text:style-name="Internet_20_link"><text:span text:style-name="T4">BillingModes</text:span></text:span></text:a></text:p>
          </table:table-cell>
          <table:table-cell table:style-name="Таблица1.D2" office:value-type="string">
            <text:p text:style-name="P54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4"><text:span text:style-name="T4">22-</text:span>Июня-2007</text:p>
          </table:table-cell>
          <table:table-cell table:style-name="Таблица1.A2" office:value-type="string">
            <text:p text:style-name="P54">0.6.<text:span text:style-name="T4">10</text:span></text:p>
          </table:table-cell>
          <table:table-cell table:style-name="Таблица1.A2" office:value-type="string">
            <text:p text:style-name="P54">Введена возможность конфигурации <text:s/>тарификации сообщения-носителя для <text:span text:style-name="T4">SMS</text:span> <text:span text:style-name="T4">Extra</text:span> сообщений. Изменения в формате <text:a xlink:type="simple" xlink:href="#_Описание_файла_конфигурации"><text:span text:style-name="Internet_20_link">файла конфигурации SMS Extra услуг</text:span></text:a>.</text:p>
          </table:table-cell>
          <table:table-cell table:style-name="Таблица1.D2" office:value-type="string">
            <text:p text:style-name="P54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4"><text:span text:style-name="T4">06-</text:span>Июля-2007</text:p>
          </table:table-cell>
          <table:table-cell table:style-name="Таблица1.A2" office:value-type="string">
            <text:p text:style-name="P56">0.6.11</text:p>
          </table:table-cell>
          <table:table-cell table:style-name="Таблица1.A2" office:value-type="string">
            <text:p text:style-name="P54">В конфигурацию <text:span text:style-name="T4">IN</text:span>-платформ введены новые возможности:</text:p>
            <text:p text:style-name="Table_20_Text">1) задать алгоритм для вычисления сервис-ключей. </text:p>
            <text:p text:style-name="Table_20_Text">2) указать <text:s/><text:span text:style-name="T4">alias</text:span>-платформу</text:p>
            <text:p text:style-name="Table_20_Text">Изменены <text:a xlink:type="simple" xlink:href="#_Параметры_секции_IN-Platforms._1"><text:span text:style-name="Internet_20_link">Параметры секции IN-Platforms.</text:span></text:a></text:p>
          </table:table-cell>
          <table:table-cell table:style-name="Таблица1.D2" office:value-type="string">
            <text:p text:style-name="P54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4"><text:span text:style-name="T4">14-</text:span>Сентября-2007</text:p>
          </table:table-cell>
          <table:table-cell table:style-name="Таблица1.A2" office:value-type="string">
            <text:p text:style-name="P54">0.6.20</text:p>
          </table:table-cell>
          <table:table-cell table:style-name="Таблица1.A2" office:value-type="string">
            <text:p text:style-name="P54">Введена поддержка <text:span text:style-name="T4">IN</text:span>-платформ фирмы <text:span text:style-name="T4">Commverse</text:span>.</text:p>
            <text:p text:style-name="Table_20_Text">Изменены <text:a xlink:type="simple" xlink:href="#_Параметры_конфигурации_в_формате ‘п"><text:span text:style-name="Internet_20_link">параметры диалога секции IN-Platforms</text:span></text:a> :</text:p>
            <text:list xml:id="list984404610" text:style-name="WW8Num33">
              <text:list-item>
                <text:p text:style-name="P109">новый параметр <text:span text:style-name="T4">IDPReqMode</text:span></text:p>
              </text:list-item>
              <text:list-item>
                <text:p text:style-name="P109">новый параметр <text:span text:style-name="T4">RPCList_retry</text:span></text:p>
              </text:list-item>
              <text:list-item>
                <text:p text:style-name="P109">исключен устаревший <text:span text:style-name="T4">RPCList_postpaid</text:span></text:p>
              </text:list-item>
            </text:list>
          </table:table-cell>
          <table:table-cell table:style-name="Таблица1.D2" office:value-type="string">
            <text:p text:style-name="P54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4"><text:span text:style-name="T4">11-</text:span>Марта-2008</text:p>
          </table:table-cell>
          <table:table-cell table:style-name="Таблица1.A2" office:value-type="string">
            <text:p text:style-name="P54">0.7.0</text:p>
          </table:table-cell>
          <table:table-cell table:style-name="Таблица1.A2" office:value-type="string">
            <text:p text:style-name="P54"><text:span text:style-name="T26">Добавлен</text:span><text:span text:style-name="T26"> </text:span><text:span text:style-name="T4">тип контракта абонента в <text:s/></text:span><text:a xlink:type="simple" xlink:href="#_Структура_ChargeSmsResult_PDU"><text:span text:style-name="Internet_20_link">ChargeSmsResult.</text:span></text:a></text:p>
            <text:p text:style-name="P54"><text:span text:style-name="T4">INMan</text:span> переведен на технологию конфигурируемых сервисов. Изменена структура документа. Значительные изменения в <text:a xlink:type="simple" xlink:href="#_Описание_параметров_конфигурации_IN"><text:span text:style-name="Internet_20_link">параметрах файла конфигурации</text:span></text:a>.</text:p>
          </table:table-cell>
          <table:table-cell table:style-name="Таблица1.D2" office:value-type="string">
            <text:p text:style-name="P54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4">16-Октября-2008</text:p>
          </table:table-cell>
          <table:table-cell table:style-name="Таблица1.A25" office:value-type="string">
            <text:p text:style-name="P54">0.7.3</text:p>
          </table:table-cell>
          <table:table-cell table:style-name="Таблица1.A25" office:value-type="string">
            <text:p text:style-name="P54">В протокол тарификации SMS/USSD сообщений добавлена возможность указания клиентом SMPP service type для сохранения его в записи <text:a xlink:type="simple" xlink:href="#4.2.Поля данных CSV файла.|outline">CSV файла</text:a>. <text:s text:c="5"/>Соответствующие изменения в <text:span text:style-name="T4">PDU</text:span> <text:a xlink:type="simple" xlink:href="#_Структура_ChargeSms_PDU_1"><text:span text:style-name="Internet_20_link"><text:span text:style-name="T4">ChargeSms</text:span></text:span></text:a> и <text:s text:c="2"/><text:a xlink:type="simple" xlink:href="#_Структура_DeliveredSmsData_PDU"><text:span text:style-name="Internet_20_link"><text:span text:style-name="T4">DeliveredSmsData</text:span></text:span></text:a> . </text:p>
          </table:table-cell>
          <table:table-cell table:style-name="Таблица1.D25" office:value-type="string">
            <text:p text:style-name="P54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4">13-Апреля-2009</text:p>
          </table:table-cell>
          <table:table-cell table:style-name="Таблица1.A25" office:value-type="string">
            <text:p text:style-name="P54">0.7.7</text:p>
          </table:table-cell>
          <table:table-cell table:style-name="Таблица1.A25" office:value-type="string">
            <text:p text:style-name="P54">Введена поддержка EIN HD SS7 стэка. Новая секция файла конфигурации <text:a xlink:type="simple" xlink:href="#5.4. Параметры секции SS7_HD (сервис icsTCAPDisp).|outline">SS7_HD</text:a>.</text:p>
          </table:table-cell>
          <table:table-cell table:style-name="Таблица1.D25" office:value-type="string">
            <text:p text:style-name="P54">Роман Герасимов</text:p>
          </table:table-cell>
        </table:table-row>
      </table:table>
      <text:p text:style-name="Text_20_body"/>
      <text:p text:style-name="Text_20_body"/>
      <text:list xml:id="list1573500767" text:continue-list="list698237989"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Ссылки</text:h>
            </text:list-item>
          </text:list>
        </text:list-item>
      </text:list>
      <text:p text:style-name="P14"><text:span text:style-name="T4">3</text:span><text:span text:style-name="T4">GPP TS 22.078 version 6.7.0 Release 6 - CAMEL Service description</text:span></text:p>
      <text:p text:style-name="P15">3GPP TS 23.078 version 6.6.0 Release 6 - CAMEL Technical realization</text:p>
      <text:p text:style-name="P15">3GPP TS 29.078 version 6.4.0 Release 6 - CAMEL CAP specification</text:p>
      <text:p text:style-name="P15"/>
      <text:list xml:id="list834889450" text:continue-numbering="true" text:style-name="Outline">
        <text:list-item>
          <text:h text:style-name="Heading_20_1" text:outline-level="1"><text:s/>Общее описание <text:span text:style-name="T4">INMan-a</text:span></text:h>
        </text:list-item>
      </text:list>
      <text:p text:style-name="Text_20_body">Операторы мобильной связи все шире предлагают свои услуги на базе предоплаченной модели оказания услуг, повсеместно происходит установка <text:span text:style-name="T4">IN</text:span> платформ. В этой связи возникает необходимость <text:span text:style-name="T4">on</text:span>-<text:span text:style-name="T4">line</text:span> тарификации услуг на базе <text:span text:style-name="T4">USSD</text:span> технологии. Однако, на текущий момент организация взаимодействия <text:span text:style-name="T4">USSD</text:span> центров или <text:span text:style-name="T4">MSC</text:span> и <text:span text:style-name="T4">IN</text:span> платформы стандартом не регламентируется. Именно этот пробел и восполняет <text:span text:style-name="T15"><text:subject>Модуль тарификации INMan</text:subject></text:span><text:span text:style-name="T14">.</text:span></text:p>
      <text:p text:style-name="P23"/>
      <text:list xml:id="list1707751799" text:continue-numbering="true" text:style-name="Outline">
        <text:list-item>
          <text:list>
            <text:list-item>
              <text:h text:style-name="Heading_20_2" text:outline-level="2"><text:soft-page-break/><text:s/><text:bookmark-start text:name="_Описание_требований"/>Описание требований<text:bookmark-end text:name="_Описание_требований"/></text:h>
            </text:list-item>
          </text:list>
        </text:list-item>
      </text:list>
      <text:p text:style-name="Text_20_body">Эта секция перечисляет в табличной форме требования к модулю тарификации и описывает способы удовлетворения этим требованиям.</text:p>
      <text:p text:style-name="Text_20_body"/>
      <text:p text:style-name="Text_20_body"/>
      <text:list xml:id="list1426080332" text:continue-numbering="true" text:style-name="Outline">
        <text:list-item>
          <text:list>
            <text:list-item>
              <text:list>
                <text:list-item>
                  <text:h text:style-name="Heading_20_3" text:outline-level="3">Интеграция с <text:span text:style-name="T4">SMSC</text:span>/<text:span text:style-name="T4">USSDC</text:span>.</text:h>
                </text:list-item>
              </text:list>
            </text:list-item>
          </text:list>
        </text:list-item>
      </text:list>
      <text:p text:style-name="Text_20_body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9">Требование</text:p>
          </table:table-cell>
          <table:table-cell table:style-name="Таблица2.B1" office:value-type="string">
            <text:p text:style-name="P29">Способ достижения</text:p>
          </table:table-cell>
        </table:table-row>
        <table:table-row table:style-name="Таблица2.1">
          <table:table-cell table:style-name="Таблица2.A2" office:value-type="string">
            <text:list xml:id="list897056777" text:style-name="WW8Num30">
              <text:list-item>
                <text:p text:style-name="P70">Модуль должен самостоятельно и в <text:span text:style-name="T4">on</text:span>-<text:span text:style-name="T4">line</text:span> режиме тарифицировать через IN платформу USSD сообщения, проходящие через Sibinco USSDC </text:p>
              </text:list-item>
            </text:list>
          </table:table-cell>
          <table:table-cell table:style-name="Таблица2.B2" office:value-type="string">
            <text:p text:style-name="P30">Трактовать USSD сообщение как SMS сообщение. Эмулировать взаимодействие по протоколу <text:span text:style-name="T4">CAP</text:span> между MSC и IN при обработке <text:span text:style-name="T4">SMS</text:span> сообщения.</text:p>
          </table:table-cell>
        </table:table-row>
        <table:table-row table:style-name="Таблица2.1">
          <table:table-cell table:style-name="Таблица2.A2" office:value-type="string">
            <text:list xml:id="list1352517373" text:continue-numbering="true" text:style-name="WW8Num30">
              <text:list-item>
                <text:p text:style-name="P70">Модуль должен быть необязательным компонентом <text:span text:style-name="T4">Sibinco</text:span> USSDC</text:p>
              </text:list-item>
            </text:list>
          </table:table-cell>
          <table:table-cell table:style-name="Таблица2.B2" office:value-type="string">
            <text:p text:style-name="P30">Реализовать модуль в виде внешнего приложения.</text:p>
          </table:table-cell>
        </table:table-row>
        <table:table-row table:style-name="Таблица2.1">
          <table:table-cell table:style-name="Таблица2.A2" office:value-type="string">
            <text:list xml:id="list1574141249" text:continue-numbering="true" text:style-name="WW8Num30">
              <text:list-item>
                <text:p text:style-name="P70">Модуль должен взаимодействовать не только с <text:span text:style-name="T4">Sibinco</text:span> <text:span text:style-name="T4">USSDC</text:span>, но и с любым другим клиентом, которому необходима тарификация <text:span text:style-name="T4">USSD</text:span> сообщений</text:p>
              </text:list-item>
            </text:list>
          </table:table-cell>
          <table:table-cell table:style-name="Таблица2.B2" office:value-type="string">
            <text:p text:style-name="P30">Реализовать модуль в виде внешнего приложения, предоставляющего услугу тарификации по определенному протоколу взаимодействия .</text:p>
          </table:table-cell>
        </table:table-row>
        <table:table-row table:style-name="Таблица2.1">
          <table:table-cell table:style-name="Таблица2.A2" office:value-type="string">
            <text:list xml:id="list1175203105" text:continue-numbering="true" text:style-name="WW8Num30">
              <text:list-item>
                <text:p text:style-name="P70">Модуль должен обеспечивать удаленное взаимодействие с клиентами</text:p>
              </text:list-item>
            </text:list>
          </table:table-cell>
          <table:table-cell table:style-name="Таблица2.B2" office:value-type="string">
            <text:p text:style-name="P30">Реализовать протокол с использованием <text:span text:style-name="T4">TCP</text:span>/<text:span text:style-name="T4">IP</text:span> транспорта</text:p>
          </table:table-cell>
        </table:table-row>
        <table:table-row table:style-name="Таблица2.1">
          <table:table-cell table:style-name="Таблица2.A2" office:value-type="string">
            <text:list xml:id="list919426451" text:continue-numbering="true" text:style-name="WW8Num30">
              <text:list-item>
                <text:p text:style-name="P70">Протокол взаимодействия модуля и клиента должен быть простым и открытым</text:p>
              </text:list-item>
            </text:list>
          </table:table-cell>
          <table:table-cell table:style-name="Таблица2.B2" office:value-type="string">
            <text:p text:style-name="P30">Предоставить описание команд, их формат и последовательность взаимодействия</text:p>
          </table:table-cell>
        </table:table-row>
        <table:table-row table:style-name="Таблица2.1">
          <table:table-cell table:style-name="Таблица2.A2" office:value-type="string">
            <text:list xml:id="list1575830867" text:continue-numbering="true" text:style-name="WW8Num30">
              <text:list-item>
                <text:p text:style-name="P70">Модуль должен обеспечивать одновременное подключение нескольких клиентов</text:p>
              </text:list-item>
            </text:list>
          </table:table-cell>
          <table:table-cell table:style-name="Таблица2.B2" office:value-type="string">
            <text:p text:style-name="P30">Разрешить одновременное открытие нескольких транспортных соединений.</text:p>
          </table:table-cell>
        </table:table-row>
        <table:table-row table:style-name="Таблица2.1">
          <table:table-cell table:style-name="Таблица2.A2" office:value-type="string">
            <text:list xml:id="list387037273" text:continue-numbering="true" text:style-name="WW8Num30">
              <text:list-item>
                <text:p text:style-name="P70">Модуль должен обеспечивать высокую пропускную способность обработки заявок на тарификацию</text:p>
              </text:list-item>
            </text:list>
          </table:table-cell>
          <table:table-cell table:style-name="Таблица2.B2" office:value-type="string">
            <text:p text:style-name="P30">Реализовать асинхронный протокол общения с клиентами</text:p>
          </table:table-cell>
        </table:table-row>
        <table:table-row table:style-name="Таблица2.1">
          <table:table-cell table:style-name="Таблица2.A2" office:value-type="string">
            <text:list xml:id="list1457427428" text:continue-numbering="true" text:style-name="WW8Num30">
              <text:list-item>
                <text:p text:style-name="P70">Модуль должен снять с <text:span text:style-name="T4">Sibinco</text:span> <text:span text:style-name="T4">USSDC</text:span> обязанность по генерации <text:span text:style-name="T4">CDR</text:span> файлов</text:p>
              </text:list-item>
            </text:list>
          </table:table-cell>
          <table:table-cell table:style-name="Таблица2.B2" office:value-type="string">
            <text:p text:style-name="P30">Реализовать поддержку генерации <text:span text:style-name="T4">CDR</text:span> файлов</text:p>
          </table:table-cell>
        </table:table-row>
      </table:table>
      <text:p text:style-name="Text_20_body"/>
      <text:list xml:id="list2033464942" text:continue-list="list1426080332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Взаимодействие с <text:span text:style-name="T4">IN</text:span>-платформой.</text:h>
                </text:list-item>
              </text:list>
            </text:list-item>
          </text:list>
        </text:list-item>
      </text:list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9">Требование</text:p>
          </table:table-cell>
          <table:table-cell table:style-name="Таблица3.B1" office:value-type="string">
            <text:p text:style-name="P29">Способ достижения</text:p>
          </table:table-cell>
        </table:table-row>
        <table:table-row table:style-name="Таблица3.1">
          <table:table-cell table:style-name="Таблица3.A2" office:value-type="string">
            <text:list xml:id="list1121625569" text:continue-list="list1457427428" text:style-name="WW8Num30">
              <text:list-item text:start-value="1">
                <text:p text:style-name="P70">Протокол взаимодействия модуля с клиентами должен учитывать логику взаимодействия с <text:span text:style-name="T4">IN</text:span> платформой</text:p>
              </text:list-item>
            </text:list>
          </table:table-cell>
          <table:table-cell table:style-name="Таблица3.B2" office:value-type="string">
            <text:p text:style-name="P30">Команды протокола должны следовать логике <text:span text:style-name="T4">CAP</text:span> <text:s/><text:span text:style-name="T4">SMS</text:span> диалога .</text:p>
          </table:table-cell>
        </table:table-row>
        <table:table-row table:style-name="Таблица3.1">
          <table:table-cell table:style-name="Таблица3.A2" office:value-type="string">
            <text:list xml:id="list528731734" text:continue-numbering="true" text:style-name="WW8Num30">
              <text:list-item>
                <text:p text:style-name="P70">Модуль должен взаимодействовать с <text:span text:style-name="T4">IN</text:span> платформами разных поставщиков</text:p>
              </text:list-item>
            </text:list>
          </table:table-cell>
          <table:table-cell table:style-name="Таблица3.B2" office:value-type="string">
            <text:p text:style-name="P30">Обеспечить возможность внешней конфигурации параметров взаимодействия с разными <text:span text:style-name="T4">IN</text:span> платформами </text:p>
          </table:table-cell>
        </table:table-row>
        <table:table-row table:style-name="Таблица3.1">
          <table:table-cell table:style-name="Таблица3.A2" office:value-type="string">
            <text:list xml:id="list926049053" text:continue-numbering="true" text:style-name="WW8Num30">
              <text:list-item>
                <text:p text:style-name="P70">Модуль должен взаимодействовать с несколькими <text:span text:style-name="T4">IN</text:span> платформами одновременно</text:p>
              </text:list-item>
            </text:list>
          </table:table-cell>
          <table:table-cell table:style-name="Таблица3.B2" office:value-type="string">
            <text:p text:style-name="P30">Реализовать возможность одновременного запуска нескольких подмодулей для конкретных <text:span text:style-name="T4">IN</text:span> платформ</text:p>
          </table:table-cell>
        </table:table-row>
        <table:table-row table:style-name="Таблица3.1">
          <table:table-cell table:style-name="Таблица3.A2" office:value-type="string">
            <text:list xml:id="list2161106859" text:continue-numbering="true" text:style-name="WW8Num30">
              <text:list-item>
                <text:p text:style-name="P70">Модуль должен самостоятельно решать, с какой <text:span text:style-name="T4">IN</text:span> платформой взаимодействовать на основании <text:span text:style-name="T4">MSISDN</text:span> абонента</text:p>
              </text:list-item>
            </text:list>
          </table:table-cell>
          <table:table-cell table:style-name="Таблица3.B2" office:value-type="string">
            <text:p text:style-name="P30">Реализовать возможность внешней конфигурации стратегии вычисления номера <text:span text:style-name="T4">IN</text:span> платформы и параметров для взаимодействия с ней на основании <text:span text:style-name="T4">MSISDN</text:span>. Например, <text:span text:style-name="T4">AnyTimeSubscriptionInterrogation</text:span>, запрос в БД.</text:p>
          </table:table-cell>
        </table:table-row>
        <text:soft-page-break/>
        <table:table-row table:style-name="Таблица3.1">
          <table:table-cell table:style-name="Таблица3.A2" office:value-type="string">
            <text:list xml:id="list245374133" text:continue-numbering="true" text:style-name="WW8Num30">
              <text:list-item>
                <text:p text:style-name="P70">Модуль не должен взаимодействовать с <text:span text:style-name="T4">IN</text:span> платформой для <text:span text:style-name="T4">postpaid</text:span> абонентов</text:p>
              </text:list-item>
            </text:list>
          </table:table-cell>
          <table:table-cell table:style-name="Таблица3.B2" office:value-type="string">
            <text:p text:style-name="P30">Реализовать подмодуль вычисления типа контракта абонента. Например<text:span text:style-name="T4">, AnyTimeSubscriptionInterrogation, </text:span>запрос<text:span text:style-name="T4"> </text:span>в<text:span text:style-name="T4"> </text:span>БД<text:span text:style-name="T4">.</text:span></text:p>
          </table:table-cell>
        </table:table-row>
        <table:table-row table:style-name="Таблица3.1">
          <table:table-cell table:style-name="Таблица3.A2" office:value-type="string">
            <text:list xml:id="list1873103389" text:continue-numbering="true" text:style-name="WW8Num30">
              <text:list-item>
                <text:p text:style-name="P70">Модуль не должен вычислять тип контракта абонента, каждый раз обращаясь к внешним системам</text:p>
              </text:list-item>
            </text:list>
          </table:table-cell>
          <table:table-cell table:style-name="Таблица3.B2" office:value-type="string">
            <text:p text:style-name="P30">Реализовать кэширование типа контракта абонента</text:p>
          </table:table-cell>
        </table:table-row>
        <table:table-row table:style-name="Таблица3.1">
          <table:table-cell table:style-name="Таблица3.A2" office:value-type="string">
            <text:list xml:id="list690774518" text:continue-numbering="true" text:style-name="WW8Num30">
              <text:list-item>
                <text:p text:style-name="P70">Модуль не должен заполнять кэш типов контрактов каждый раз при запуске</text:p>
              </text:list-item>
            </text:list>
          </table:table-cell>
          <table:table-cell table:style-name="Таблица3.B2" office:value-type="string">
            <text:p text:style-name="P30">Кэш должен иметь возможность сохраняться на файловой системе.</text:p>
          </table:table-cell>
        </table:table-row>
      </table:table>
      <text:p text:style-name="Text_20_body"/>
      <text:list xml:id="list251989078" text:continue-list="list2033464942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Режимы тарификации.</text:h>
                </text:list-item>
              </text:list>
            </text:list-item>
          </text:list>
        </text:list-item>
      </text:list>
      <text:p text:style-name="Text_20_body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9">Требование</text:p>
          </table:table-cell>
          <table:table-cell table:style-name="Таблица4.B1" office:value-type="string">
            <text:p text:style-name="P29">Способ достижения</text:p>
          </table:table-cell>
        </table:table-row>
        <table:table-row table:style-name="Таблица4.1">
          <table:table-cell table:style-name="Таблица4.A2" office:value-type="string">
            <text:list xml:id="list2060175963" text:continue-list="list690774518" text:style-name="WW8Num30">
              <text:list-item text:start-value="1">
                <text:p text:style-name="P70">Модуль должен поддервать выборочную тарификацию <text:span text:style-name="T4">SMS</text:span> и/или <text:span text:style-name="T4">USSD</text:span> сообщений</text:p>
              </text:list-item>
            </text:list>
          </table:table-cell>
          <table:table-cell table:style-name="Таблица4.B2" office:value-type="string">
            <text:p text:style-name="P30">Обеспечить возможность внешней конфигурации режима тарификации.</text:p>
          </table:table-cell>
        </table:table-row>
        <table:table-row table:style-name="Таблица4.1">
          <table:table-cell table:style-name="Таблица4.A2" office:value-type="string">
            <text:list xml:id="list837343018" text:continue-numbering="true" text:style-name="WW8Num30">
              <text:list-item>
                <text:p text:style-name="P70">Модуль должен поддерживать <text:s/>тарификацию сообщений, использующих дополнительные услуги (<text:span text:style-name="T4">SMS</text:span> <text:span text:style-name="T4">Extra</text:span>) </text:p>
              </text:list-item>
            </text:list>
          </table:table-cell>
          <table:table-cell table:style-name="Таблица4.B2" office:value-type="string">
            <text:p text:style-name="P30">Обеспечить возможность внешней конфигурации дополнительных услуг (<text:span text:style-name="T4">SMS</text:span> <text:span text:style-name="T4">Extra</text:span>)</text:p>
          </table:table-cell>
        </table:table-row>
        <table:table-row table:style-name="Таблица4.1">
          <table:table-cell table:style-name="Таблица4.A2" office:value-type="string">
            <text:list xml:id="list273911175" text:continue-numbering="true" text:style-name="WW8Num30">
              <text:list-item>
                <text:p text:style-name="P70">Модуль должен поддерживать раздельную тарификацию как посылки, так и доставки сообщений</text:p>
              </text:list-item>
            </text:list>
          </table:table-cell>
          <table:table-cell table:style-name="Таблица4.B2" office:value-type="string">
            <text:p text:style-name="P30">Реализовать такую возможность в протоколе тарификации.</text:p>
          </table:table-cell>
        </table:table-row>
      </table:table>
      <text:list xml:id="list2012805464" text:continue-list="list251989078" text:style-name="Outline">
        <text:list-item>
          <text:list>
            <text:list-header>
              <text:h text:style-name="Heading_20_2" text:outline-level="2" text:is-list-header="true" text:restart-numbering="true" text:start-value="1"/>
            </text:list-header>
          </text:list>
        </text:list-item>
      </text:list>
      <text:p text:style-name="Text_20_body"/>
      <text:list xml:id="list1304206473" text:continue-numbering="true" text:style-name="Outline">
        <text:list-item>
          <text:list>
            <text:list-item>
              <text:h text:style-name="Heading_20_2" text:outline-level="2"><text:s/>Ограничения и расхождения</text:h>
            </text:list-item>
          </text:list>
        </text:list-item>
      </text:list>
      <text:list xml:id="list800568628" text:style-name="WW8Num16">
        <text:list-item>
          <text:p text:style-name="P71">Динамическая реконфигурация не поддерживается.</text:p>
        </text:list-item>
        <text:list-item>
          <text:p text:style-name="P71">Для работы с элементами сигнальной сети требуется установленное <text:span text:style-name="T4">TCAP</text:span> <text:span text:style-name="T4">API</text:span> компании <text:span text:style-name="T4">TietoEnator</text:span>.</text:p>
        </text:list-item>
      </text:list>
      <text:p text:style-name="P27"/>
      <text:list xml:id="list228896172" text:continue-list="list1304206473"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Протоколы, используемые при тарификации <text:span text:style-name="T4">SMS</text:span>/<text:span text:style-name="T4">USSD</text:span> сообщений.</text:h>
            </text:list-item>
          </text:list>
        </text:list-item>
      </text:list>
      <text:p text:style-name="Text_20_body"><draw:frame draw:style-name="fr2" draw:name="Графический объект1" text:anchor-type="as-char" svg:width="16.79cm" svg:height="2.942cm" draw:z-index="0"><draw:image xlink:href="Pictures/20000080000303A2000082D8F348FCC5.wmf" xlink:type="simple" xlink:show="embed" xlink:actuate="onLoad"/></draw:frame></text:p>
      <text:p text:style-name="Text_20_body"/>
      <text:p text:style-name="Text_20_body"><text:bookmark-start text:name="_Общий_формат_протоколов"/><text:bookmark-end text:name="_Общий_формат_протоколов"/><text:bookmark-start text:name="_Асинхронность_протокола"/><text:bookmark-end text:name="_Асинхронность_протокола"/><text:bookmark-start text:name="_Обзор_протокола_определения"/><text:bookmark-end text:name="_Обзор_протокола_определения"/><text:bookmark-start text:name="_Асинхронность_протокола_1"/><text:bookmark-end text:name="_Асинхронность_протокола_1"/><text:bookmark-start text:name="_Структура_ChargeSms_PDU"/><text:bookmark-end text:name="_Структура_ChargeSms_PDU"/></text:p>
      <text:list xml:id="list921537484" text:continue-numbering="true" text:style-name="Outline">
        <text:list-item>
          <text:list>
            <text:list-item>
              <text:list>
                <text:list-item>
                  <text:h text:style-name="Heading_20_3" text:outline-level="3">Обзор протокола взаимодействия <text:span text:style-name="T4">INMan</text:span>-<text:span text:style-name="T4">IN</text:span></text:h>
                </text:list-item>
              </text:list>
            </text:list-item>
          </text:list>
        </text:list-item>
      </text:list>
      <text:p text:style-name="P9"/>
      <text:p text:style-name="P9">Для взаимодействия с <text:span text:style-name="T4">IN</text:span> платформой используется протокол <text:span text:style-name="T4">CAP</text:span>3 (<text:span text:style-name="T4">CAMEL</text:span> <text:span text:style-name="T4">phase</text:span> 3) <text:s/>в той его части, которая описывает взаимодействие <text:span text:style-name="T4">MSC</text:span> и <text:span text:style-name="T4">IN</text:span> платформы в момент обработки <text:span text:style-name="T4">MO</text:span> <text:span text:style-name="T4">SMS</text:span>. <text:s/>Детальное описание можно найти в спецификациях <text:span text:style-name="T21">3GPP TS 29.078. </text:span>Примерные сценарии взаимодействия описаны ниже.</text:p>
      <text:p text:style-name="Text_20_body"/>
      <text:list xml:id="list110539021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Сценарий взаимодействия <text:span text:style-name="T4">INMan</text:span> – <text:span text:style-name="T4">IN</text:span> (оказание услуги разрешено)</text:h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2" text:anchor-type="as-char" svg:width="7.846cm" svg:height="5.232cm" draw:z-index="2"><draw:image xlink:href="Pictures/2000005A000143990000D7B345A62C79.wmf" xlink:type="simple" xlink:show="embed" xlink:actuate="onLoad"/></draw:frame></text:p>
      <text:list xml:id="list888928446" text:continue-numbering="true" text:style-name="Outline">
        <text:list-item>
          <text:list>
            <text:list-item>
              <text:list>
                <text:list-item>
                  <text:h text:style-name="Heading_20_3" text:outline-level="3">Сценарий взаимодействия <text:span text:style-name="T4">INMan</text:span> – <text:span text:style-name="T4">IN</text:span> (оказание услуги запрещено)</text:h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3" text:anchor-type="as-char" svg:width="7.846cm" svg:height="5.232cm" draw:z-index="3"><draw:image xlink:href="Pictures/20000041000143990000D7B3E7875666.wmf" xlink:type="simple" xlink:show="embed" xlink:actuate="onLoad"/></draw:frame></text:p>
      <text:list xml:id="list502033008" text:continue-numbering="true" text:style-name="Outline">
        <text:list-item>
          <text:list>
            <text:list-item>
              <text:list>
                <text:list-item>
                  <text:h text:style-name="Heading_20_3" text:outline-level="3">Общий сценарий взаимодействия <text:s/>Отправитель – <text:span text:style-name="T4">USSDC</text:span> – <text:span text:style-name="T4">INMan</text:span> – <text:span text:style-name="T4">IN</text:span> - Получатель</text:h>
                </text:list-item>
              </text:list>
            </text:list-item>
          </text:list>
        </text:list-item>
      </text:list>
      <text:p text:style-name="Standard"><draw:frame draw:style-name="fr2" draw:name="Графический объект4" text:anchor-type="as-char" svg:width="17.492cm" svg:height="9.338cm" draw:z-index="4"><draw:image xlink:href="Pictures/200000E30002FCEA0001985904DDDFC3.wmf" xlink:type="simple" xlink:show="embed" xlink:actuate="onLoad"/></draw:frame></text:p>
      <text:p text:style-name="Standard"/>
      <text:p text:style-name="Standard"/>
      <text:list xml:id="list596250165" text:continue-numbering="true" text:style-name="Outline">
        <text:list-item>
          <text:list>
            <text:list-item>
              <text:h text:style-name="Heading_20_2" text:outline-level="2"><text:s/>Принципы тарификации.</text:h>
            </text:list-item>
          </text:list>
        </text:list-item>
      </text:list>
      <text:p text:style-name="Standard"/>
      <text:list xml:id="list27673985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<text:s/><text:bookmark-start text:name="_Понятие_‘политики_абонентов’,"/>Понятие ‘политики абонентов’, ‘провайдер абонента’.<text:bookmark-end text:name="_Понятие_‘политики_абонентов’,"/></text:h>
                </text:list-item>
              </text:list>
            </text:list-item>
          </text:list>
        </text:list-item>
      </text:list>
      <text:p text:style-name="Text_20_body"/>
      <text:p text:style-name="Text_20_body">Для выполнения условий из пп. 10-13 <text:a xlink:type="simple" xlink:href="#_Описание_требований"><text:span text:style-name="Internet_20_link">требований к функциональности</text:span></text:a> <text:span text:style-name="T4">INman</text:span>-<text:span text:style-name="T4">a</text:span> вводится понятие ‘политики абонента’, задающей стратегию определения контракта абонента по его <text:span text:style-name="T4">MSISDN</text:span> и определения параметров последующего диалога с <text:span text:style-name="T4">IN</text:span>-платформой если необходимо. </text:p>
      <text:p text:style-name="Text_20_body">Логически, при тарификации услуги, действия <text:span text:style-name="T4">INMan</text:span>-<text:span text:style-name="T4">a</text:span> состоят из трех фаз:</text:p>
      <text:list xml:id="list1561226304" text:style-name="WW8Num39">
        <text:list-item>
          <text:p text:style-name="P72">обращение к некоему внешнему для <text:span text:style-name="T4">INMan</text:span>-<text:span text:style-name="T4">a</text:span> приложению/модулю, способному определить тип контракта абонента</text:p>
        </text:list-item>
        <text:list-item>
          <text:p text:style-name="P72">в случае <text:span text:style-name="T4">prepaid</text:span> абонента определение адреса <text:span text:style-name="T4">IN</text:span>-платформы и параметров для диалога с ней либо от внешнего приложения/модуля, либо из конфигурации <text:span text:style-name="T4">INMan</text:span>-<text:span text:style-name="T4">a</text:span></text:p>
        </text:list-item>
        <text:list-item>
          <text:p text:style-name="P72">диалог с <text:span text:style-name="T4">IN</text:span>-платформой</text:p>
        </text:list-item>
      </text:list>
      <text:p text:style-name="Text_20_body">В терминах реализации <text:span text:style-name="T4">INMan</text:span>-<text:span text:style-name="T4">a</text:span> внешний модуль из пп.1 называется ‘провайдер абонента’. Его природа и функциональность может быть совершенно различной (база данных, <text:span text:style-name="T4">MAP</text:span> сервис <text:span text:style-name="T4">HLR</text:span>-<text:span text:style-name="T4">a</text:span>, <text:span text:style-name="T4">etc</text:span>), <text:s/>Поэтому подмодули <text:span text:style-name="T4">INMan</text:span>-а взаимодействующие с ‘провайдерами абонентов’ реализованы в виде динамических библиотек, конфигурируемых при загрузке. <text:s/>На данный момент в <text:span text:style-name="T4">INMan</text:span>-е реализована работа со следующими типами ‘провайдеров абонентов’:</text:p>
      <text:list xml:id="list929633001" text:style-name="WW8Num43">
        <text:list-item>
          <text:p text:style-name="P73"><text:span text:style-name="T4">ORACLE</text:span> база данных - возвращает только тип контракта абонента</text:p>
        </text:list-item>
        <text:list-item>
          <text:p text:style-name="P73"><text:span text:style-name="T4">HLR</text:span> Сервис <text:span text:style-name="T4">SEND</text:span>_<text:span text:style-name="T4">ROUTING</text:span>_<text:span text:style-name="T4">INFO</text:span> – возвращает тип контракта абонента, а для <text:span text:style-name="T4">prepaid</text:span> абонента также и <text:span text:style-name="T4">ISDN</text:span> адрес <text:span text:style-name="T4">IN</text:span>-платформы (без параметров для диалога)</text:p>
        </text:list-item>
        <text:list-item>
          <text:p text:style-name="P73"><text:span text:style-name="T4">HLR</text:span> Сервис <text:span text:style-name="T4">ANY</text:span>_<text:span text:style-name="T4">TIME</text:span>_<text:span text:style-name="T4">SUBSCRIPTION</text:span>_<text:span text:style-name="T4">INTERROGATION</text:span><office:annotation><dc:creator>ROMAN</dc:creator><dc:date>2008-10-15T00:00:00</dc:date><text:p>Требует поддержку CAMEL phase 4 в HLR-e</text:p></office:annotation> - возвращает тип контракта абонента, а для <text:span text:style-name="T4">prepaid</text:span> абонента также и <text:span text:style-name="T4">ISDN</text:span> адрес <text:span text:style-name="T4">IN</text:span>-платформы с параметрами для диалога</text:p>
        </text:list-item>
      </text:list>
      <text:p text:style-name="Text_20_body">Как видно, не всегда можно получить всю необходимую информацию для полноценного диалога с <text:span text:style-name="T4">IN</text:span>-платформой от ‘провайдера абонента’. Поэтому предусмотрена возможность задания минимально необходимых, а также дополнительных, в зависимости от производителя, параметров в файле конфигурации <text:span text:style-name="T4">INMan</text:span>-<text:span text:style-name="T4">a</text:span>.</text:p>
      <text:p text:style-name="Text_20_body">Таким образом, ‘политика абонента’ состоит из:</text:p>
      <text:list xml:id="list889361061" text:style-name="WW8Num28">
        <text:list-item>
          <text:p text:style-name="P74">конфигурации для ‘провайдера абонента’</text:p>
        </text:list-item>
        <text:list-item>
          <text:p text:style-name="P74">конфигурации для одной иди нескольких <text:span text:style-name="T4">IN</text:span>-платформ</text:p>
        </text:list-item>
      </text:list>
      <text:p text:style-name="Text_20_body">В общем случае ‘политика абонентов’ привязывается к определенному пулу адресов абонентов, позволяя гибко настроить стратегию тарификации для разных номерных серий.</text:p>
      <text:p text:style-name="Text_20_body"/>
      <text:list xml:id="list1298716743" text:continue-list="list276739851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<text:s/><text:bookmark-start text:name="_Логика_тарификации"/><text:bookmark-start text:name="_Логика_и_режимы"/>Логика и режимы тарификации.<text:bookmark-end text:name="_Логика_тарификации"/><text:bookmark-end text:name="_Логика_и_режимы"/></text:h>
                </text:list-item>
              </text:list>
            </text:list-item>
          </text:list>
        </text:list-item>
      </text:list>
      <text:p text:style-name="P41">Для обеспечения гибкой системы тарификации в <text:span text:style-name="T4">INMan</text:span>-е введена возможность задания режима тарификации на каждый тип тарифицируемого сообщения. </text:p>
      <text:p text:style-name="P41">Под понятием ‘тип сообщения’ подразумевается совокупность типа носителя (<text:span text:style-name="T4">DP</text:span> <text:span text:style-name="T4">bearer</text:span> <text:span text:style-name="T4">type</text:span>) и запрошенных особенностей тарификации (к примеру, использовать <text:span text:style-name="T4">SMS</text:span> <text:span text:style-name="T4">Extra</text:span> сервисы).</text:p>
      <text:p text:style-name="P41">На данный момент различаются следующие типы тарифицируемых сообщений:</text:p>
      <text:list xml:id="list1015383781" text:style-name="WW8Num29">
        <text:list-item>
          <text:p text:style-name="P94"><text:span text:style-name="T4">SMS – </text:span>обычный <text:span text:style-name="T4">SMS </text:span>пакет</text:p>
        </text:list-item>
        <text:list-item>
          <text:p text:style-name="P94"><text:span text:style-name="T4">USSD</text:span> – обычный пакет с данными <text:span text:style-name="T4">USSD</text:span></text:p>
        </text:list-item>
        <text:list-item>
          <text:p text:style-name="P94"><text:span text:style-name="T4">XSMS</text:span> – <text:span text:style-name="T4">SMS</text:span> пакет использующий <text:span text:style-name="T4">SMS</text:span> <text:span text:style-name="T4">Extra</text:span> сервисы</text:p>
        </text:list-item>
      </text:list>
      <text:p text:style-name="P41">На каждый тип сообщения можно задать следующие <text:span text:style-name="T15">режимы тарификации</text:span><text:span text:style-name="T20">:</text:span></text:p>
      <text:list xml:id="list1051518509" text:style-name="WW8Num13">
        <text:list-item>
          <text:p text:style-name="P95"><text:span text:style-name="T4">OFF</text:span> – тарификация запрещена (по умолчанию),</text:p>
        </text:list-item>
        <text:list-item>
          <text:p text:style-name="P95"><text:span text:style-name="T4">CDR</text:span> – тарифицировать через создание <text:span text:style-name="T4">CDR</text:span> записей</text:p>
        </text:list-item>
        <text:list-item>
          <text:p text:style-name="P95"><text:span text:style-name="T4">IN</text:span> <text:s/>- <text:s/>тарифицировать через обращение к <text:span text:style-name="T4">IN</text:span>-платформе, <text:s/>в случае невозможности - использовать <text:s/>вторичный режим (<text:span text:style-name="T4">CDR</text:span> или <text:span text:style-name="T4">OFF</text:span>) в соответствии с заданными установками в файле конфигурации</text:p>
        </text:list-item>
      </text:list>
      <text:p text:style-name="P41"><text:soft-page-break/>Задание <text:span text:style-name="T14">режимов тарификации</text:span> производится в секции <text:a xlink:type="simple" xlink:href="#_Параметры_подсекции_BillingModes."><text:span text:style-name="Internet_20_link"><text:span text:style-name="T4">Billing</text:span></text:span></text:a><text:a xlink:type="simple" xlink:href="#_Параметры_подсекции_BillingModes."><text:span text:style-name="Internet_20_link">.</text:span></text:a><text:a xlink:type="simple" xlink:href="#_Параметры_подсекции_BillingModes."><text:span text:style-name="Internet_20_link"><text:span text:style-name="T4">BillingModes</text:span></text:span></text:a> файла конфигурации <text:span text:style-name="T4">INMan</text:span>-<text:span text:style-name="T4">a</text:span>. Если какой-либо тип сообщения не указан в кофигурации, то для него используется режим тарификации по умолчанию (<text:span text:style-name="T4">OFF</text:span>).</text:p>
      <text:p text:style-name="P27"><text:span text:style-name="T5">NOTE</text:span><text:span text:style-name="T20">:</text:span> <text:span text:style-name="T4">SMSC</text:span> имеет возможность запросить у <text:span text:style-name="T4">INMan</text:span>-а безусловную тарификацию через <text:span text:style-name="T4">IN</text:span>-платформу посредством поля smsXSrvsId в <text:a xlink:type="simple" xlink:href="#_Структура_ChargeSms_PDU_1"><text:span text:style-name="Internet_20_link"><text:span text:style-name="T4">ChargeSms</text:span></text:span></text:a><text:a xlink:type="simple" xlink:href="#_Структура_ChargeSms_PDU_1"><text:span text:style-name="Internet_20_link"> </text:span></text:a><text:a xlink:type="simple" xlink:href="#_Структура_ChargeSms_PDU_1"><text:span text:style-name="Internet_20_link"><text:span text:style-name="T4">PDU</text:span></text:span></text:a><text:a xlink:type="simple" xlink:href="#_Структура_ChargeSms_PDU_1"><text:span text:style-name="Internet_20_link">.</text:span></text:a></text:p>
      <text:p text:style-name="P41"/>
      <text:p text:style-name="Text_20_body">Для обеспечения раздельной тарификации как посылки так и доставки сообщений поддерживаются следующие <text:span text:style-name="T15">политики тарификации</text:span>:</text:p>
      <text:list xml:id="list2020035623" text:style-name="WW8Num18">
        <text:list-item>
          <text:p text:style-name="P75"><text:span text:style-name="T4">ON</text:span>_<text:span text:style-name="T4">SUBMIT</text:span> – тарификация посылки сообщения,</text:p>
        </text:list-item>
        <text:list-item>
          <text:p text:style-name="P75"><text:span text:style-name="T4">ON</text:span>_<text:span text:style-name="T4">DELIVERY</text:span> <text:s/>– тарификация доставки сообщения,</text:p>
        </text:list-item>
        <text:list-item>
          <text:p text:style-name="P75"><text:span text:style-name="T4">ON</text:span>_<text:span text:style-name="T4">DATA</text:span>_<text:span text:style-name="T4">COLLECTED</text:span> – тарификация доставки сообщения, у которого предварительно была протарифицирована посылка; тарификация производится только через <text:span text:style-name="T4">CDR</text:span>.</text:p>
        </text:list-item>
      </text:list>
      <text:p text:style-name="Text_20_body"/>
      <text:p text:style-name="Text_20_body">Изначально модуль <text:span text:style-name="T4">INMan</text:span> поддерживал тарификацию только отправителя сообщения, то есть МО тарификацию, но начиная с версии 0.6.6 введена поддержка: также и тарификации получателя (то есть МТ). Требуемый тип тарификации задается соответствующими полями <text:span text:style-name="T4">PDU</text:span> протокола тарификации <text:a xlink:type="simple" xlink:href="#_Структура_ChargeSms_PDU_1"><text:span text:style-name="Internet_20_link"><text:span text:style-name="T4">ChargeSms</text:span></text:span></text:a> или <text:a xlink:type="simple" xlink:href="#_Структура_DeliveredSmsData_PDU"><text:span text:style-name="Internet_20_link"><text:span text:style-name="T4">DeliveredSmsData</text:span></text:span></text:a>.</text:p>
      <text:p text:style-name="P27"/>
      <text:list xml:id="list118312601" text:continue-list="list1298716743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<text:s/>Тарификация <text:span text:style-name="T4">SMS</text:span> <text:span text:style-name="T4">Extra</text:span> услуг.</text:h>
                </text:list-item>
              </text:list>
            </text:list-item>
          </text:list>
        </text:list-item>
      </text:list>
      <text:p text:style-name="Text_20_body"/>
      <text:p text:style-name="Text_20_body">Для обеспечения тарификации <text:span text:style-name="T4">SMS</text:span> <text:span text:style-name="T4">Extra</text:span> услуг, между <text:span text:style-name="T4">SMSC</text:span>/<text:span text:style-name="T4">USSDC</text:span> и <text:span text:style-name="T4">INMan</text:span>-ом вводится соглашение на идентификацию соответствующих сервисов посредством битовой маски, в которой каждому единичному сервису выделяется один бит. Со стороны <text:span text:style-name="T4">SMSC</text:span> значения этих битов жестко прописаны в исполняемом коде, однако <text:span text:style-name="T4">INMan</text:span> получает их из специального <text:a xlink:type="simple" xlink:href="#_Описание_файла_конфигурации"><text:span text:style-name="Internet_20_link">файла конфигурации </text:span></text:a>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.</text:p>
      <text:p text:style-name="Text_20_body">В случае поддержки <text:span text:style-name="T4">SMSC</text:span> дополнительных услуг <text:span text:style-name="T4">SMS</text:span> <text:span text:style-name="T4">Extra</text:span>, он добавляет в запрос <text:a xlink:type="simple" xlink:href="#_Структура_ChargeSms_PDU"><text:span text:style-name="Internet_20_link"><text:span text:style-name="T4">CHARGE</text:span></text:span></text:a><text:a xlink:type="simple" xlink:href="#_Структура_ChargeSms_PDU"><text:span text:style-name="Internet_20_link">_</text:span></text:a><text:a xlink:type="simple" xlink:href="#_Структура_ChargeSms_PDU"><text:span text:style-name="Internet_20_link"><text:span text:style-name="T4">SMS</text:span></text:span></text:a> маску пакета услуг для тарификации. Если <text:a xlink:type="simple" xlink:href="#_Параметры_подсекции_BillingModes."><text:span text:style-name="Internet_20_link">режим тарификации</text:span></text:a> <text:span text:style-name="T4">INMan</text:span>-<text:span text:style-name="T4">a</text:span>, заданный в его файле конфигурации, разрешает тарифицирование, то по этой маске <text:span text:style-name="T4">INMan</text:span> определяет из <text:a xlink:type="simple" xlink:href="#_Описание_файла_конфигурации"><text:span text:style-name="Internet_20_link">файла конфигурации </text:span></text:a>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 сервис-код и короткий номер,соответствующие пакету услуг. Тарификация базового <text:span text:style-name="T4">SMS</text:span> сообщения и пакета <text:span text:style-name="T4">SMS</text:span> <text:span text:style-name="T4">Extra</text:span> услуг проводится в зависимости от типа контракта абонента:</text:p>
      <text:list xml:id="list86221767" text:style-name="WW8Num36">
        <text:list-item>
          <text:p text:style-name="P76">для <text:span text:style-name="T4">postpaid</text:span> –создается <text:span text:style-name="T4">CDR</text:span> запись по базовому <text:span text:style-name="T4">SMS</text:span> сообщению, дополнительно содержащая сервис-код пакета услуг</text:p>
        </text:list-item>
        <text:list-item>
          <text:p text:style-name="P76">для <text:span text:style-name="T4">prepaid</text:span> – по базовому <text:span text:style-name="T4">SMS</text:span> ничего не делается, (подразумевается, что оно было протарифицировано коммутатором), кроме случая, когда в маске пакета услуг <text:span text:style-name="T4">SMSC</text:span> выставил бит безусловной тарификации через <text:span text:style-name="T4">IN</text:span> платформу, а для <text:span text:style-name="T4">SMS</text:span> <text:span text:style-name="T4">Extra</text:span> услуг инициируется диалог с <text:span text:style-name="T4">IN</text:span>-платформой, в котором короткий номер используется в качестве dstSubscriberNumber.<text:line-break/><text:span text:style-name="T4">NOTE</text:span>: начиная с версии 0.6.10 появилась возможность задать в <text:a xlink:type="simple" xlink:href="#_Описание_файла_конфигурации"><text:span text:style-name="Internet_20_link">файле конфигурации </text:span></text:a>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 признак тарификации и для базового <text:span text:style-name="T4">SMS</text:span>.</text:p>
        </text:list-item>
      </text:list>
      <text:p text:style-name="P41"/>
      <text:list xml:id="list1664614468" text:continue-list="list118312601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<text:s/>Генерация <text:span text:style-name="T4">CDR </text:span>записей.</text:h>
                </text:list-item>
              </text:list>
            </text:list-item>
          </text:list>
        </text:list-item>
      </text:list>
      <text:p text:style-name="Text_20_body"/>
      <text:p text:style-name="Text_20_body">Так как формат <text:span text:style-name="T4">CDR</text:span>(<text:span text:style-name="T4">charging</text:span> <text:span text:style-name="T4">data</text:span> <text:span text:style-name="T4">record</text:span>) записей не стандартизован и различается для различных биллинговых систем, <text:span text:style-name="T4">INMan</text:span> не создает их непосредственно. Вместо этого он создает так называемые <text:span text:style-name="T4">CSV</text:span> файлы, содержащие транзакции <text:span text:style-name="T4">INMan</text:span>-<text:span text:style-name="T4">a</text:span> с необходимыми данными, которые конвертируются в конечный <text:span text:style-name="T4">CDR</text:span> сторонними утилитами. Формат <text:span text:style-name="T4">CSV</text:span> файла описан в глаке ‘<text:a xlink:type="simple" xlink:href="#_Структура_CSV_файла"><text:span text:style-name="Internet_20_link">Структура </text:span></text:a><text:a xlink:type="simple" xlink:href="#_Структура_CSV_файла"><text:span text:style-name="Internet_20_link"><text:span text:style-name="T4">CSV</text:span></text:span></text:a><text:a xlink:type="simple" xlink:href="#_Структура_CSV_файла"><text:span text:style-name="Internet_20_link"> файла для генерации </text:span></text:a><text:a xlink:type="simple" xlink:href="#_Структура_CSV_файла"><text:span text:style-name="Internet_20_link"><text:span text:style-name="T4">CDR</text:span></text:span></text:a><text:a xlink:type="simple" xlink:href="#_Структура_CSV_файла"><text:span text:style-name="Internet_20_link"> записей.</text:span></text:a><text:span text:style-name="T4">’</text:span></text:p>
      <text:p text:style-name="P31"/>
      <text:list xml:id="list465544753" text:continue-numbering="true" text:style-name="Outline">
        <text:list-item>
          <text:h text:style-name="Heading_20_1" text:outline-level="1"><text:s/><text:bookmark-start text:name="_Протоколы_взаимодействия_клиентов_с"/>Протоколы взаимодействия клиентов с <text:bookmark-end text:name="_Протоколы_взаимодействия_клиентов_с"/><text:span text:style-name="T4">INMan</text:span>-ом</text:h>
        </text:list-item>
      </text:list>
      <text:p text:style-name="P27"/>
      <text:list xml:id="list1654248135" text:continue-numbering="true" text:style-name="Outline">
        <text:list-item>
          <text:list>
            <text:list-item>
              <text:h text:style-name="Heading_20_2" text:outline-level="2"><text:soft-page-break/><text:s/>Общий формат клиентских протоколов <text:span text:style-name="T4">INMan</text:span>-<text:span text:style-name="T4">a</text:span>.</text:h>
            </text:list-item>
          </text:list>
        </text:list-item>
      </text:list>
      <text:p text:style-name="Text_20_body">Все клиентские протоколы, поддерживаемые <text:span text:style-name="T4">INMan</text:span>-ом, основаны на обмене протокольными единицами (<text:span text:style-name="T4">PDU</text:span>) с использованием транспортных возможностей <text:span text:style-name="T4">TCP</text:span>/<text:span text:style-name="T4">IP</text:span> и имеют единый формат пакетов. Все пакеты состоят из двух частей: служебного заголовка и содержимого <text:span text:style-name="T4">PDU</text:span> сериализованных в следующем порядке:</text:p>
      <text:p text:style-name="Text_20_body"/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32">Uint32</text:p>
          </table:table-cell>
          <table:table-cell table:style-name="Таблица5.A1" office:value-type="string">
            <text:p text:style-name="P32">Uint16</text:p>
          </table:table-cell>
          <table:table-cell table:style-name="Таблица5.A1" office:value-type="string">
            <text:p text:style-name="P32">Uint16</text:p>
          </table:table-cell>
          <table:table-cell table:style-name="Таблица5.A1" office:value-type="string">
            <text:p text:style-name="P32"/>
          </table:table-cell>
          <table:table-cell table:style-name="Таблица5.E1" office:value-type="string">
            <text:p text:style-name="P32"/>
          </table:table-cell>
        </table:table-row>
        <table:table-row table:style-name="Таблица5.1">
          <table:table-cell table:style-name="Таблица5.A1" office:value-type="string">
            <text:p text:style-name="P32">Packet length</text:p>
          </table:table-cell>
          <table:table-cell table:style-name="Таблица5.A1" office:value-type="string">
            <text:p text:style-name="P32">PDU tag</text:p>
          </table:table-cell>
          <table:table-cell table:style-name="Таблица5.A1" office:value-type="string">
            <text:p text:style-name="P32">Header format </text:p>
          </table:table-cell>
          <table:table-cell table:style-name="Таблица5.A1" office:value-type="string">
            <text:p text:style-name="P32">Header content</text:p>
          </table:table-cell>
          <table:table-cell table:style-name="Таблица5.E1" office:value-type="string">
            <text:p text:style-name="P32">PDU content</text:p>
          </table:table-cell>
        </table:table-row>
      </table:table>
      <text:p text:style-name="Text_20_body"/>
      <text:p text:style-name="Text_20_body">где:</text:p>
      <text:list xml:id="list1474715323" text:style-name="WW8Num34">
        <text:list-item>
          <text:p text:style-name="P77"><text:span text:style-name="T4">Packet</text:span> <text:span text:style-name="T4">length</text:span> – длина всего пакета в октетах</text:p>
        </text:list-item>
        <text:list-item>
          <text:p text:style-name="P77"><text:span text:style-name="T4">PDU</text:span> <text:span text:style-name="T4">tag</text:span> – идентификатор <text:span text:style-name="T4">PDU</text:span>, определяющий как выбранный протокол общения(тарификация к примеру), так и дальнейшее содержимое пакета</text:p>
        </text:list-item>
        <text:list-item>
          <text:p text:style-name="P77"><text:span text:style-name="T4">Header</text:span> <text:span text:style-name="T4">format</text:span> – формат служебного загаловка </text:p>
        </text:list-item>
        <text:list-item>
          <text:p text:style-name="P77"><text:span text:style-name="T4">Header</text:span> <text:span text:style-name="T4">content</text:span> <text:s/>– содержимое <text:s/>служебного загаловка, сериализованное в соответствии с форматом <text:s/></text:p>
        </text:list-item>
        <text:list-item>
          <text:p text:style-name="P77"><text:span text:style-name="T4">PDU</text:span> <text:span text:style-name="T4">content</text:span> <text:s/>- сериализованное содержимое <text:span text:style-name="T4">PDU</text:span> </text:p>
        </text:list-item>
      </text:list>
      <text:p text:style-name="P44"/>
      <text:list xml:id="list654128210" text:continue-list="list1654248135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<text:s/>Используемые типы данных и их формат передачи.</text:h>
                </text:list-item>
              </text:list>
            </text:list-item>
          </text:list>
        </text:list-item>
      </text:list>
      <text:p text:style-name="Text_20_body">Следующие типы данных используются в <text:span text:style-name="T4">TCP</text:span>/<text:span text:style-name="T4">IP</text:span> протоколах, поддерживаемых <text:span text:style-name="T4">INMan</text:span>-ом</text:p>
      <text:list xml:id="list1342183555" text:style-name="WW8Num35">
        <text:list-item>
          <text:p text:style-name="P78"><text:span text:style-name="T4">Boolean</text:span><text:tab/>- передается как один октет, ноль означает <text:span text:style-name="T4">false</text:span>, <text:s/>любое ненулевой значение – <text:span text:style-name="T4">true</text:span>;<text:line-break/>далее упоминается как: <text:span text:style-name="T4">Bool</text:span></text:p>
        </text:list-item>
        <text:list-item>
          <text:p text:style-name="P78"><text:span text:style-name="T4">Unsigned</text:span> <text:span text:style-name="T4">Integers</text:span> (8, 16, 32, 64 <text:span text:style-name="T4">bits</text:span>) – беззнаковые целые с различным максимальными значениями, передаются как определенное количество октетов (1, 2, 4, 8) в сетевом порядке байт;<text:line-break/>далее упоминается как: <text:span text:style-name="T4">UInt</text:span>8, <text:span text:style-name="T4">UInt</text:span>16, <text:span text:style-name="T4">UInt</text:span>32, <text:span text:style-name="T4">UInt</text:span>64</text:p>
        </text:list-item>
        <text:list-item>
          <text:p text:style-name="P78"><text:span text:style-name="T4">Signed</text:span> <text:span text:style-name="T4">Integers</text:span> (16, 32 <text:span text:style-name="T4">bits</text:span>) – знаковые целые с различным максимальными/минимальными значениями, передаются как определенное количество октетов (2, 4) в сетевом порядке байт;<text:line-break/>далее упоминается как: <text:span text:style-name="T4">Int</text:span>16, <text:span text:style-name="T4">Int</text:span>32</text:p>
        </text:list-item>
        <text:list-item>
          <text:p text:style-name="P78"><text:span text:style-name="T4">TimeT</text:span><text:tab/>- знаковое целое, хранящее время в секундах, передается как <text:span text:style-name="T4">signed</text:span> <text:span text:style-name="T4">integer</text:span> (32<text:span text:style-name="T4">bit</text:span>)</text:p>
        </text:list-item>
        <text:list-item>
          <text:p text:style-name="P79"><text:span text:style-name="T4">Variable</text:span> <text:span text:style-name="T4">length</text:span> <text:span text:style-name="T4">strings</text:span> – последовательность октетов произвольной длины, передаются с префиксом длины, кодируемым следующим образом: длина, как беззнаковое целое представляется минимальным числом бит, кратным 7-ми, разбивается на группы по 7бит, которые передаются от младших к старшим в октетах, где взведенный старший бит является признаком, того что это не последний октет префикса длины:<text:line-break/>таким образом длины до 127 кодируются как один октет с нулевым старшим битом, <text:s/>длины от 128 до 16383, как два октета, со взведенным 8-м битом в первом октете и нулевым во втором, и т.д;<text:line-break/>соответственно пустая строка передается как один нулевой октет;<text:line-break/>далее упоминается как: <text:span text:style-name="T4">VarString</text:span></text:p>
        </text:list-item>
      </text:list>
      <text:p text:style-name="Text_20_body"/>
      <text:list xml:id="list1346765489" text:continue-list="list654128210"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<text:bookmark-start text:name="_Обзор_протокола_тарификации_(USSDC-"/>Обзор протокола тарификации <text:bookmark-end text:name="_Обзор_протокола_тарификации_(USSDC-"/><text:span text:style-name="T4">SMS</text:span>/<text:span text:style-name="T4">USSD</text:span> сообщений (<text:span text:style-name="T4">USSDC</text:span>-<text:span text:style-name="T4">INMAN</text:span>).</text:h>
            </text:list-item>
          </text:list>
        </text:list-item>
      </text:list>
      <text:p text:style-name="Text_20_body">Данный протокол предназначен для взаимодействия между <text:span text:style-name="T4">INMan</text:span> и его клиентами, которым необходимо осуществлять тарификацию услуг по отсылке/доставке <text:span text:style-name="T4">SMS</text:span>/<text:span text:style-name="T4">USSD</text:span> сообщений. Протокол использует единый формат <text:span text:style-name="T4">TCP</text:span>/<text:span text:style-name="T4">IP</text:span> соединений <text:span text:style-name="T4">INMan</text:span>-<text:span text:style-name="T4">a</text:span>.</text:p>
      <text:p text:style-name="Text_20_body">Клиентам для взаимодействия с <text:span text:style-name="T4">INMan</text:span>-ом необходимо инициировать транспортное соединение, после установления которого, можно начинатьобмен <text:span text:style-name="T4">PDU</text:span>.</text:p>
      <text:p text:style-name="P18"><text:soft-page-break/>Протоколом определены следующие протокольные единиц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16">Наименование</text:p>
          </table:table-cell>
          <table:table-cell table:style-name="Таблица6.A1" office:value-type="string">
            <text:p text:style-name="P16">Направлении передачи</text:p>
          </table:table-cell>
          <table:table-cell table:style-name="Таблица6.C1" office:value-type="string">
            <text:p text:style-name="P16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ChargeSms_PDU_1"><text:span text:style-name="Internet_20_link">ChargeSms</text:span></text:a></text:p>
          </table:table-cell>
          <table:table-cell table:style-name="Таблица6.A2" office:value-type="string">
            <text:p text:style-name="P17">от клиента в сторону <text:span text:style-name="T4">INMan</text:span></text:p>
          </table:table-cell>
          <table:table-cell table:style-name="Таблица6.C2" office:value-type="string">
            <text:p text:style-name="P17">Запрашивает возможность оказания услуги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ChargeSmsResult_PDU"><text:span text:style-name="Internet_20_link"><text:span text:style-name="T4">ChargeSmsResult</text:span></text:span></text:a></text:p>
          </table:table-cell>
          <table:table-cell table:style-name="Таблица6.A2" office:value-type="string">
            <text:p text:style-name="P17">от <text:span text:style-name="T4">INMan</text:span> в сторону клиента</text:p>
          </table:table-cell>
          <table:table-cell table:style-name="Таблица6.C2" office:value-type="string">
            <text:p text:style-name="P17">Разрешить<text:span text:style-name="T4">/</text:span>запретить оказание услуги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DeliverySmsResult_PDU"><text:span text:style-name="Internet_20_link">DeliverySmsResult</text:span></text:a></text:p>
          </table:table-cell>
          <table:table-cell table:style-name="Таблица6.A2" office:value-type="string">
            <text:p text:style-name="P17">от клиента в сторону <text:span text:style-name="T4">INMan</text:span></text:p>
          </table:table-cell>
          <table:table-cell table:style-name="Таблица6.C2" office:value-type="string">
            <text:p text:style-name="P17">Информирует о статусе оказания услуги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DeliveredSmsData_PDU"><text:span text:style-name="Internet_20_link"><text:span text:style-name="T4">DeliveredSmsData</text:span></text:span></text:a></text:p>
          </table:table-cell>
          <table:table-cell table:style-name="Таблица6.A2" office:value-type="string">
            <text:p text:style-name="P17">от клиента в сторону <text:span text:style-name="T4">INMan</text:span></text:p>
          </table:table-cell>
          <table:table-cell table:style-name="Таблица6.C2" office:value-type="string">
            <text:p text:style-name="P17">Сообщает данные об уже оказанной услуге для проведения тарификации.</text:p>
          </table:table-cell>
        </table:table-row>
      </table:table>
      <text:p text:style-name="Text_20_body"/>
      <text:list xml:id="list104438963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Описание взаимодействия</text:h>
                </text:list-item>
              </text:list>
            </text:list-item>
          </text:list>
        </text:list-item>
      </text:list>
      <text:p text:style-name="P41">Перечисленные протокольные единицы предназначены для организации диалога в процессе оказания услуги для её тарификации. В начале диалога клиент запрашивает возможность оказания услуги, и после получения разрешения производит оказание услуги (например, доставку сообщения) с последующим уведомление о статусе. Если в оказании услуги отказано, то уведомление производить не нужно.</text:p>
      <text:p text:style-name="P41">В случае, если одна одна из сторон столкнулась с ошибкой при приеме <text:span text:style-name="T4">PDU</text:span>, препятствующей дальнейшему взаимодействию, то эта сторона должна проиницировать закрытие текущего соединения и открыть новое.</text:p>
      <text:p text:style-name="P41"/>
      <text:list xml:id="list100295976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/>Сценарий взаимодействия (оказание услуги разрешено)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5" text:anchor-type="as-char" svg:width="7.846cm" svg:height="4.526cm" draw:z-index="5"><draw:image xlink:href="Pictures/20000055000143990000BADD51C484AD.wmf" xlink:type="simple" xlink:show="embed" xlink:actuate="onLoad"/></draw:frame></text:p>
      <text:list xml:id="list61850355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/>Сценарий взаимодействия (оказание услуги запрещено)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6" text:anchor-type="as-char" svg:width="7.846cm" svg:height="3.268cm" draw:z-index="6"><draw:image xlink:href="Pictures/2000004500014399000086FB7A53CA65.wmf" xlink:type="simple" xlink:show="embed" xlink:actuate="onLoad"/></draw:frame></text:p>
      <text:p text:style-name="Text_20_body"/>
      <text:list xml:id="list89216521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/>Сценарий взаимодействия (протарифицировать уже оказанную услугу)</text:h>
                    </text:list-item>
                  </text:list>
                </text:list-item>
              </text:list>
            </text:list-item>
          </text:list>
        </text:list-item>
      </text:list>
      <text:p text:style-name="P24"><draw:g text:anchor-type="as-char" svg:y="0cm" draw:z-index="1" draw:style-name="gr1"><draw:rect draw:style-name="gr2" draw:text-style-name="P120" svg:width="7.815cm" svg:height="2.89cm" svg:x="0cm" svg:y="0cm"><text:p/></draw:rect><draw:custom-shape draw:style-name="gr3" draw:text-style-name="P121" svg:width="2.087cm" svg:height="0.622cm" svg:x="0cm" svg:y="0.078cm"><text:p/><draw:enhanced-geometry svg:viewBox="0 0 21600 21600" draw:type="rectangle" draw:enhanced-path="M 0 0 L 21600 0 21600 21600 0 21600 0 0 Z N"/></draw:custom-shape><draw:custom-shape draw:style-name="gr4" draw:text-style-name="P121" svg:width="2.087cm" svg:height="0.622cm" svg:x="0cm" svg:y="0.078cm"><text:p/><draw:enhanced-geometry svg:viewBox="0 0 21600 21600" draw:type="rectangle" draw:enhanced-path="M 0 0 L 21600 0 21600 21600 0 21600 0 0 Z N"/></draw:custom-shape><draw:frame draw:style-name="gr5" draw:text-style-name="P122" svg:width="1.608cm" svg:height="1.056cm" svg:x="0.222cm" svg:y="0.108cm"><draw:text-box><text:p text:style-name="P122"><text:span text:style-name="T28">USSDC</text:span></text:p></draw:text-box></draw:frame><draw:custom-shape draw:style-name="gr3" draw:text-style-name="P121" svg:width="1.893cm" svg:height="0.622cm" svg:x="5.879cm" svg:y="0.078cm"><text:p/><draw:enhanced-geometry svg:viewBox="0 0 21600 21600" draw:type="rectangle" draw:enhanced-path="M 0 0 L 21600 0 21600 21600 0 21600 0 0 Z N"/></draw:custom-shape><draw:custom-shape draw:style-name="gr4" draw:text-style-name="P121" svg:width="1.893cm" svg:height="0.622cm" svg:x="5.879cm" svg:y="0.078cm"><text:p/><draw:enhanced-geometry svg:viewBox="0 0 21600 21600" draw:type="rectangle" draw:enhanced-path="M 0 0 L 21600 0 21600 21600 0 21600 0 0 Z N"/></draw:custom-shape><draw:frame draw:style-name="gr6" draw:text-style-name="P122" svg:width="1.352cm" svg:height="1.056cm" svg:x="6.137cm" svg:y="0.108cm"><draw:text-box><text:p text:style-name="P122"><text:span text:style-name="T28">INMan</text:span></text:p></draw:text-box></draw:frame><draw:line draw:style-name="gr7" draw:text-style-name="P120" svg:x1="1.044cm" svg:y1="1.949cm" svg:x2="6.482cm" svg:y2="1.951cm"><text:p/></draw:line><draw:custom-shape draw:style-name="gr8" draw:text-style-name="P121" svg:width="0.375cm" svg:height="0.251cm" svg:x="6.452cm" svg:y="1.824cm"><text:p/><draw:enhanced-geometry svg:viewBox="0 0 212 142" draw:type="non-primitive" draw:enhanced-path="M 0 0 L 212 71 0 142 0 0 Z N"/></draw:custom-shape><draw:custom-shape draw:style-name="gr3" draw:text-style-name="P121" svg:width="3.941cm" svg:height="0.401cm" svg:x="1.951cm" svg:y="1.75cm"><text:p/><draw:enhanced-geometry svg:viewBox="0 0 21600 21600" draw:type="rectangle" draw:enhanced-path="M 0 0 L 21600 0 21600 21600 0 21600 0 0 Z N"/></draw:custom-shape><draw:frame draw:style-name="gr9" draw:text-style-name="P122" svg:width="3.081cm" svg:height="0.426cm" svg:x="2.503cm" svg:y="1.905cm"><draw:text-box><text:p text:style-name="P122"><text:span text:style-name="T29">DeliveredSmsData</text:span></text:p></draw:text-box></draw:frame><draw:line draw:style-name="gr7" draw:text-style-name="P120" svg:x1="1.044cm" svg:y1="0.699cm" svg:x2="1.046cm" svg:y2="2.89cm"><text:p/></draw:line><draw:line draw:style-name="gr7" draw:text-style-name="P120" svg:x1="6.826cm" svg:y1="0.699cm" svg:x2="6.828cm" svg:y2="2.89cm"><text:p/></draw:line></draw:g></text:p>
      <text:p text:style-name="Text_20_body"/>
      <text:list xml:id="list208637962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Асинхронность протокола</text:h>
                </text:list-item>
              </text:list>
            </text:list-item>
          </text:list>
        </text:list-item>
      </text:list>
      <text:p text:style-name="Text_20_body">Протокол регламентирует последовательность операций только в рамках одного диалога. Клиент может инициировать несколько параллельных диалогов. Принадлежность протокольной единицы тому или иному диалогу отслеживается с помощью специального поля в служебном заголовке пакета, значение которого задается клиентом при старте диалога с <text:span text:style-name="T4">INMan</text:span>-ом.</text:p>
      <text:p text:style-name="Text_20_body"><text:soft-page-break/></text:p>
      <text:list xml:id="list110902957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Описание формата <text:span text:style-name="T4">PDU</text:span> </text:h>
                </text:list-item>
              </text:list>
            </text:list-item>
          </text:list>
        </text:list-item>
      </text:list>
      <text:p text:style-name="Text_20_body">Все пакеты протокола тарификации имеют единый служебный заголовок, с идентификатором формата 0<text:span text:style-name="T4">x</text:span>01 и содержащим <text:a xlink:type="simple" xlink:href="#_Асинхронность_протокола"><text:span text:style-name="Internet_20_link">идентификатор диалога с </text:span></text:a><text:a xlink:type="simple" xlink:href="#_Асинхронность_протокола"><text:span text:style-name="Internet_20_link"><text:span text:style-name="T4">INMan</text:span></text:span></text:a><text:a xlink:type="simple" xlink:href="#_Асинхронность_протокола"><text:span text:style-name="Internet_20_link">-ом</text:span></text:a>. Таким образом, все пакеты, в соответствии с <text:a xlink:type="simple" xlink:href="#_Общий_формат_протоколов"><text:span text:style-name="Internet_20_link">общим форматом пакетов</text:span></text:a>, <text:s/>имеют следующую структуру:</text:p>
      <text:p text:style-name="Text_20_body"/>
      <table:table table:name="Таблица7" table:style-name="Таблица7">
        <table:table-column table:style-name="Таблица7.A"/>
        <table:table-column table:style-name="Таблица7.B" table:number-columns-repeated="2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32">Uint32</text:p>
          </table:table-cell>
          <table:table-cell table:style-name="Таблица7.A1" office:value-type="string">
            <text:p text:style-name="P32">Uint16</text:p>
          </table:table-cell>
          <table:table-cell table:style-name="Таблица7.A1" office:value-type="string">
            <text:p text:style-name="P32">Uint16</text:p>
          </table:table-cell>
          <table:table-cell table:style-name="Таблица7.A1" office:value-type="string">
            <text:p text:style-name="P32">Uint32</text:p>
          </table:table-cell>
          <table:table-cell table:style-name="Таблица7.E1" office:value-type="string">
            <text:p text:style-name="P32"/>
          </table:table-cell>
        </table:table-row>
        <table:table-row table:style-name="Таблица7.1">
          <table:table-cell table:style-name="Таблица7.A1" office:value-type="string">
            <text:p text:style-name="P32">Packet length</text:p>
          </table:table-cell>
          <table:table-cell table:style-name="Таблица7.A1" office:value-type="string">
            <text:p text:style-name="P32">PDU tag </text:p>
          </table:table-cell>
          <table:table-cell table:style-name="Таблица7.A1" office:value-type="string">
            <text:p text:style-name="P32">0x01</text:p>
          </table:table-cell>
          <table:table-cell table:style-name="Таблица7.A1" office:value-type="string">
            <text:p text:style-name="P30"><text:span text:style-name="T4">Dialog Id</text:span><text:span text:style-name="T4"> </text:span></text:p>
          </table:table-cell>
          <table:table-cell table:style-name="Таблица7.E1" office:value-type="string">
            <text:p text:style-name="P32">PDU content</text:p>
          </table:table-cell>
        </table:table-row>
      </table:table>
      <text:p text:style-name="Text_20_body"/>
      <text:p text:style-name="Text_20_body">где:</text:p>
      <text:list xml:id="list459107009" text:style-name="WW8Num41">
        <text:list-item>
          <text:p text:style-name="P86"><text:span text:style-name="T4">Packet</text:span> <text:span text:style-name="T4">length</text:span> – длина всего пакета в октетах</text:p>
        </text:list-item>
        <text:list-item>
          <text:p text:style-name="P86"><text:span text:style-name="T4">PDU</text:span> <text:span text:style-name="T4">tag</text:span> – тэг <text:span text:style-name="T4">PDU</text:span> протокола тарификации:</text:p>
          <text:list>
            <text:list-item>
              <text:p text:style-name="P86"><text:span text:style-name="T4">0x01</text:span> - <text:a xlink:type="simple" xlink:href="#_Структура_ChargeSms_PDU_1"><text:span text:style-name="Internet_20_link"><text:span text:style-name="T5">ChargeSms</text:span></text:span></text:a> </text:p>
            </text:list-item>
            <text:list-item>
              <text:p text:style-name="P86"><text:span text:style-name="T4">0x02</text:span> - <text:a xlink:type="simple" xlink:href="#_Структура_ChargeSmsResult_PDU"><text:span text:style-name="Internet_20_link"><text:span text:style-name="T5">ChargeSmsResult</text:span></text:span></text:a><text:span text:style-name="T4"> </text:span></text:p>
            </text:list-item>
            <text:list-item>
              <text:p text:style-name="P86"><text:span text:style-name="T4">0x03</text:span> - <text:a xlink:type="simple" xlink:href="#_Структура_DeliverySmsResult_PDU"><text:span text:style-name="Internet_20_link"><text:span text:style-name="T5">DeliverySmsResult</text:span></text:span></text:a></text:p>
            </text:list-item>
            <text:list-item>
              <text:p text:style-name="P86"><text:span text:style-name="T4">0x04 - </text:span><text:a xlink:type="simple" xlink:href="#_Структура_DeliveredSmsData_PDU"><text:span text:style-name="Internet_20_link"><text:span text:style-name="T5">DeliveredSmsData</text:span></text:span></text:a></text:p>
            </text:list-item>
          </text:list>
        </text:list-item>
        <text:list-item>
          <text:p text:style-name="P86"><text:span text:style-name="T4">Dialog</text:span> <text:span text:style-name="T4">Id</text:span> – уникальный идентификатор диалога <text:span text:style-name="T4">SMSC</text:span> <text:span text:style-name="T23"></text:span> <text:span text:style-name="T4">INMan</text:span>, назначаемый <text:span text:style-name="T4">SMSC</text:span> для обеспечения асинхронности его запросов.</text:p>
        </text:list-item>
      </text:list>
      <text:p text:style-name="Text_20_body">Содержимое всех <text:span text:style-name="T4">PDU</text:span> подробно описано в главе <text:a xlink:type="simple" xlink:href="#_Структура__PDU_протокола тарификаци"><text:span text:style-name="Internet_20_link">‘Структура <text:s/></text:span></text:a><text:a xlink:type="simple" xlink:href="#_Структура__PDU_протокола тарификаци"><text:span text:style-name="Internet_20_link"><text:span text:style-name="T4">PDU</text:span></text:span></text:a><text:a xlink:type="simple" xlink:href="#_Структура__PDU_протокола тарификаци"><text:span text:style-name="Internet_20_link"> протокола тарификации </text:span></text:a><text:a xlink:type="simple" xlink:href="#_Структура__PDU_протокола тарификаци"><text:span text:style-name="Internet_20_link"><text:span text:style-name="T4">SMS</text:span></text:span></text:a><text:a xlink:type="simple" xlink:href="#_Структура__PDU_протокола тарификаци"><text:span text:style-name="Internet_20_link">/</text:span></text:a><text:a xlink:type="simple" xlink:href="#_Структура__PDU_протокола тарификаци"><text:span text:style-name="Internet_20_link"><text:span text:style-name="T4">USSD</text:span></text:span></text:a><text:a xlink:type="simple" xlink:href="#_Структура__PDU_протокола тарификаци"><text:span text:style-name="Internet_20_link"> сообщений.’</text:span></text:a></text:p>
      <text:p text:style-name="Text_20_body"/>
      <text:list xml:id="list1780008556" text:continue-list="list1109029573"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Структура <text:s/><text:span text:style-name="T4">PDU</text:span> протокола тарификации <text:span text:style-name="T4">SMS</text:span>/<text:span text:style-name="T4">USSD</text:span> сообщений.</text:h>
            </text:list-item>
          </text:list>
        </text:list-item>
      </text:list>
      <text:p text:style-name="Text_20_body"/>
      <text:list xml:id="list206179711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Структура_ChargeSms_PDU_1"/>Структура <text:bookmark-end text:name="_Структура_ChargeSms_PDU_1"/><text:span text:style-name="T4">ChargeSms</text:span> <text:span text:style-name="T4">PDU</text:span> (тэг 0<text:span text:style-name="T4">x</text:span>01)</text:h>
                </text:list-item>
              </text:list>
            </text:list-item>
          </text:list>
        </text:list-item>
      </text:list>
      <text:p text:style-name="Text_20_body"/>
      <text:p text:style-name="Text_20_body">Данное <text:span text:style-name="T4">PDU</text:span> содержит данные для инициации диалога с <text:span text:style-name="T4">IN</text:span> платформой и данные для генерации <text:span text:style-name="T4">CDR</text:span>.</text:p>
      <text:p text:style-name="Text_20_body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30">Поле</text:p>
          </table:table-cell>
          <table:table-cell table:style-name="Таблица8.A1" office:value-type="string">
            <text:p text:style-name="P30">Тип</text:p>
          </table:table-cell>
          <table:table-cell table:style-name="Таблица8.A1" office:value-type="string">
            <text:p text:style-name="P30">Длина</text:p>
          </table:table-cell>
          <table:table-cell table:style-name="Таблица8.D1" office:value-type="string">
            <text:p text:style-name="P30">Описание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29">Служебные поля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32">mtBill</text:p>
          </table:table-cell>
          <table:table-cell table:style-name="Таблица8.A3" office:value-type="string">
            <text:p text:style-name="P32">Bool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флаг типа тарификации: 0<text:span text:style-name="T4">x</text:span>00 – <text:span text:style-name="T4">MO</text:span>, иначе - <text:span text:style-name="T4">MT</text:span></text:p>
          </table:table-cell>
        </table:table-row>
        <table:table-row table:style-name="Таблица8.1">
          <table:table-cell table:style-name="Таблица8.A3" office:value-type="string">
            <text:p text:style-name="P30">smsXSrvsId</text:p>
          </table:table-cell>
          <table:table-cell table:style-name="Таблица8.A3" office:value-type="string">
            <text:p text:style-name="P32">UInt32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совместная маска использованных 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 и флагов спец. тарификаци:</text:p>
            <text:p text:style-name="P27">0x40000000 – безусловная тарификация через <text:span text:style-name="T4">IN</text:span>-платформу, независимо от параметра <text:s/>файла конфигурации <text:a xlink:type="simple" xlink:href="#_Параметры_секции_Billing."><text:span text:style-name="Internet_20_link"><text:span text:style-name="T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4">billMode</text:span></text:span></text:a>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29">Данные для диалога с <text:span text:style-name="T4">IN</text:span> платформой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32">dstSubscriberNumber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– 21</text:p>
          </table:table-cell>
          <table:table-cell table:style-name="Таблица8.A2" office:value-type="string">
            <text:p text:style-name="P30">адрес получателя</text:p>
          </table:table-cell>
        </table:table-row>
        <table:table-row table:style-name="Таблица8.1">
          <table:table-cell table:style-name="Таблица8.A3" office:value-type="string">
            <text:p text:style-name="P32">callingPartyNumber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– 21</text:p>
          </table:table-cell>
          <table:table-cell table:style-name="Таблица8.A2" office:value-type="string">
            <text:p text:style-name="P30">адрес отправителя</text:p>
          </table:table-cell>
        </table:table-row>
        <table:table-row table:style-name="Таблица8.1">
          <table:table-cell table:style-name="Таблица8.A3" office:value-type="string">
            <text:p text:style-name="P30">callingImsi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–<text:span text:style-name="T4"> 21</text:span></text:p>
          </table:table-cell>
          <table:table-cell table:style-name="Таблица8.A2" office:value-type="string">
            <text:p text:style-name="P30"><text:span text:style-name="T4">IMSI</text:span> отправителя</text:p>
          </table:table-cell>
        </table:table-row>
        <table:table-row table:style-name="Таблица8.1">
          <table:table-cell table:style-name="Таблица8.A3" office:value-type="string">
            <text:p text:style-name="P30">smscAddress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–<text:span text:style-name="T4"> 21</text:span></text:p>
          </table:table-cell>
          <table:table-cell table:style-name="Таблица8.A2" office:value-type="string">
            <text:p text:style-name="P30"><text:span text:style-name="T4">SMSC</text:span> адрес получателя</text:p>
          </table:table-cell>
        </table:table-row>
        <table:table-row table:style-name="Таблица8.1">
          <table:table-cell table:style-name="Таблица8.A3" office:value-type="string">
            <text:p text:style-name="P30">submitTimeTZ</text:p>
          </table:table-cell>
          <table:table-cell table:style-name="Таблица8.A3" office:value-type="string">
            <text:p text:style-name="P32">TimeT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время посылки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30">tpShortMessageSpecificInfo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10"><text:span text:style-name="T22">первый</text:span><text:span text:style-name="T7"> </text:span><text:span text:style-name="T22">октет</text:span><text:span text:style-name="T7"> short message TPDU <text:s/>(3GPP TS 23.040)</text:span></text:p>
            <text:p text:style-name="P8"><text:soft-page-break/></text:p>
          </table:table-cell>
        </table:table-row>
        <table:table-row table:style-name="Таблица8.1">
          <table:table-cell table:style-name="Таблица8.A3" office:value-type="string">
            <text:p text:style-name="P32">tpProtocolIdentifier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идентификатор протокола из <text:span text:style-name="T7">short</text:span><text:span text:style-name="T22"> </text:span><text:span text:style-name="T7">message</text:span><text:span text:style-name="T22"> </text:span><text:span text:style-name="T7">TPDU</text:span><text:span text:style-name="T22"> <text:s/></text:span></text:p>
          </table:table-cell>
        </table:table-row>
        <table:table-row table:style-name="Таблица8.1">
          <table:table-cell table:style-name="Таблица8.A3" office:value-type="string">
            <text:p text:style-name="P32">tpDataCodingScheme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<text:span text:style-name="T4">DCS </text:span>из<text:span text:style-name="T4"> </text:span><text:span text:style-name="T7">short message TPDU <text:s/></text:span></text:p>
          </table:table-cell>
        </table:table-row>
        <table:table-row table:style-name="Таблица8.1">
          <table:table-cell table:style-name="Таблица8.A3" office:value-type="string">
            <text:p text:style-name="P32">tpValidityPeriod</text:p>
          </table:table-cell>
          <table:table-cell table:style-name="Таблица8.A3" office:value-type="string">
            <text:p text:style-name="P32">TimeT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период жизни сообщения в секундах</text:p>
          </table:table-cell>
        </table:table-row>
        <table:table-row table:style-name="Таблица8.1">
          <table:table-cell table:style-name="Таблица8.A3" office:value-type="string">
            <text:p text:style-name="P32">locationInformationMSC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<text:span text:style-name="T4">1 – </text:span><text:span text:style-name="T4">21</text:span></text:p>
          </table:table-cell>
          <table:table-cell table:style-name="Таблица8.A2" office:value-type="string">
            <text:p text:style-name="P30">номер коммутатора, в зоне действия которого находился отправитель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29">Данные для генерации <text:span text:style-name="T4">CDR</text:span>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30">callingSMEid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- <text:span text:style-name="T4">…</text:span></text:p>
          </table:table-cell>
          <table:table-cell table:style-name="Таблица8.A2" office:value-type="string">
            <text:p text:style-name="P30">идентификатор службы, через которую сообщение принято</text:p>
          </table:table-cell>
        </table:table-row>
        <table:table-row table:style-name="Таблица8.1">
          <table:table-cell table:style-name="Таблица8.A3" office:value-type="string">
            <text:p text:style-name="P30">routeId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- <text:span text:style-name="T4">…</text:span></text:p>
          </table:table-cell>
          <table:table-cell table:style-name="Таблица8.A2" office:value-type="string">
            <text:p text:style-name="P30">идентификатор<text:span text:style-name="T4"> </text:span>маршрута</text:p>
          </table:table-cell>
        </table:table-row>
        <table:table-row table:style-name="Таблица8.1">
          <table:table-cell table:style-name="Таблица8.A3" office:value-type="string">
            <text:p text:style-name="P32">serviceId</text:p>
          </table:table-cell>
          <table:table-cell table:style-name="Таблица8.A3" office:value-type="string">
            <text:p text:style-name="P32">Int32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идентификатор услуги (из маршрута)</text:p>
          </table:table-cell>
        </table:table-row>
        <table:table-row table:style-name="Таблица8.1">
          <table:table-cell table:style-name="Таблица8.A3" office:value-type="string">
            <text:p text:style-name="P32">userMsgRef</text:p>
          </table:table-cell>
          <table:table-cell table:style-name="Таблица8.A3" office:value-type="string">
            <text:p text:style-name="P30"><text:span text:style-name="T4">Int</text:span><text:span text:style-name="T4">32</text:span>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пользовательский идентификатор сообщения <text:span text:style-name="T4">(SMPP)</text:span></text:p>
          </table:table-cell>
        </table:table-row>
        <table:table-row table:style-name="Таблица8.1">
          <table:table-cell table:style-name="Таблица8.A3" office:value-type="string">
            <text:p text:style-name="P32">msgId</text:p>
          </table:table-cell>
          <table:table-cell table:style-name="Таблица8.A3" office:value-type="string">
            <text:p text:style-name="P32">UInt64</text:p>
          </table:table-cell>
          <table:table-cell table:style-name="Таблица8.A3" office:value-type="string">
            <text:p text:style-name="P32">8</text:p>
          </table:table-cell>
          <table:table-cell table:style-name="Таблица8.A2" office:value-type="string">
            <text:p text:style-name="P30">системный идентификатор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32">ussdServiceOp</text:p>
          </table:table-cell>
          <table:table-cell table:style-name="Таблица8.A3" office:value-type="string">
            <text:p text:style-name="P32">Int32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код<text:span text:style-name="T4"> USSD </text:span>операции</text:p>
          </table:table-cell>
        </table:table-row>
        <table:table-row table:style-name="Таблица8.1">
          <table:table-cell table:style-name="Таблица8.A3" office:value-type="string">
            <text:p text:style-name="P32">partsNum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число частей для <text:span text:style-name="T4">multipart</text:span>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30">msgLen</text:p>
          </table:table-cell>
          <table:table-cell table:style-name="Таблица8.A3" office:value-type="string">
            <text:p text:style-name="P32">UInt16</text:p>
          </table:table-cell>
          <table:table-cell table:style-name="Таблица8.A3" office:value-type="string">
            <text:p text:style-name="P32">2</text:p>
          </table:table-cell>
          <table:table-cell table:style-name="Таблица8.A2" office:value-type="string">
            <text:p text:style-name="P30">общая длина сообщения (все части)</text:p>
          </table:table-cell>
        </table:table-row>
        <table:table-row table:style-name="Таблица8.1">
          <table:table-cell table:style-name="Таблица8.A3" office:value-type="string">
            <text:p text:style-name="P30">ch<text:span text:style-name="T4">a</text:span>rg<text:span text:style-name="T4">e</text:span>Mode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тип тарификации:</text:p>
            <text:p text:style-name="P27">0 - <text:span text:style-name="T4">ON</text:span>_<text:span text:style-name="T4">SUBMIT</text:span> – тарифицировать посылку сообщения,</text:p>
            <text:p text:style-name="P27">1 - <text:span text:style-name="T4">ON</text:span>_<text:span text:style-name="T4">DELIVERY</text:span> (по умолчанию) – тарифицировать доставку сообщения</text:p>
          </table:table-cell>
        </table:table-row>
        <table:table-row table:style-name="Таблица8.1">
          <table:table-cell table:style-name="Таблица8.A26" office:value-type="string">
            <text:p text:style-name="P30">dsmSrvType</text:p>
          </table:table-cell>
          <table:table-cell table:style-name="Таблица8.A26" office:value-type="string">
            <text:p text:style-name="P32">VarString</text:p>
          </table:table-cell>
          <table:table-cell table:style-name="Таблица8.A26" office:value-type="string">
            <text:p text:style-name="P32">1 - …</text:p>
          </table:table-cell>
          <table:table-cell table:style-name="Таблица8.D26" office:value-type="string">
            <text:p text:style-name="P30">тип SMS сервиса, ассоциированного с сообщением (SMPP) </text:p>
          </table:table-cell>
        </table:table-row>
      </table:table>
      <text:p text:style-name="Text_20_body"/>
      <text:p text:style-name="Text_20_body"/>
      <text:list xml:id="list131619799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Структура_ChargeSmsResult_PDU"/>Структура<text:bookmark-end text:name="_Структура_ChargeSmsResult_PDU"/><text:span text:style-name="T4"> ChargeSmsResult PDU (</text:span>тэг<text:span text:style-name="T4"> 0x02)</text:span></text:h>
                </text:list-item>
              </text:list>
            </text:list-item>
          </text:list>
        </text:list-item>
      </text:list>
      <text:p text:style-name="P23"/>
      <text:p text:style-name="Text_20_body">Данное <text:span text:style-name="T4">PDU</text:span> содержит ответ <text:span text:style-name="T4">INMan</text:span>-<text:span text:style-name="T4">a</text:span> на запрос услуги.</text:p>
      <text:p text:style-name="Text_20_body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30">Поле</text:p>
          </table:table-cell>
          <table:table-cell table:style-name="Таблица9.A1" office:value-type="string">
            <text:p text:style-name="P30">Тип</text:p>
          </table:table-cell>
          <table:table-cell table:style-name="Таблица9.A1" office:value-type="string">
            <text:p text:style-name="P30">Длина</text:p>
          </table:table-cell>
          <table:table-cell table:style-name="Таблица9.D1" office:value-type="string">
            <text:p text:style-name="P30">Описание</text:p>
          </table:table-cell>
        </table:table-row>
        <table:table-row table:style-name="Таблица9.1">
          <table:table-cell table:style-name="Таблица9.A2" office:value-type="string">
            <text:p text:style-name="P32">value</text:p>
          </table:table-cell>
          <table:table-cell table:style-name="Таблица9.A2" office:value-type="string">
            <text:p text:style-name="P32">UInt16</text:p>
          </table:table-cell>
          <table:table-cell table:style-name="Таблица9.A2" office:value-type="string">
            <text:p text:style-name="P32">2</text:p>
          </table:table-cell>
          <table:table-cell table:style-name="Таблица9.D2" office:value-type="string">
            <text:p text:style-name="P30">0<text:span text:style-name="T4">x</text:span>00 – услуга доступна, иначе - недоступна</text:p>
          </table:table-cell>
        </table:table-row>
        <table:table-row table:style-name="Таблица9.1">
          <table:table-cell table:style-name="Таблица9.A2" office:value-type="string">
            <text:p text:style-name="P32">errorcode</text:p>
          </table:table-cell>
          <table:table-cell table:style-name="Таблица9.A2" office:value-type="string">
            <text:p text:style-name="P32">Uint32</text:p>
          </table:table-cell>
          <table:table-cell table:style-name="Таблица9.A2" office:value-type="string">
            <text:p text:style-name="P32">4</text:p>
          </table:table-cell>
          <table:table-cell table:style-name="Таблица9.D2" office:value-type="string">
            <text:p text:style-name="P30">Универсальный код ошибки <text:span text:style-name="T4">INMan</text:span>-<text:span text:style-name="T4">a</text:span></text:p>
            <text:p text:style-name="P27"><text:span text:style-name="T4">NOTE</text:span>: <text:s/>ненулевой код возможен и при разрешении услуги, это означает, что несмотря на ошибку взаимодействия с <text:span text:style-name="T4">IN</text:span>, <text:s/>конфигурация <text:span text:style-name="T4">INMan</text:span>-а позволяет протарифицировать услугу через <text:span text:style-name="T4">CDR</text:span>.</text:p>
          </table:table-cell>
        </table:table-row>
        <table:table-row table:style-name="Таблица9.1">
          <table:table-cell table:style-name="Таблица9.A2" office:value-type="string">
            <text:p text:style-name="P32">errMsg</text:p>
          </table:table-cell>
          <table:table-cell table:style-name="Таблица9.A2" office:value-type="string">
            <text:p text:style-name="P32">VarString</text:p>
          </table:table-cell>
          <table:table-cell table:style-name="Таблица9.A2" office:value-type="string">
            <text:p text:style-name="P30">1 .. <text:span text:style-name="T4">N</text:span></text:p>
          </table:table-cell>
          <table:table-cell table:style-name="Таблица9.D2" office:value-type="string">
            <text:p text:style-name="P30">расшифровка кода ошибки</text:p>
          </table:table-cell>
        </table:table-row>
        <table:table-row table:style-name="Таблица9.1">
          <table:table-cell table:style-name="Таблица9.A5" office:value-type="string">
            <text:p text:style-name="P39">cntrType</text:p>
          </table:table-cell>
          <table:table-cell table:style-name="Таблица9.A5" office:value-type="string">
            <text:p text:style-name="P39">Uint8</text:p>
          </table:table-cell>
          <table:table-cell table:style-name="Таблица9.C5" office:value-type="float" office:value="1">
            <text:p text:style-name="P30">1</text:p>
          </table:table-cell>
          <table:table-cell table:style-name="Таблица9.D5" office:value-type="string">
            <text:p text:style-name="P30">тип контракта:</text:p>
            <text:p text:style-name="P27">0<text:span text:style-name="T4">x</text:span>00 – <text:span text:style-name="T4">unknown</text:span> или контракт не удалось определить из-за ошибки (см. код в <text:span text:style-name="T4">errorcode</text:span>)</text:p>
            <text:p text:style-name="P27"><text:span text:style-name="T4">0</text:span><text:span text:style-name="T4">x01 – postpaid,</text:span></text:p>
            <text:p text:style-name="P40">0<text:span text:style-name="T4">x</text:span>02 – <text:span text:style-name="T4">prepaid</text:span>(обслуживается <text:span text:style-name="T4">IN</text:span>-платформой)</text:p>
          </table:table-cell>
        </table:table-row>
      </table:table>
      <text:p text:style-name="Text_20_body"/>
      <text:p text:style-name="Text_20_body"/>
      <text:list xml:id="list146742258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<text:s/><text:bookmark-start text:name="_Структура_DeliverySmsResult_PDU"/>Структура<text:bookmark-end text:name="_Структура_DeliverySmsResult_PDU"/><text:span text:style-name="T4"> DeliverySmsResult PDU (</text:span>тэг<text:span text:style-name="T4"> 0x03)</text:span></text:h>
                </text:list-item>
              </text:list>
            </text:list-item>
          </text:list>
        </text:list-item>
      </text:list>
      <text:p text:style-name="P23"/>
      <text:p text:style-name="Text_20_body">Данное <text:span text:style-name="T4">PDU</text:span> содержит данные для завершения диалога с <text:span text:style-name="T4">IN</text:span> платформой и данные для генерации <text:span text:style-name="T4">CDR</text:span>.</text:p>
      <text:p text:style-name="Text_20_body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office:value-type="string">
            <text:p text:style-name="P30">Поле</text:p>
          </table:table-cell>
          <table:table-cell table:style-name="Таблица10.A1" office:value-type="string">
            <text:p text:style-name="P30">Тип</text:p>
          </table:table-cell>
          <table:table-cell table:style-name="Таблица10.A1" office:value-type="string">
            <text:p text:style-name="P30">Длина</text:p>
          </table:table-cell>
          <table:table-cell table:style-name="Таблица10.D1" office:value-type="string">
            <text:p text:style-name="P30">Описание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29">Данные для диалога с <text:span text:style-name="T4">IN</text:span> платформой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office:value-type="string">
            <text:p text:style-name="P30">value</text:p>
          </table:table-cell>
          <table:table-cell table:style-name="Таблица10.A3" office:value-type="string">
            <text:p text:style-name="P32">UInt32</text:p>
          </table:table-cell>
          <table:table-cell table:style-name="Таблица10.A3" office:value-type="string">
            <text:p text:style-name="P32">2</text:p>
          </table:table-cell>
          <table:table-cell table:style-name="Таблица10.A2" office:value-type="string">
            <text:p text:style-name="P30">0<text:span text:style-name="T4">x</text:span>00 – доставка успешна, иначе код ошибки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29">Данные для генерации <text:span text:style-name="T4">CDR</text:span>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office:value-type="string">
            <text:p text:style-name="P32">final</text:p>
          </table:table-cell>
          <table:table-cell table:style-name="Таблица10.A3" office:value-type="string">
            <text:p text:style-name="P32">Bool</text:p>
          </table:table-cell>
          <table:table-cell table:style-name="Таблица10.A3" office:value-type="string">
            <text:p text:style-name="P32">1</text:p>
          </table:table-cell>
          <table:table-cell table:style-name="Таблица10.A2" office:value-type="string">
            <text:p text:style-name="P30"><text:span text:style-name="T4">true – </text:span>последняя попытка доставки</text:p>
          </table:table-cell>
        </table:table-row>
        <table:table-row table:style-name="Таблица10.1">
          <table:table-cell table:style-name="Таблица10.A3" office:value-type="string">
            <text:p text:style-name="P30">destImsi</text:p>
          </table:table-cell>
          <table:table-cell table:style-name="Таблица10.A3" office:value-type="string">
            <text:p text:style-name="P32">VarString</text:p>
          </table:table-cell>
          <table:table-cell table:style-name="Таблица10.A3" office:value-type="string">
            <text:p text:style-name="P30">1 –<text:span text:style-name="T4"> 21</text:span></text:p>
          </table:table-cell>
          <table:table-cell table:style-name="Таблица10.A2" office:value-type="string">
            <text:p text:style-name="P30"><text:span text:style-name="T4">IMSI</text:span> получателя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0">destMSC</text:p>
          </table:table-cell>
          <table:table-cell table:style-name="Таблица10.A3" office:value-type="string">
            <text:p text:style-name="P32">VarString</text:p>
          </table:table-cell>
          <table:table-cell table:style-name="Таблица10.A3" office:value-type="string">
            <text:p text:style-name="P30">1 –<text:span text:style-name="T4"> 21</text:span></text:p>
          </table:table-cell>
          <table:table-cell table:style-name="Таблица10.A2" office:value-type="string">
            <text:p text:style-name="P30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0">destSMEid</text:p>
          </table:table-cell>
          <table:table-cell table:style-name="Таблица10.A3" office:value-type="string">
            <text:p text:style-name="P32">VarString</text:p>
          </table:table-cell>
          <table:table-cell table:style-name="Таблица10.A3" office:value-type="string">
            <text:p text:style-name="P30">1 - <text:span text:style-name="T4">…</text:span></text:p>
          </table:table-cell>
          <table:table-cell table:style-name="Таблица10.A2" office:value-type="string">
            <text:p text:style-name="P30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0">divertedAdr</text:p>
          </table:table-cell>
          <table:table-cell table:style-name="Таблица10.A3" office:value-type="string">
            <text:p text:style-name="P32">VarString</text:p>
          </table:table-cell>
          <table:table-cell table:style-name="Таблица10.A3" office:value-type="string">
            <text:p text:style-name="P30">1 -<text:span text:style-name="T4"> 21</text:span></text:p>
          </table:table-cell>
          <table:table-cell table:style-name="Таблица10.A2" office:value-type="string">
            <text:p text:style-name="P30">Изначальный адрес получателя, если доставка была произведена на другой адрес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0">finalTimeTZ</text:p>
          </table:table-cell>
          <table:table-cell table:style-name="Таблица10.A3" office:value-type="string">
            <text:p text:style-name="P32">TimeT</text:p>
          </table:table-cell>
          <table:table-cell table:style-name="Таблица10.A3" office:value-type="string">
            <text:p text:style-name="P32">4</text:p>
          </table:table-cell>
          <table:table-cell table:style-name="Таблица10.A2" office:value-type="string">
            <text:p text:style-name="P30">Время последней <text:s/>доставки или попытки доставки</text:p>
          </table:table-cell>
        </table:table-row>
      </table:table>
      <text:p text:style-name="Text_20_body"/>
      <text:p text:style-name="P27"/>
      <text:list xml:id="list56688227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Структура_DeliveredSmsData_PDU"/>Структура<text:bookmark-end text:name="_Структура_DeliveredSmsData_PDU"/><text:span text:style-name="T4"> DeliveredSmsData PDU (</text:span>тэг<text:span text:style-name="T4"> 0x04)</text:span></text:h>
                </text:list-item>
              </text:list>
            </text:list-item>
          </text:list>
        </text:list-item>
      </text:list>
      <text:p text:style-name="P31"/>
      <text:p text:style-name="Text_20_body">Данное <text:span text:style-name="T4">PDU</text:span> содержит все данные об уже доставленном сообщении, достаточные для инициации диалога с <text:span text:style-name="T4">IN</text:span> платформой и <text:s/>генерации <text:span text:style-name="T4">CDR</text:span>. На данный момент это <text:span text:style-name="T4">PDU</text:span> используется только для проведения тарификации типа <text:span text:style-name="T4">ON</text:span>_<text:span text:style-name="T4">DATA</text:span>_<text:span text:style-name="T4">COLLECTED</text:span> (см. <text:a xlink:type="simple" xlink:href="#_Логика_тарификации"><text:span text:style-name="Internet_20_link">Логика и режимы тарификации.</text:span></text:a>) </text:p>
      <text:p text:style-name="Text_20_body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office:value-type="string">
            <text:p text:style-name="P30">Поле</text:p>
          </table:table-cell>
          <table:table-cell table:style-name="Таблица11.A1" office:value-type="string">
            <text:p text:style-name="P30">Тип</text:p>
          </table:table-cell>
          <table:table-cell table:style-name="Таблица11.A1" office:value-type="string">
            <text:p text:style-name="P30">Длина</text:p>
          </table:table-cell>
          <table:table-cell table:style-name="Таблица11.D1" office:value-type="string">
            <text:p text:style-name="P30">Описание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29">Служебные поля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32">mtBill</text:p>
          </table:table-cell>
          <table:table-cell table:style-name="Таблица11.A3" office:value-type="string">
            <text:p text:style-name="P32">Bool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30">флаг типа тарификации: 0<text:span text:style-name="T4">x</text:span>00 – <text:span text:style-name="T4">MO</text:span>, иначе - <text:span text:style-name="T4">MT</text:span></text:p>
          </table:table-cell>
        </table:table-row>
        <table:table-row table:style-name="Таблица11.1">
          <table:table-cell table:style-name="Таблица11.A3" office:value-type="string">
            <text:p text:style-name="P30">smsXSrvsId</text:p>
          </table:table-cell>
          <table:table-cell table:style-name="Таблица11.A3" office:value-type="string">
            <text:p text:style-name="P32">UInt32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совместная маска использованных 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 и флагов спец. тарификаци:</text:p>
            <text:p text:style-name="P27">0x40000000 – безусловная тарификация через <text:span text:style-name="T4">IN</text:span>-платформу, независимо от параметра <text:s/>файла конфигурации <text:a xlink:type="simple" xlink:href="#_Параметры_секции_Billing."><text:span text:style-name="Internet_20_link"><text:span text:style-name="T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4">billMode</text:span></text:span></text:a>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29">Данные для диалога с <text:span text:style-name="T4">IN</text:span> платформой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30"><text:span text:style-name="T4">dstSubscriber</text:span><text:span text:style-name="T4">Number</text:span>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 21</text:p>
          </table:table-cell>
          <table:table-cell table:style-name="Таблица11.A2" office:value-type="string">
            <text:p text:style-name="P30">адрес получателя</text:p>
          </table:table-cell>
        </table:table-row>
        <table:table-row table:style-name="Таблица11.1">
          <table:table-cell table:style-name="Таблица11.A3" office:value-type="string">
            <text:p text:style-name="P32">callingPartyNumber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 21</text:p>
          </table:table-cell>
          <table:table-cell table:style-name="Таблица11.A2" office:value-type="string">
            <text:p text:style-name="P30">адрес отправителя</text:p>
          </table:table-cell>
        </table:table-row>
        <table:table-row table:style-name="Таблица11.1">
          <table:table-cell table:style-name="Таблица11.A3" office:value-type="string">
            <text:p text:style-name="P30">callingImsi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<text:span text:style-name="T4"> 21</text:span></text:p>
          </table:table-cell>
          <table:table-cell table:style-name="Таблица11.A2" office:value-type="string">
            <text:p text:style-name="P30"><text:span text:style-name="T4">IMSI</text:span> отправителя</text:p>
          </table:table-cell>
        </table:table-row>
        <table:table-row table:style-name="Таблица11.1">
          <table:table-cell table:style-name="Таблица11.A3" office:value-type="string">
            <text:p text:style-name="P30">smscAddress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<text:span text:style-name="T4"> 21</text:span></text:p>
          </table:table-cell>
          <table:table-cell table:style-name="Таблица11.A2" office:value-type="string">
            <text:p text:style-name="P30"><text:span text:style-name="T4">SMSC</text:span> адрес получателя</text:p>
          </table:table-cell>
        </table:table-row>
        <table:table-row table:style-name="Таблица11.1">
          <table:table-cell table:style-name="Таблица11.A3" office:value-type="string">
            <text:p text:style-name="P30">submitTimeTZ</text:p>
          </table:table-cell>
          <table:table-cell table:style-name="Таблица11.A3" office:value-type="string">
            <text:p text:style-name="P32">TimeT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время посылки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30">tpShortMessageSpecificInfo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10"><text:span text:style-name="T22">первый</text:span><text:span text:style-name="T7"> </text:span><text:span text:style-name="T22">октет</text:span><text:span text:style-name="T7"> short message TPDU <text:s/>(3GPP TS 23.040)</text:span></text:p>
            <text:p text:style-name="P8"/>
          </table:table-cell>
        </table:table-row>
        <table:table-row table:style-name="Таблица11.1">
          <table:table-cell table:style-name="Таблица11.A3" office:value-type="string">
            <text:p text:style-name="P32">tpProtocolIdentifier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30">идентификатор протокола из <text:span text:style-name="T7">short</text:span><text:span text:style-name="T22"> </text:span><text:span text:style-name="T7">message</text:span><text:span text:style-name="T22"> </text:span><text:span text:style-name="T7">TPDU</text:span><text:span text:style-name="T22"> <text:s/></text:span></text:p>
          </table:table-cell>
        </table:table-row>
        <table:table-row table:style-name="Таблица11.1">
          <table:table-cell table:style-name="Таблица11.A3" office:value-type="string">
            <text:p text:style-name="P32">tpDataCodingScheme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30"><text:span text:style-name="T4">DCS </text:span>из<text:span text:style-name="T4"> </text:span><text:span text:style-name="T7">short message TPDU <text:s/></text:span></text:p>
          </table:table-cell>
        </table:table-row>
        <text:soft-page-break/>
        <table:table-row table:style-name="Таблица11.1">
          <table:table-cell table:style-name="Таблица11.A3" office:value-type="string">
            <text:p text:style-name="P32">tpValidityPeriod</text:p>
          </table:table-cell>
          <table:table-cell table:style-name="Таблица11.A3" office:value-type="string">
            <text:p text:style-name="P32">TimeT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период жизни сообщения в секундах</text:p>
          </table:table-cell>
        </table:table-row>
        <table:table-row table:style-name="Таблица11.1">
          <table:table-cell table:style-name="Таблица11.A3" office:value-type="string">
            <text:p text:style-name="P32">locationInformationMSC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<text:span text:style-name="T4">1 – </text:span><text:span text:style-name="T4">21</text:span></text:p>
          </table:table-cell>
          <table:table-cell table:style-name="Таблица11.A2" office:value-type="string">
            <text:p text:style-name="P30">номер коммутатора, в зоне действия которого находился отправитель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29">Данные для генерации <text:span text:style-name="T4">CDR</text:span>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30">callingSMEid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- <text:span text:style-name="T4">…</text:span></text:p>
          </table:table-cell>
          <table:table-cell table:style-name="Таблица11.A2" office:value-type="string">
            <text:p text:style-name="P30">идентификатор службы, через которую сообщение принято</text:p>
          </table:table-cell>
        </table:table-row>
        <table:table-row table:style-name="Таблица11.1">
          <table:table-cell table:style-name="Таблица11.A3" office:value-type="string">
            <text:p text:style-name="P30">routeId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- <text:span text:style-name="T4">…</text:span></text:p>
          </table:table-cell>
          <table:table-cell table:style-name="Таблица11.A2" office:value-type="string">
            <text:p text:style-name="P30">идентификатор<text:span text:style-name="T4"> </text:span>маршрута</text:p>
          </table:table-cell>
        </table:table-row>
        <table:table-row table:style-name="Таблица11.1">
          <table:table-cell table:style-name="Таблица11.A3" office:value-type="string">
            <text:p text:style-name="P32">serviceId</text:p>
          </table:table-cell>
          <table:table-cell table:style-name="Таблица11.A3" office:value-type="string">
            <text:p text:style-name="P32">Int32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идентификатор услуги (из маршрута)</text:p>
          </table:table-cell>
        </table:table-row>
        <table:table-row table:style-name="Таблица11.1">
          <table:table-cell table:style-name="Таблица11.A3" office:value-type="string">
            <text:p text:style-name="P32">userMsgRef</text:p>
          </table:table-cell>
          <table:table-cell table:style-name="Таблица11.A3" office:value-type="string">
            <text:p text:style-name="P32">Int32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пользовательский идентификатор сообщения <text:span text:style-name="T4">(SMPP)</text:span></text:p>
          </table:table-cell>
        </table:table-row>
        <table:table-row table:style-name="Таблица11.1">
          <table:table-cell table:style-name="Таблица11.A3" office:value-type="string">
            <text:p text:style-name="P32">msgId</text:p>
          </table:table-cell>
          <table:table-cell table:style-name="Таблица11.A3" office:value-type="string">
            <text:p text:style-name="P32">UInt64</text:p>
          </table:table-cell>
          <table:table-cell table:style-name="Таблица11.A3" office:value-type="string">
            <text:p text:style-name="P32">8</text:p>
          </table:table-cell>
          <table:table-cell table:style-name="Таблица11.A2" office:value-type="string">
            <text:p text:style-name="P30">системный идентификатор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32">ussdServiceOp</text:p>
          </table:table-cell>
          <table:table-cell table:style-name="Таблица11.A3" office:value-type="string">
            <text:p text:style-name="P32">Int32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код<text:span text:style-name="T4"> USSD </text:span>операции</text:p>
          </table:table-cell>
        </table:table-row>
        <table:table-row table:style-name="Таблица11.1">
          <table:table-cell table:style-name="Таблица11.A3" office:value-type="string">
            <text:p text:style-name="P32">partsNum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30">число частей для <text:span text:style-name="T4">multipart</text:span>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30">msgLen</text:p>
          </table:table-cell>
          <table:table-cell table:style-name="Таблица11.A3" office:value-type="string">
            <text:p text:style-name="P32">UInt16</text:p>
          </table:table-cell>
          <table:table-cell table:style-name="Таблица11.A3" office:value-type="string">
            <text:p text:style-name="P32">2</text:p>
          </table:table-cell>
          <table:table-cell table:style-name="Таблица11.A2" office:value-type="string">
            <text:p text:style-name="P30">общая длина сообщения (все части)</text:p>
          </table:table-cell>
        </table:table-row>
        <table:table-row table:style-name="Таблица11.1">
          <table:table-cell table:style-name="Таблица11.A25" office:value-type="string">
            <text:p text:style-name="P30">dsmSrvType</text:p>
          </table:table-cell>
          <table:table-cell table:style-name="Таблица11.A25" office:value-type="string">
            <text:p text:style-name="P32">VarString</text:p>
          </table:table-cell>
          <table:table-cell table:style-name="Таблица11.A25" office:value-type="string">
            <text:p text:style-name="P32">1 - …</text:p>
          </table:table-cell>
          <table:table-cell table:style-name="Таблица11.D25" office:value-type="string">
            <text:p text:style-name="P30">тип SMS сервиса, ассоциированного с сообщением (SMPP) </text:p>
          </table:table-cell>
        </table:table-row>
        <table:table-row table:style-name="Таблица11.1">
          <table:table-cell table:style-name="Таблица11.A3" office:value-type="string">
            <text:p text:style-name="P32">dlvrRes</text:p>
          </table:table-cell>
          <table:table-cell table:style-name="Таблица11.A3" office:value-type="string">
            <text:p text:style-name="P32">UInt32</text:p>
          </table:table-cell>
          <table:table-cell table:style-name="Таблица11.A3" office:value-type="string">
            <text:p text:style-name="P32">2</text:p>
          </table:table-cell>
          <table:table-cell table:style-name="Таблица11.A2" office:value-type="string">
            <text:p text:style-name="P30">0<text:span text:style-name="T4">x</text:span>00 – доставка успешна, иначе код ошибки</text:p>
          </table:table-cell>
        </table:table-row>
        <table:table-row table:style-name="Таблица11.1">
          <table:table-cell table:style-name="Таблица11.A3" office:value-type="string">
            <text:p text:style-name="P30">destImsi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<text:span text:style-name="T4"> 21</text:span></text:p>
          </table:table-cell>
          <table:table-cell table:style-name="Таблица11.A2" office:value-type="string">
            <text:p text:style-name="P30"><text:span text:style-name="T4">IMSI</text:span> получателя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0">destMSC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<text:span text:style-name="T4"> 21</text:span></text:p>
          </table:table-cell>
          <table:table-cell table:style-name="Таблица11.A2" office:value-type="string">
            <text:p text:style-name="P30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0">destSMEid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- <text:span text:style-name="T4">…</text:span></text:p>
          </table:table-cell>
          <table:table-cell table:style-name="Таблица11.A2" office:value-type="string">
            <text:p text:style-name="P30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0">divertedAdr</text:p>
          </table:table-cell>
          <table:table-cell table:style-name="Таблица11.A3" office:value-type="string">
            <text:p text:style-name="P30"><text:span text:style-name="T4">VarStr</text:span><text:span text:style-name="T4">ing</text:span></text:p>
          </table:table-cell>
          <table:table-cell table:style-name="Таблица11.A3" office:value-type="string">
            <text:p text:style-name="P30">1 -<text:span text:style-name="T4"> 21</text:span></text:p>
          </table:table-cell>
          <table:table-cell table:style-name="Таблица11.A2" office:value-type="string">
            <text:p text:style-name="P30">Изначальный адрес получателя, если доставка была произведена на другой адрес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0">finalTimeTZ</text:p>
          </table:table-cell>
          <table:table-cell table:style-name="Таблица11.A3" office:value-type="string">
            <text:p text:style-name="P32">TimeT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Время последней <text:s/>доставки или попытки доставки</text:p>
          </table:table-cell>
        </table:table-row>
      </table:table>
      <text:p text:style-name="Text_20_body"/>
      <text:p text:style-name="P27"/>
      <text:list xml:id="list1529981455" text:continue-numbering="true" text:style-name="Outline">
        <text:list-item>
          <text:list>
            <text:list-item>
              <text:h text:style-name="Heading_20_2" text:outline-level="2"><text:s/><text:bookmark-start text:name="_Обзор_протокола_определения_контрак"/>Обзор протокола определения контракта абонента (<text:bookmark-end text:name="_Обзор_протокола_определения_контрак"/><text:span text:style-name="T4">USSDC</text:span>-<text:span text:style-name="T4">INMAN</text:span>).</text:h>
            </text:list-item>
          </text:list>
        </text:list-item>
      </text:list>
      <text:p text:style-name="Text_20_body"/>
      <text:p text:style-name="Text_20_body">Данный протокол предназначен для взаимодействия между <text:span text:style-name="T4">INMan</text:span> и его клиентами, которым необходимо определить тип контракта абонента - <text:span text:style-name="T4">postpaid</text:span> или <text:span text:style-name="T4">prepaid</text:span>, а для последнего типа также и адрес обслуживающей <text:span text:style-name="T4">IN</text:span>-платформы .</text:p>
      <text:p text:style-name="Text_20_body">Протокол использует единый формат <text:span text:style-name="T4">TCP</text:span>/<text:span text:style-name="T4">IP</text:span> соединений <text:span text:style-name="T4">INMan</text:span>-<text:span text:style-name="T4">a</text:span>. Клиентам для взаимодействия с <text:span text:style-name="T4">INMan</text:span>-ом необходимо инициировать транспортное соединение, после установления которого, можно начинать обмен <text:span text:style-name="T4">PDU</text:span>.</text:p>
      <text:p text:style-name="P18">Протоколом определены следующие протокольные единицы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16">Наименование</text:p>
          </table:table-cell>
          <table:table-cell table:style-name="Таблица12.A1" office:value-type="string">
            <text:p text:style-name="P16">Направлении передачи</text:p>
          </table:table-cell>
          <table:table-cell table:style-name="Таблица12.C1" office:value-type="string">
            <text:p text:style-name="P16">Описание</text:p>
          </table:table-cell>
        </table:table-row>
        <table:table-row table:style-name="Таблица12.1">
          <table:table-cell table:style-name="Таблица12.A2" office:value-type="string">
            <text:p text:style-name="P17">AbntContractRequest</text:p>
          </table:table-cell>
          <table:table-cell table:style-name="Таблица12.A2" office:value-type="string">
            <text:p text:style-name="P17">от клиента в сторону <text:span text:style-name="T4">INMan</text:span>-а</text:p>
          </table:table-cell>
          <table:table-cell table:style-name="Таблица12.C2" office:value-type="string">
            <text:p text:style-name="P17">Запро<text:span text:style-name="T4">c</text:span> типа контракта и параметров обслуживающей <text:s/><text:span text:style-name="T4">IN</text:span>-платформы (если есть)</text:p>
          </table:table-cell>
        </table:table-row>
        <table:table-row table:style-name="Таблица12.1">
          <table:table-cell table:style-name="Таблица12.A2" office:value-type="string">
            <text:p text:style-name="P17"><text:span text:style-name="T4">AbntContractRes</text:span><text:span text:style-name="T4">ult</text:span></text:p>
          </table:table-cell>
          <table:table-cell table:style-name="Таблица12.A2" office:value-type="string">
            <text:p text:style-name="P17">от <text:span text:style-name="T4">INMan</text:span>-а в сторону клиента</text:p>
          </table:table-cell>
          <table:table-cell table:style-name="Таблица12.C2" office:value-type="string">
            <text:p text:style-name="P17">Ответ с типом <text:s/>контракта и параметрами обслуживающей <text:s/><text:span text:style-name="T4">IN</text:span>-платформы (если есть)</text:p>
          </table:table-cell>
        </table:table-row>
      </table:table>
      <text:p text:style-name="Text_20_body"/>
      <text:list xml:id="list134190928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Асинхронность протокола</text:h>
                </text:list-item>
              </text:list>
            </text:list-item>
          </text:list>
        </text:list-item>
      </text:list>
      <text:p text:style-name="Text_20_body">Протокол регламентирует последовательность операций только в рамках одного диалога. Клиент может инициировать несколько параллельных диалогов. Принадлежность протокольной единицы тому или иному диалогу отслеживается с помощью специального поля в служебном заголовке пакета, значение которого задается клиентом при старте диалога с <text:span text:style-name="T4">INMan</text:span>-ом.</text:p>
      <text:p text:style-name="Text_20_body"><text:soft-page-break/></text:p>
      <text:list xml:id="list136601967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Описание формата <text:span text:style-name="T4">PDU</text:span> </text:h>
                </text:list-item>
              </text:list>
            </text:list-item>
          </text:list>
        </text:list-item>
      </text:list>
      <text:p text:style-name="Text_20_body">Все пакеты протокола определения контракта абонента имеют единый служебный заголовок, с идентификатором формата 0<text:span text:style-name="T4">x</text:span>01 и содержащим <text:a xlink:type="simple" xlink:href="#_Асинхронность_протокола_1"><text:span text:style-name="Internet_20_link">идентификатор диалога с </text:span></text:a><text:a xlink:type="simple" xlink:href="#_Асинхронность_протокола_1"><text:span text:style-name="Internet_20_link"><text:span text:style-name="T4">INMan</text:span></text:span></text:a><text:a xlink:type="simple" xlink:href="#_Асинхронность_протокола_1"><text:span text:style-name="Internet_20_link">-ом</text:span></text:a>. Таким образом, все пакеты, в соответствии с <text:a xlink:type="simple" xlink:href="#_Общий_формат_протоколов"><text:span text:style-name="Internet_20_link">общим форматом пакетов</text:span></text:a>, <text:s/>имеют следующую структуру:</text:p>
      <text:p text:style-name="Text_20_body"/>
      <table:table table:name="Таблица13" table:style-name="Таблица13">
        <table:table-column table:style-name="Таблица13.A"/>
        <table:table-column table:style-name="Таблица13.B" table:number-columns-repeated="2"/>
        <table:table-column table:style-name="Таблица13.D"/>
        <table:table-column table:style-name="Таблица13.E"/>
        <table:table-row table:style-name="Таблица13.1">
          <table:table-cell table:style-name="Таблица13.A1" office:value-type="string">
            <text:p text:style-name="P32">Uint32</text:p>
          </table:table-cell>
          <table:table-cell table:style-name="Таблица13.A1" office:value-type="string">
            <text:p text:style-name="P32">Uint16</text:p>
          </table:table-cell>
          <table:table-cell table:style-name="Таблица13.A1" office:value-type="string">
            <text:p text:style-name="P32">Uint16</text:p>
          </table:table-cell>
          <table:table-cell table:style-name="Таблица13.A1" office:value-type="string">
            <text:p text:style-name="P32">Uint32</text:p>
          </table:table-cell>
          <table:table-cell table:style-name="Таблица13.E1" office:value-type="string">
            <text:p text:style-name="P32"/>
          </table:table-cell>
        </table:table-row>
        <table:table-row table:style-name="Таблица13.1">
          <table:table-cell table:style-name="Таблица13.A1" office:value-type="string">
            <text:p text:style-name="P30"><text:span text:style-name="T4">Pack</text:span><text:span text:style-name="T4">et length</text:span></text:p>
          </table:table-cell>
          <table:table-cell table:style-name="Таблица13.A1" office:value-type="string">
            <text:p text:style-name="P32">PDU tag </text:p>
          </table:table-cell>
          <table:table-cell table:style-name="Таблица13.A1" office:value-type="string">
            <text:p text:style-name="P32">0x01</text:p>
          </table:table-cell>
          <table:table-cell table:style-name="Таблица13.A1" office:value-type="string">
            <text:p text:style-name="P30"><text:span text:style-name="T4">Dialog Id</text:span><text:span text:style-name="T4"> </text:span></text:p>
          </table:table-cell>
          <table:table-cell table:style-name="Таблица13.E1" office:value-type="string">
            <text:p text:style-name="P32">PDU content</text:p>
          </table:table-cell>
        </table:table-row>
      </table:table>
      <text:p text:style-name="Text_20_body"/>
      <text:p text:style-name="Text_20_body">где:</text:p>
      <text:list xml:id="list1765686915" text:continue-list="list459107009" text:style-name="WW8Num41">
        <text:list-item text:start-value="1">
          <text:p text:style-name="P86"><text:span text:style-name="T4">Packet</text:span> <text:span text:style-name="T4">length</text:span> – длина всего пакета в октетах</text:p>
        </text:list-item>
        <text:list-item>
          <text:p text:style-name="P86"><text:span text:style-name="T4">PDU</text:span> <text:span text:style-name="T4">tag</text:span> – тэг <text:span text:style-name="T4">PDU</text:span> протокола тарификации:</text:p>
          <text:list>
            <text:list-item>
              <text:p text:style-name="P86"><text:span text:style-name="T4">0x0</text:span>6 - AbntContractRequest</text:p>
            </text:list-item>
            <text:list-item>
              <text:p text:style-name="P86"><text:span text:style-name="T4">0x0</text:span>7 - <text:span text:style-name="T4">AbntContractResult</text:span></text:p>
            </text:list-item>
          </text:list>
        </text:list-item>
        <text:list-item>
          <text:p text:style-name="P86"><text:span text:style-name="T4">Dialog</text:span> <text:span text:style-name="T4">Id</text:span> – уникальный идентификатор диалога Клиент <text:span text:style-name="T23"></text:span> <text:span text:style-name="T4">INMan</text:span>, назначаемый клиентом для обеспечения асинхронности его запросов</text:p>
        </text:list-item>
      </text:list>
      <text:p text:style-name="Text_20_body">Содержимое всех PDU подробно описано в главе ‘<text:a xlink:type="simple" xlink:href="#_Структура__PDU_протокола определени"><text:span text:style-name="Internet_20_link">Структура <text:s/></text:span></text:a><text:a xlink:type="simple" xlink:href="#_Структура__PDU_протокола определени"><text:span text:style-name="Internet_20_link"><text:span text:style-name="T4">PDU</text:span></text:span></text:a><text:a xlink:type="simple" xlink:href="#_Структура__PDU_протокола определени"><text:span text:style-name="Internet_20_link"> протокола определения контракта абонента.</text:span></text:a>’</text:p>
      <text:p text:style-name="P27"/>
      <text:p text:style-name="P27"><text:bookmark-start text:name="_Структура__PDU_протокола тарификаци"/><text:bookmark-end text:name="_Структура__PDU_протокола тарификаци"/></text:p>
      <text:list xml:id="list1169025384" text:continue-list="list1366019678"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<text:bookmark-start text:name="_Структура__PDU_протокола определени"/>Структура <text:bookmark-end text:name="_Структура__PDU_протокола определени"/><text:s/><text:span text:style-name="T4">PDU</text:span> протокола определения контракта абонента.</text:h>
            </text:list-item>
          </text:list>
        </text:list-item>
      </text:list>
      <text:p text:style-name="Text_20_body"/>
      <text:list xml:id="list48453678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Структура<text:span text:style-name="T4"> AbntContractRequest PDU (</text:span>тэг<text:span text:style-name="T4"> 0x06)</text:span></text:h>
                </text:list-item>
              </text:list>
            </text:list-item>
          </text:list>
        </text:list-item>
      </text:list>
      <text:p text:style-name="P23"/>
      <text:p text:style-name="Text_20_body">Данное <text:span text:style-name="T4">PDU</text:span> содержит идентификатор абонента и параметры, влияющие на определения его контракта.</text:p>
      <text:p text:style-name="Text_20_body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30">Поле</text:p>
          </table:table-cell>
          <table:table-cell table:style-name="Таблица14.A1" office:value-type="string">
            <text:p text:style-name="P30">Тип</text:p>
          </table:table-cell>
          <table:table-cell table:style-name="Таблица14.A1" office:value-type="string">
            <text:p text:style-name="P30">Длина</text:p>
          </table:table-cell>
          <table:table-cell table:style-name="Таблица14.D1" office:value-type="string">
            <text:p text:style-name="P30">Описание</text:p>
          </table:table-cell>
        </table:table-row>
        <table:table-row table:style-name="Таблица14.1">
          <table:table-cell table:style-name="Таблица14.A2" office:value-type="string">
            <text:p text:style-name="P30"><text:s/><text:span text:style-name="T4">useCache</text:span></text:p>
          </table:table-cell>
          <table:table-cell table:style-name="Таблица14.A2" office:value-type="string">
            <text:p text:style-name="P32">Bool</text:p>
          </table:table-cell>
          <table:table-cell table:style-name="Таблица14.A2" office:value-type="string">
            <text:p text:style-name="P32">1</text:p>
          </table:table-cell>
          <table:table-cell table:style-name="Таблица14.D2" office:value-type="string">
            <text:p text:style-name="P30">флаг, разрешающий <text:span text:style-name="T4">INMan</text:span>-у <text:s/>взять информацию о контракте из кэша. При <text:span text:style-name="T4">false</text:span> значении, <text:span text:style-name="T4">INMan</text:span> определит контракт в соответствии с подходящей <text:a xlink:type="simple" xlink:href="#_Понятие_‘политики_абонентов’,"><text:span text:style-name="Internet_20_link">‘политикой абонента’</text:span></text:a> (<text:a xlink:type="simple" xlink:href="#_Параметры_секции_AbonentPolicies."><text:span text:style-name="Internet_20_link">см. </text:span></text:a><text:a xlink:type="simple" xlink:href="#_Параметры_секции_AbonentPolicies."><text:span text:style-name="Internet_20_link"><text:span text:style-name="T4">AbonentPolicies</text:span></text:span></text:a>)</text:p>
          </table:table-cell>
        </table:table-row>
        <table:table-row table:style-name="Таблица14.1">
          <table:table-cell table:style-name="Таблица14.A2" office:value-type="string">
            <text:p text:style-name="P30"><text:span text:style-name="T4">s</text:span><text:span text:style-name="T4">ubscriberNumber</text:span></text:p>
          </table:table-cell>
          <table:table-cell table:style-name="Таблица14.A2" office:value-type="string">
            <text:p text:style-name="P32">VarString</text:p>
          </table:table-cell>
          <table:table-cell table:style-name="Таблица14.A2" office:value-type="string">
            <text:p text:style-name="P32">1 – 21</text:p>
          </table:table-cell>
          <table:table-cell table:style-name="Таблица14.D2" office:value-type="string">
            <text:p text:style-name="P30">номер абонента</text:p>
          </table:table-cell>
        </table:table-row>
      </table:table>
      <text:p text:style-name="P23"/>
      <text:p text:style-name="P23"/>
      <text:list xml:id="list195637737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Структура_AbntContractResult_PDU"/>Структура<text:bookmark-end text:name="_Структура_AbntContractResult_PDU"/><text:span text:style-name="T4"> AbntContractResult PDU (</text:span>тэг<text:span text:style-name="T4"> 0x07)</text:span></text:h>
                </text:list-item>
              </text:list>
            </text:list-item>
          </text:list>
        </text:list-item>
      </text:list>
      <text:p text:style-name="P23"/>
      <text:p text:style-name="Text_20_body">Данное <text:span text:style-name="T4">PDU</text:span> содержит ответ <text:span text:style-name="T4">INMan</text:span>-<text:span text:style-name="T4">a</text:span> с контрактом абонента, и параметрами обслуживающей <text:span text:style-name="T4">IN</text:span>-платформы, если таковая есть.</text:p>
      <text:p text:style-name="Text_20_body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office:value-type="string">
            <text:p text:style-name="P30">Поле</text:p>
          </table:table-cell>
          <table:table-cell table:style-name="Таблица15.A1" office:value-type="string">
            <text:p text:style-name="P30">Тип</text:p>
          </table:table-cell>
          <table:table-cell table:style-name="Таблица15.A1" office:value-type="string">
            <text:p text:style-name="P30">Длина</text:p>
          </table:table-cell>
          <table:table-cell table:style-name="Таблица15.D1" office:value-type="string">
            <text:p text:style-name="P30">Описание</text:p>
          </table:table-cell>
        </table:table-row>
        <table:table-row table:style-name="Таблица15.1">
          <table:table-cell table:style-name="Таблица15.A2" office:value-type="string">
            <text:p text:style-name="P30">nmPolicy</text:p>
          </table:table-cell>
          <table:table-cell table:style-name="Таблица15.A2" office:value-type="string">
            <text:p text:style-name="P32">VarString</text:p>
          </table:table-cell>
          <table:table-cell table:style-name="Таблица15.A2" office:value-type="string">
            <text:p text:style-name="P30">1 .. <text:span text:style-name="T4">N</text:span></text:p>
          </table:table-cell>
          <table:table-cell table:style-name="Таблица15.D2" office:value-type="string">
            <text:p text:style-name="P30">имя ‘политики абонента’, которое было использовано <text:span text:style-name="T4">INMan</text:span>-ом для определения контракта; нулевая длина означает, что был <text:soft-page-break/>использован кэш.</text:p>
          </table:table-cell>
        </table:table-row>
        <table:table-row table:style-name="Таблица15.1">
          <table:table-cell table:style-name="Таблица15.A2" office:value-type="string">
            <text:p text:style-name="P30"><text:s/><text:span text:style-name="T4">cntrType</text:span></text:p>
          </table:table-cell>
          <table:table-cell table:style-name="Таблица15.A2" office:value-type="string">
            <text:p text:style-name="P30"><text:span text:style-name="T4">UInt</text:span><text:span text:style-name="T4">8</text:span></text:p>
          </table:table-cell>
          <table:table-cell table:style-name="Таблица15.A2" office:value-type="string">
            <text:p text:style-name="P32">1</text:p>
          </table:table-cell>
          <table:table-cell table:style-name="Таблица15.D2" office:value-type="string">
            <text:p text:style-name="P30">тип контракта:</text:p>
            <text:p text:style-name="P27">0<text:span text:style-name="T4">x</text:span>00 – <text:span text:style-name="T4">unknown</text:span> или контракт не удалось определить из-за ошибки (см. код в <text:span text:style-name="T4">serviceKeyOrError</text:span>)</text:p>
            <text:p text:style-name="P27"><text:span text:style-name="T4">0</text:span><text:span text:style-name="T4">x01 – postpaid,</text:span></text:p>
            <text:p text:style-name="P27">0<text:span text:style-name="T4">x</text:span>02 – <text:span text:style-name="T4">prepaid</text:span>(обслуживается <text:span text:style-name="T4">IN</text:span>-платформой)</text:p>
          </table:table-cell>
        </table:table-row>
        <table:table-row table:style-name="Таблица15.1">
          <table:table-cell table:style-name="Таблица15.A2" office:value-type="string">
            <text:p text:style-name="P32">gsmSCFAddress</text:p>
          </table:table-cell>
          <table:table-cell table:style-name="Таблица15.A2" office:value-type="string">
            <text:p text:style-name="P32">VarString</text:p>
          </table:table-cell>
          <table:table-cell table:style-name="Таблица15.A2" office:value-type="string">
            <text:p text:style-name="P32">1 – 21</text:p>
          </table:table-cell>
          <table:table-cell table:style-name="Таблица15.D2" office:value-type="string">
            <text:p text:style-name="P30"><text:span text:style-name="T4">ISDN</text:span> адрес <text:span text:style-name="T4">IN</text:span>-платформы в виде “<text:span text:style-name="T4">Ton</text:span> <text:span text:style-name="T20">.</text:span> <text:span text:style-name="T4">Npi</text:span>. <text:span text:style-name="T4">Address</text:span>”</text:p>
            <text:p text:style-name="P27">для <text:span text:style-name="T4">postpaid</text:span> абонента – нулевое значение(один нулевой байт).</text:p>
          </table:table-cell>
        </table:table-row>
        <table:table-row table:style-name="Таблица15.1">
          <table:table-cell table:style-name="Таблица15.A2" office:value-type="string">
            <text:p text:style-name="P30"><text:span text:style-name="T4">serviceKey</text:span><text:span text:style-name="T4">OrError</text:span></text:p>
          </table:table-cell>
          <table:table-cell table:style-name="Таблица15.A2" office:value-type="string">
            <text:p text:style-name="P30"><text:span text:style-name="T4">Uint</text:span>32</text:p>
          </table:table-cell>
          <table:table-cell table:style-name="Таблица15.A2" office:value-type="string">
            <text:p text:style-name="P30">4</text:p>
          </table:table-cell>
          <table:table-cell table:style-name="Таблица15.D2" office:value-type="string">
            <text:p text:style-name="P30">если <text:s/><text:span text:style-name="T4">gsmSCFAddress</text:span> <text:s/>задан, то идентификатор сервиса <text:span text:style-name="T4">IN</text:span>-платформы для отправки <text:span text:style-name="T4">SMS</text:span>, иначе код ошибки <text:span text:style-name="T4">INMan</text:span>-<text:span text:style-name="T4">a</text:span></text:p>
          </table:table-cell>
        </table:table-row>
        <table:table-row table:style-name="Таблица15.1">
          <table:table-cell table:style-name="Таблица15.A2" office:value-type="string">
            <text:p text:style-name="P32">abImsi</text:p>
          </table:table-cell>
          <table:table-cell table:style-name="Таблица15.A2" office:value-type="string">
            <text:p text:style-name="P32">VarString</text:p>
          </table:table-cell>
          <table:table-cell table:style-name="Таблица15.A2" office:value-type="string">
            <text:p text:style-name="P32">1 -- 17</text:p>
          </table:table-cell>
          <table:table-cell table:style-name="Таблица15.D2" office:value-type="string">
            <text:p text:style-name="P30"><text:span text:style-name="T4">IMSI</text:span> абонента, если определен, иначе один нулевой байт</text:p>
          </table:table-cell>
        </table:table-row>
        <table:table-row table:style-name="Таблица15.1">
          <table:table-cell table:style-name="Таблица15.A2" office:value-type="string">
            <text:p text:style-name="P32">errMsg</text:p>
          </table:table-cell>
          <table:table-cell table:style-name="Таблица15.A2" office:value-type="string">
            <text:p text:style-name="P32">VarString</text:p>
          </table:table-cell>
          <table:table-cell table:style-name="Таблица15.A2" office:value-type="string">
            <text:p text:style-name="P30">1 .. <text:span text:style-name="T4">N</text:span></text:p>
          </table:table-cell>
          <table:table-cell table:style-name="Таблица15.D2" office:value-type="string">
            <text:p text:style-name="P30">описание ошибки или один нулевой байт</text:p>
          </table:table-cell>
        </table:table-row>
      </table:table>
      <text:p text:style-name="Text_20_body"/>
      <text:p text:style-name="Text_20_body"/>
      <text:list xml:id="list2052357153" text:continue-numbering="true" text:style-name="Outline">
        <text:list-item>
          <text:h text:style-name="Heading_20_1" text:outline-level="1"><text:s/><text:bookmark-start text:name="_Структура_CSV_файла"/><text:bookmark-start text:name="_Структура_CSV_файла_для генерации C"/>Структура <text:bookmark-end text:name="_Структура_CSV_файла"/><text:bookmark-end text:name="_Структура_CSV_файла_для генерации C"/><text:span text:style-name="T4">CSV</text:span> файла для генерации <text:span text:style-name="T4">CDR</text:span> записей.</text:h>
        </text:list-item>
      </text:list>
      <text:p text:style-name="Text_20_body"><text:span text:style-name="T4">CSV</text:span> (от англ. <text:span text:style-name="T4">comma</text:span> <text:span text:style-name="T4">separated</text:span> <text:span text:style-name="T4">values</text:span>) представляет из себя обыкновенный текстовый файл, в котором существует два типа строк:</text:p>
      <text:list xml:id="list587279416" text:style-name="WW8Num21">
        <text:list-item>
          <text:p text:style-name="P87">строка заголовка – это первая строчка файла, содержит перечисление через запятую имен полей данных, такая строчка в файле может быть только одна</text:p>
        </text:list-item>
        <text:list-item>
          <text:p text:style-name="P87">строка данных <text:s text:c="2"/>- содержит перечисление через запятую значений в текстовом виде полей данных, таких строчек может быть произвольное количество (даже 0)</text:p>
        </text:list-item>
      </text:list>
      <text:p text:style-name="Text_20_body"/>
      <text:list xml:id="list1551721290" text:continue-list="list2052357153"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Типы и формат данных полей <text:span text:style-name="T4">CSV</text:span> файла.</text:h>
            </text:list-item>
          </text:list>
        </text:list-item>
      </text:list>
      <text:p text:style-name="Text_20_body"/>
      <text:p text:style-name="Text_20_body">Для полей <text:span text:style-name="T4">CSV</text:span> файла используются следующие типы данных</text:p>
      <text:list xml:id="list1499577707" text:style-name="WW8Num19">
        <text:list-item>
          <text:p text:style-name="P88"><text:span text:style-name="T4">U</text:span><text:span text:style-name="T4">Int</text:span>[8|32|64|] – беззнаковые целые с различным максимальными значениями (8, 32, 64 <text:span text:style-name="T4">bits</text:span>), записываются <text:s/>как строка содержащая только десятичные символы (‘0’ – ‘9’)</text:p>
        </text:list-item>
        <text:list-item>
          <text:p text:style-name="P88"><text:span text:style-name="T4">DateString</text:span> <text:s text:c="7"/>- <text:s/>дата и время, записывается как строчка в виде <text:s/><text:span text:style-name="T4">DD</text:span><text:span text:style-name="T20">.</text:span><text:span text:style-name="T4">MM</text:span><text:span text:style-name="T20">.</text:span><text:span text:style-name="T4">YYYY</text:span> <text:span text:style-name="T4">HH</text:span><text:span text:style-name="T20">:</text:span><text:span text:style-name="T4">MM</text:span><text:span text:style-name="T20">:</text:span><text:span text:style-name="T4">SS</text:span> например 17.05.2007 09:53:28</text:p>
        </text:list-item>
        <text:list-item>
          <text:p text:style-name="P88"><text:span text:style-name="T4">NumString</text:span><text:tab/> <text:s text:c="3"/>- <text:s/>просто строка десятичных символов(‘0’ – ‘9’) в кавычках, например "250013901464251"</text:p>
        </text:list-item>
        <text:list-item>
          <text:p text:style-name="P88"><text:span text:style-name="T4">AddrString</text:span> <text:s text:c="6"/>- <text:span text:style-name="T4">ISDN</text:span> <text:s/>адрес, записывается как строчка в кавычках в <text:s/>виде: “<text:span text:style-name="T20">.</text:span><text:span text:style-name="T4">Ton</text:span><text:span text:style-name="T20">.</text:span><text:span text:style-name="T4">Npi</text:span><text:span text:style-name="T20">.</text:span><text:span text:style-name="T4">Signals</text:span>”, например: ".1.1.79139343290" </text:p>
        </text:list-item>
        <text:list-item>
          <text:p text:style-name="P88"><text:span text:style-name="T4">CString</text:span><text:tab/><text:tab/> <text:s text:c="3"/>- просто строчка в кавычках, содержащая <text:span text:style-name="T4">ASCII</text:span> символы, например<text:line-break/> "sibinco.sms &gt; plmn.kem"</text:p>
        </text:list-item>
      </text:list>
      <text:p text:style-name="P27"/>
      <text:list xml:id="list659616456" text:continue-list="list1551721290"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Поля данных <text:span text:style-name="T4">CSV</text:span> файла.</text:h>
            </text:list-item>
          </text:list>
        </text:list-item>
      </text:list>
      <text:p text:style-name="P44"/>
      <text:p text:style-name="Text_20_body">В <text:span text:style-name="T4">CSV</text:span> файле определены следующие поля данных:</text:p>
      <text:p text:style-name="Text_20_body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Таблица16.1">
          <table:table-cell table:style-name="Таблица16.A1" office:value-type="string">
            <text:p text:style-name="P30">Поле</text:p>
          </table:table-cell>
          <table:table-cell table:style-name="Таблица16.A1" office:value-type="string">
            <text:p text:style-name="P30">Соотв.Тип</text:p>
          </table:table-cell>
          <table:table-cell table:style-name="Таблица16.C1" office:value-type="string">
            <text:p text:style-name="P30">Описание</text:p>
          </table:table-cell>
        </table:table-row>
        <table:table-row table:style-name="Таблица16.1">
          <table:table-cell table:style-name="Таблица16.A2" office:value-type="string">
            <text:p text:style-name="P30">MSG_ID</text:p>
          </table:table-cell>
          <table:table-cell table:style-name="Таблица16.A2" office:value-type="string">
            <text:p text:style-name="P30"><text:span text:style-name="T4">UInt</text:span>64</text:p>
          </table:table-cell>
          <table:table-cell table:style-name="Таблица16.C2" office:value-type="string">
            <text:p text:style-name="P30">системный идентификатор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2">RECORD_TYPE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<text:span text:style-name="T4">CDR</text:span> записи: 0 (<text:span text:style-name="T4">ordinary</text:span>)– обыкновенная доставка, 1 (<text:span text:style-name="T4">diverted</text:span>)- <text:soft-page-break/>сообщение доставлено с переадресацией (см <text:span text:style-name="T4">DIVERTED</text:span>_<text:span text:style-name="T4">FOR</text:span>)</text:p>
          </table:table-cell>
        </table:table-row>
        <table:table-row table:style-name="Таблица16.1">
          <table:table-cell table:style-name="Таблица16.A2" office:value-type="string">
            <text:p text:style-name="P32">MEDIA_TYPE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содержимого сообщения: 0 – текст, 1 – бинарные данные</text:p>
          </table:table-cell>
        </table:table-row>
        <table:table-row table:style-name="Таблица16.1">
          <table:table-cell table:style-name="Таблица16.A2" office:value-type="string">
            <text:p text:style-name="P32">BEARER_TYPE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носителя сообщения: 0 – <text:span text:style-name="T4">SMS</text:span>, 1 - <text:span text:style-name="T4">USSD</text:span></text:p>
          </table:table-cell>
        </table:table-row>
        <table:table-row table:style-name="Таблица16.1">
          <table:table-cell table:style-name="Таблица16.A2" office:value-type="string">
            <text:p text:style-name="P32">SUBMIT</text:p>
          </table:table-cell>
          <table:table-cell table:style-name="Таблица16.A2" office:value-type="string">
            <text:p text:style-name="P32">DateString</text:p>
          </table:table-cell>
          <table:table-cell table:style-name="Таблица16.C2" office:value-type="string">
            <text:p text:style-name="P30">время посылки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2">FINALIZED</text:p>
          </table:table-cell>
          <table:table-cell table:style-name="Таблица16.A2" office:value-type="string">
            <text:p text:style-name="P32">DateString</text:p>
          </table:table-cell>
          <table:table-cell table:style-name="Таблица16.C2" office:value-type="string">
            <text:p text:style-name="P30">время доставки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2">STATUS</text:p>
          </table:table-cell>
          <table:table-cell table:style-name="Таблица16.A2" office:value-type="string">
            <text:p text:style-name="P30"><text:span text:style-name="T4">UInt</text:span>32</text:p>
          </table:table-cell>
          <table:table-cell table:style-name="Таблица16.C2" office:value-type="string">
            <text:p text:style-name="P30">статус доставки: 0 – успешно, иначе - код ошибки</text:p>
          </table:table-cell>
        </table:table-row>
        <table:table-row table:style-name="Таблица16.1">
          <table:table-cell table:style-name="Таблица16.A2" office:value-type="string">
            <text:p text:style-name="P32">SRC_ADDR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адрес 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2">SRC_IMSI</text:p>
          </table:table-cell>
          <table:table-cell table:style-name="Таблица16.A2" office:value-type="string">
            <text:p text:style-name="P32">NumString</text:p>
          </table:table-cell>
          <table:table-cell table:style-name="Таблица16.C2" office:value-type="string">
            <text:p text:style-name="P30"><text:span text:style-name="T4">IMSI </text:span>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2">SRC_MSC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номер коммутатора, в зоне действия которого находился отправитель</text:p>
          </table:table-cell>
        </table:table-row>
        <table:table-row table:style-name="Таблица16.1">
          <table:table-cell table:style-name="Таблица16.A2" office:value-type="string">
            <text:p text:style-name="P32">SRC_SME_ID</text:p>
          </table:table-cell>
          <table:table-cell table:style-name="Таблица16.A2" office:value-type="string">
            <text:p text:style-name="P32">CString</text:p>
          </table:table-cell>
          <table:table-cell table:style-name="Таблица16.C2" office:value-type="string">
            <text:p text:style-name="P30">идентификатор службы, через которую сообщение принято</text:p>
          </table:table-cell>
        </table:table-row>
        <table:table-row table:style-name="Таблица16.1">
          <table:table-cell table:style-name="Таблица16.A2" office:value-type="string">
            <text:p text:style-name="P32">DST_ADDR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адрес получателя</text:p>
          </table:table-cell>
        </table:table-row>
        <table:table-row table:style-name="Таблица16.1">
          <table:table-cell table:style-name="Таблица16.A2" office:value-type="string">
            <text:p text:style-name="P32">DST_IMSI</text:p>
          </table:table-cell>
          <table:table-cell table:style-name="Таблица16.A2" office:value-type="string">
            <text:p text:style-name="P32">NumString</text:p>
          </table:table-cell>
          <table:table-cell table:style-name="Таблица16.C2" office:value-type="string">
            <text:p text:style-name="P30"><text:span text:style-name="T4">IMSI </text:span>получателя</text:p>
          </table:table-cell>
        </table:table-row>
        <table:table-row table:style-name="Таблица16.1">
          <table:table-cell table:style-name="Таблица16.A2" office:value-type="string">
            <text:p text:style-name="P32">DST_MSC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2">DST_SME_ID</text:p>
          </table:table-cell>
          <table:table-cell table:style-name="Таблица16.A2" office:value-type="string">
            <text:p text:style-name="P32">CString</text:p>
          </table:table-cell>
          <table:table-cell table:style-name="Таблица16.C2" office:value-type="string">
            <text:p text:style-name="P30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2">DIVERTED_FOR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реальный адрес получателя если сообщение доставлено с переадресацией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2">ROUTE_ID</text:p>
          </table:table-cell>
          <table:table-cell table:style-name="Таблица16.A2" office:value-type="string">
            <text:p text:style-name="P32">CString</text:p>
          </table:table-cell>
          <table:table-cell table:style-name="Таблица16.C2" office:value-type="string">
            <text:p text:style-name="P30">идентификатор маршрута</text:p>
          </table:table-cell>
        </table:table-row>
        <table:table-row table:style-name="Таблица16.1">
          <table:table-cell table:style-name="Таблица16.A2" office:value-type="string">
            <text:p text:style-name="P32">SERVICE_ID</text:p>
          </table:table-cell>
          <table:table-cell table:style-name="Таблица16.A2" office:value-type="string">
            <text:p text:style-name="P32">UInt32</text:p>
          </table:table-cell>
          <table:table-cell table:style-name="Таблица16.C2" office:value-type="string">
            <text:p text:style-name="P30">идентификатор услуги (из маршрута), в случае <text:span text:style-name="T4">SMS</text:span> <text:span text:style-name="T4">Extra</text:span> - сервис код пакета услуг <text:span text:style-name="T4">SMS</text:span> <text:span text:style-name="T4">Extra</text:span></text:p>
          </table:table-cell>
        </table:table-row>
        <table:table-row table:style-name="Таблица16.1">
          <table:table-cell table:style-name="Таблица16.A2" office:value-type="string">
            <text:p text:style-name="P32">SERVICE_TYPE</text:p>
          </table:table-cell>
          <table:table-cell table:style-name="Таблица16.A2" office:value-type="string">
            <text:p text:style-name="P32">CString</text:p>
          </table:table-cell>
          <table:table-cell table:style-name="Таблица16.C2" office:value-type="string">
            <text:p text:style-name="P30">тип SMS сервиса, ассоциированного с сообщением (SMPP) </text:p>
          </table:table-cell>
        </table:table-row>
        <table:table-row table:style-name="Таблица16.1">
          <table:table-cell table:style-name="Таблица16.A21" office:value-type="string">
            <text:p text:style-name="P32">USER_MSG_REF</text:p>
          </table:table-cell>
          <table:table-cell table:style-name="Таблица16.A21" office:value-type="string">
            <text:p text:style-name="P32">UInt32</text:p>
          </table:table-cell>
          <table:table-cell table:style-name="Таблица16.C21" office:value-type="string">
            <text:p text:style-name="P30">пользовательский идентификатор сообщения <text:span text:style-name="T4">(SMPP)</text:span></text:p>
          </table:table-cell>
        </table:table-row>
        <table:table-row table:style-name="Таблица16.1">
          <table:table-cell table:style-name="Таблица16.A2" office:value-type="string">
            <text:p text:style-name="P32">DATA_LENGTH</text:p>
          </table:table-cell>
          <table:table-cell table:style-name="Таблица16.A2" office:value-type="string">
            <text:p text:style-name="P32">UInt32</text:p>
          </table:table-cell>
          <table:table-cell table:style-name="Таблица16.C2" office:value-type="string">
            <text:p text:style-name="P30">общая длина сообщения в байтах для бинарного, в символах для текстового</text:p>
          </table:table-cell>
        </table:table-row>
        <table:table-row table:style-name="Таблица16.1">
          <table:table-cell table:style-name="Таблица16.A2" office:value-type="string">
            <text:p text:style-name="P32">PARTS_NUM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число частей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2">SMSX_SRV</text:p>
          </table:table-cell>
          <table:table-cell table:style-name="Таблица16.A2" office:value-type="string">
            <text:p text:style-name="P32">UInt32</text:p>
          </table:table-cell>
          <table:table-cell table:style-name="Таблица16.C2" office:value-type="string">
            <text:p text:style-name="P30">маска пакета услуг <text:span text:style-name="T4">SMS</text:span> <text:span text:style-name="T4">Extra</text:span></text:p>
          </table:table-cell>
        </table:table-row>
        <table:table-row table:style-name="Таблица16.1">
          <table:table-cell table:style-name="Таблица16.A21" office:value-type="string">
            <text:p text:style-name="P32">MT</text:p>
          </table:table-cell>
          <table:table-cell table:style-name="Таблица16.A21" office:value-type="string">
            <text:p text:style-name="P32">UInt8</text:p>
          </table:table-cell>
          <table:table-cell table:style-name="Таблица16.C21" office:value-type="string">
            <text:p text:style-name="P30">1 – тарификация получателя, 0 – тарификация 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2">CONTRACT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контракта абонента:</text:p>
            <text:p text:style-name="P27">0<text:span text:style-name="T4">x</text:span>00 – <text:span text:style-name="T4">unknown</text:span> или контракт не удалось определить из-за ошибки </text:p>
            <text:p text:style-name="P27"><text:span text:style-name="T4">0</text:span><text:span text:style-name="T4">x01 – postpaid,</text:span></text:p>
            <text:p text:style-name="P27">0<text:span text:style-name="T4">x</text:span>02 – <text:span text:style-name="T4">prepaid</text:span>(обслуживается <text:span text:style-name="T4">IN</text:span>-платформой)</text:p>
          </table:table-cell>
        </table:table-row>
        <table:table-row table:style-name="Таблица16.1">
          <table:table-cell table:style-name="Таблица16.A2" office:value-type="string">
            <text:p text:style-name="P32">CHARGE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тарификации (см. <text:a xlink:type="simple" xlink:href="#_Логика_тарификации"><text:span text:style-name="Internet_20_link">Логика и режимы тарификации.</text:span></text:a>):</text:p>
            <text:p text:style-name="P27">0 - <text:span text:style-name="T4">ON</text:span>_<text:span text:style-name="T4">SUBMIT</text:span> – тарификация посылки сообщения,</text:p>
            <text:p text:style-name="P27">1 - <text:span text:style-name="T4">ON</text:span>_<text:span text:style-name="T4">DELIVERY</text:span> (по умолчанию) – тарификация доставки сообщения,</text:p>
            <text:p text:style-name="P27">2 - <text:span text:style-name="T4">ON</text:span>_<text:span text:style-name="T4">DATA</text:span>_<text:span text:style-name="T4">COLLECTED</text:span> – тарификация доставки сообщения, у которого предварительно была протарифицирована посылка.</text:p>
          </table:table-cell>
        </table:table-row>
        <table:table-row table:style-name="Таблица16.1">
          <table:table-cell table:style-name="Таблица16.A2" office:value-type="string">
            <text:p text:style-name="P30"><text:span text:style-name="T4">IN</text:span>_<text:span text:style-name="T4">BILL</text:span></text:p>
          </table:table-cell>
          <table:table-cell table:style-name="Таблица16.A2" office:value-type="string">
            <text:p text:style-name="P30"><text:span text:style-name="T4">UInt</text:span>8</text:p>
          </table:table-cell>
          <table:table-cell table:style-name="Таблица16.C2" office:value-type="string">
            <text:p text:style-name="P30">флаг проведения тарификации через <text:span text:style-name="T4">IN</text:span> платформу:</text:p>
            <text:p text:style-name="P27">0 – нет,</text:p>
            <text:p text:style-name="P27">1 – да</text:p>
          </table:table-cell>
        </table:table-row>
      </table:table>
      <text:p text:style-name="P27"/>
      <text:p text:style-name="P27"><text:soft-page-break/></text:p>
      <text:list xml:id="list368700798" text:continue-numbering="true" text:style-name="Outline">
        <text:list-item>
          <text:h text:style-name="Heading_20_1" text:outline-level="1"><text:s/><text:bookmark-start text:name="_Описание_параметров_конфигурации_IN"/>Описание параметров файла конфигурации <text:bookmark-end text:name="_Описание_параметров_конфигурации_IN"/><text:span text:style-name="T4">INMan</text:span>-а.</text:h>
        </text:list-item>
      </text:list>
      <text:p text:style-name="Text_20_body"/>
      <text:p text:style-name="Text_20_body">При старте <text:span text:style-name="T4">INMan</text:span> считывает параметры инициализации из файла конфигурации. Этот файл является <text:span text:style-name="T4">xml</text:span> документом, структура которого позволяет создавать иерархическое пространство имен для параметров и указывать тип параметров. Иерархия задается тэгами <text:span text:style-name="T8">section</text:span> внутри документа. Ниже приведен пример конфигурационного файла с одним корневым параметром <text:span text:style-name="T9">version</text:span> и параметром <text:span text:style-name="T15">maxBillings</text:span> внутри секции <text:span text:style-name="T9">Billing</text:span>.</text:p>
      <text:p text:style-name="P61"><text:span text:style-name="T20">Начало</text:span><text:span text:style-name="T5"> </text:span><text:span text:style-name="T20">файла</text:span></text:p>
      <text:p text:style-name="P62">&lt;?xml version="1.0" encoding="ISO-8859-1"?&gt;</text:p>
      <text:p text:style-name="P62">&lt;!DOCTYPE config SYSTEM "file://configuration.dtd"&gt;</text:p>
      <text:p text:style-name="P62">&lt;config&gt;</text:p>
      <text:p text:style-name="P61"><text:span text:style-name="T4"><text:s text:c="2"/>&lt;param name="</text:span><text:span text:style-name="T4">version" type="string"&gt;0.7.0&lt;/param&gt;</text:span></text:p>
      <text:p text:style-name="P61"><text:span text:style-name="T4"><text:s text:c="2"/></text:span><text:span text:style-name="T4">&lt;section name="Billing"&gt;</text:span></text:p>
      <text:p text:style-name="P62"><text:s text:c="4"/>&lt;param name="maxBillings" type="int"&gt;500&lt;/param&gt;</text:p>
      <text:p text:style-name="P61"><text:span text:style-name="T4"><text:s text:c="2"/></text:span>&lt;/section&gt; <text:s/></text:p>
      <text:p text:style-name="P61">&lt;/config&gt;</text:p>
      <text:p text:style-name="P63">Конец файла</text:p>
      <text:p text:style-name="Text_20_body"/>
      <text:p text:style-name="Text_20_body">Логически <text:span text:style-name="T4">INMan</text:span> состоит из нескольких составляющих (конфигурируемых сервисов), каждая из которых, как правило, конфигурируется одной или несколькими секциями файла конфигурации.</text:p>
      <text:p text:style-name="Text_20_body"/>
      <text:list xml:id="list2109765740" text:continue-numbering="true" text:style-name="Outline">
        <text:list-item>
          <text:list>
            <text:list-item>
              <text:h text:style-name="Heading_20_2" text:outline-level="2"><text:s/><text:bookmark-start text:name="_Конфигурируемые_сервисы."/>Конфигурируемые сервисы.<text:bookmark-end text:name="_Конфигурируемые_сервисы."/></text:h>
            </text:list-item>
          </text:list>
        </text:list-item>
      </text:list>
      <text:p text:style-name="Text_20_body"/>
      <text:p text:style-name="Text_20_body">Эксплуатация модуля тарификации выявила, что его функциональность востребована в различных вариантах на инсталляциях с различными как ПО так и оборудованием. Основные варианты использования <text:span text:style-name="T4">INMan-a</text:span> следующие:</text:p>
      <text:list xml:id="list725520791" text:style-name="WW8Num42">
        <text:list-item>
          <text:p text:style-name="P89">сервис тарификации (только тарификация <text:span text:style-name="T4">SMS</text:span>/<text:span text:style-name="T4">USSD</text:span> сообщений, работа с сигнальной сетью)</text:p>
        </text:list-item>
        <text:list-item>
          <text:p text:style-name="P89">сервис определителя абонентов (только определение данных контракта абонента, работа с сигнальной сетью)</text:p>
        </text:list-item>
        <text:list-item>
          <text:p text:style-name="P89"><text:span text:style-name="T4">backup</text:span> архиватор <text:span text:style-name="T4">CDR</text:span>-ов (работа без сигнальной сети, создание <text:span text:style-name="T4">CDR</text:span> записей по оказанным услугам <text:s/>в случае сбоев сигнальной сети или для последующего использования в системах статистики) </text:p>
        </text:list-item>
      </text:list>
      <text:p text:style-name="Text_20_body">Для обеспечения возможности гибкой настройки <text:span text:style-name="T4">INMan</text:span>-<text:span text:style-name="T4">a</text:span> под кокретные нужды, начиная с версии 0.7.0 <text:span text:style-name="T4">INMan</text:span> был перестроен по технологии ‘конфигурируемых динамически подгружаемых сервисов’, далее упоминающиеся как просто ‘конфигурируемые сервисы’ . Эта технология позволяет при старте <text:span text:style-name="T4">INMan</text:span>-<text:span text:style-name="T4">a</text:span>, в соответствии с настройками файла конфигурации, определить востребованные сервисы и загрузить и проинициализировать для дальнейшей работы только их. </text:p>
      <text:p text:style-name="Text_20_body">Каждый сервис идентифицируется уникальным идентификатором (<text:span text:style-name="T4">UId</text:span>) и может быть либо встроен в <text:span text:style-name="T4">INMan</text:span>, либо динамически загружен при его старте.</text:p>
      <text:p text:style-name="Text_20_body">Функционально все сервисы подразделяются на две группы :</text:p>
      <text:list xml:id="list1348002250" text:style-name="WW8Num11">
        <text:list-item>
          <text:p text:style-name="P90">сервисы верхнего уровня (<text:span text:style-name="T4">topLevel</text:span>) – непосредственно обслуживают клиентов <text:span text:style-name="T4">INMan</text:span>-<text:span text:style-name="T4">a</text:span></text:p>
        </text:list-item>
        <text:list-item>
          <text:p text:style-name="P90">разделяемые сервисы (<text:span text:style-name="T4">shared</text:span>)– обслуживают другие сервисы.</text:p>
        </text:list-item>
      </text:list>
      <text:p text:style-name="Text_20_body">Сервисы обоих групп могут быть конфигурируемыми. Таким <text:s/>сервисам назначена по умолчанию секция в файле конфигурации, которая может быть переназначена в специальной секции этого файла.</text:p>
      <text:p text:style-name="Text_20_body">Для выбора нужных сервисов верхнего уровня <text:s/>а также для переназначения секций конфигурации для конфигурируемых сервисов служит головная секция файла конфигурации с зарезервированным именем ‘<text:a xlink:type="simple" xlink:href="#_Структура_секции_Services."><text:span text:style-name="Internet_20_link"><text:span text:style-name="T4">Services</text:span></text:span></text:a><text:a xlink:type="simple" xlink:href="#_Структура_секции_Services."><text:span text:style-name="Internet_20_link">’</text:span></text:a>. </text:p>
      <text:p text:style-name="Text_20_body"><text:soft-page-break/>В данной версии, для настройки <text:s/>посредством <text:s/>файла конфигурации доступны следующие сервисы:</text:p>
      <text:p text:style-name="Standard">Таблица <text:sequence text:ref-name="refTable0" text:name="Table" text:formula="ooow:Table+1" style:num-format="1">1</text:sequence>: Конфигурируемые сервисы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 table:style-name="Таблица17.1">
          <table:table-cell table:style-name="Таблица17.A1" office:value-type="string">
            <text:p text:style-name="P12"><text:span text:style-name="T4">UId</text:span><text:line-break/>(тип сервиса)</text:p>
          </table:table-cell>
          <table:table-cell table:style-name="Таблица17.A1" office:value-type="string">
            <text:p text:style-name="P12">Имя секции <text:line-break/>по умолчанию<text:line-break/> (+ допол.-е)</text:p>
          </table:table-cell>
          <table:table-cell table:style-name="Таблица17.A1" office:value-type="string">
            <text:p text:style-name="P12">Тип загрузки<text:line-break/>(имя динамической <text:line-break/>библиотеки)</text:p>
          </table:table-cell>
          <table:table-cell table:style-name="Таблица17.D1" office:value-type="string">
            <text:p text:style-name="P12">Описание</text:p>
          </table:table-cell>
        </table:table-row>
        <table:table-row table:style-name="Таблица17.1">
          <table:table-cell table:style-name="Таблица17.A2" office:value-type="string">
            <text:p text:style-name="P54"><text:span text:style-name="T15">icsTCPServer<text:line-break/></text:span>(<text:span text:style-name="T4">shared</text:span>)</text:p>
          </table:table-cell>
          <table:table-cell table:style-name="Таблица17.A2" office:value-type="string">
            <text:p text:style-name="P54"><text:a xlink:type="simple" xlink:href="#_Параметры_секции_Host_(сервис icsTC"><text:span text:style-name="Internet_20_link"><text:span text:style-name="T8">Host</text:span></text:span></text:a></text:p>
          </table:table-cell>
          <table:table-cell table:style-name="Таблица17.A2" office:value-type="string">
            <text:p text:style-name="P32">Prelinked</text:p>
          </table:table-cell>
          <table:table-cell table:style-name="Таблица17.D2" office:value-type="string">
            <text:p text:style-name="P30">Обслуживает <text:span text:style-name="T4">TCP</text:span> соединения клиентов <text:span text:style-name="T4">INMan</text:span>-<text:span text:style-name="T4">a</text:span>, в соответствии с правилами, описанными в <text:s/>главе “<text:a xlink:type="simple" xlink:href="#_Протоколы_взаимодействия_клиентов_с"><text:span text:style-name="Internet_20_link">Протоколы взаимодействия клиентов с INMan-ом</text:span></text:a>’</text:p>
          </table:table-cell>
        </table:table-row>
        <table:table-row table:style-name="Таблица17.1">
          <table:table-cell table:style-name="Таблица17.A2" office:value-type="string">
            <text:p text:style-name="P54"><text:span text:style-name="T15">icsAbntCache</text:span><text:span text:style-name="T9"><text:line-break/></text:span>(<text:span text:style-name="T4">shared</text:span>)</text:p>
          </table:table-cell>
          <table:table-cell table:style-name="Таблица17.A2" office:value-type="string">
            <text:p text:style-name="P54"><text:a xlink:type="simple" xlink:href="#_Параметры_секции_AbonentsCache_(сер"><text:span text:style-name="Internet_20_link"><text:span text:style-name="T8">AbonentsCache</text:span></text:span></text:a></text:p>
          </table:table-cell>
          <table:table-cell table:style-name="Таблица17.A2" office:value-type="string">
            <text:p text:style-name="P32">dynamic (libinman_ics_abcache.so)</text:p>
          </table:table-cell>
          <table:table-cell table:style-name="Таблица17.D2" office:value-type="string">
            <text:p text:style-name="P30">Кэш данных об абонентах (контракт, <text:span text:style-name="T4">IN</text:span>-платформы, <text:span text:style-name="T4">etc</text:span>) </text:p>
          </table:table-cell>
        </table:table-row>
        <table:table-row table:style-name="Таблица17.1">
          <table:table-cell table:style-name="Таблица17.A4" office:value-type="string">
            <text:p text:style-name="P111">icsTCAPDisp</text:p>
            <text:p text:style-name="P111">(shared)</text:p>
          </table:table-cell>
          <table:table-cell table:style-name="Таблица17.A4" office:value-type="string">
            <text:p text:style-name="P54"><text:a xlink:type="simple" xlink:href="#5.3. Параметры секции SS7 (сервис icsTCAPDisp).|outline">SS7</text:a> либо <text:a xlink:type="simple" xlink:href="#5.4. Параметры секции SS7_HD (сервис icsTCAPDisp).|outline">SS7_HD </text:a><text:s text:c="2"/></text:p>
          </table:table-cell>
          <table:table-cell table:style-name="Таблица17.A4" office:value-type="string">
            <text:p text:style-name="P30"><text:span text:style-name="T4">dynamic (libinman_ics_tcapdsp.so)</text:span></text:p>
          </table:table-cell>
          <table:table-cell table:style-name="Таблица17.D4" office:value-type="string">
            <text:p text:style-name="P30">Предоставляет <text:span text:style-name="T4">TCAP</text:span> <text:span text:style-name="T4">API</text:span> для взаимодействия с элементами сигнальной сети, интегрируется <text:s/>с <text:span text:style-name="T4">SS</text:span>7 стэком <text:span text:style-name="T4">TietoEnator, обычным или HD в зависимости от варианта сборки INMan-a</text:span></text:p>
          </table:table-cell>
        </table:table-row>
        <table:table-row table:style-name="Таблица17.1">
          <table:table-cell table:style-name="Таблица17.A2" office:value-type="string">
            <text:p text:style-name="P54"><text:span text:style-name="T15">icsIAPManager</text:span><text:span text:style-name="T9"><text:line-break/></text:span>(<text:span text:style-name="T4">shared</text:span>)</text:p>
          </table:table-cell>
          <table:table-cell table:style-name="Таблица17.A2" office:value-type="string">
            <text:p text:style-name="P55"><text:a xlink:type="simple" xlink:href="#_Параметры_секции_AbonentPolicies."><text:span text:style-name="Internet_20_link"><text:span text:style-name="T8">AbonentPolicies</text:span></text:span></text:a><text:span text:style-name="T14"><text:line-break/></text:span><text:span text:style-name="T8">(</text:span><text:span text:style-name="T14">+ </text:span><text:a xlink:type="simple" xlink:href="#_Параметры_секции_IN-Platforms._1"><text:span text:style-name="Internet_20_link"><text:span text:style-name="T8">IN</text:span></text:span></text:a><text:a xlink:type="simple" xlink:href="#_Параметры_секции_IN-Platforms._1"><text:span text:style-name="Internet_20_link"><text:span text:style-name="T14">-</text:span></text:span></text:a><text:a xlink:type="simple" xlink:href="#_Параметры_секции_IN-Platforms._1"><text:span text:style-name="Internet_20_link"><text:span text:style-name="T8">platforms</text:span></text:span></text:a><text:span text:style-name="T8">,</text:span><text:span text:style-name="T14">, <text:line-break/></text:span><text:a xlink:type="simple" xlink:href="#_Параметры_секции_DataProvider."><text:span text:style-name="Internet_20_link"><text:span text:style-name="T8">AbonentProviders</text:span></text:span></text:a><text:span text:style-name="T14"> </text:span><text:span text:style-name="T8">)</text:span></text:p>
          </table:table-cell>
          <table:table-cell table:style-name="Таблица17.A2" office:value-type="string">
            <text:p text:style-name="P30"><text:span text:style-name="T4">d</text:span><text:span text:style-name="T4">ynamic (libinman_ics_iapmgr.so)</text:span></text:p>
          </table:table-cell>
          <table:table-cell table:style-name="Таблица17.D2" office:value-type="string">
            <text:p text:style-name="P30">Реестр ‘политик’ и ‘провайдеров’ абонентов.</text:p>
          </table:table-cell>
        </table:table-row>
        <table:table-row table:style-name="Таблица17.1">
          <table:table-cell table:style-name="Таблица17.A2" office:value-type="string">
            <text:p text:style-name="P54"><text:span text:style-name="T15">icsSmBilling</text:span><text:span text:style-name="T9"><text:line-break/></text:span><text:span text:style-name="T4">(topLevel)</text:span></text:p>
          </table:table-cell>
          <table:table-cell table:style-name="Таблица17.A2" office:value-type="string">
            <text:p text:style-name="P54"><text:a xlink:type="simple" xlink:href="#_Параметры_секции_Billing."><text:span text:style-name="Internet_20_link"><text:span text:style-name="T8">Billing</text:span></text:span></text:a></text:p>
          </table:table-cell>
          <table:table-cell table:style-name="Таблица17.A2" office:value-type="string">
            <text:p text:style-name="P30"><text:span text:style-name="T4">d</text:span><text:span text:style-name="T4">ynamic (libinman_ics_smbill.so)</text:span></text:p>
          </table:table-cell>
          <table:table-cell table:style-name="Таблица17.D2" office:value-type="string">
            <text:p text:style-name="P30">Сервис тарификации <text:span text:style-name="T4">SMS</text:span>/<text:span text:style-name="T4">USSD</text:span> сообщений, в соответствии с протоколом, описанным в главе <text:a xlink:type="simple" xlink:href="#_Обзор_протокола_тарификации_(USSDC-"><text:span text:style-name="Internet_20_link">Обзор протокола тарификации (USSDC-INMAN).</text:span></text:a></text:p>
          </table:table-cell>
        </table:table-row>
        <table:table-row table:style-name="Таблица17.1">
          <table:table-cell table:style-name="Таблица17.A2" office:value-type="string">
            <text:p text:style-name="P54"><text:span text:style-name="T9">icsAbntDetector</text:span><text:span text:style-name="T9"><text:line-break/></text:span><text:span text:style-name="T4">(topLevel)</text:span></text:p>
          </table:table-cell>
          <table:table-cell table:style-name="Таблица17.A2" office:value-type="string">
            <text:p text:style-name="P54"><text:s/><text:a xlink:type="simple" xlink:href="#_Параметры_секции_AbonentDetector_(с"><text:span text:style-name="Internet_20_link"><text:span text:style-name="T8">AbonentDetector</text:span></text:span></text:a></text:p>
          </table:table-cell>
          <table:table-cell table:style-name="Таблица17.A2" office:value-type="string">
            <text:p text:style-name="P30"><text:span text:style-name="T4">d</text:span><text:span text:style-name="T4">ynamic (libinman_ics_abdtcr.so)</text:span></text:p>
          </table:table-cell>
          <table:table-cell table:style-name="Таблица17.D2" office:value-type="string">
            <text:p text:style-name="P38">Сервис определения контракта абонентов, в соответствии с протоколом, описанным в главе <text:a xlink:type="simple" xlink:href="#_Обзор_протокола_определения_контрак"><text:span text:style-name="Internet_20_link">Обзор протокола определения </text:span></text:a><text:a xlink:type="simple" xlink:href="#_Обзор_протокола_определения_контрак"><text:span text:style-name="Internet_20_link">контракта абонента (USSDC-INMAN).</text:span></text:a></text:p>
          </table:table-cell>
        </table:table-row>
      </table:table>
      <text:p text:style-name="Caption"/>
      <text:list xml:id="list898150592" text:continue-list="list2109765740"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Сводный список секций файла конфигурации.</text:h>
            </text:list-item>
          </text:list>
        </text:list-item>
      </text:list>
      <text:p text:style-name="Text_20_body"/>
      <text:p text:style-name="Text_20_body">В нижеследующей таблице перечислены все секции верхнего уровня, определенные в файле конфигурация <text:span text:style-name="T4">INMan</text:span>-<text:span text:style-name="T4">a</text:span> текущей версии.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office:value-type="string">
            <text:p text:style-name="P12">Имя секции<text:span text:style-name="T4"><text:line-break/>(</text:span>по умолчанию<text:span text:style-name="T4">)</text:span></text:p>
          </table:table-cell>
          <table:table-cell table:style-name="Таблица18.A1" office:value-type="string">
            <text:p text:style-name="P12">Наличие</text:p>
          </table:table-cell>
          <table:table-cell table:style-name="Таблица18.C1" office:value-type="string">
            <text:p text:style-name="P12">Краткое описание</text:p>
          </table:table-cell>
        </table:table-row>
        <table:table-row table:style-name="Таблица18.1">
          <table:table-cell table:style-name="Таблица18.A2" office:value-type="string">
            <text:p text:style-name="P54"><text:a xlink:type="simple" xlink:href="#_Структура_секции_Services."><text:span text:style-name="Internet_20_link"><text:span text:style-name="T8">Services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задаёт требуемые <text:span text:style-name="T4">topLevel </text:span>сервисы</text:p>
          </table:table-cell>
        </table:table-row>
        <table:table-row table:style-name="Таблица18.1">
          <table:table-cell table:style-name="Таблица18.A2" office:value-type="string">
            <text:p text:style-name="P54"><text:a xlink:type="simple" xlink:href="#_Параметры_секции_Host_(сервис icsTC"><text:span text:style-name="Internet_20_link"><text:span text:style-name="T8">Host</text:span></text:span></text:a></text:p>
          </table:table-cell>
          <table:table-cell table:style-name="Таблица18.A2" office:value-type="string">
            <text:p text:style-name="P30">обязательная</text:p>
          </table:table-cell>
          <table:table-cell table:style-name="Таблица18.C2" office:value-type="string">
            <text:p text:style-name="P30"/>
          </table:table-cell>
        </table:table-row>
        <table:table-row table:style-name="Таблица18.1">
          <table:table-cell table:style-name="Таблица18.A2" office:value-type="string">
            <text:p text:style-name="P54"><text:a xlink:type="simple" xlink:href="#_Параметры_секции_Billing."><text:span text:style-name="Internet_20_link"><text:span text:style-name="T8">Billing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тарификация <text:s/><text:span text:style-name="T4">SMS</text:span>/<text:span text:style-name="T4">USSD</text:span> сообщений</text:p>
          </table:table-cell>
        </table:table-row>
        <table:table-row table:style-name="Таблица18.1">
          <table:table-cell table:style-name="Таблица18.A2" office:value-type="string">
            <text:p text:style-name="P54"><text:a xlink:type="simple" xlink:href="#_Параметры_секции_AbonentDetector_(с"><text:span text:style-name="Internet_20_link"><text:span text:style-name="T8">AbonentDetector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определение контракта абонентов</text:p>
          </table:table-cell>
        </table:table-row>
        <table:table-row table:style-name="Таблица18.1">
          <table:table-cell table:style-name="Таблица18.A2" office:value-type="string">
            <text:p text:style-name="P54"><text:a xlink:type="simple" xlink:href="#_Параметры_секции_SS7."><text:span text:style-name="Internet_20_link"><text:span text:style-name="T8">SS7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интеграция с <text:span text:style-name="T4">SS</text:span>7 стэком <text:span text:style-name="T4">TietoEnator</text:span></text:p>
          </table:table-cell>
        </table:table-row>
        <table:table-row table:style-name="Таблица18.1">
          <table:table-cell table:style-name="Таблица18.A7" office:value-type="string">
            <text:p text:style-name="P54"><text:a xlink:type="simple" xlink:href="#5.4. Параметры секции SS7_HD (сервис icsTCAPDisp).|outline">SS7_HD</text:a> </text:p>
          </table:table-cell>
          <table:table-cell table:style-name="Таблица18.A7" office:value-type="string">
            <text:p text:style-name="P30">опциональная</text:p>
          </table:table-cell>
          <table:table-cell table:style-name="Таблица18.C7" office:value-type="string">
            <text:p text:style-name="P30">интеграция с HD версией <text:span text:style-name="T4">SS</text:span>7 стэка <text:span text:style-name="T4">TietoEnator</text:span></text:p>
          </table:table-cell>
        </table:table-row>
        <table:table-row table:style-name="Таблица18.1">
          <table:table-cell table:style-name="Таблица18.A2" office:value-type="string">
            <text:p text:style-name="P54"><text:a xlink:type="simple" xlink:href="#_Шаблон_секции_TCAPUser"><text:span text:style-name="Internet_20_link"><text:span text:style-name="T8">TCAPUser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параметры работы с <text:span text:style-name="T4">TCAP</text:span> <text:span text:style-name="T4">API</text:span></text:p>
          </table:table-cell>
        </table:table-row>
        <table:table-row table:style-name="Таблица18.1">
          <table:table-cell table:style-name="Таблица18.A2" office:value-type="string">
            <text:p text:style-name="P54"><text:a xlink:type="simple" xlink:href="#_Параметры_секции_AbonentsCache_(сер"><text:span text:style-name="Internet_20_link"><text:span text:style-name="T8">AbonentsCache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кэш данных об абонентах</text:p>
          </table:table-cell>
        </table:table-row>
        <table:table-row table:style-name="Таблица18.1">
          <table:table-cell table:style-name="Таблица18.A2" office:value-type="string">
            <text:p text:style-name="P54"><text:a xlink:type="simple" xlink:href="#_Параметры_секции_AbonentPolicies."><text:span text:style-name="Internet_20_link"><text:span text:style-name="T8">AbonentPolicies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определения <text:span text:style-name="T4">‘</text:span>политик абонентов<text:span text:style-name="T4">’</text:span></text:p>
          </table:table-cell>
        </table:table-row>
        <table:table-row table:style-name="Таблица18.1">
          <table:table-cell table:style-name="Таблица18.A2" office:value-type="string">
            <text:p text:style-name="P54"><text:a xlink:type="simple" xlink:href="#_Параметры_секции_IN-Platforms._1"><text:span text:style-name="Internet_20_link"><text:span text:style-name="T8">IN-platforms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конфигурации известных <text:span text:style-name="T4">IN-</text:span>платформ</text:p>
          </table:table-cell>
        </table:table-row>
        <table:table-row table:style-name="Таблица18.1">
          <table:table-cell table:style-name="Таблица18.A2" office:value-type="string">
            <text:p text:style-name="P54"><text:a xlink:type="simple" xlink:href="#_Параметры_секции_DataProvider."><text:span text:style-name="Internet_20_link"><text:span text:style-name="T8">AbonentProviders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конфигурации ‘провайдеров абонентов’</text:p>
          </table:table-cell>
        </table:table-row>
      </table:table>
      <text:p text:style-name="P63"><text:soft-page-break/></text:p>
      <text:p text:style-name="Text_20_body"/>
      <text:list xml:id="list1629211826" text:continue-numbering="true" text:style-name="Outline">
        <text:list-item>
          <text:list>
            <text:list-item>
              <text:h text:style-name="Heading_20_2" text:outline-level="2"><text:s/><text:bookmark-start text:name="_Структура_секции_Services."/>Структура секции <text:bookmark-end text:name="_Структура_секции_Services."/><text:span text:style-name="T4">Services</text:span>.</text:h>
            </text:list-item>
          </text:list>
        </text:list-item>
      </text:list>
      <text:p text:style-name="Text_20_body">Данная секция является главной и служит для указания требуемых сервисов верхнего уровня, а также для переназначения секций конфигурации для конфигурируемых сервисов, перечисленных в разделе <text:a xlink:type="simple" xlink:href="#_Конфигурируемые_сервисы."><text:span text:style-name="Internet_20_link">Конфигурируемые сервисы.</text:span></text:a> </text:p>
      <text:p text:style-name="Text_20_body">Секция может содержать только строковые параметры вида:</text:p>
      <text:p text:style-name="P41"><text:s text:c="6"/><text:tab/><text:span text:style-name="T4">&lt;param name="SectionName" type="string"&gt;ICSIdent&lt;/param&gt;</text:span></text:p>
      <text:p text:style-name="P41">где </text:p>
      <text:list xml:id="list1303392228" text:style-name="WW8Num25">
        <text:list-item>
          <text:p text:style-name="P96"><text:span text:style-name="T4">SectionName</text:span> – имя секции файла конфигурации (не обязательно верхнего уровня), которая содержит настройки для сервиса, идентифицируемого значением данного строкового параметра <text:span text:style-name="T4">ICSIdent</text:span></text:p>
        </text:list-item>
        <text:list-item>
          <text:p text:style-name="P96"><text:span text:style-name="T4">ICSIdent</text:span> – строка, идентифицирующая сервис в одном из следующих форматов:</text:p>
        </text:list-item>
      </text:list>
      <text:list xml:id="list1950086080" text:style-name="WW8Num22">
        <text:list-item>
          <text:p text:style-name="P97"><text:span text:style-name="T4">uid</text:span>: <text:span text:style-name="T8">icsUId</text:span> – где <text:span text:style-name="T8">icsUId</text:span> уникальный идентификатор сервиса указанный в таблице из раздела <text:a xlink:type="simple" xlink:href="#_Конфигурируемые_сервисы."><text:span text:style-name="Internet_20_link">Конфигурируемые сервисы.</text:span></text:a>, если сервис является динамически подгружаемым, то <text:span text:style-name="T4">INMan</text:span> загрузит соответствующую библиотеку<office:annotation><dc:creator>Roman V. Gerasimov</dc:creator><dc:date>2008-10-15T00:00:00</dc:date><text:p>Путь к *.so библиотекам INMan-a должен быть включен в переменную окружения LD_LIBRARY_PATH</text:p></office:annotation>.</text:p>
        </text:list-item>
        <text:list-item>
          <text:p text:style-name="P97"><text:span text:style-name="T4">dll</text:span>: <text:span text:style-name="T8">libname</text:span><text:span text:style-name="T14">.</text:span><text:span text:style-name="T8">so</text:span> – где <text:span text:style-name="T8">libname</text:span><text:span text:style-name="T14">.</text:span><text:span text:style-name="T8">so</text:span> имя динамической библиотеки желаемого сервиса.</text:p>
        </text:list-item>
      </text:list>
      <text:p text:style-name="P41"><text:span text:style-name="T9">NOTE</text:span><text:span text:style-name="T15">:</text:span><text:span text:style-name="T14"> Для единообразии файлов конфигурации на введенных в эксплуатацию инсталляциях рекомендуется использовать </text:span><text:span text:style-name="T8">ICSIdent</text:span><text:span text:style-name="T14"> вида 1, так как режим загрузки сервисов (</text:span><text:span text:style-name="T8">prelinked</text:span><text:span text:style-name="T14">/</text:span><text:span text:style-name="T8">dynamic</text:span><text:span text:style-name="T14">) может различаться для разных инсталляций.</text:span></text:p>
      <text:p text:style-name="Text_20_body">Пример<text:span text:style-name="T4">:</text:span></text:p>
      <text:p text:style-name="P23"><text:s text:c="2"/>&lt;section name="Services"&gt;</text:p>
      <text:p text:style-name="P23"><text:s text:c="4"/>&lt;!-- Abonent contract type and gsmSCF params determination --&gt;</text:p>
      <text:p text:style-name="P23"><text:s text:c="4"/>&lt;param name="AbonentDetector" type="string"&gt;uid: icsAbntDetector&lt;/param&gt;</text:p>
      <text:p text:style-name="Text_20_body"><text:span text:style-name="T4"><text:s text:c="4"/>&lt;param name="</text:span><text:span text:style-name="T4">HostWAN" type="string"&gt;uid: icsTCPServer&lt;/param&gt;</text:span></text:p>
      <text:p text:style-name="Text_20_body">&lt;/section&gt;</text:p>
      <text:p text:style-name="Text_20_body"/>
      <text:p text:style-name="Text_20_body">В данном варианте <text:span text:style-name="T4">INMan</text:span> запустит сервис определения контракта абонентов, а настройки для сервиса <text:span text:style-name="T4">icsTCPServer</text:span> возьмет из секции ‘<text:span text:style-name="T4">HostWAN</text:span>’, вместо секции по умолчанию ‘<text:span text:style-name="T4">Host</text:span>’.</text:p>
      <text:p text:style-name="Text_20_body">Несмотря на то, что эта секция главная, она опциональна. Если она отсутствует или не имеет параметров, то считается, что секция имеет вид:</text:p>
      <text:p text:style-name="Text_20_body"><text:s text:c="2"/><text:span text:style-name="T4">&lt;section name="Services"&gt;</text:span></text:p>
      <text:p text:style-name="P23"><text:s text:c="4"/>&lt;param name="Billing" type="string"&gt;uid: icsSmBilling&lt;/param&gt;</text:p>
      <text:p text:style-name="Text_20_body"><text:span text:style-name="T4"><text:s text:c="2"/></text:span>&lt;/section&gt;</text:p>
      <text:p text:style-name="Text_20_body">Это сделано для совместимости с файлами конфигурации предыдущих версий <text:span text:style-name="T4">INMan</text:span>-<text:span text:style-name="T4">a</text:span>.</text:p>
      <text:p text:style-name="P63"/>
      <text:list xml:id="list42388978" text:continue-list="list1629211826"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<text:bookmark-start text:name="_Параметры_секции_Host_(сервис icsTC"/>Параметры секции <text:bookmark-end text:name="_Параметры_секции_Host_(сервис icsTC"/><text:span text:style-name="T4">Host</text:span> (сервис <text:span text:style-name="T17">icsTCPServer</text:span>).</text:h>
            </text:list-item>
          </text:list>
        </text:list-item>
      </text:list>
      <text:p text:style-name="P47">Данная секция является обязательной. В ней определены следующие параметры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Таблица19.1">
          <table:table-cell table:style-name="Таблица19.A1" office:value-type="string">
            <text:p text:style-name="P12">Имя параметра</text:p>
          </table:table-cell>
          <table:table-cell table:style-name="Таблица19.A1" office:value-type="string">
            <text:p text:style-name="P12">Тип</text:p>
          </table:table-cell>
          <table:table-cell table:style-name="Таблица19.A1" office:value-type="string">
            <text:p text:style-name="P12">Наличие</text:p>
          </table:table-cell>
          <table:table-cell table:style-name="Таблица19.D1" office:value-type="string">
            <text:p text:style-name="P12">Описание</text:p>
          </table:table-cell>
        </table:table-row>
        <table:table-row table:style-name="Таблица19.1">
          <table:table-cell table:style-name="Таблица19.A2" office:value-type="string">
            <text:p text:style-name="P54"><text:span text:style-name="T4">H</text:span><text:span text:style-name="T4">ost</text:span></text:p>
          </table:table-cell>
          <table:table-cell table:style-name="Таблица19.A2" office:value-type="string">
            <text:p text:style-name="P29">строка</text:p>
          </table:table-cell>
          <table:table-cell table:style-name="Таблица19.A2" office:value-type="string">
            <text:p text:style-name="P30">обязательный</text:p>
          </table:table-cell>
          <table:table-cell table:style-name="Таблица19.D2" office:value-type="string">
            <text:p text:style-name="P30"><text:span text:style-name="T4">DNS</text:span> имя или адрес хоста <text:span text:style-name="T4">INMan</text:span>-<text:span text:style-name="T4">a</text:span></text:p>
          </table:table-cell>
        </table:table-row>
        <table:table-row table:style-name="Таблица19.1">
          <table:table-cell table:style-name="Таблица19.A2" office:value-type="string">
            <text:p text:style-name="P54"><text:span text:style-name="T4">P</text:span><text:span text:style-name="T4">ort</text:span></text:p>
          </table:table-cell>
          <table:table-cell table:style-name="Таблица19.A2" office:value-type="string">
            <text:p text:style-name="P29">целое</text:p>
          </table:table-cell>
          <table:table-cell table:style-name="Таблица19.A2" office:value-type="string">
            <text:p text:style-name="P30">обязательный</text:p>
          </table:table-cell>
          <table:table-cell table:style-name="Таблица19.D2" office:value-type="string">
            <text:p text:style-name="P30">Служебный порт <text:span text:style-name="T4">INMan-a</text:span></text:p>
          </table:table-cell>
        </table:table-row>
        <table:table-row table:style-name="Таблица19.1">
          <table:table-cell table:style-name="Таблица19.A2" office:value-type="string">
            <text:p text:style-name="P56">maxClients</text:p>
          </table:table-cell>
          <table:table-cell table:style-name="Таблица19.A2" office:value-type="string">
            <text:p text:style-name="P29">целое</text:p>
          </table:table-cell>
          <table:table-cell table:style-name="Таблица19.A2" office:value-type="string">
            <text:p text:style-name="P30">опциональный</text:p>
          </table:table-cell>
          <table:table-cell table:style-name="Таблица19.D2" office:value-type="string">
            <text:p text:style-name="P30">Максимальное количество клиентских соединений, по умолчанию: 3</text:p>
          </table:table-cell>
        </table:table-row>
      </table:table>
      <text:p text:style-name="Text_20_body"><text:soft-page-break/></text:p>
      <text:list xml:id="list377075697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AbonentsCache_(сер"/>Параметры секции <text:bookmark-end text:name="_Параметры_секции_AbonentsCache_(сер"/><text:span text:style-name="T8">AbonentsCache</text:span> (сервис <text:span text:style-name="T17">ics</text:span><text:span text:style-name="T10">AbntCache</text:span>).</text:h>
            </text:list-item>
          </text:list>
        </text:list-item>
      </text:list>
      <text:p text:style-name="P47">Данная секция опциональна. Она используется только если один из сервисов востребовал функциональность кэша абонентов. В секции определены следующие параметры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Таблица20.1">
          <table:table-cell table:style-name="Таблица20.A1" office:value-type="string">
            <text:p text:style-name="P12">Имя параметра</text:p>
          </table:table-cell>
          <table:table-cell table:style-name="Таблица20.A1" office:value-type="string">
            <text:p text:style-name="P12">Тип</text:p>
          </table:table-cell>
          <table:table-cell table:style-name="Таблица20.A1" office:value-type="string">
            <text:p text:style-name="P12">Наличие</text:p>
          </table:table-cell>
          <table:table-cell table:style-name="Таблица20.D1" office:value-type="string">
            <text:p text:style-name="P12">Описание</text:p>
          </table:table-cell>
        </table:table-row>
        <table:table-row table:style-name="Таблица20.1">
          <table:table-cell table:style-name="Таблица20.A2" office:value-type="string">
            <text:p text:style-name="P56">cacheRAM</text:p>
          </table:table-cell>
          <table:table-cell table:style-name="Таблица20.A2" office:value-type="string">
            <text:p text:style-name="P29">целое <text:s/>(<text:span text:style-name="T4">Mb</text:span>)</text:p>
          </table:table-cell>
          <table:table-cell table:style-name="Таблица20.A2" office:value-type="string">
            <text:p text:style-name="P29">обязательный</text:p>
          </table:table-cell>
          <table:table-cell table:style-name="Таблица20.D2" office:value-type="string">
            <text:p text:style-name="P36">максимальный размер ОЗУ под кэш абонентов</text:p>
          </table:table-cell>
        </table:table-row>
        <table:table-row table:style-name="Таблица20.1">
          <table:table-cell table:style-name="Таблица20.A2" office:value-type="string">
            <text:p text:style-name="P54"><text:span text:style-name="T4">cache</text:span><text:span text:style-name="T4">Dir</text:span></text:p>
          </table:table-cell>
          <table:table-cell table:style-name="Таблица20.A2" office:value-type="string">
            <text:p text:style-name="P29">строка</text:p>
          </table:table-cell>
          <table:table-cell table:style-name="Таблица20.A2" office:value-type="string">
            <text:p text:style-name="P29">обязательный</text:p>
          </table:table-cell>
          <table:table-cell table:style-name="Таблица20.D2" office:value-type="string">
            <text:p text:style-name="P36">директория для хранения файлов кэша абонентов, если значение пустое, то кэшэм будет использоваться только ОЗУ</text:p>
          </table:table-cell>
        </table:table-row>
        <table:table-row table:style-name="Таблица20.1">
          <table:table-cell table:style-name="Таблица20.A2" office:value-type="string">
            <text:p text:style-name="P54"><text:span text:style-name="T4">cache</text:span><text:span text:style-name="T4">Expiration </text:span></text:p>
          </table:table-cell>
          <table:table-cell table:style-name="Таблица20.A2" office:value-type="string">
            <text:p text:style-name="P29">целое (минуты)<text:line-break/>[1 .. 65535]</text:p>
          </table:table-cell>
          <table:table-cell table:style-name="Таблица20.A2" office:value-type="string">
            <text:p text:style-name="P29">опциональный<text:line-break/>(<text:span text:style-name="T4">default</text:span>)</text:p>
          </table:table-cell>
          <table:table-cell table:style-name="Таблица20.D2" office:value-type="string">
            <text:p text:style-name="P36">время жизни записи кэша абонентов в минутах, по умолчанию: 20</text:p>
          </table:table-cell>
        </table:table-row>
        <table:table-row table:style-name="Таблица20.1">
          <table:table-cell table:style-name="Таблица20.A2" office:value-type="string">
            <text:p text:style-name="P54"><text:span text:style-name="T4">cacheR</text:span><text:span text:style-name="T4">ecords</text:span></text:p>
          </table:table-cell>
          <table:table-cell table:style-name="Таблица20.A2" office:value-type="string">
            <text:p text:style-name="P29">целое</text:p>
          </table:table-cell>
          <table:table-cell table:style-name="Таблица20.A2" office:value-type="string">
            <text:p text:style-name="P29">опциональный<text:line-break/>(<text:span text:style-name="T4">default</text:span>)</text:p>
          </table:table-cell>
          <table:table-cell table:style-name="Таблица20.D2" office:value-type="string">
            <text:p text:style-name="P36">начальное число записей файла кэша абонентов, при его создании; по умолчанию: 10000</text:p>
          </table:table-cell>
        </table:table-row>
      </table:table>
      <text:p text:style-name="Text_20_body"/>
      <text:list xml:id="list2056550864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SS7_(сервис icsTCA"/>Параметры секции <text:bookmark-end text:name="_Параметры_секции_SS7_(сервис icsTCA"/><text:span text:style-name="T4">SS</text:span>7 (сервис <text:span text:style-name="T17">icsTC</text:span><text:span text:style-name="T10">A</text:span><text:span text:style-name="T17">P</text:span><text:span text:style-name="T10">Disp</text:span>).</text:h>
            </text:list-item>
          </text:list>
        </text:list-item>
      </text:list>
      <text:p text:style-name="P48">Данная секция опциональна. Она используется только если один из сервисов нуждается во взаимодействии с элементами сигнальной сети.</text:p>
      <text:p text:style-name="P48">Секция предназначена для настройки подключения к <text:span text:style-name="T4">SS</text:span>7 стэку фирмы <text:span text:style-name="T4">Tieto</text:span>Е<text:span text:style-name="T4">nator</text:span>. В секции определены следующие параметры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office:value-type="string">
            <text:p text:style-name="P12">Имя параметра</text:p>
          </table:table-cell>
          <table:table-cell table:style-name="Таблица21.A1" office:value-type="string">
            <text:p text:style-name="P12">Тип</text:p>
          </table:table-cell>
          <table:table-cell table:style-name="Таблица21.A1" office:value-type="string">
            <text:p text:style-name="P12">Наличие</text:p>
          </table:table-cell>
          <table:table-cell table:style-name="Таблица21.D1" office:value-type="string">
            <text:p text:style-name="P11">Описание</text:p>
          </table:table-cell>
        </table:table-row>
        <table:table-row table:style-name="Таблица21.1">
          <table:table-cell table:style-name="Таблица21.A2" office:value-type="string">
            <text:p text:style-name="P56">ss7UserId</text:p>
          </table:table-cell>
          <table:table-cell table:style-name="Таблица21.A2" office:value-type="string">
            <text:p text:style-name="P29">целое<text:line-break/> ([1..20])</text:p>
          </table:table-cell>
          <table:table-cell table:style-name="Таблица21.A2" office:value-type="string">
            <text:p text:style-name="P29">обязательный</text:p>
          </table:table-cell>
          <table:table-cell table:style-name="Таблица21.D2" office:value-type="string">
            <text:p text:style-name="P36">идентификатор пользователя для использования <text:span text:style-name="T4">Tieto</text:span>Е<text:span text:style-name="T4">nator</text:span> <text:span text:style-name="T4">TCAP</text:span> <text:span text:style-name="T4">API</text:span>, <text:s/>рекомендуется: 3 (<text:span text:style-name="T4">USER</text:span>03_<text:span text:style-name="T4">ID</text:span>)</text:p>
          </table:table-cell>
        </table:table-row>
        <table:table-row table:style-name="Таблица21.1">
          <table:table-cell table:style-name="Таблица21.A2" office:value-type="string">
            <text:p text:style-name="P54">maxMsgNum</text:p>
          </table:table-cell>
          <table:table-cell table:style-name="Таблица21.A2" office:value-type="string">
            <text:p text:style-name="P29">целое ([1..65535])</text:p>
          </table:table-cell>
          <table:table-cell table:style-name="Таблица21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1.D2" office:value-type="string">
            <text:p text:style-name="P36">максимальное число сообщений в буффере входящих <text:span text:style-name="T4">SS</text:span>7 пакетов, по умолчанию: 512</text:p>
          </table:table-cell>
        </table:table-row>
      </table:table>
      <text:p text:style-name="Text_20_body"/>
      <text:list xml:id="list1658431398" text:continue-numbering="true" text:style-name="Outline">
        <text:list-item>
          <text:list>
            <text:list-item>
              <text:h text:style-name="P114" text:outline-level="2"><text:s/><text:bookmark-start text:name="_Параметры_секции_SS7_(сервис icsTCA1"/>Параметры секции <text:bookmark-end text:name="_Параметры_секции_SS7_(сервис icsTCA1"/><text:span text:style-name="T4">SS</text:span>7_HD (сервис <text:span text:style-name="T17">icsTC</text:span><text:span text:style-name="T10">A</text:span><text:span text:style-name="T17">P</text:span><text:span text:style-name="T10">Disp</text:span>).</text:h>
            </text:list-item>
          </text:list>
        </text:list-item>
      </text:list>
      <text:p text:style-name="P48">Данная секция опциональна. Она используется только если один из сервисов нуждается во взаимодействии с элементами сигнальной сети.</text:p>
      <text:p text:style-name="P48">Секция предназначена для настройки подключения к HD (horizontal distribution) версии <text:span text:style-name="T4">SS</text:span>7 стэка фирмы <text:span text:style-name="T4">Tieto</text:span>Е<text:span text:style-name="T4">nator</text:span>. <text:s/>В секции определены параметры, необходимые для соединения с удаленным SS7 HD CommonParts manager-ом (см. сопроводительную документацию TietoInator), а также две подсекции:</text:p>
      <text:list xml:id="list857706275" text:style-name="L1">
        <text:list-item>
          <text:p text:style-name="P104"><text:span text:style-name="T18">SS7Units</text:span> - описывает модули HD SS7 стэка, доступные для взаимодействия</text:p>
        </text:list-item>
        <text:list-item>
          <text:p text:style-name="P105">Layouts<text:span text:style-name="T3"> <text:s/>- описывает варианты взаимодействия с модулями стэка.</text:span></text:p>
          <text:p text:style-name="P105"><text:span text:style-name="T3">Параметры секции:</text:span></text:p>
        </text:list-item>
      </text:list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row table:style-name="Таблица34.1">
          <table:table-cell table:style-name="Таблица34.A1" office:value-type="string">
            <text:p text:style-name="P12">Имя параметра</text:p>
          </table:table-cell>
          <table:table-cell table:style-name="Таблица34.A1" office:value-type="string">
            <text:p text:style-name="P12">Тип</text:p>
          </table:table-cell>
          <table:table-cell table:style-name="Таблица34.A1" office:value-type="string">
            <text:p text:style-name="P12">Наличие</text:p>
          </table:table-cell>
          <table:table-cell table:style-name="Таблица34.D1" office:value-type="string">
            <text:p text:style-name="P11">Описание</text:p>
          </table:table-cell>
        </table:table-row>
        <table:table-row table:style-name="Таблица34.1">
          <table:table-cell table:style-name="Таблица34.A2" office:value-type="string">
            <text:p text:style-name="P56">cpMgrHost</text:p>
          </table:table-cell>
          <table:table-cell table:style-name="Таблица34.A2" office:value-type="string">
            <text:p text:style-name="P29">строка</text:p>
          </table:table-cell>
          <table:table-cell table:style-name="Таблица34.A2" office:value-type="string">
            <text:p text:style-name="P29">обязательный</text:p>
          </table:table-cell>
          <table:table-cell table:style-name="Таблица34.D2" office:value-type="string">
            <text:p text:style-name="P36"><text:span text:style-name="T4">DNS</text:span> имя или адрес хоста, на котором работает требуемый SS7 HD CommonParts manager.</text:p>
          </table:table-cell>
        </table:table-row>
        <table:table-row table:style-name="Таблица34.1">
          <table:table-cell table:style-name="Таблица34.A3" office:value-type="string">
            <text:p text:style-name="P56">cpMgrPort</text:p>
          </table:table-cell>
          <table:table-cell table:style-name="Таблица34.A3" office:value-type="string">
            <text:p text:style-name="P29">целое</text:p>
          </table:table-cell>
          <table:table-cell table:style-name="Таблица34.A3" office:value-type="string">
            <text:p text:style-name="P29">обязательный</text:p>
          </table:table-cell>
          <table:table-cell table:style-name="Таблица34.D3" office:value-type="string">
            <text:p text:style-name="P36">Служебный порт <text:s/>SS7 HD CommonParts manager-а</text:p>
          </table:table-cell>
        </table:table-row>
        <table:table-row table:style-name="Таблица34.1">
          <table:table-cell table:style-name="Таблица34.A3" office:value-type="string">
            <text:p text:style-name="P56">cpMgrInstId</text:p>
          </table:table-cell>
          <table:table-cell table:style-name="Таблица34.A3" office:value-type="string">
            <text:p text:style-name="P29">целое<text:line-break/> ([0..255])</text:p>
          </table:table-cell>
          <table:table-cell table:style-name="Таблица34.A3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34.D3" office:value-type="string">
            <text:p text:style-name="P36">Номер экземпляра SS7 HD CommonParts manager-а, по умолчанию: 0</text:p>
          </table:table-cell>
        </table:table-row>
        <table:table-row table:style-name="Таблица34.1">
          <table:table-cell table:style-name="Таблица34.A3" office:value-type="string">
            <text:p text:style-name="P56">mp7UserId</text:p>
          </table:table-cell>
          <table:table-cell table:style-name="Таблица34.A3" office:value-type="string">
            <text:p text:style-name="P29">целое<text:line-break/> ([1..20])</text:p>
          </table:table-cell>
          <table:table-cell table:style-name="Таблица34.A3" office:value-type="string">
            <text:p text:style-name="P29">обязательный</text:p>
          </table:table-cell>
          <table:table-cell table:style-name="Таблица34.D3" office:value-type="string">
            <text:p text:style-name="P36">идентификатор пользователя для использования <text:span text:style-name="T4">Tieto</text:span>Е<text:span text:style-name="T4">nator</text:span> <text:span text:style-name="T4">TCAP</text:span> <text:span text:style-name="T4">API</text:span>, <text:s/>рекомендуется: 3 (<text:span text:style-name="T4">USER</text:span>03_<text:span text:style-name="T4">ID</text:span>)</text:p>
          </table:table-cell>
        </table:table-row>
        <table:table-row table:style-name="Таблица34.1">
          <table:table-cell table:style-name="Таблица34.A2" office:value-type="string">
            <text:p text:style-name="P54">maxMsgNum</text:p>
          </table:table-cell>
          <table:table-cell table:style-name="Таблица34.A2" office:value-type="string">
            <text:p text:style-name="P29">целое ([1..65535])</text:p>
          </table:table-cell>
          <table:table-cell table:style-name="Таблица34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34.D2" office:value-type="string">
            <text:p text:style-name="P36">максимальное число сообщений в буффере входящих <text:span text:style-name="T4">SS</text:span>7 пакетов, по умолчанию: 512</text:p>
          </table:table-cell>
        </table:table-row>
        <text:soft-page-break/>
        <table:table-row table:style-name="Таблица34.1">
          <table:table-cell table:style-name="Таблица34.A3" office:value-type="string">
            <text:p text:style-name="P54">dfltLayout</text:p>
          </table:table-cell>
          <table:table-cell table:style-name="Таблица34.A3" office:value-type="string">
            <text:p text:style-name="P29">строка</text:p>
          </table:table-cell>
          <table:table-cell table:style-name="Таблица34.A3" office:value-type="string">
            <text:p text:style-name="P29">обязательный</text:p>
          </table:table-cell>
          <table:table-cell table:style-name="Таблица34.D3" office:value-type="string">
            <text:p text:style-name="P36">Имя подсекции из секции <text:s/>Layouts, которая описывает вариант интеграции с модулями HD SS7 стэка.</text:p>
          </table:table-cell>
        </table:table-row>
      </table:table>
      <text:p text:style-name="P27"/>
      <text:list xml:id="list992998193" text:continue-list="list1658431398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Параметры_подсекции_BillingModes.11"/>Параметры подсекции <text:bookmark-end text:name="_Параметры_подсекции_BillingModes.11"/><text:span text:style-name="T4">SS7Units</text:span>.</text:h>
                </text:list-item>
              </text:list>
            </text:list-item>
          </text:list>
        </text:list-item>
      </text:list>
      <text:p text:style-name="P27"><text:tab/><text:tab/>Данная подсекция обязательная. Она содержит только подсекции, описывающие модули HD SS7 стэка , доступные для взаимодействия. Каждая подсекция может иметь произвольное имя, но должна обязательно иметь следующие параметры:</text:p>
      <text:p text:style-name="P66"/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row table:style-name="Таблица36.1">
          <table:table-cell table:style-name="Таблица36.A1" office:value-type="string">
            <text:p text:style-name="P12">Имя параметра</text:p>
          </table:table-cell>
          <table:table-cell table:style-name="Таблица36.A1" office:value-type="string">
            <text:p text:style-name="P12">Тип</text:p>
          </table:table-cell>
          <table:table-cell table:style-name="Таблица36.A1" office:value-type="string">
            <text:p text:style-name="P12">Наличие</text:p>
          </table:table-cell>
          <table:table-cell table:style-name="Таблица36.D1" office:value-type="string">
            <text:p text:style-name="P11">Описание</text:p>
          </table:table-cell>
        </table:table-row>
        <table:table-row table:style-name="Таблица36.1">
          <table:table-cell table:style-name="Таблица36.A2" office:value-type="string">
            <text:p text:style-name="P56">unitId</text:p>
          </table:table-cell>
          <table:table-cell table:style-name="Таблица36.A2" office:value-type="string">
            <text:p text:style-name="P29">строка</text:p>
          </table:table-cell>
          <table:table-cell table:style-name="Таблица36.A2" office:value-type="string">
            <text:p text:style-name="P29"><text:span text:style-name="T4">обязательный</text:span></text:p>
          </table:table-cell>
          <table:table-cell table:style-name="Таблица36.D2" office:value-type="string">
            <text:p text:style-name="P36">идентификатор <text:s/>модуля HD SS7 стэка, как указано в файле portss7.h</text:p>
          </table:table-cell>
        </table:table-row>
        <table:table-row table:style-name="Таблица36.1">
          <table:table-cell table:style-name="Таблица36.A2" office:value-type="string">
            <text:p text:style-name="P56">instancesList</text:p>
          </table:table-cell>
          <table:table-cell table:style-name="Таблица36.A2" office:value-type="string">
            <text:p text:style-name="P29">строка<text:line-break/>(CSV list)</text:p>
          </table:table-cell>
          <table:table-cell table:style-name="Таблица36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36.D2" office:value-type="string">
            <text:p text:style-name="P36">список номеров ([1..255]) экземпляров модуля, разделенных запятой, по умолчанию: 1</text:p>
          </table:table-cell>
        </table:table-row>
      </table:table>
      <text:p text:style-name="P27"/>
      <text:p text:style-name="P27"><text:span text:style-name="T16">NOTE</text:span>: на данный момент распознаются только следующие идентификаторы <text:s/>модулей HD SS7 стэка:</text:p>
      <text:list xml:id="list1733035959" text:style-name="L3">
        <text:list-item>
          <text:p text:style-name="P68">TCAP_ID</text:p>
        </text:list-item>
        <text:list-item>
          <text:p text:style-name="P68">SCCP_ID</text:p>
        </text:list-item>
      </text:list>
      <text:p text:style-name="P27">Например:</text:p>
      <text:p text:style-name="P27"><text:s text:c="4"/>&lt;section name="SS7Units"&gt; &lt;!-- configuration of known SS7 Units <text:s/>→</text:p>
      <text:p text:style-name="P27"><text:s text:c="6"/>&lt;section name="TCAP_BE_HD2"&gt; &lt;!-- TCAP unit distributed by two instances --&gt;</text:p>
      <text:p text:style-name="P27"><text:s text:c="8"/>&lt;param name="unitId" type="string"&gt;TCAP_ID&lt;/param&gt;</text:p>
      <text:p text:style-name="P27"><text:s text:c="8"/>&lt;param name="instancesList" type="string"&gt;1, 2&lt;/param&gt;</text:p>
      <text:p text:style-name="P27"><text:s text:c="6"/>&lt;/section&gt;</text:p>
      <text:p text:style-name="P27"><text:s text:c="6"/>&lt;section name="SCCP_BE_1"&gt; &lt;!-- single instance SCCP unit <text:s/>--&gt;</text:p>
      <text:p text:style-name="P27"><text:s text:c="8"/>&lt;param name="unitId" type="string"&gt;SCCP_ID&lt;/param&gt;</text:p>
      <text:p text:style-name="P27"><text:s text:c="8"/>&lt;param name="instancesList" type="string"&gt;1&lt;/param&gt;</text:p>
      <text:p text:style-name="P27"><text:s text:c="6"/>&lt;/section&gt;</text:p>
      <text:p text:style-name="P27"><text:s text:c="4"/>&lt;/section&gt; &lt;!-- SS7_HD.SS7Units --&gt;</text:p>
      <text:p text:style-name="P27"/>
      <text:list xml:id="list1217626991" text:continue-list="list992998193" text:style-name="Outline">
        <text:list-item>
          <text:list>
            <text:list-item>
              <text:list>
                <text:list-item>
                  <text:h text:style-name="P113" text:outline-level="3"><text:s/><text:bookmark-start text:name="_Параметры_подсекции_BillingModes.1"/>Параметры подсекции <text:bookmark-end text:name="_Параметры_подсекции_BillingModes.1"/><text:span text:style-name="T4">Layouts</text:span>.</text:h>
                </text:list-item>
              </text:list>
            </text:list-item>
          </text:list>
        </text:list-item>
      </text:list>
      <text:p text:style-name="P27"><text:tab/>Данная подсекция обязательная. Она содержит только подсекции, описывающие <text:s/>варианты интеграции с модулями HD SS7 стэка, описанными в секции <text:span text:style-name="T6">SS7Units</text:span>. </text:p>
      <text:p text:style-name="P27"><text:tab/>Каждая подсекция может иметь произвольное имя, но, как минимум, одна подсекция должна быть определена <text:s/>и иметь следующие параметры: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row table:style-name="Таблица35.1">
          <table:table-cell table:style-name="Таблица35.A1" office:value-type="string">
            <text:p text:style-name="P12">Имя параметра</text:p>
          </table:table-cell>
          <table:table-cell table:style-name="Таблица35.A1" office:value-type="string">
            <text:p text:style-name="P12">Тип</text:p>
          </table:table-cell>
          <table:table-cell table:style-name="Таблица35.A1" office:value-type="string">
            <text:p text:style-name="P12">Наличие</text:p>
          </table:table-cell>
          <table:table-cell table:style-name="Таблица35.D1" office:value-type="string">
            <text:p text:style-name="P11">Описание</text:p>
          </table:table-cell>
        </table:table-row>
        <table:table-row table:style-name="Таблица35.1">
          <table:table-cell table:style-name="Таблица35.A2" office:value-type="string">
            <text:p text:style-name="P56">instanceId</text:p>
          </table:table-cell>
          <table:table-cell table:style-name="Таблица35.A2" office:value-type="string">
            <text:p text:style-name="P29">целое<text:line-break/> ([1..255])</text:p>
          </table:table-cell>
          <table:table-cell table:style-name="Таблица35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35.D2" office:value-type="string">
            <text:p text:style-name="P36">локальный номер экземпляра приложения, взаимодействующего с модулями HD SS7 стэка, по умолчанию: 1</text:p>
          </table:table-cell>
        </table:table-row>
        <table:table-row table:style-name="Таблица35.1">
          <table:table-cell table:style-name="Таблица35.A2" office:value-type="string">
            <text:p text:style-name="P54">ss7units</text:p>
          </table:table-cell>
          <table:table-cell table:style-name="Таблица35.A2" office:value-type="string">
            <text:p text:style-name="P29">строка<text:line-break/>(CSV list)</text:p>
          </table:table-cell>
          <table:table-cell table:style-name="Таблица35.A2" office:value-type="string">
            <text:p text:style-name="P29">обязательный</text:p>
          </table:table-cell>
          <table:table-cell table:style-name="Таблица35.D2" office:value-type="string">
            <text:p text:style-name="P36">описывает используемые <text:s/>модули HD SS7 стэка. содержит список <text:s/>имен подсекций <text:s/>из секции <text:a xlink:type="simple" xlink:href="#5.4.1. Параметры подсекции SS7Units.|outline">SS7Units</text:a>, разделенных запятой</text:p>
          </table:table-cell>
        </table:table-row>
      </table:table>
      <text:p text:style-name="P27"/>
      <text:p text:style-name="P27">Например:</text:p>
      <text:p text:style-name="P27"><text:s text:c="4"/>&lt;section name="Layouts"&gt;</text:p>
      <text:p text:style-name="P27"><text:soft-page-break/><text:s text:c="6"/>&lt;section name="ComplexApplication"&gt; &lt;!-- complex application that uses HD TCAP BE</text:p>
      <text:p text:style-name="P27"><text:tab/><text:tab/><text:tab/><text:tab/><text:tab/><text:tab/><text:tab/><text:tab/><text:tab/><text:tab/><text:tab/><text:tab/><text:tab/> (distibuted by two instances) and single SCCP BE --&gt;</text:p>
      <text:p text:style-name="P27"><text:s text:c="8"/>&lt;param name="instanceId" type="int"&gt;4&lt;/param&gt;</text:p>
      <text:p text:style-name="P27"><text:s text:c="8"/>&lt;param name="ss7Units" type="string"&gt;TCAP_BE_HD2, SCCP_BE_1&lt;/param&gt;</text:p>
      <text:p text:style-name="P27"><text:s text:c="6"/>&lt;/section&gt;</text:p>
      <text:p text:style-name="P27"><text:s text:c="4"/>&lt;/section&gt; &lt;!-- SS7_HD.Layouts →</text:p>
      <text:p text:style-name="P27"/>
      <text:list xml:id="list517131675" text:continue-numbering="true" text:style-name="Outline">
        <text:list-item>
          <text:list>
            <text:list-item>
              <text:h text:style-name="Heading_20_2" text:outline-level="2"><text:s/><text:bookmark-start text:name="_Шаблон_секции_TCAPUser"/>Шаблон секции <text:bookmark-end text:name="_Шаблон_секции_TCAPUser"/><text:span text:style-name="T4">TCAPUser</text:span></text:h>
            </text:list-item>
          </text:list>
        </text:list-item>
      </text:list>
      <text:p text:style-name="P106"><text:tab/>Для инициализации работы с <text:span text:style-name="T4">TCAP</text:span> <text:span text:style-name="T4">API</text:span> <text:s/>существует опреденный набор параметров. Каждый конфигурируемый компонент <text:span text:style-name="T4">INMan</text:span>-а, использующий <text:span text:style-name="T4">TCAP</text:span> <text:span text:style-name="T4">API</text:span>, должен в своей секции конфигурации либо <text:s/>иметь подсекцию либо ссылаться на внешнюю секцию с этими параметрами. Имя секции может быть произвольно, а параметры должны быть следующие: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Таблица22.1">
          <table:table-cell table:style-name="Таблица22.A1" office:value-type="string">
            <text:p text:style-name="P12">Имя параметра</text:p>
          </table:table-cell>
          <table:table-cell table:style-name="Таблица22.A1" office:value-type="string">
            <text:p text:style-name="P12">Тип</text:p>
          </table:table-cell>
          <table:table-cell table:style-name="Таблица22.A1" office:value-type="string">
            <text:p text:style-name="P12">Наличие</text:p>
          </table:table-cell>
          <table:table-cell table:style-name="Таблица22.D1" office:value-type="string">
            <text:p text:style-name="P11">Описание</text:p>
          </table:table-cell>
        </table:table-row>
        <table:table-row table:style-name="Таблица22.1">
          <table:table-cell table:style-name="Таблица22.A2" office:value-type="string">
            <text:p text:style-name="P54"><text:span text:style-name="T4">own</text:span><text:span text:style-name="T4">Address</text:span></text:p>
          </table:table-cell>
          <table:table-cell table:style-name="Таблица22.A2" office:value-type="string">
            <text:p text:style-name="P29">строка</text:p>
          </table:table-cell>
          <table:table-cell table:style-name="Таблица22.A2" office:value-type="string">
            <text:p text:style-name="P29">обязательный</text:p>
          </table:table-cell>
          <table:table-cell table:style-name="Таблица22.D2" office:value-type="string">
            <text:p text:style-name="P36"><text:span text:style-name="T4">ISDN</text:span> адрес используемый данным компонентом</text:p>
          </table:table-cell>
        </table:table-row>
        <table:table-row table:style-name="Таблица22.1">
          <table:table-cell table:style-name="Таблица22.A2" office:value-type="string">
            <text:p text:style-name="P54"><text:span text:style-name="T4">ownS</text:span><text:span text:style-name="T4">sn</text:span></text:p>
          </table:table-cell>
          <table:table-cell table:style-name="Таблица22.A2" office:value-type="string">
            <text:p text:style-name="P29">целое<text:line-break/>([1..255])</text:p>
          </table:table-cell>
          <table:table-cell table:style-name="Таблица22.A2" office:value-type="string">
            <text:p text:style-name="P29">обязательный</text:p>
          </table:table-cell>
          <table:table-cell table:style-name="Таблица22.D2" office:value-type="string">
            <text:p text:style-name="P36">номер сабсистемы <text:s/><text:span text:style-name="T4">TCAP</text:span> используемой данным компонентом</text:p>
          </table:table-cell>
        </table:table-row>
        <table:table-row table:style-name="Таблица22.1">
          <table:table-cell table:style-name="Таблица22.A2" office:value-type="string">
            <text:p text:style-name="P56">fakeSsn</text:p>
          </table:table-cell>
          <table:table-cell table:style-name="Таблица22.A2" office:value-type="string">
            <text:p text:style-name="P29">целое<text:line-break/> ([1..255])</text:p>
          </table:table-cell>
          <table:table-cell table:style-name="Таблица22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2.D2" office:value-type="string">
            <text:p text:style-name="P36">номер сабсистемы <text:s/><text:span text:style-name="T4">TCAP</text:span>, указываемой в <text:span text:style-name="T4">originating</text:span> <text:span text:style-name="T4">address</text:span>, значение по умолчанию: 0 – то есть указывать <text:span text:style-name="T4">ownSsn</text:span></text:p>
          </table:table-cell>
        </table:table-row>
        <table:table-row table:style-name="Таблица22.1">
          <table:table-cell table:style-name="Таблица22.A2" office:value-type="string">
            <text:p text:style-name="P54"><text:span text:style-name="T4">ros</text:span><text:span text:style-name="T4">Timeout</text:span></text:p>
          </table:table-cell>
          <table:table-cell table:style-name="Таблица22.A2" office:value-type="string">
            <text:p text:style-name="P29">целое<text:span text:style-name="T4"> (c</text:span>екунды<text:span text:style-name="T4">:</text:span></text:p>
            <text:p text:style-name="P33">[1..65535])</text:p>
          </table:table-cell>
          <table:table-cell table:style-name="Таблица22.A2" office:value-type="string">
            <text:p text:style-name="P29">опциональный<text:span text:style-name="T4"><text:line-break/>(default)</text:span></text:p>
          </table:table-cell>
          <table:table-cell table:style-name="Таблица22.D2" office:value-type="string">
            <text:p text:style-name="P36">таймаут на выполнение <text:span text:style-name="T4">MAP</text:span>/<text:span text:style-name="T4">CAP</text:span> операций, по умолчанию: 20</text:p>
          </table:table-cell>
        </table:table-row>
        <table:table-row table:style-name="Таблица22.1">
          <table:table-cell table:style-name="Таблица22.A2" office:value-type="string">
            <text:p text:style-name="P54"><text:s/><text:span text:style-name="T4">maxDialogs</text:span></text:p>
          </table:table-cell>
          <table:table-cell table:style-name="Таблица22.A2" office:value-type="string">
            <text:p text:style-name="P29">целое<text:span text:style-name="T4"> (</text:span>[<text:span text:style-name="T4">2</text:span>..6553<text:span text:style-name="T4">0</text:span>])</text:p>
          </table:table-cell>
          <table:table-cell table:style-name="Таблица22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2.D2" office:value-type="string">
            <text:p text:style-name="P36">максимальное количество <text:span text:style-name="T4">TCAP</text:span> диалогов на подсистему, по умолчанию 2000</text:p>
          </table:table-cell>
        </table:table-row>
      </table:table>
      <text:p text:style-name="Text_20_body"/>
      <text:list xml:id="list1957752247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AbonentDetector_(с"/>Параметры секции <text:bookmark-end text:name="_Параметры_секции_AbonentDetector_(с"/><text:span text:style-name="T4">AbonentDetector</text:span> (сервис <text:span text:style-name="T10">icsAbntDetector</text:span>).</text:h>
            </text:list-item>
          </text:list>
        </text:list-item>
      </text:list>
      <text:p text:style-name="P41">Данная секция является опциональной. Она предназначена для настройки сервиса определения контракта абонентов. В секции определены следующие параметры:</text:p>
      <text:p text:style-name="P41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Таблица23.1">
          <table:table-cell table:style-name="Таблица23.A1" office:value-type="string">
            <text:p text:style-name="P12">Имя параметра</text:p>
          </table:table-cell>
          <table:table-cell table:style-name="Таблица23.A1" office:value-type="string">
            <text:p text:style-name="P12">Тип</text:p>
          </table:table-cell>
          <table:table-cell table:style-name="Таблица23.A1" office:value-type="string">
            <text:p text:style-name="P12">Наличие</text:p>
          </table:table-cell>
          <table:table-cell table:style-name="Таблица23.D1" office:value-type="string">
            <text:p text:style-name="P11">Описание</text:p>
          </table:table-cell>
        </table:table-row>
        <table:table-row table:style-name="Таблица23.1">
          <table:table-cell table:style-name="Таблица23.A2" office:value-type="string">
            <text:p text:style-name="P56">abonentPolicy</text:p>
          </table:table-cell>
          <table:table-cell table:style-name="Таблица23.A2" office:value-type="string">
            <text:p text:style-name="P29">строка</text:p>
          </table:table-cell>
          <table:table-cell table:style-name="Таблица23.A2" office:value-type="string">
            <text:p text:style-name="P29">обязательный</text:p>
          </table:table-cell>
          <table:table-cell table:style-name="Таблица23.D2" office:value-type="string">
            <text:p text:style-name="P36">задает имя ‘политики абонента’по умолчанию (название подсекции в секции <text:span text:style-name="T5">AbonentPolicies</text:span>), она применяется если <text:span text:style-name="T4">MSISDN</text:span> адрес абонента не соответствует ни одному из пулов адресов заданных политик</text:p>
          </table:table-cell>
        </table:table-row>
        <table:table-row table:style-name="Таблица23.1">
          <table:table-cell table:style-name="Таблица23.A2" office:value-type="string">
            <text:p text:style-name="P56">abonentTypeTimeout</text:p>
          </table:table-cell>
          <table:table-cell table:style-name="Таблица23.A2" office:value-type="string">
            <text:p text:style-name="P29">целое<text:line-break/>(<text:span text:style-name="T4">c</text:span>екунды:<text:line-break/> [1 .. 65535])</text:p>
          </table:table-cell>
          <table:table-cell table:style-name="Таблица23.A2" office:value-type="string">
            <text:p text:style-name="P29">опциональный<text:line-break/>(<text:span text:style-name="T4">default</text:span>)</text:p>
          </table:table-cell>
          <table:table-cell table:style-name="Таблица23.D2" office:value-type="string">
            <text:p text:style-name="P36">Таймаут, ограничивающий время на определение контракта абонента, по умолчанию: 8 сек.</text:p>
          </table:table-cell>
        </table:table-row>
        <table:table-row table:style-name="Таблица23.1">
          <table:table-cell table:style-name="Таблица23.A2" office:value-type="string">
            <text:p text:style-name="P54">maxRequests</text:p>
          </table:table-cell>
          <table:table-cell table:style-name="Таблица23.A2" office:value-type="string">
            <text:p text:style-name="P29">целое <text:line-break/>[1 .. 100000<text:span text:style-name="T4">]</text:span></text:p>
          </table:table-cell>
          <table:table-cell table:style-name="Таблица23.A2" office:value-type="string">
            <text:p text:style-name="P29">опциональный<text:span text:style-name="T4"><text:line-break/>(default)</text:span></text:p>
          </table:table-cell>
          <table:table-cell table:style-name="Таблица23.D2" office:value-type="string">
            <text:p text:style-name="P36">Максимальное количество одновременно обрабатываемых запросов на одно клиентское соединение, по умолчанию: 1000</text:p>
          </table:table-cell>
        </table:table-row>
        <table:table-row table:style-name="Таблица23.1">
          <table:table-cell table:style-name="Таблица23.A2" office:value-type="string">
            <text:p text:style-name="P54"><text:span text:style-name="T4">useC</text:span><text:span text:style-name="T4">ache</text:span></text:p>
          </table:table-cell>
          <table:table-cell table:style-name="Таблица23.A2" office:value-type="string">
            <text:p text:style-name="P34">bool</text:p>
          </table:table-cell>
          <table:table-cell table:style-name="Таблица23.A2" office:value-type="string">
            <text:p text:style-name="P29">опциональный<text:line-break/>(<text:span text:style-name="T4">default</text:span>)</text:p>
          </table:table-cell>
          <table:table-cell table:style-name="Таблица23.D2" office:value-type="string">
            <text:p text:style-name="P36">Включает использование кэша абонентов, по умолчанию: <text:span text:style-name="T5">true</text:span></text:p>
          </table:table-cell>
        </table:table-row>
        <table:table-row table:style-name="Таблица23.1">
          <table:table-cell table:style-name="Таблица23.A2" office:value-type="string">
            <text:p text:style-name="P54"><text:span text:style-name="T4">cacheExpiration</text:span> </text:p>
          </table:table-cell>
          <table:table-cell table:style-name="Таблица23.A2" office:value-type="string">
            <text:p text:style-name="P29">целое (минуты)<text:span text:style-name="T4"><text:line-break/>[1 .. 65535]</text:span></text:p>
          </table:table-cell>
          <table:table-cell table:style-name="Таблица23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3.D2" office:value-type="string">
            <text:p text:style-name="P36">Время легетимности <text:s/>данных из кэша абонентов, по умолчанию: 20, значение 0 означает использовать <text:span text:style-name="T4">cacheExpiration</text:span> из настроек кэша.</text:p>
          </table:table-cell>
        </table:table-row>
      </table:table>
      <text:p text:style-name="Text_20_body"><text:soft-page-break/></text:p>
      <text:p text:style-name="Text_20_body"/>
      <text:list xml:id="list1797924830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Billing."/>Параметры секции <text:bookmark-end text:name="_Параметры_секции_Billing."/><text:span text:style-name="T4">Billing</text:span> (сервис <text:span text:style-name="T10">icsSmBilling</text:span>).</text:h>
            </text:list-item>
          </text:list>
        </text:list-item>
      </text:list>
      <text:p text:style-name="P41">Данная секция является опциональной. Она предназначена для настройки сервиса тарификации <text:span text:style-name="T4">SMS</text:span>/<text:span text:style-name="T4">ussd</text:span> сообщений. В секции определены подсекция <text:span text:style-name="T5">BillingModes</text:span>, задающая режимы тарификации для различных типов сообщений, <text:s/>а также следующие параметры.</text:p>
      <text:p text:style-name="P41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Таблица24.1">
          <table:table-cell table:style-name="Таблица24.A1" office:value-type="string">
            <text:p text:style-name="P12">Имя параметра</text:p>
          </table:table-cell>
          <table:table-cell table:style-name="Таблица24.A1" office:value-type="string">
            <text:p text:style-name="P12">Тип</text:p>
          </table:table-cell>
          <table:table-cell table:style-name="Таблица24.A1" office:value-type="string">
            <text:p text:style-name="P12">Наличие</text:p>
          </table:table-cell>
          <table:table-cell table:style-name="Таблица24.D1" office:value-type="string">
            <text:p text:style-name="P11">Описание</text:p>
          </table:table-cell>
        </table:table-row>
        <table:table-row table:style-name="Таблица24.1">
          <table:table-cell table:style-name="Таблица24.A2" office:value-type="string">
            <text:p text:style-name="P56">abonentTypeRequest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text:line-break/>(<text:span text:style-name="T4">default</text:span>)</text:p>
          </table:table-cell>
          <table:table-cell table:style-name="Таблица24.D2" office:value-type="string">
            <text:p text:style-name="P36">режим определения типа котракта абонента (запрос к провайдеру абонентов):</text:p>
            <text:list xml:id="list1669047478" text:style-name="WW8Num37">
              <text:list-item>
                <text:p text:style-name="P80"><text:span text:style-name="T5">onDemand</text:span> – по требованию, если необходимо для тарификации (по умолчанию),</text:p>
              </text:list-item>
              <text:list-item>
                <text:p text:style-name="P80"><text:span text:style-name="T5">always</text:span><text:span text:style-name="T4"> <text:s/>- </text:span>всегда</text:p>
              </text:list-item>
            </text:list>
          </table:table-cell>
        </table:table-row>
        <table:table-row table:style-name="Таблица24.1">
          <table:table-cell table:style-name="Таблица24.A2" office:value-type="string">
            <text:p text:style-name="P56">abonentPolicy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6">задает имя ‘политики абонента’по умолчанию (название подсекции в секции <text:span text:style-name="T5">AbonentPolicies</text:span>), она применяется если <text:span text:style-name="T4">MSISDN</text:span> адрес абонента не соответствует ни одному из пулов адресов заданных политик</text:p>
            <text:p text:style-name="P35">требуется, если в подсекции <text:span text:style-name="T5">BillingModes</text:span> присутствует режим тарификации <text:span text:style-name="T4">IN</text:span> или <text:span text:style-name="T4">abonentTypeRequest</text:span> выставлен в <text:span text:style-name="T5">always</text:span></text:p>
          </table:table-cell>
        </table:table-row>
        <table:table-row table:style-name="Таблица24.1">
          <table:table-cell table:style-name="Таблица24.A2" office:value-type="string">
            <text:p text:style-name="P56">abonentTypeTimeout</text:p>
          </table:table-cell>
          <table:table-cell table:style-name="Таблица24.A2" office:value-type="string">
            <text:p text:style-name="P29">целое<text:line-break/>(<text:span text:style-name="T4">c</text:span>екунды:<text:line-break/> [1 .. 65535])</text:p>
          </table:table-cell>
          <table:table-cell table:style-name="Таблица24.A2" office:value-type="string">
            <text:p text:style-name="P29">опциональный<text:line-break/>(<text:span text:style-name="T4">default</text:span>)</text:p>
          </table:table-cell>
          <table:table-cell table:style-name="Таблица24.D2" office:value-type="string">
            <text:p text:style-name="P36">Таймаут, ограничивающий время на определение контракта абонента, по умолчанию: 8 сек.</text:p>
            <text:p text:style-name="P35">требуется, если в подсекции <text:span text:style-name="T5">BillingModes</text:span> присутствует режим тарификации <text:span text:style-name="T4">IN</text:span> или <text:span text:style-name="T4">abonentTypeRequest</text:span> выставлен в <text:span text:style-name="T5">always</text:span></text:p>
          </table:table-cell>
        </table:table-row>
        <table:table-row table:style-name="Таблица24.1">
          <table:table-cell table:style-name="Таблица24.A2" office:value-type="string">
            <text:p text:style-name="P56">maxBillings</text:p>
          </table:table-cell>
          <table:table-cell table:style-name="Таблица24.A2" office:value-type="string">
            <text:p text:style-name="P29">целое <text:line-break/>[1 .. 100000<text:span text:style-name="T4">]</text:span></text:p>
          </table:table-cell>
          <table:table-cell table:style-name="Таблица24.A2" office:value-type="string">
            <text:p text:style-name="P29">опциональный<text:span text:style-name="T4"><text:line-break/>(default)</text:span></text:p>
          </table:table-cell>
          <table:table-cell table:style-name="Таблица24.D2" office:value-type="string">
            <text:p text:style-name="P36">Максимальное количество одновременно обрабатываемых запросов на одно клиентское соединение, по умолчанию: 1000</text:p>
          </table:table-cell>
        </table:table-row>
        <table:table-row table:style-name="Таблица24.1">
          <table:table-cell table:style-name="Таблица24.A2" office:value-type="string">
            <text:p text:style-name="P56">maxTimeout</text:p>
          </table:table-cell>
          <table:table-cell table:style-name="Таблица24.A2" office:value-type="string">
            <text:p text:style-name="P29">целое</text:p>
            <text:p text:style-name="P28">(<text:span text:style-name="T4">c</text:span>екунды:<text:line-break/> [5 .. 65535])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6">Максимальный таймаут на промежуточные операции (взаимодействие с <text:span text:style-name="T4">SMSC</text:span>, <text:span text:style-name="T4">etc</text:span>); по его истечению <text:span text:style-name="T4">INMan</text:span> прерывает биллинг<text:span text:style-name="T4">;</text:span> по умолчанию: 180 сек</text:p>
          </table:table-cell>
        </table:table-row>
        <table:table-row table:style-name="Таблица24.1">
          <table:table-cell table:style-name="Таблица24.A2" office:value-type="string">
            <text:p text:style-name="P56">cdrMode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text:line-break/>(<text:span text:style-name="T4">default</text:span>)</text:p>
          </table:table-cell>
          <table:table-cell table:style-name="Таблица24.D2" office:value-type="string">
            <text:p text:style-name="P36">Определяет режим записи <text:a xlink:type="simple" xlink:href="#_Структура_CSV_файла_для генерации C"><text:span text:style-name="Internet_20_link"><text:span text:style-name="T4">CSV</text:span></text:span></text:a><text:a xlink:type="simple" xlink:href="#_Структура_CSV_файла_для генерации C"><text:span text:style-name="Internet_20_link"> файлов</text:span></text:a> для генерации <text:span text:style-name="T4">CDR</text:span> записей. Варианты:</text:p>
            <text:list xml:id="list1422599456" text:style-name="WW8Num15">
              <text:list-item>
                <text:p text:style-name="P81"><text:span text:style-name="T5">none</text:span> – <text:s/>отключить генерации <text:span text:style-name="T4">CSV</text:span>;</text:p>
              </text:list-item>
              <text:list-item>
                <text:p text:style-name="P81"><text:span text:style-name="T5">all</text:span> - <text:s/>создавать <text:span text:style-name="T4">CSV</text:span> на любой запрос;</text:p>
              </text:list-item>
              <text:list-item>
                <text:p text:style-name="P81"><text:span text:style-name="T20">billMode </text:span>- создавать <text:span text:style-name="T4">CSV</text:span> в зависимости от заданного <text:a xlink:type="simple" xlink:href="#_Параметры_подсекции_BillingModes."><text:span text:style-name="Internet_20_link">режима тарификации</text:span></text:a> (по умолчанию)</text:p>
              </text:list-item>
            </text:list>
          </table:table-cell>
        </table:table-row>
        <table:table-row table:style-name="Таблица24.1">
          <table:table-cell table:style-name="Таблица24.A2" office:value-type="string">
            <text:p text:style-name="P56">cdrDir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6">директория для хранения файлов с <text:span text:style-name="T4">CDR</text:span> записями, <text:s/>требуется если <text:span text:style-name="T4">cdrMode</text:span> не <text:span text:style-name="T11">none</text:span></text:p>
          </table:table-cell>
        </table:table-row>
        <table:table-row table:style-name="Таблица24.1">
          <table:table-cell table:style-name="Таблица24.A2" office:value-type="string">
            <text:p text:style-name="P56">cdrInterval</text:p>
          </table:table-cell>
          <table:table-cell table:style-name="Таблица24.A2" office:value-type="string">
            <text:p text:style-name="P29">целое (<text:span text:style-name="T4">c</text:span>екунды:<text:line-break/> [1 .. 65535])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6">Период накопления записей в <text:a xlink:type="simple" xlink:href="#_Структура_CSV_файла"><text:span text:style-name="Internet_20_link"><text:span text:style-name="T4">CSV</text:span></text:span></text:a><text:a xlink:type="simple" xlink:href="#_Структура_CSV_файла"><text:span text:style-name="Internet_20_link"> файл</text:span></text:a>, по истечению создается следующий файл, требуется если <text:span text:style-name="T4">cdrMode</text:span> не <text:span text:style-name="T11">none</text:span></text:p>
          </table:table-cell>
        </table:table-row>
        <table:table-row table:style-name="Таблица24.1">
          <table:table-cell table:style-name="Таблица24.A2" office:value-type="string">
            <text:p text:style-name="P54"><text:span text:style-name="T4">useC</text:span><text:span text:style-name="T4">ache</text:span></text:p>
          </table:table-cell>
          <table:table-cell table:style-name="Таблица24.A2" office:value-type="string">
            <text:p text:style-name="P34">bool</text:p>
          </table:table-cell>
          <table:table-cell table:style-name="Таблица24.A2" office:value-type="string">
            <text:p text:style-name="P29">опциональный<text:line-break/>(<text:span text:style-name="T4">default</text:span>)</text:p>
          </table:table-cell>
          <table:table-cell table:style-name="Таблица24.D2" office:value-type="string">
            <text:p text:style-name="P36">Включает использование кэша абонентов, по умолчанию: <text:span text:style-name="T5">true</text:span></text:p>
          </table:table-cell>
        </table:table-row>
        <table:table-row table:style-name="Таблица24.1">
          <table:table-cell table:style-name="Таблица24.A2" office:value-type="string">
            <text:p text:style-name="P54"><text:span text:style-name="T4">cacheExpiration</text:span> </text:p>
          </table:table-cell>
          <table:table-cell table:style-name="Таблица24.A2" office:value-type="string">
            <text:p text:style-name="P29">целое (минуты)<text:span text:style-name="T4"><text:line-break/></text:span><text:soft-page-break/><text:span text:style-name="T4">[1 .. 65535]</text:span></text:p>
          </table:table-cell>
          <table:table-cell table:style-name="Таблица24.A2" office:value-type="string">
            <text:p text:style-name="P29">опциональный<text:span text:style-name="T4"><text:line-break/></text:span><text:soft-page-break/>(<text:span text:style-name="T4">default</text:span>)</text:p>
          </table:table-cell>
          <table:table-cell table:style-name="Таблица24.D2" office:value-type="string">
            <text:p text:style-name="P36">Время легетимности <text:s/>данных из кэша абонентов, по умолчанию: 20, значение 0 означает использовать <text:soft-page-break/><text:span text:style-name="T4">cacheExpiration</text:span> из настроек кэша.</text:p>
          </table:table-cell>
        </table:table-row>
        <table:table-row table:style-name="Таблица24.1">
          <table:table-cell table:style-name="Таблица24.A2" office:value-type="string">
            <text:p text:style-name="P56">CAP3Sms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6">Имя секции вида <text:a xlink:type="simple" xlink:href="#_Шаблон_секции_TCAPUser"><text:span text:style-name="Internet_20_link">Шаблон секции TCAPUser</text:span></text:a> с настройками для диалога с <text:span text:style-name="T4">IN</text:span>-платформами. </text:p>
            <text:p text:style-name="P35">требуется, если в подсекции <text:span text:style-name="T5">BillingModes</text:span> присутствует режим тарификации <text:span text:style-name="T4">IN</text:span></text:p>
          </table:table-cell>
        </table:table-row>
        <table:table-row table:style-name="Таблица24.1">
          <table:table-cell table:style-name="Таблица24.A2" office:value-type="string">
            <text:p text:style-name="P56">smsExtraConfig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6">имя файла конфигурации <text:span text:style-name="T4">SMS</text:span> <text:span text:style-name="T4">Extra</text:span> услуг.</text:p>
          </table:table-cell>
        </table:table-row>
      </table:table>
      <text:p text:style-name="Text_20_body"/>
      <text:p text:style-name="P25"/>
      <text:list xml:id="list1371091178" text:continue-list="list1797924830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<text:s/><text:bookmark-start text:name="_Параметры_подсекции_BillingModes."/>Параметры подсекции <text:bookmark-end text:name="_Параметры_подсекции_BillingModes."/><text:span text:style-name="T4">BillingModes</text:span>.</text:h>
                </text:list-item>
              </text:list>
            </text:list-item>
          </text:list>
        </text:list-item>
      </text:list>
      <text:p text:style-name="Text_20_body">Данная подсекция задает режимы тарификации для типов сообщений описанных в <text:a xlink:type="simple" xlink:href="#_Логика_и_режимы"><text:span text:style-name="Internet_20_link">Логика и режимы тарификации.</text:span></text:a> Секция может содержать только подсекции с именами, соответствующими типам сообщений. В каждой такой подсекции определены следующие параметры:</text:p>
      <text:p text:style-name="Text_20_body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row table:style-name="Таблица25.1">
          <table:table-cell table:style-name="Таблица25.A1" office:value-type="string">
            <text:p text:style-name="P12">Имя параметра</text:p>
          </table:table-cell>
          <table:table-cell table:style-name="Таблица25.A1" office:value-type="string">
            <text:p text:style-name="P12">Тип</text:p>
          </table:table-cell>
          <table:table-cell table:style-name="Таблица25.A1" office:value-type="string">
            <text:p text:style-name="P12">Наличие</text:p>
          </table:table-cell>
          <table:table-cell table:style-name="Таблица25.D1" office:value-type="string">
            <text:p text:style-name="P11">Описание</text:p>
          </table:table-cell>
        </table:table-row>
        <table:table-row table:style-name="Таблица25.1">
          <table:table-cell table:style-name="Таблица25.A2" office:value-type="string">
            <text:p text:style-name="P54">МО</text:p>
          </table:table-cell>
          <table:table-cell table:style-name="Таблица25.A2" office:value-type="string">
            <text:p text:style-name="P29">строка</text:p>
          </table:table-cell>
          <table:table-cell table:style-name="Таблица25.A2" office:value-type="string">
            <text:p text:style-name="P30">обязательный</text:p>
          </table:table-cell>
          <table:table-cell table:style-name="Таблица25.D2" office:value-type="string">
            <text:p text:style-name="P36"><text:a xlink:type="simple" xlink:href="#_Логика_тарификации"><text:span text:style-name="Internet_20_link">режим <text:s/>тарификации</text:span></text:a> для тарификации отправителя сообщения</text:p>
          </table:table-cell>
        </table:table-row>
        <table:table-row table:style-name="Таблица25.1">
          <table:table-cell table:style-name="Таблица25.A2" office:value-type="string">
            <text:p text:style-name="P54">МТ</text:p>
          </table:table-cell>
          <table:table-cell table:style-name="Таблица25.A2" office:value-type="string">
            <text:p text:style-name="P29">строка</text:p>
          </table:table-cell>
          <table:table-cell table:style-name="Таблица25.A2" office:value-type="string">
            <text:p text:style-name="P30">обязательный</text:p>
          </table:table-cell>
          <table:table-cell table:style-name="Таблица25.D2" office:value-type="string">
            <text:p text:style-name="P36"><text:a xlink:type="simple" xlink:href="#_Логика_тарификации"><text:span text:style-name="Internet_20_link">режим тарификации</text:span></text:a> для тарификации получателя сообщения </text:p>
          </table:table-cell>
        </table:table-row>
      </table:table>
      <text:p text:style-name="Text_20_body"/>
      <text:p text:style-name="Text_20_body"><text:span text:style-name="T5">NOTE</text:span><text:span text:style-name="T20">:</text:span> Для режиа ‘<text:span text:style-name="T9">IN</text:span>’, возможно задание через запятую вторичного режима тарификации: <text:span text:style-name="T9">CDR</text:span> или <text:span text:style-name="T9">OFF</text:span>. <text:s/>Вторичный режим будет использоваться в случае если по какой-либо причине (отказ сигнальной сети, недостаточно данных в файле конфигурации) невозможно инициировать диалог с <text:span text:style-name="T4">IN</text:span>-платформой. По умолчанию используется <text:span text:style-name="T9">OFF</text:span>.</text:p>
      <text:p text:style-name="Text_20_body"><text:span text:style-name="T11">NOTE</text:span><text:span text:style-name="T24">:</text:span><text:span text:style-name="T20"> </text:span><text:span text:style-name="T14">В случае сбоя, после того как </text:span><text:span text:style-name="T8">IN</text:span><text:span text:style-name="T14">-платформа уже дала разрешение на оказание услуги, ВСЕГДА формируется </text:span><text:span text:style-name="T8">CDR</text:span><text:span text:style-name="T14"> запись. </text:span></text:p>
      <text:p text:style-name="Text_20_body"><text:span text:style-name="T20">Пример</text:span><text:span text:style-name="T5">:</text:span></text:p>
      <text:p text:style-name="P41"><text:span text:style-name="T4"><text:s text:c="6"/></text:span><text:span text:style-name="T4">&lt;section name=" BillingModes "&gt;</text:span></text:p>
      <text:p text:style-name="P50"><text:s text:c="4"/>&lt;section name="SMS"&gt;</text:p>
      <text:p text:style-name="P42"><text:s text:c="6"/><text:tab/><text:tab/>&lt;param name="MO" type="string"&gt;OFF&lt;/param&gt;</text:p>
      <text:p text:style-name="P51"><text:s text:c="6"/>&lt;param name="MT" type="string"&gt;IN,CDR&lt;/param&gt;</text:p>
      <text:p text:style-name="P50"><text:s text:c="4"/>&lt;/section&gt;</text:p>
      <text:p text:style-name="P42"><text:s text:c="3"/><text:tab/> &lt;section name="XSMS"&gt;</text:p>
      <text:p text:style-name="P42"><text:s text:c="5"/><text:tab/><text:tab/> &lt;param name="MO" type="string"&gt;IN,OFF&lt;/param&gt;</text:p>
      <text:p text:style-name="P50"><text:s text:c="6"/>&lt;param name="MT" type="string"&gt;IN,CDR&lt;/param&gt;</text:p>
      <text:p text:style-name="P52"><text:span text:style-name="T4"><text:s text:c="4"/></text:span>&lt;/<text:span text:style-name="T4">section</text:span>&gt;</text:p>
      <text:p text:style-name="P41"><text:s text:c="6"/>&lt;/<text:span text:style-name="T4">section</text:span>&gt;</text:p>
      <text:p text:style-name="P37"/>
      <text:p text:style-name="Text_20_body"><text:span text:style-name="T5">NOTE</text:span><text:span text:style-name="T20">: <text:s/></text:span>если хотя бы один режим тарификации выставлен в <text:span text:style-name="T9">IN</text:span>, то в файле конфигурации <text:span text:style-name="T4">INMan</text:span>-<text:span text:style-name="T4">a</text:span> должна быть заполнена секции <text:span text:style-name="T4">SS</text:span>7 для обеспечения взаимодействия с элементами сигнальной сети .</text:p>
      <text:p text:style-name="Text_20_body"><text:bookmark-start text:name="_Параметры_секции_IN_interaction."/><text:bookmark-end text:name="_Параметры_секции_IN_interaction."/><text:bookmark-start text:name="_Параметры_секции_SS7."/><text:bookmark-end text:name="_Параметры_секции_SS7."/></text:p>
      <text:list xml:id="list1858442507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AbonentPolicies."/>Параметры секции <text:bookmark-end text:name="_Параметры_секции_AbonentPolicies."/><text:span text:style-name="T4">AbonentPolicies</text:span> (сервис <text:span text:style-name="T17">ics</text:span><text:span text:style-name="T10">IAPManager</text:span>).</text:h>
            </text:list-item>
          </text:list>
        </text:list-item>
      </text:list>
      <text:p text:style-name="Text_20_body"/>
      <text:p text:style-name="Text_20_body">Данная секция является обязательной при режимах тарификации, отличных от <text:span text:style-name="T9">none</text:span>.. Она <text:s/>определяет ‘политики абонентов’ в виде подсекций фиксированного формата. К примеру:</text:p>
      <text:p text:style-name="P23"><text:soft-page-break/>&lt;section name="AbonentPolicies"&gt;</text:p>
      <text:p text:style-name="P23"><text:s text:c="6"/>&lt;section name="MTC_Nsk_Default"&gt;</text:p>
      <text:p text:style-name="P23"><text:s text:c="6"/>&lt;!— abonent policy parameters --&gt;</text:p>
      <text:p text:style-name="P23"><text:s text:c="6"/>&lt;/section&gt;</text:p>
      <text:p text:style-name="P23">&lt;/section&gt;</text:p>
      <text:p text:style-name="Text_20_body">Здесь <text:span text:style-name="T4">MTC</text:span>_<text:span text:style-name="T4">Nsk</text:span>_<text:span text:style-name="T4">Default</text:span> есть имя политики.</text:p>
      <text:p text:style-name="Text_20_body"><text:span text:style-name="T5">NOTE</text:span><text:span text:style-name="T20">:</text:span> Как минимум одна политика должна быть определена, и ее имя указано в качестве значения параметра <text:a xlink:type="simple" xlink:href="#_Параметры_секции_Billing."><text:span text:style-name="Internet_20_link"><text:span text:style-name="T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4">abonentPolicy</text:span></text:span></text:a>. </text:p>
      <text:p text:style-name="Text_20_body">Параметры <text:s/><text:span text:style-name="T4">‘</text:span>политики абонентов<text:span text:style-name="T4">’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Таблица26.1">
          <table:table-cell table:style-name="Таблица26.A1" office:value-type="string">
            <text:p text:style-name="P12">Имя параметра</text:p>
          </table:table-cell>
          <table:table-cell table:style-name="Таблица26.A1" office:value-type="string">
            <text:p text:style-name="P12">Тип</text:p>
          </table:table-cell>
          <table:table-cell table:style-name="Таблица26.A1" office:value-type="string">
            <text:p text:style-name="P12">Наличие</text:p>
          </table:table-cell>
          <table:table-cell table:style-name="Таблица26.D1" office:value-type="string">
            <text:p text:style-name="P11">Описание</text:p>
          </table:table-cell>
        </table:table-row>
        <table:table-row table:style-name="Таблица26.1">
          <table:table-cell table:style-name="Таблица26.A2" office:value-type="string">
            <text:p text:style-name="P56">policy</text:p>
          </table:table-cell>
          <table:table-cell table:style-name="Таблица26.A2" office:value-type="string">
            <text:p text:style-name="P29">строка</text:p>
            <text:p text:style-name="P33">(CSV list)</text:p>
          </table:table-cell>
          <table:table-cell table:style-name="Таблица26.A2" office:value-type="string">
            <text:p text:style-name="P30">обязательный</text:p>
          </table:table-cell>
          <table:table-cell table:style-name="Таблица26.D2" office:value-type="string">
            <text:p text:style-name="P36">список из двух опциональных частей:</text:p>
            <text:p text:style-name="P35">первая – имя ‘провайдера абонента’, (имя подсекции) из секции <text:a xlink:type="simple" xlink:href="#_Параметры_секции_AbonentProviders."><text:span text:style-name="Internet_20_link"><text:span text:style-name="T5">AbonentProviders</text:span></text:span></text:a>,</text:p>
            <text:p text:style-name="P35">вторая – <text:span text:style-name="T4">CSV</text:span> <text:span text:style-name="T4">list</text:span> имен <text:span text:style-name="T4">IN</text:span>-<text:span text:style-name="T4">platform</text:span> (имена подсекций) из секции 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0">-</text:span></text:span></text:a><text:a xlink:type="simple" xlink:href="#_Параметры_секции_IN-Platforms."><text:span text:style-name="Internet_20_link"><text:span text:style-name="T5">Platforms</text:span></text:span></text:a>.</text:p>
            <text:p text:style-name="P35"><text:span text:style-name="T5">NOTE</text:span><text:span text:style-name="T20">:</text:span> здесь можно использовать символ ‘*’ (<text:span text:style-name="T4">asterisk</text:span>) для обозначения всех <text:span text:style-name="T4">IN</text:span>-<text:span text:style-name="T4">platform</text:span> из секции <text:line-break/>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0">-</text:span></text:span></text:a><text:a xlink:type="simple" xlink:href="#_Параметры_секции_IN-Platforms."><text:span text:style-name="Internet_20_link"><text:span text:style-name="T5">Platforms</text:span></text:span></text:a>.</text:p>
            <text:p text:style-name="P35"><text:span text:style-name="T5">NOTE:</text:span><text:span text:style-name="T4"> </text:span>см. примеры ниже.</text:p>
          </table:table-cell>
        </table:table-row>
        <table:table-row table:style-name="Таблица26.1">
          <table:table-cell table:style-name="Таблица26.A2" office:value-type="string">
            <text:p text:style-name="P54"><text:span text:style-name="T4"><text:s/></text:span><text:span text:style-name="T4">addrPool</text:span><office:annotation><dc:creator>ROMAN</dc:creator><dc:date>2008-10-15T00:00:00</dc:date><text:p>Пока не поддерживается</text:p></office:annotation></text:p>
          </table:table-cell>
          <table:table-cell table:style-name="Таблица26.A2" office:value-type="string">
            <text:p text:style-name="P29">строка<text:span text:style-name="T4"> (format)</text:span></text:p>
          </table:table-cell>
          <table:table-cell table:style-name="Таблица26.A2" office:value-type="string">
            <text:p text:style-name="P30">опциональный</text:p>
          </table:table-cell>
          <table:table-cell table:style-name="Таблица26.D2" office:value-type="string">
            <text:p text:style-name="P36">маска пула адресов в виде формата <text:span text:style-name="T4">sscanf</text:span>(),</text:p>
            <text:p text:style-name="P35">если отсутствует, то данная политика исключается при определении политики по адресу абонента, и <text:s/>может быть только указана в <text:a xlink:type="simple" xlink:href="#_Параметры_секции_Billing."><text:span text:style-name="Internet_20_link"><text:span text:style-name="T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4">abonentPolicy</text:span></text:span></text:a>.</text:p>
            <text:p text:style-name="P35">пример: 7913%7[0-9]</text:p>
          </table:table-cell>
        </table:table-row>
        <table:table-row table:style-name="Таблица26.1">
          <table:table-cell table:style-name="Таблица26.A2" office:value-type="string">
            <text:p text:style-name="P54"><text:s/><text:span text:style-name="T4">active</text:span></text:p>
          </table:table-cell>
          <table:table-cell table:style-name="Таблица26.A2" office:value-type="string">
            <text:p text:style-name="P34">boolean</text:p>
          </table:table-cell>
          <table:table-cell table:style-name="Таблица26.A2" office:value-type="string">
            <text:p text:style-name="P30">опциональный</text:p>
          </table:table-cell>
          <table:table-cell table:style-name="Таблица26.D2" office:value-type="string">
            <text:p text:style-name="P36">флаг использования политики, по умолчанию <text:span text:style-name="T5">true</text:span></text:p>
            <text:p text:style-name="P35">(полезно для временного отключения политики)</text:p>
          </table:table-cell>
        </table:table-row>
      </table:table>
      <text:p text:style-name="Text_20_body"/>
      <text:p text:style-name="Text_20_body"><text:span text:style-name="T4">NOTE</text:span>: <text:span text:style-name="T4">CSV</text:span> <text:span text:style-name="T4">list</text:span> означает строчку, содержащую список слов, разделенных запятой.</text:p>
      <text:p text:style-name="Text_20_body"><text:span text:style-name="T20">Примеры значений параметра </text:span><text:span text:style-name="T5">policy</text:span><text:span text:style-name="T4">:</text:span></text:p>
      <text:list xml:id="list1235432989" text:style-name="WW8Num23">
        <text:list-item>
          <text:p text:style-name="P82">пусть в секции <text:a xlink:type="simple" xlink:href="#_Параметры_секции_AbonentProviders."><text:span text:style-name="Internet_20_link"><text:span text:style-name="T5">AbonentProviders</text:span></text:span></text:a> определена подсекция <text:span text:style-name="T8">HLR</text:span><text:span text:style-name="T14">_</text:span><text:span text:style-name="T8">Nsk</text:span><text:span text:style-name="T14">_</text:span><text:span text:style-name="T8">SRI</text:span>, задающая параметры для ‘провайдера абонентов’ определяющего контракт абонента через <text:span text:style-name="T4">SEND</text:span>_<text:span text:style-name="T4">ROUTING</text:span>_<text:span text:style-name="T4">INFO</text:span> сервис <text:span text:style-name="T4">HLR</text:span>-<text:span text:style-name="T4">a</text:span>, а в секции 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0">-</text:span></text:span></text:a><text:a xlink:type="simple" xlink:href="#_Параметры_секции_IN-Platforms."><text:span text:style-name="Internet_20_link"><text:span text:style-name="T5">Platforms</text:span></text:span></text:a> определена подсекция <text:s/><text:span text:style-name="T8">IN</text:span><text:span text:style-name="T14">_</text:span><text:span text:style-name="T8">Nsk</text:span>, задающая <text:span text:style-name="T4">serviceKey</text:span> для диалога с <text:span text:style-name="T4">IN</text:span>-платформой, тогда политика может иметь значение: “<text:span text:style-name="T9">HLR</text:span><text:span text:style-name="T15">_</text:span><text:span text:style-name="T9">Nsk</text:span><text:span text:style-name="T15">_</text:span><text:span text:style-name="T9">SRI</text:span><text:span text:style-name="T15">, </text:span><text:span text:style-name="T9">IN</text:span><text:span text:style-name="T15">_</text:span><text:span text:style-name="T9">Nsk</text:span><text:span text:style-name="T14">”</text:span></text:p>
        </text:list-item>
        <text:list-item>
          <text:p text:style-name="P82">пусть в секции <text:a xlink:type="simple" xlink:href="#_Параметры_секции_AbonentProviders."><text:span text:style-name="Internet_20_link"><text:span text:style-name="T5">AbonentProviders</text:span></text:span></text:a> определена подсекция <text:span text:style-name="T8">HLR</text:span><text:span text:style-name="T14">_</text:span><text:span text:style-name="T8">Msk</text:span><text:span text:style-name="T14">_</text:span><text:span text:style-name="T8">SRI</text:span>, задающая параметры для ‘провайдера абонентов’ определяющего контракт абонента через <text:span text:style-name="T4">SEND</text:span>_<text:span text:style-name="T4">ROUTING</text:span>_<text:span text:style-name="T4">INFO</text:span> сервис главного <text:span text:style-name="T4">HLR</text:span>-<text:span text:style-name="T4">a</text:span>, а в секции 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0">-</text:span></text:span></text:a><text:a xlink:type="simple" xlink:href="#_Параметры_секции_IN-Platforms."><text:span text:style-name="Internet_20_link"><text:span text:style-name="T5">Platforms</text:span></text:span></text:a> определены несколько подсекций для региональных <text:span text:style-name="T4">IN</text:span>-платформ, тогда политика может иметь значение: “<text:span text:style-name="T9">HLR</text:span><text:span text:style-name="T15">_</text:span><text:span text:style-name="T9">Msk</text:span><text:span text:style-name="T15">_</text:span><text:span text:style-name="T9">SRI</text:span><text:span text:style-name="T15">, * </text:span>”(обратите внимание на <text:span text:style-name="T4">asterisk</text:span>!!)</text:p>
        </text:list-item>
        <text:list-item>
          <text:p text:style-name="P82">пусть в в секции 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0">-</text:span></text:span></text:a><text:a xlink:type="simple" xlink:href="#_Параметры_секции_IN-Platforms."><text:span text:style-name="Internet_20_link"><text:span text:style-name="T5">Platforms</text:span></text:span></text:a> определена подсекция <text:s/><text:span text:style-name="T8">IN</text:span><text:span text:style-name="T14">_</text:span><text:span text:style-name="T8">Nsk</text:span><text:span text:style-name="T14">_</text:span><text:span text:style-name="T8">Huawei</text:span><text:span text:style-name="T14">,</text:span> задающая <text:span text:style-name="T4">serviceKey</text:span> для диалога с <text:span text:style-name="T4">IN</text:span>-платформой, тогда политика может иметь значение: “<text:span text:style-name="T15"> , </text:span><text:span text:style-name="T9">IN</text:span><text:span text:style-name="T15">_</text:span><text:span text:style-name="T9">Nsk</text:span><text:span text:style-name="T15">_</text:span><text:span text:style-name="T9">Huawei</text:span><text:span text:style-name="T14">” <text:s/></text:span>(обратите внимание на лидирующую запятую!!), в этом случае абонент будет считатся как <text:span text:style-name="T4">prepaid</text:span> только в случае успешного диалога с <text:span text:style-name="T4">IN</text:span>-платформой <text:s/>(<text:span text:style-name="T4">rpCause</text:span> == (0 || <text:span text:style-name="T4">RPCList</text:span>_<text:span text:style-name="T4">reject</text:span>)).</text:p>
        </text:list-item>
      </text:list>
      <text:p text:style-name="Text_20_body"><text:bookmark-start text:name="_Параметры_секции_IN-Platforms."/><text:span text:style-name="T5">NOTE</text:span><text:bookmark-end text:name="_Параметры_секции_IN-Platforms."/><text:span text:style-name="T20">: если политики абонентов используют </text:span><text:span text:style-name="T5">IN</text:span><text:span text:style-name="T20"> платформы или провайдера абонентов, взаимодействующего с элементами сигнальной сети, то будет автоматически загружен сервис </text:span><text:a xlink:type="simple" xlink:href="#_Конфигурируемые_сервисы."><text:span text:style-name="Internet_20_link"><text:span text:style-name="T5">icsTCAPDisp</text:span></text:span></text:a><text:span text:style-name="T20">, для которого в файле конфигурации </text:span><text:span text:style-name="T5">INMan</text:span><text:span text:style-name="T20">-</text:span><text:span text:style-name="T5">a</text:span><text:span text:style-name="T20"> должна быть заполнена секции </text:span><text:a xlink:type="simple" xlink:href="#_Параметры_секции_SS7_(сервис icsTCA"><text:span text:style-name="Internet_20_link"><text:span text:style-name="T5">SS</text:span></text:span></text:a><text:a xlink:type="simple" xlink:href="#_Параметры_секции_SS7_(сервис icsTCA"><text:span text:style-name="Internet_20_link"><text:span text:style-name="T20">7</text:span></text:span></text:a><text:span text:style-name="T20"> или </text:span><text:a xlink:type="simple" xlink:href="#5.4. Параметры секции SS7_HD (сервис icsTCAPDisp).|outline"><text:span text:style-name="T20">SS7_HD</text:span></text:a><text:span text:style-name="T20">, в зависимости от сборки INMan-a, <text:s/>для обеспечения <text:s/>взаимодействия с </text:span><text:span text:style-name="T5">HLR</text:span><text:span text:style-name="T20"> сигнальной сети.</text:span></text:p>
      <text:p text:style-name="Text_20_body"><text:soft-page-break/></text:p>
      <text:list xml:id="list721265041" text:continue-list="list1858442507"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<text:bookmark-start text:name="_Параметры_секции_IN-Platforms._1"/>Структура и параметры секции <text:bookmark-end text:name="_Параметры_секции_IN-Platforms._1"/><text:span text:style-name="T4">IN</text:span>-<text:span text:style-name="T4">Platforms</text:span> (сервис <text:span text:style-name="T17">ics</text:span><text:span text:style-name="T10">IAPManager</text:span>).</text:h>
            </text:list-item>
          </text:list>
        </text:list-item>
      </text:list>
      <text:p text:style-name="P41">Данная секция является опциональной. Она содержит конфигурации <text:span text:style-name="T4">IN</text:span>-платформ, содержащих параметры, необходимые для диалога с ними. Данная секция необходима, если используемые ‘политики абонентов’ основаны на ‘провайдерах абонентов’, которые не способны предоставить все параметры для диалога с <text:span text:style-name="T4">IN</text:span>-платформой, или если требуется проводить тарификацию не по параметрам, предоставленным провайдером.</text:p>
      <text:p text:style-name="P41">Секция может содержать только подсекции, содержащие конфигурации отдельных <text:s/><text:span text:style-name="T4">IN</text:span>-платформ, в виде:</text:p>
      <text:p text:style-name="P42">&lt;section name="IN-platforms"&gt; &lt;!-- known IN-platforms with serviceKeys specified --&gt;</text:p>
      <text:p text:style-name="P42"><text:s text:c="6"/>&lt;section name="IN_Nsk_Huawei"&gt;</text:p>
      <text:p text:style-name="P41"><text:span text:style-name="T4"><text:tab/><text:tab/></text:span><text:span text:style-name="T4">.. </text:span>параметры<text:span text:style-name="T4"> IN-</text:span>платформы<text:span text:style-name="T4"> ..</text:span></text:p>
      <text:p text:style-name="P42"><text:s text:c="6"/>&lt;/section&gt;</text:p>
      <text:p text:style-name="P42"><text:s text:c="2"/>&lt;/section&gt;</text:p>
      <text:p text:style-name="P41">Здесь "<text:span text:style-name="T4">IN</text:span>_<text:span text:style-name="T4">Nsk</text:span>_<text:span text:style-name="T4">Huawei</text:span>" есть имя <text:span text:style-name="T4">IN</text:span>-платформы, которое может быть использовано в значении ‘политики абонета’ а также идентифицирует данную <text:span text:style-name="T4">IN</text:span>-платформу в журнальных записях <text:span text:style-name="T4">INMan</text:span>-<text:span text:style-name="T4">a</text:span>.</text:p>
      <text:p text:style-name="P41">В эксплуатации встречаются особые конфигурации сигнальной сети, в которых после определения обслуживающей абонента <text:span text:style-name="T4">IN</text:span>-платформы, реальный диалог надо произвести с другой <text:span text:style-name="T4">IN</text:span>-платформой (к примеру, один из узлов группы). Для описания таких ситуаций вводится понятие ‘<text:span text:style-name="T9">alias</text:span><text:span text:style-name="T15">-платформа</text:span>’. <text:s/>Соответственно, секция конфигурации <text:span text:style-name="T4">IN</text:span>-платформы может иметь один из двух форматов:</text:p>
      <text:list xml:id="list533416633" text:style-name="WW8Num27">
        <text:list-item>
          <text:p text:style-name="P98">формат ‘<text:span text:style-name="T9">alias</text:span><text:span text:style-name="T15">-платформы</text:span>’, содержащий ссылку на другую <text:span text:style-name="T4">IN</text:span>-платформу</text:p>
        </text:list-item>
        <text:list-item>
          <text:p text:style-name="P98">формат ‘<text:span text:style-name="T15">параметры диалога</text:span>’, содержащия данные для диалога с данной <text:span text:style-name="T4">IN</text:span>-платформой.</text:p>
        </text:list-item>
      </text:list>
      <text:p text:style-name="P41"/>
      <text:list xml:id="list965410372" text:continue-list="list721265041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<text:bookmark-start text:name="_Параметры_конфигурации_в_формате ‘п"/><text:s/><text:bookmark-end text:name="_Параметры_конфигурации_в_формате ‘п"/>Параметры конфигурации в формате ‘<text:span text:style-name="T14">параметры диалога</text:span>’</text:h>
                </text:list-item>
              </text:list>
            </text:list-item>
          </text:list>
        </text:list-item>
      </text:list>
      <text:p text:style-name="P41">В данном формате секция содержит обязательные и опциональные параметры для диалога с <text:span text:style-name="T4">IN</text:span>-платформой, а также опциональную подсекцию <text:a xlink:type="simple" xlink:href="#_Параметры_подсекции_ServiceKeys."><text:span text:style-name="Internet_20_link"><text:span text:style-name="T4">ServiceKeys</text:span></text:span></text:a>, задающую сервис-ключи.</text:p>
      <text:p text:style-name="P41"><text:span text:style-name="T5">NOTE</text:span><text:span text:style-name="T20">:</text:span> <text:s/><text:span text:style-name="T15">параметры </text:span><text:span text:style-name="T9">IN</text:span><text:span text:style-name="T15">-платформ, указанные в данной секции имеют приоритет, перед параметрами, полученными из других источников</text:span><text:span text:style-name="T14">.</text:span></text:p>
      <text:p text:style-name="P41">Определены следующие параметры: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row table:style-name="Таблица27.1">
          <table:table-cell table:style-name="Таблица27.A1" office:value-type="string">
            <text:p text:style-name="P12">Имя<text:span text:style-name="T4"> </text:span>параметра</text:p>
          </table:table-cell>
          <table:table-cell table:style-name="Таблица27.A1" office:value-type="string">
            <text:p text:style-name="P12">Тип</text:p>
          </table:table-cell>
          <table:table-cell table:style-name="Таблица27.A1" office:value-type="string">
            <text:p text:style-name="P12">Наличие</text:p>
          </table:table-cell>
          <table:table-cell table:style-name="Таблица27.D1" office:value-type="string">
            <text:p text:style-name="P11">Описание</text:p>
          </table:table-cell>
        </table:table-row>
        <table:table-row table:style-name="Таблица27.1">
          <table:table-cell table:style-name="Таблица27.A2" office:value-type="string">
            <text:p text:style-name="P54"><text:span text:style-name="T4">s</text:span><text:span text:style-name="T4">cfAddress</text:span></text:p>
          </table:table-cell>
          <table:table-cell table:style-name="Таблица27.A2" office:value-type="string">
            <text:p text:style-name="P29">целое</text:p>
          </table:table-cell>
          <table:table-cell table:style-name="Таблица27.A2" office:value-type="string">
            <text:p text:style-name="P30">обязательный</text:p>
          </table:table-cell>
          <table:table-cell table:style-name="Таблица27.D2" office:value-type="string">
            <text:p text:style-name="P36"><text:span text:style-name="T4">ISDN </text:span>адрес <text:span text:style-name="T4">IN</text:span> платформы</text:p>
          </table:table-cell>
        </table:table-row>
        <table:table-row table:style-name="Таблица27.1">
          <table:table-cell table:style-name="Таблица27.A2" office:value-type="string">
            <text:p text:style-name="P54"><text:span text:style-name="T5">RPCList_reject</text:span><office:annotation><dc:creator>ROMAN</dc:creator><dc:date>2008-10-15T00:00:00</dc:date><text:p>зависят от производителя IN платформы</text:p></office:annotation></text:p>
          </table:table-cell>
          <table:table-cell table:style-name="Таблица27.A2" office:value-type="string">
            <text:p text:style-name="P29">строка<text:line-break/> (<text:span text:style-name="T4">CSV</text:span> <text:span text:style-name="T4">list</text:span>)</text:p>
          </table:table-cell>
          <table:table-cell table:style-name="Таблица27.A2" office:value-type="string">
            <text:p text:style-name="P30">опциональный</text:p>
          </table:table-cell>
          <table:table-cell table:style-name="Таблица27.D2" office:value-type="string">
            <text:p text:style-name="P36">список дополнительных кодов отказа в обслуживании, возвращаемых <text:span text:style-name="T4">IN</text:span> платформой в случае недостаточного баланса; на данный момент реализовано <text:span text:style-name="T14">в </text:span><text:span text:style-name="T8">IN</text:span><text:span text:style-name="T14"> платформе фирмы </text:span><text:span text:style-name="T8">Alcatel</text:span><text:span text:style-name="T14">: 16</text:span></text:p>
          </table:table-cell>
        </table:table-row>
        <table:table-row table:style-name="Таблица27.1">
          <table:table-cell table:style-name="Таблица27.A2" office:value-type="string">
            <text:p text:style-name="P54"><text:span text:style-name="T5">RPCList_</text:span><text:span text:style-name="T5">retry</text:span></text:p>
          </table:table-cell>
          <table:table-cell table:style-name="Таблица27.A2" office:value-type="string">
            <text:p text:style-name="P29">строка</text:p>
            <text:p text:style-name="P33">(CSV list)</text:p>
          </table:table-cell>
          <table:table-cell table:style-name="Таблица27.A2" office:value-type="string">
            <text:p text:style-name="P30">опциональный</text:p>
          </table:table-cell>
          <table:table-cell table:style-name="Таблица27.D2" office:value-type="string">
            <text:p text:style-name="P36">список кодов отказа в обслуживании, возвращаемых <text:span text:style-name="T4">IN</text:span> платформой, <text:s/>в случае получения которых, <text:s/>запрос тарификации повторит<text:span text:style-name="T4">c</text:span>я указанное число раз, <text:s/><text:line-break/><text:span text:style-name="T14">Рекомендуется использовать кода 41 (temporary </text:span><text:span text:style-name="T8">f</text:span><text:span text:style-name="T14">ailure) и 42(</text:span><text:span text:style-name="T8">conjestion</text:span><text:span text:style-name="T14">) определенные в 3GPP TS 24.011 Annex E-2: <text:line-break/>RP-cause definition </text:span><text:span text:style-name="T8">for</text:span><text:span text:style-name="T14"> mobile originating SM-transfer</text:span>,</text:p>
            <text:p text:style-name="P35">элемент <text:span text:style-name="T4">CSV</text:span> списка должен <text:s/>иметь следующий формат: <text:s text:c="5"/><text:span text:style-name="T9">rpCause</text:span><text:span text:style-name="T15">[:</text:span><text:span text:style-name="T9">attempNum</text:span><text:span text:style-name="T15">]</text:span></text:p>
            <text:p text:style-name="P35">если <text:span text:style-name="T9">attempNum</text:span> не указан, по умолчанию используется значение 1 </text:p>
            <text:p text:style-name="P35">пример: <text:s text:c="2"/>41, 42:2</text:p>
            <text:p text:style-name="P35">один повтор, при получении кода 41, два - для 42</text:p>
          </table:table-cell>
        </table:table-row>
        <text:soft-page-break/>
        <table:table-row table:style-name="Таблица27.1">
          <table:table-cell table:style-name="Таблица27.A2" office:value-type="string">
            <text:p text:style-name="P57">IDPLocationInfo</text:p>
          </table:table-cell>
          <table:table-cell table:style-name="Таблица27.A2" office:value-type="string">
            <text:p text:style-name="P29">строка</text:p>
          </table:table-cell>
          <table:table-cell table:style-name="Таблица27.A2" office:value-type="string">
            <text:p text:style-name="P30">опциональный<text:line-break/>(<text:span text:style-name="T4">default)</text:span></text:p>
          </table:table-cell>
          <table:table-cell table:style-name="Таблица27.D2" office:value-type="string">
            <text:p text:style-name="P36">определяет тип адреса , подставляемого в LocationInformationMSC при диалоге с данной <text:span text:style-name="T4">IN</text:span>-платформой, варианты:</text:p>
            <text:list xml:id="list1260888738" text:style-name="WW8Num24">
              <text:list-item>
                <text:p text:style-name="P83"><text:span text:style-name="T5">MSC</text:span> – адрес коммутатора сети (<text:span text:style-name="T4">default</text:span>), </text:p>
              </text:list-item>
              <text:list-item>
                <text:p text:style-name="P83"><text:span text:style-name="T5">SMSC</text:span> – адрес <text:span text:style-name="T4">SMS</text:span> центра, запросившего обслуживание,</text:p>
              </text:list-item>
              <text:list-item>
                <text:p text:style-name="P83"><text:span text:style-name="T5">SSF</text:span> – адрес <text:span text:style-name="T4">INMan</text:span>-<text:span text:style-name="T4">a</text:span></text:p>
              </text:list-item>
            </text:list>
          </table:table-cell>
        </table:table-row>
        <table:table-row table:style-name="Таблица27.1">
          <table:table-cell table:style-name="Таблица27.A2" office:value-type="string">
            <text:p text:style-name="P57">IDPReqMode</text:p>
          </table:table-cell>
          <table:table-cell table:style-name="Таблица27.A2" office:value-type="string">
            <text:p text:style-name="P29">строка</text:p>
          </table:table-cell>
          <table:table-cell table:style-name="Таблица27.A2" office:value-type="string">
            <text:p text:style-name="P30">опциональный<text:line-break/><text:span text:style-name="T4">(default)</text:span></text:p>
          </table:table-cell>
          <table:table-cell table:style-name="Таблица27.D2" office:value-type="string">
            <text:p text:style-name="P36">определяет режим посылки нескольких запросов на тарификацию одного абонента в <text:s/><text:span text:style-name="T4">IN</text:span>-платформу, варианты:</text:p>
            <text:list xml:id="list515602397" text:style-name="WW8Num26">
              <text:list-item>
                <text:p text:style-name="P84"><text:span text:style-name="T5">MT</text:span><text:span text:style-name="T4"> <text:s/>- <text:s/></text:span>многопоточный режим (<text:span text:style-name="T4">default</text:span>)</text:p>
              </text:list-item>
              <text:list-item>
                <text:p text:style-name="P84"><text:span text:style-name="T5">SEQ</text:span> – последовательный </text:p>
              </text:list-item>
            </text:list>
            <text:p text:style-name="P35"><text:span text:style-name="T9">NOTE</text:span><text:span text:style-name="T14">: </text:span>последовательный режим значительно снижает <text:s/>пропускную способность модуля тарификации, поэтому рекомендуется его выставлять только для <text:span text:style-name="T4">IN</text:span>-платформ , заведомо не имеющих способности к многопоточной обработке запросов. На данный момент этот недостаток присущ <text:span text:style-name="T4">IN</text:span>-платформам фирмы <text:span text:style-name="T5">Commverse</text:span><text:span text:style-name="T14">.</text:span></text:p>
          </table:table-cell>
        </table:table-row>
      </table:table>
      <text:p text:style-name="Text_20_body"/>
      <text:p text:style-name="Text_20_body"><text:span text:style-name="T4">NOTE</text:span>: <text:span text:style-name="T4">CSV</text:span> <text:span text:style-name="T4">list</text:span> означает строчку, содержащую список целых значений, разделенных запятой.</text:p>
      <text:p text:style-name="P41"/>
      <text:list xml:id="list1734550263" text:continue-list="list965410372" text:style-name="Outline">
        <text:list-item text:start-value="1">
          <text:list>
            <text:list-item>
              <text:list>
                <text:list-item>
                  <text:list>
                    <text:list-item text:start-value="1">
                      <text:h text:style-name="Heading_20_4" text:outline-level="4" text:restart-numbering="true" text:start-value="1"><text:span text:style-name="T20"><text:s/></text:span><text:bookmark-start text:name="_Параметры_подсекции_ServiceKeys."/><text:span text:style-name="T20">Параметры подсекции </text:span><text:bookmark-end text:name="_Параметры_подсекции_ServiceKeys."/><text:span text:style-name="T5">ServiceKeys</text:span><text:span text:style-name="T20">.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41">Одним из обязательных параметров диалога с <text:span text:style-name="T4">IN</text:span>-платформой является <text:span text:style-name="T4">serviceKey</text:span>. Вследствие особенностей реализации <text:span text:style-name="T4">INMan</text:span> подразделяет сервис-ключи на категории, в зависимости от типа предоставляемого сервиса. На данный момент для задания в конфигурации <text:span text:style-name="T4">IN</text:span>-платформ доступны следующие категории:</text:p>
      <text:list xml:id="list1786260211" text:style-name="WW8Num14">
        <text:list-item>
          <text:p text:style-name="P99"><text:span text:style-name="T9">MO-BC</text:span><text:span text:style-name="T4"> – Basic Call handling , mobile originating</text:span></text:p>
        </text:list-item>
        <text:list-item>
          <text:p text:style-name="P99"><text:span text:style-name="T9">MO-SM</text:span><text:span text:style-name="T4"> – Short Message transfer, mobile originating</text:span></text:p>
        </text:list-item>
      </text:list>
      <text:p text:style-name="P41">Данная подсекция опциональна и может содержать только строковые параметры с именами, соотсетсвующими указанным выше категориям сервис-ключей. </text:p>
      <text:p text:style-name="P41">Значением параметров является строка, описывающая алгоритм вычисления сервис ключа в следующем формате: </text:p>
      <text:p text:style-name="P41"><text:span text:style-name="T25">[</text:span><text:span text:style-name="T4"> algorithm_type </text:span><text:span text:style-name="T25">:]</text:span><text:span text:style-name="T4"> algorithm_argument <text:s/></text:span><text:span text:style-name="T25">[:</text:span><text:span text:style-name="T4">algorithm_data_section </text:span><text:span text:style-name="T25">]</text:span></text:p>
      <text:p text:style-name="P41">Поддерживаются следующие алгоритмы:</text:p>
      <text:list xml:id="list101887912" text:style-name="WW8Num20">
        <text:list-item>
          <text:p text:style-name="P100"><text:span text:style-name="T25">val</text:span> – <text:span text:style-name="T4">a</text:span>ргументом является строка, представляющая целое беззнаковое число,<text:line-break/> <text:span text:style-name="T4">algorithm</text:span>_<text:span text:style-name="T4">data</text:span>_<text:span text:style-name="T4">section</text:span> <text:s/>не определен, <text:s/>алгоритм просто возвращает свой аргумент как <text:span text:style-name="T4">UInt</text:span>32 </text:p>
        </text:list-item>
        <text:list-item>
          <text:p text:style-name="P100"><text:span text:style-name="T25">map</text:span> - <text:span text:style-name="T4">a</text:span>ргументом является строка, содержащая имя категории сервис-ключей, <text:line-break/>в случае этого алгоритма <text:span text:style-name="T4">INMan</text:span> пытается определить сервис-ключ данной категории и далее произвести маппинг по таблице соответствия, заданной в секции, на которую указывает <text:span text:style-name="T4">algorithm</text:span>_<text:span text:style-name="T4">data</text:span>_<text:span text:style-name="T4">section</text:span>; <text:span text:style-name="T4">algorithm</text:span>_<text:span text:style-name="T4">data</text:span>_<text:span text:style-name="T4">section</text:span> имеет вид секции с целыми параметрами, где имена параметров соответствуют значениям <text:span text:style-name="T4">algorithm</text:span>_<text:span text:style-name="T4">argument</text:span>, а значания параметров – результату.</text:p>
        </text:list-item>
      </text:list>
      <text:p text:style-name="P41"><text:span text:style-name="T5">NOTE</text:span><text:span text:style-name="T20">: </text:span>если<text:span text:style-name="T20"> </text:span><text:span text:style-name="T4">algorithm</text:span>_<text:span text:style-name="T4">type</text:span> не указан, то подразумевается алгоритм <text:span text:style-name="T25">val</text:span></text:p>
      <text:p text:style-name="P43"/>
      <text:p text:style-name="P41"><text:span text:style-name="T20">Пример</text:span><text:span text:style-name="T5"> 1: </text:span><text:span text:style-name="T20">Использование</text:span><text:span text:style-name="T5"> </text:span><text:span text:style-name="T20">алгоритма</text:span><text:span text:style-name="T5"> </text:span><text:span text:style-name="T25">val</text:span></text:p>
      <text:p text:style-name="P41"><text:span text:style-name="T4"><text:s text:c="8"/>&lt;</text:span><text:span text:style-name="T4">section name="ServiceKeys"&gt;</text:span></text:p>
      <text:p text:style-name="P42"><text:soft-page-break/><text:s text:c="10"/>&lt;param name="MO-SM" type="string"&gt;2 &lt;/param&gt;</text:p>
      <text:p text:style-name="P42"><text:s text:c="8"/>&lt;/section&gt;</text:p>
      <text:p text:style-name="P42"/>
      <text:p text:style-name="P41"><text:span text:style-name="T20">Пример</text:span><text:span text:style-name="T5"> 2: </text:span><text:span text:style-name="T20">Использование</text:span><text:span text:style-name="T5"> </text:span><text:span text:style-name="T20">алгоритма</text:span><text:span text:style-name="T5"> </text:span><text:span text:style-name="T25">map</text:span></text:p>
      <text:p text:style-name="P42"><text:s text:c="8"/>&lt;section name="ServiceKeys"&gt;</text:p>
      <text:p text:style-name="P41"><text:span text:style-name="T4"><text:s text:c="10"/>&lt;param name="MO-SM" type="string"&gt;map</text:span><text:span text:style-name="T5">:</text:span><text:span text:style-name="T4"> MO-BC</text:span><text:span text:style-name="T5">:</text:span><text:span text:style-name="T4"> mapMOBC-MOSM&lt;/param&gt;</text:span></text:p>
      <text:p text:style-name="P42"><text:s text:c="8"/>&lt;/section&gt;</text:p>
      <text:p text:style-name="P42"><text:s text:c="8"/>&lt;section name="mapMOBC-MOSM"&gt;</text:p>
      <text:p text:style-name="P42"><text:s text:c="10"/>&lt;param name="80" type="int"&gt;1&lt;/param&gt;</text:p>
      <text:p text:style-name="P42"><text:s text:c="10"/>&lt;param name="82" type="int"&gt;2&lt;/param&gt;</text:p>
      <text:p text:style-name="P42"><text:s text:c="10"/>&lt;param name="84" type="int"&gt;3&lt;/param&gt;</text:p>
      <text:p text:style-name="P42"><text:s text:c="10"/>&lt;param name="86" type="int"&gt;4&lt;/param&gt;</text:p>
      <text:p text:style-name="P42"><text:s text:c="10"/>&lt;param name="88" type="int"&gt;5&lt;/param&gt;</text:p>
      <text:p text:style-name="P41"><text:span text:style-name="T4"><text:s text:c="8"/></text:span>&lt;/section&gt;</text:p>
      <text:p text:style-name="P41"/>
      <text:list xml:id="list1999257317" text:continue-list="list1734550263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<text:s text:c="2"/>Параметры конфигурации в формате ‘<text:span text:style-name="T8">alias</text:span><text:span text:style-name="T14">-платформы</text:span>’</text:h>
                </text:list-item>
              </text:list>
            </text:list-item>
          </text:list>
        </text:list-item>
      </text:list>
      <text:p text:style-name="P41">Данная секция содержит следующие параметры:</text:p>
      <text:p text:style-name="P41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 table:style-name="Таблица28.1">
          <table:table-cell table:style-name="Таблица28.A1" office:value-type="string">
            <text:p text:style-name="P12">Имя<text:span text:style-name="T4"> </text:span>параметра</text:p>
          </table:table-cell>
          <table:table-cell table:style-name="Таблица28.A1" office:value-type="string">
            <text:p text:style-name="P12">Тип</text:p>
          </table:table-cell>
          <table:table-cell table:style-name="Таблица28.A1" office:value-type="string">
            <text:p text:style-name="P12">Наличие</text:p>
          </table:table-cell>
          <table:table-cell table:style-name="Таблица28.D1" office:value-type="string">
            <text:p text:style-name="P11">Описание</text:p>
          </table:table-cell>
        </table:table-row>
        <table:table-row table:style-name="Таблица28.1">
          <table:table-cell table:style-name="Таблица28.A2" office:value-type="string">
            <text:p text:style-name="P54"><text:span text:style-name="T4">s</text:span><text:span text:style-name="T4">cfAddress</text:span></text:p>
          </table:table-cell>
          <table:table-cell table:style-name="Таблица28.A2" office:value-type="string">
            <text:p text:style-name="P29">целое</text:p>
          </table:table-cell>
          <table:table-cell table:style-name="Таблица28.A2" office:value-type="string">
            <text:p text:style-name="P30">обязательный</text:p>
          </table:table-cell>
          <table:table-cell table:style-name="Таблица28.D2" office:value-type="string">
            <text:p text:style-name="P36"><text:span text:style-name="T4">ISDN </text:span>адрес <text:span text:style-name="T4">IN</text:span> платформы</text:p>
          </table:table-cell>
        </table:table-row>
        <table:table-row table:style-name="Таблица28.1">
          <table:table-cell table:style-name="Таблица28.A2" office:value-type="string">
            <text:p text:style-name="P56">aliasFor</text:p>
          </table:table-cell>
          <table:table-cell table:style-name="Таблица28.A2" office:value-type="string">
            <text:p text:style-name="P29">строка</text:p>
          </table:table-cell>
          <table:table-cell table:style-name="Таблица28.A2" office:value-type="string">
            <text:p text:style-name="P30">обязательный</text:p>
          </table:table-cell>
          <table:table-cell table:style-name="Таблица28.D2" office:value-type="string">
            <text:p text:style-name="P36">имя секции описывающей <text:span text:style-name="T4">alias</text:span>-платформу</text:p>
          </table:table-cell>
        </table:table-row>
      </table:table>
      <text:p text:style-name="Text_20_body"/>
      <text:p text:style-name="Text_20_body"><text:span text:style-name="T20">Пример: </text:span>пусть определена секция конфигурации <text:span text:style-name="T4">IN</text:span>-платформы <text:s/>IN_Ksd_Ericcson</text:p>
      <text:p text:style-name="P41"><text:s text:c="6"/><text:span text:style-name="T4">&lt;section name="IN_Ksd_Ericcson_1"&gt;</text:span></text:p>
      <text:p text:style-name="P42"><text:s text:c="8"/>&lt;param name="scfAddress" type="string"&gt;79184790291&lt;/param&gt; <text:s/></text:p>
      <text:p text:style-name="P42"><text:s text:c="8"/>&lt;param name="aliasFor" type="string"&gt;IN_Krd_Ericcson&lt;/param&gt;</text:p>
      <text:p text:style-name="P41"><text:span text:style-name="T4"><text:s text:c="6"/></text:span>&lt;/section&gt;</text:p>
      <text:p text:style-name="Text_20_body"/>
      <text:list xml:id="list247143591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DataProvider."/><text:bookmark-start text:name="_Параметры_секции_AbonentProviders."/>Параметры секции <text:bookmark-end text:name="_Параметры_секции_DataProvider."/><text:bookmark-end text:name="_Параметры_секции_AbonentProviders."/><text:span text:style-name="T4">AbonentProviders</text:span> (сервис <text:span text:style-name="T17">ics</text:span><text:span text:style-name="T10">IAPManager</text:span>).</text:h>
            </text:list-item>
          </text:list>
        </text:list-item>
      </text:list>
      <text:p text:style-name="P41">Данная секция содержит конфигурации для подгружаемых модулей ‘провайдеров абонентов’. Она является опциональной, так как возможны варианты установки <text:span text:style-name="T4">INMan</text:span>-<text:span text:style-name="T4">a</text:span>, при которых ‘провайдеры абонентов’ не используются.</text:p>
      <text:p text:style-name="P41">Секция может содержать только подсекции в виде:</text:p>
      <text:p text:style-name="P41"><text:s text:c="2"/><text:span text:style-name="T4">&lt;section name="AbonentProviders"&gt; &lt;!-- abonent contract/gsmSCF params <text:s/>providers --&gt;</text:span></text:p>
      <text:p text:style-name="P42"><text:s text:c="6"/>&lt;section name="HLR_Nsk_SRI"&gt;</text:p>
      <text:p text:style-name="Text_20_body"><text:span text:style-name="T4"><text:tab/><text:tab/><text:tab/></text:span>&lt;!— конфигурация ‘провайдера абонентов’ --&gt;</text:p>
      <text:p text:style-name="P41"><text:s text:c="6"/>&lt;/<text:span text:style-name="T4">section</text:span>&gt;</text:p>
      <text:p text:style-name="P41"><text:s/>&lt;/<text:span text:style-name="T4">section</text:span>&gt;</text:p>
      <text:p text:style-name="P41">Здесь "<text:span text:style-name="T4">HLR</text:span>_<text:span text:style-name="T4">Nsk</text:span>_<text:span text:style-name="T4">SRI</text:span>" есть имя провайдера, которое может быть использовано в значении ‘политики абонета’.</text:p>
      <text:p text:style-name="P41"><text:soft-page-break/>Каждая подсекция имеет полуфиксированный формат. Это значит, что она должна иметь подсекцию “<text:span text:style-name="T4">Config</text:span>”, содержимое которой различно для разных типов ‘провайдеров абонентов’, и параметры, не зависящие от типа провайдера. Определены следующие параметры:</text:p>
      <text:p text:style-name="P41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row table:style-name="Таблица29.1">
          <table:table-cell table:style-name="Таблица29.A1" office:value-type="string">
            <text:p text:style-name="P12">Имя параметра</text:p>
          </table:table-cell>
          <table:table-cell table:style-name="Таблица29.A1" office:value-type="string">
            <text:p text:style-name="P12">Тип</text:p>
          </table:table-cell>
          <table:table-cell table:style-name="Таблица29.A1" office:value-type="string">
            <text:p text:style-name="P12">Наличие</text:p>
          </table:table-cell>
          <table:table-cell table:style-name="Таблица29.D1" office:value-type="string">
            <text:p text:style-name="P11">Описание</text:p>
          </table:table-cell>
        </table:table-row>
        <table:table-row table:style-name="Таблица29.1">
          <table:table-cell table:style-name="Таблица29.A2" office:value-type="string">
            <text:p text:style-name="P56">loadup</text:p>
          </table:table-cell>
          <table:table-cell table:style-name="Таблица29.A2" office:value-type="string">
            <text:p text:style-name="P29">строка</text:p>
          </table:table-cell>
          <table:table-cell table:style-name="Таблица29.A2" office:value-type="string">
            <text:p text:style-name="P30">обязательный</text:p>
          </table:table-cell>
          <table:table-cell table:style-name="Таблица29.D2" office:value-type="string">
            <text:p text:style-name="P36">имя динамической библиотеки для подгрузки (поставляется вместе с <text:span text:style-name="T4">INMan</text:span>-ом, имеет название вида: <text:s/><text:span text:style-name="T4">libinman</text:span>_<text:span text:style-name="T4">iap</text:span>_тип_провайдера.<text:span text:style-name="T4">so</text:span></text:p>
          </table:table-cell>
        </table:table-row>
      </table:table>
      <text:p text:style-name="P41"><text:span text:style-name="T20">Пример</text:span><text:span text:style-name="T5">:</text:span></text:p>
      <text:p text:style-name="P41"><text:span text:style-name="T4"><text:s text:c="2"/></text:span><text:span text:style-name="T4">&lt;section name="AbonentProviders"&gt; &lt;!-- abonent contract/gsmSCF params <text:s/>providers --&gt;</text:span></text:p>
      <text:p text:style-name="P42"><text:s text:c="6"/>&lt;section name="HLR_Nsk_SRI"&gt;</text:p>
      <text:p text:style-name="P42"><text:s text:c="10"/>&lt;param name="loadup" type="string"&gt;libinman_iap_sri.so&lt;/param&gt;</text:p>
      <text:p text:style-name="P42"><text:s text:c="10"/>&lt;section name="Config"&gt;</text:p>
      <text:p text:style-name="P41"><text:span text:style-name="T4"><text:tab/><text:tab/><text:tab/>… </text:span>параметры</text:p>
      <text:p text:style-name="P42"><text:s text:c="10"/>&lt;/section&gt;</text:p>
      <text:p text:style-name="P42"><text:s text:c="6"/>&lt;/section&gt;</text:p>
      <text:p text:style-name="P42"><text:s text:c="6"/>&lt;section name="DB_Contract"&gt; &lt;!-- DB provides abonent contract --&gt;</text:p>
      <text:p text:style-name="P42"><text:s text:c="10"/>&lt;param name="loadup" type="string"&gt;libinman_iap_db.so&lt;/param&gt;</text:p>
      <text:p text:style-name="P42"><text:s text:c="10"/>&lt;section name="Config"&gt;</text:p>
      <text:p text:style-name="P41"><text:span text:style-name="T4"><text:tab/><text:tab/><text:tab/></text:span><text:span text:style-name="T4">… </text:span>параметры</text:p>
      <text:p text:style-name="P42"><text:s text:c="10"/>&lt;/section&gt;</text:p>
      <text:p text:style-name="P41"><text:span text:style-name="T4"><text:s text:c="6"/></text:span>&lt;/<text:span text:style-name="T4">section</text:span>&gt;</text:p>
      <text:p text:style-name="P41"><text:s/>&lt;/section&gt;</text:p>
      <text:p text:style-name="P41"/>
      <text:p text:style-name="P41">Сборка <text:span text:style-name="T4">INMan</text:span>-<text:span text:style-name="T4">a</text:span> версии <text:span text:style-name="T4"><text:user-defined text:name="Version">0.7.7</text:user-defined></text:span> содержит следующие динамической библиотеки ‘провайдеров абонентов’:</text:p>
      <text:list xml:id="list843809876" text:style-name="WW8Num38">
        <text:list-item>
          <text:p text:style-name="P101"><text:span text:style-name="T4">libinman</text:span>_<text:span text:style-name="T4">iap</text:span>_<text:span text:style-name="T4">sri</text:span>.<text:span text:style-name="T4">so</text:span> <text:s text:c="2"/>- использует <text:span text:style-name="T4">SEND</text:span>_<text:span text:style-name="T4">ROUTING</text:span>_<text:span text:style-name="T4">INFO</text:span> сервис <text:span text:style-name="T4">HLR</text:span>-<text:span text:style-name="T4">a</text:span>, определяет <text:s/>контракт абонента и <text:span text:style-name="T4">ISDN</text:span> адрес <text:span text:style-name="T4">IN</text:span>-платформы; (для диалога с <text:span text:style-name="T4">IN</text:span> дополнительно нужен <text:a xlink:type="simple" xlink:href="#_Параметры_секции_IN-Platforms._1"><text:span text:style-name="Internet_20_link"><text:span text:style-name="T4">serviceKey</text:span></text:span></text:a>)</text:p>
        </text:list-item>
        <text:list-item>
          <text:p text:style-name="P101"><text:span text:style-name="T4">libinman</text:span>_<text:span text:style-name="T4">iap</text:span>_<text:span text:style-name="T4">db</text:span>.<text:span text:style-name="T4">so</text:span> – использует <text:span text:style-name="T4">SQL</text:span> запросы к <text:span text:style-name="T4">Oracle</text:span> БД, определяет <text:s/>контракт абонента; <text:line-break/> (для диалога с <text:span text:style-name="T4">IN</text:span> дополнительно нужен <text:a xlink:type="simple" xlink:href="#_Параметры_секции_IN-Platforms._1"><text:span text:style-name="Internet_20_link">адрес и </text:span></text:a><text:a xlink:type="simple" xlink:href="#_Параметры_секции_IN-Platforms._1"><text:span text:style-name="Internet_20_link"><text:span text:style-name="T4">serviceKey</text:span></text:span></text:a>)</text:p>
        </text:list-item>
      </text:list>
      <text:p text:style-name="P46"/>
      <text:list xml:id="list115743275" text:continue-list="list247143591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<text:s text:c="2"/>Параметры подсекции <text:span text:style-name="T4">Config</text:span> для <text:span text:style-name="T4">libinman</text:span>_<text:span text:style-name="T4">iap</text:span>_<text:span text:style-name="T4">sri</text:span>.<text:span text:style-name="T4">so</text:span>.</text:h>
                </text:list-item>
              </text:list>
            </text:list-item>
          </text:list>
        </text:list-item>
      </text:list>
      <text:p text:style-name="Text_20_body">Библиотека <text:span text:style-name="T4">ibinman</text:span>_<text:span text:style-name="T4">iap</text:span>_<text:span text:style-name="T4">sri</text:span>.<text:span text:style-name="T4">so</text:span> реализует функциональность ‘провайдера абонентов’ посредством использования сервиса <text:span text:style-name="T4">SEND</text:span>_<text:span text:style-name="T4">ROUTING</text:span>_<text:span text:style-name="T4">INFO</text:span>, предоставляемого <text:span text:style-name="T4">HLR</text:span>-ом сигнальной сети. Библиотека позволяет определить тип контракта абонента, а для <text:span text:style-name="T4">prepaid</text:span> абонента также и <text:span text:style-name="T4">ISDN</text:span> адрес <text:span text:style-name="T4">IN</text:span>-платформы (без параметров для диалога)</text:p>
      <text:p text:style-name="Text_20_body">Следующие параметры определены:</text:p>
      <text:p text:style-name="P41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row table:style-name="Таблица30.1">
          <table:table-cell table:style-name="Таблица30.A1" office:value-type="string">
            <text:p text:style-name="P12">Имя параметра</text:p>
          </table:table-cell>
          <table:table-cell table:style-name="Таблица30.A1" office:value-type="string">
            <text:p text:style-name="P12">Тип</text:p>
          </table:table-cell>
          <table:table-cell table:style-name="Таблица30.A1" office:value-type="string">
            <text:p text:style-name="P12">Наличие</text:p>
          </table:table-cell>
          <table:table-cell table:style-name="Таблица30.D1" office:value-type="string">
            <text:p text:style-name="P11">Описание</text:p>
          </table:table-cell>
        </table:table-row>
        <table:table-row table:style-name="Таблица30.1">
          <table:table-cell table:style-name="Таблица30.A2" office:value-type="string">
            <text:p text:style-name="P56">tcapUser</text:p>
          </table:table-cell>
          <table:table-cell table:style-name="Таблица30.A2" office:value-type="string">
            <text:p text:style-name="P29">строка</text:p>
          </table:table-cell>
          <table:table-cell table:style-name="Таблица30.A2" office:value-type="string">
            <text:p text:style-name="P30">обязательный</text:p>
          </table:table-cell>
          <table:table-cell table:style-name="Таблица30.D2" office:value-type="string">
            <text:p text:style-name="P36">имя секции <text:s/>вида <text:a xlink:type="simple" xlink:href="#_Шаблон_секции_TCAPUser"><text:span text:style-name="Internet_20_link"><text:span text:style-name="T4">TCAPUser</text:span></text:span></text:a> с параметрами для данного провайдера</text:p>
          </table:table-cell>
        </table:table-row>
      </table:table>
      <text:p text:style-name="Text_20_body"/>
      <text:p text:style-name="Text_20_body"><text:span text:style-name="T5">NOTE</text:span><text:span text:style-name="T20">:</text:span> <text:s/>при использовании данной библиотеки будет автоматически загружен сервис <text:a xlink:type="simple" xlink:href="#_Конфигурируемые_сервисы."><text:span text:style-name="Internet_20_link"><text:span text:style-name="T4">icsTCAPDisp</text:span></text:span></text:a>, для которого в файле конфигурации <text:span text:style-name="T4">INMan</text:span>-<text:span text:style-name="T4">a</text:span> должна быть заполнена секции <text:a xlink:type="simple" xlink:href="#_Параметры_секции_SS7_(сервис icsTCA"><text:span text:style-name="Internet_20_link"><text:span text:style-name="T4">SS</text:span></text:span></text:a><text:a xlink:type="simple" xlink:href="#_Параметры_секции_SS7_(сервис icsTCA"><text:span text:style-name="Internet_20_link">7</text:span></text:a> для обеспечения <text:s/>взаимодействия с <text:span text:style-name="T4">HLR</text:span> сигнальной сети.</text:p>
      <text:p text:style-name="Text_20_body"><text:soft-page-break/></text:p>
      <text:list xml:id="list134354940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 text:c="2"/>Параметры подсекции <text:span text:style-name="T4">Config</text:span> для <text:span text:style-name="T4">libinman</text:span>_<text:span text:style-name="T4">iap</text:span>_<text:span text:style-name="T4">db</text:span>.<text:span text:style-name="T4">so</text:span>.</text:h>
                </text:list-item>
              </text:list>
            </text:list-item>
          </text:list>
        </text:list-item>
      </text:list>
      <text:p text:style-name="Text_20_body"/>
      <text:p text:style-name="Text_20_body">Библиотека <text:span text:style-name="T4">ibinman</text:span>_<text:span text:style-name="T4">iap</text:span>_<text:span text:style-name="T4">db</text:span>.<text:span text:style-name="T4">so</text:span> реализует функциональность ‘провайдера абонентов’ посредством обращения к <text:span text:style-name="T4">SQL</text:span> базе данных. На данный момент библиотека поддерживает использование только <text:span text:style-name="T4">Oracle</text:span> <text:span text:style-name="T4">Connection</text:span> <text:span text:style-name="T4">Interface</text:span> при обращении к БД. </text:p>
      <text:p text:style-name="P41">В секции определены две подсекции:</text:p>
      <text:list xml:id="list2169750803" text:style-name="WW8Num40">
        <text:list-item>
          <text:p text:style-name="P102"><text:span text:style-name="T4">DataSource</text:span> – описывает параметры <text:s/>работы с базой данных и способ получения информации об абоненте; <text:line-break/>Информация (тип абонента) получается вызовом <text:span text:style-name="T4">SQL</text:span> функции следующего типа:</text:p>
        </text:list-item>
      </text:list>
      <text:p text:style-name="P50">FUNCTION abonentQueryFunc (queryFuncArg <text:s/>IN VARCHAR) RETURN NUMBER</text:p>
      <text:p text:style-name="P53">Данная функция должна быть создана в БД, имена функции и аргумента указываеются в параметрах данной подсекции и могут быть произвольными.</text:p>
      <text:p text:style-name="P41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row table:style-name="Таблица31.1">
          <table:table-cell table:style-name="Таблица31.A1" office:value-type="string">
            <text:p text:style-name="P12">Имя параметра</text:p>
          </table:table-cell>
          <table:table-cell table:style-name="Таблица31.A1" office:value-type="string">
            <text:p text:style-name="P12">Тип</text:p>
          </table:table-cell>
          <table:table-cell table:style-name="Таблица31.A1" office:value-type="string">
            <text:p text:style-name="P12">Наличие</text:p>
          </table:table-cell>
          <table:table-cell table:style-name="Таблица31.D1" office:value-type="string">
            <text:p text:style-name="P11">Описание</text:p>
          </table:table-cell>
        </table:table-row>
        <table:table-row table:style-name="Таблица31.1">
          <table:table-cell table:style-name="Таблица31.A2" office:value-type="string">
            <text:p text:style-name="P56">type</text:p>
          </table:table-cell>
          <table:table-cell table:style-name="Таблица31.A2" office:value-type="string">
            <text:p text:style-name="P30">строка</text:p>
          </table:table-cell>
          <table:table-cell table:style-name="Таблица31.A2" office:value-type="string">
            <text:p text:style-name="P30">обязательный</text:p>
          </table:table-cell>
          <table:table-cell table:style-name="Таблица31.D2" office:value-type="string">
            <text:p text:style-name="P36">На данный момент только “<text:span text:style-name="T4">OCI</text:span>”</text:p>
          </table:table-cell>
        </table:table-row>
        <table:table-row table:style-name="Таблица31.1">
          <table:table-cell table:style-name="Таблица31.A2" office:value-type="string">
            <text:p text:style-name="P56">dbInstance</text:p>
          </table:table-cell>
          <table:table-cell table:style-name="Таблица31.A2" office:value-type="string">
            <text:p text:style-name="P30">строка</text:p>
          </table:table-cell>
          <table:table-cell table:style-name="Таблица31.A2" office:value-type="string">
            <text:p text:style-name="P30">обязательный</text:p>
          </table:table-cell>
          <table:table-cell table:style-name="Таблица31.D2" office:value-type="string">
            <text:p text:style-name="P36">идентификатор БД</text:p>
          </table:table-cell>
        </table:table-row>
        <table:table-row table:style-name="Таблица31.1">
          <table:table-cell table:style-name="Таблица31.A2" office:value-type="string">
            <text:p text:style-name="P56">dbUserName</text:p>
          </table:table-cell>
          <table:table-cell table:style-name="Таблица31.A2" office:value-type="string">
            <text:p text:style-name="P30">строка</text:p>
          </table:table-cell>
          <table:table-cell table:style-name="Таблица31.A2" office:value-type="string">
            <text:p text:style-name="P30">обязательный</text:p>
          </table:table-cell>
          <table:table-cell table:style-name="Таблица31.D2" office:value-type="string">
            <text:p text:style-name="P36">имя пользователя БД</text:p>
          </table:table-cell>
        </table:table-row>
        <table:table-row table:style-name="Таблица31.1">
          <table:table-cell table:style-name="Таблица31.A2" office:value-type="string">
            <text:p text:style-name="P56">dbUserPassword</text:p>
          </table:table-cell>
          <table:table-cell table:style-name="Таблица31.A2" office:value-type="string">
            <text:p text:style-name="P30">строка</text:p>
          </table:table-cell>
          <table:table-cell table:style-name="Таблица31.A2" office:value-type="string">
            <text:p text:style-name="P30">обязательный</text:p>
          </table:table-cell>
          <table:table-cell table:style-name="Таблица31.D2" office:value-type="string">
            <text:p text:style-name="P36">пароль пользователя БД</text:p>
          </table:table-cell>
        </table:table-row>
        <table:table-row table:style-name="Таблица31.1">
          <table:table-cell table:style-name="Таблица31.A2" office:value-type="string">
            <text:p text:style-name="P56">connections</text:p>
          </table:table-cell>
          <table:table-cell table:style-name="Таблица31.A2" office:value-type="string">
            <text:p text:style-name="P30">целое</text:p>
          </table:table-cell>
          <table:table-cell table:style-name="Таблица31.A2" office:value-type="string">
            <text:p text:style-name="P30">обязательный</text:p>
          </table:table-cell>
          <table:table-cell table:style-name="Таблица31.D2" office:value-type="string">
            <text:p text:style-name="P36">Максимальное количество одновременных соединений <text:span text:style-name="T4">c</text:span> БД</text:p>
          </table:table-cell>
        </table:table-row>
        <table:table-row table:style-name="Таблица31.1">
          <table:table-cell table:style-name="Таблица31.A2" office:value-type="string">
            <text:p text:style-name="P56">maxQueries</text:p>
          </table:table-cell>
          <table:table-cell table:style-name="Таблица31.A2" office:value-type="string">
            <text:p text:style-name="P30">целое</text:p>
          </table:table-cell>
          <table:table-cell table:style-name="Таблица31.A2" office:value-type="string">
            <text:p text:style-name="P30">обязательный</text:p>
          </table:table-cell>
          <table:table-cell table:style-name="Таблица31.D2" office:value-type="string">
            <text:p text:style-name="P36">Максимальное количество одновременных <text:s/><text:span text:style-name="T4">SQL</text:span> запросов к БД</text:p>
          </table:table-cell>
        </table:table-row>
        <table:table-row table:style-name="Таблица31.1">
          <table:table-cell table:style-name="Таблица31.A2" office:value-type="string">
            <text:p text:style-name="P56">watchdog</text:p>
          </table:table-cell>
          <table:table-cell table:style-name="Таблица31.A2" office:value-type="string">
            <text:p text:style-name="P32">bool</text:p>
          </table:table-cell>
          <table:table-cell table:style-name="Таблица31.A2" office:value-type="string">
            <text:p text:style-name="P30">обязательный</text:p>
          </table:table-cell>
          <table:table-cell table:style-name="Таблица31.D2" office:value-type="string">
            <text:p text:style-name="P36">включает/отключает отслеживание таймаута на время исполнения <text:span text:style-name="T4">SQL</text:span> запросов.</text:p>
          </table:table-cell>
        </table:table-row>
        <table:table-row table:style-name="Таблица31.1">
          <table:table-cell table:style-name="Таблица31.A2" office:value-type="string">
            <text:p text:style-name="P56">timeout</text:p>
          </table:table-cell>
          <table:table-cell table:style-name="Таблица31.A2" office:value-type="string">
            <text:p text:style-name="P30">целое (<text:span text:style-name="T4">c</text:span>екунды: [1..65535])</text:p>
          </table:table-cell>
          <table:table-cell table:style-name="Таблица31.A2" office:value-type="string">
            <text:p text:style-name="P30">обязательный</text:p>
          </table:table-cell>
          <table:table-cell table:style-name="Таблица31.D2" office:value-type="string">
            <text:p text:style-name="P36">таймаут <text:s/>на <text:span text:style-name="T4">SQL</text:span> запросы к БД</text:p>
          </table:table-cell>
        </table:table-row>
        <table:table-row table:style-name="Таблица31.1">
          <table:table-cell table:style-name="Таблица31.A2" office:value-type="string">
            <text:p text:style-name="P56">needPing</text:p>
          </table:table-cell>
          <table:table-cell table:style-name="Таблица31.A2" office:value-type="string">
            <text:p text:style-name="P32">bool</text:p>
          </table:table-cell>
          <table:table-cell table:style-name="Таблица31.A2" office:value-type="string">
            <text:p text:style-name="P30">опциональный</text:p>
          </table:table-cell>
          <table:table-cell table:style-name="Таблица31.D2" office:value-type="string">
            <text:p text:style-name="P36">по умолчанию: <text:span text:style-name="T5">true</text:span></text:p>
          </table:table-cell>
        </table:table-row>
        <table:table-row table:style-name="Таблица31.1">
          <table:table-cell table:style-name="Таблица31.A2" office:value-type="string">
            <text:p text:style-name="P56">abonentQueryFunc</text:p>
          </table:table-cell>
          <table:table-cell table:style-name="Таблица31.A2" office:value-type="string">
            <text:p text:style-name="P30">строка</text:p>
          </table:table-cell>
          <table:table-cell table:style-name="Таблица31.A2" office:value-type="string">
            <text:p text:style-name="P30">обязательный</text:p>
          </table:table-cell>
          <table:table-cell table:style-name="Таблица31.D2" office:value-type="string">
            <text:p text:style-name="P36">имя функции для запроса типа абонента</text:p>
          </table:table-cell>
        </table:table-row>
        <table:table-row table:style-name="Таблица31.1">
          <table:table-cell table:style-name="Таблица31.A2" office:value-type="string">
            <text:p text:style-name="P56">queryFuncArg</text:p>
          </table:table-cell>
          <table:table-cell table:style-name="Таблица31.A2" office:value-type="string">
            <text:p text:style-name="P30">строка</text:p>
          </table:table-cell>
          <table:table-cell table:style-name="Таблица31.A2" office:value-type="string">
            <text:p text:style-name="P30">обязательный</text:p>
          </table:table-cell>
          <table:table-cell table:style-name="Таблица31.D2" office:value-type="string">
            <text:p text:style-name="P36">имя аргумента функции для запроса типа абонента</text:p>
          </table:table-cell>
        </table:table-row>
      </table:table>
      <text:p text:style-name="Text_20_body"/>
      <text:list xml:id="list1550847159" text:continue-list="list2169750803" text:style-name="WW8Num40">
        <text:list-item text:start-value="1">
          <text:p text:style-name="P91">DataSourceDrivers – содержит подсекции, описывающие подгружаемые <text:span text:style-name="T4">INMan</text:span>-ом библиотеки (поставляются вместе с ним) для работы с БД; .Так как на данный момент поддерживается только <text:span text:style-name="T4">OCI</text:span>, то эта секция может содержать единственную подсекцию OCIDataSourceDriver, вида </text:p>
        </text:list-item>
      </text:list>
      <text:p text:style-name="P45"><text:s text:c="12"/>&lt;section name="OCIDataSourceDriver"&gt;</text:p>
      <text:p text:style-name="P45"><text:s text:c="16"/>&lt;param name="type" type="string"&gt;OCI&lt;/param&gt;</text:p>
      <text:p text:style-name="P45"><text:s text:c="16"/>&lt;param name="loadup" type="string"&gt;libdb_oci.so&lt;/param&gt;</text:p>
      <text:p text:style-name="P44"><text:span text:style-name="T4"><text:s text:c="12"/></text:span>&lt;/section&gt;</text:p>
      <text:p text:style-name="P23"/>
      <text:list xml:id="list1443557138" text:continue-list="list1343549409" text:style-name="Outline">
        <text:list-item text:start-value="1">
          <text:h text:style-name="Heading_20_1" text:outline-level="1" text:restart-numbering="true" text:start-value="1"><text:s/><text:bookmark-start text:name="_Описание_файла_конфигурации"/>Описание файла конфигурации <text:bookmark-end text:name="_Описание_файла_конфигурации"/><text:span text:style-name="T4">SMS</text:span> <text:span text:style-name="T4">Extra</text:span> услуг.</text:h>
        </text:list-item>
      </text:list>
      <text:p text:style-name="Text_20_body">Файл конфигурации <text:span text:style-name="T4">SMS</text:span> <text:span text:style-name="T4">Extra</text:span> услуг устроен по тому же принципу что и файл конфигурации <text:span text:style-name="T4">INMana</text:span>-<text:span text:style-name="T4">a</text:span>, и содержит только одну секцию <text:span text:style-name="T4">"SMSExtra" :</text:span></text:p>
      <text:p text:style-name="P23"><text:soft-page-break/>&lt;?xml version="1.0" encoding="ISO-8859-1"?&gt;</text:p>
      <text:p text:style-name="P23">&lt;!DOCTYPE config SYSTEM "file://configuration.dtd"&gt;</text:p>
      <text:p text:style-name="P23">&lt;config&gt;</text:p>
      <text:p text:style-name="P23"><text:s text:c="2"/>&lt;section name="SMSExtra"&gt; </text:p>
      <text:p text:style-name="P49">….</text:p>
      <text:p text:style-name="P23"><text:s text:c="3"/>&lt;/section&gt;</text:p>
      <text:p text:style-name="Text_20_body">&lt;/<text:span text:style-name="T4">config</text:span>&gt;</text:p>
      <text:p text:style-name="Text_20_body"/>
      <text:p text:style-name="Text_20_body">Каждая услуга, а вернее пакет услуг, описывается подсекцией со следующими параметрами:</text:p>
      <text:p text:style-name="P41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row table:style-name="Таблица32.1">
          <table:table-cell table:style-name="Таблица32.A1" office:value-type="string">
            <text:p text:style-name="P12">Имя параметра</text:p>
          </table:table-cell>
          <table:table-cell table:style-name="Таблица32.A1" office:value-type="string">
            <text:p text:style-name="P12">Тип</text:p>
          </table:table-cell>
          <table:table-cell table:style-name="Таблица32.A1" office:value-type="string">
            <text:p text:style-name="P12">Наличие</text:p>
          </table:table-cell>
          <table:table-cell table:style-name="Таблица32.D1" office:value-type="string">
            <text:p text:style-name="P11">Описание</text:p>
          </table:table-cell>
        </table:table-row>
        <table:table-row table:style-name="Таблица32.1">
          <table:table-cell table:style-name="Таблица32.A2" office:value-type="string">
            <text:p text:style-name="P56">serviceCode</text:p>
          </table:table-cell>
          <table:table-cell table:style-name="Таблица32.A2" office:value-type="string">
            <text:p text:style-name="P29">целое</text:p>
          </table:table-cell>
          <table:table-cell table:style-name="Таблица32.A2" office:value-type="string">
            <text:p text:style-name="P29">обязательный</text:p>
          </table:table-cell>
          <table:table-cell table:style-name="Таблица32.D2" office:value-type="string">
            <text:p text:style-name="P36">сервис-код пакета услуг</text:p>
          </table:table-cell>
        </table:table-row>
        <table:table-row table:style-name="Таблица32.1">
          <table:table-cell table:style-name="Таблица32.A2" office:value-type="string">
            <text:p text:style-name="P54"><text:span text:style-name="T4">service</text:span><text:span text:style-name="T4">Mask</text:span></text:p>
          </table:table-cell>
          <table:table-cell table:style-name="Таблица32.A2" office:value-type="string">
            <text:p text:style-name="P29">целое</text:p>
          </table:table-cell>
          <table:table-cell table:style-name="Таблица32.A2" office:value-type="string">
            <text:p text:style-name="P29">обязательный</text:p>
          </table:table-cell>
          <table:table-cell table:style-name="Таблица32.D2" office:value-type="string">
            <text:p text:style-name="P36">маска пакета услуг</text:p>
          </table:table-cell>
        </table:table-row>
        <table:table-row table:style-name="Таблица32.1">
          <table:table-cell table:style-name="Таблица32.A2" office:value-type="string">
            <text:p text:style-name="P54"><text:s/>serviceAdr</text:p>
          </table:table-cell>
          <table:table-cell table:style-name="Таблица32.A2" office:value-type="string">
            <text:p text:style-name="P29">строка</text:p>
          </table:table-cell>
          <table:table-cell table:style-name="Таблица32.A2" office:value-type="string">
            <text:p text:style-name="P29">опциональный</text:p>
          </table:table-cell>
          <table:table-cell table:style-name="Таблица32.D2" office:value-type="string">
            <text:p text:style-name="P36">короткий номер (<text:a xlink:type="simple" xlink:href="#_Структура_ChargeSms_PDU_1"><text:span text:style-name="Internet_20_link">dstSubscriberNumber</text:span></text:a>) для обращения к <text:span text:style-name="T4">IN</text:span>-платформе, его отсутствие <text:s/>означает тарификацию услуг через создание <text:span text:style-name="T4">CDR</text:span></text:p>
          </table:table-cell>
        </table:table-row>
        <table:table-row table:style-name="Таблица32.1">
          <table:table-cell table:style-name="Таблица32.A2" office:value-type="string">
            <text:p text:style-name="P54">chargeBearer</text:p>
          </table:table-cell>
          <table:table-cell table:style-name="Таблица32.A2" office:value-type="string">
            <text:p text:style-name="P34">bool</text:p>
          </table:table-cell>
          <table:table-cell table:style-name="Таблица32.A2" office:value-type="string">
            <text:p text:style-name="P29">опциональный<text:line-break/>(<text:span text:style-name="T4">default</text:span>)</text:p>
          </table:table-cell>
          <table:table-cell table:style-name="Таблица32.D2" office:value-type="string">
            <text:p text:style-name="P36">признак тарификации сообщения-носителя (базового <text:span text:style-name="T4">SMS</text:span>), по умолчанию: <text:span text:style-name="T5">false</text:span>.</text:p>
            <text:p text:style-name="P35">При значении <text:span text:style-name="T5">true</text:span> <text:span text:style-name="T4">INMan</text:span>, будет инициировать для <text:span text:style-name="T4">prepaid</text:span> абонентов два диалога с <text:span text:style-name="T4">IN</text:span>-платформой: один для тарификации базового сообщения до получателя, второй - для тарификации <text:span text:style-name="T4">SMS</text:span> <text:span text:style-name="T4">Extra</text:span> услуги. Для <text:span text:style-name="T4">pospatpaid</text:span> абонентов по прежнему генерится одна <text:span text:style-name="T4">CSV</text:span> запись со всей информацией.</text:p>
          </table:table-cell>
        </table:table-row>
      </table:table>
      <text:p text:style-name="Text_20_body"/>
      <text:p text:style-name="Text_20_body"><text:span text:style-name="T20">Пример</text:span><text:span text:style-name="T5">:</text:span></text:p>
      <text:p text:style-name="P23"><text:s text:c="4"/>&lt;section name="SMS-Flash"&gt;</text:p>
      <text:p text:style-name="P23"><text:s text:c="6"/>&lt;param name="serviceCode" type="int"&gt;1&lt;/param&gt;</text:p>
      <text:p text:style-name="P23"><text:s text:c="6"/>&lt;param name="serviceMask" type="int"&gt;2&lt;/param&gt;</text:p>
      <text:p text:style-name="P23"><text:s text:c="6"/>&lt;param name="serviceAdr" type="string"&gt;smsx:7961&lt;/param&gt;</text:p>
      <text:p text:style-name="P23"><text:s text:c="4"/>&lt;/section&gt;</text:p>
      <text:p text:style-name="P23"><text:s text:c="4"/>&lt;section name="SMS-Calendar"&gt;</text:p>
      <text:p text:style-name="P23"><text:s text:c="6"/>&lt;param name="serviceCode" type="int"&gt;2&lt;/param&gt;</text:p>
      <text:p text:style-name="P23"><text:s text:c="6"/>&lt;param name="serviceMask" type="int"&gt;4&lt;/param&gt;</text:p>
      <text:p text:style-name="P23"><text:s text:c="6"/>&lt;param name="serviceAdr" type="string"&gt;smsx:7962&lt;/param&gt;</text:p>
      <text:p text:style-name="P23"><text:s text:c="4"/>&lt;/section&gt;</text:p>
      <text:p text:style-name="P23"><text:s text:c="4"/>&lt;section name="SMS-Flash-Calendar"&gt;</text:p>
      <text:p text:style-name="P23"><text:s text:c="6"/>&lt;param name="serviceCode" type="int"&gt;5&lt;/param&gt;</text:p>
      <text:p text:style-name="P23"><text:s text:c="6"/>&lt;param name="serviceMask" type="int"&gt;6&lt;/param&gt; &lt;!-- 4+2 --&gt;</text:p>
      <text:p text:style-name="P23"><text:s text:c="6"/>&lt;param name="serviceAdr" type="string"&gt;smsx:7965&lt;/param&gt;</text:p>
      <text:p text:style-name="P23"><text:s text:c="4"/>&lt;/section&gt;</text:p>
      <text:p text:style-name="P23"><text:s text:c="4"/>&lt;section name="SMS-Flash-Group"&gt;</text:p>
      <text:p text:style-name="P23"><text:soft-page-break/><text:s text:c="6"/>&lt;param name="serviceCode" type="int"&gt;7&lt;/param&gt;</text:p>
      <text:p text:style-name="P23"><text:s text:c="6"/>&lt;param name="serviceMask" type="int"&gt;18&lt;/param&gt; &lt;!-- 16+2 --&gt;</text:p>
      <text:p text:style-name="P23"><text:s text:c="6"/>&lt;param name="serviceAdr" type="string"&gt;smsx:7965&lt;/param&gt;</text:p>
      <text:p text:style-name="P23"><text:s text:c="6"/>&lt;param name="chargeBearer" type="bool"&gt;true&lt;/param&gt;</text:p>
      <text:p text:style-name="P23"><text:s text:c="4"/>&lt;/section&gt;</text:p>
      <text:p text:style-name="P23"/>
      <text:p text:style-name="Text_20_body">Здесь<text:span text:style-name="T4"> </text:span>описывается<text:span text:style-name="T4"> </text:span>два<text:span text:style-name="T4"> </text:span>единичных<text:span text:style-name="T4"> </text:span>сервиса<text:span text:style-name="T4"> SMS-Flash <text:s/></text:span>и<text:span text:style-name="T4"> SMS-Calendar, </text:span>их<text:span text:style-name="T4"> </text:span>комбинация<text:span text:style-name="T4"> SMS-Flash-Calendar (</text:span>см<text:span text:style-name="T4">. serviceMask), </text:span>а<text:span text:style-name="T4"> </text:span>также<text:span text:style-name="T4"> </text:span>комбинация<text:span text:style-name="T4"> SMS-Flash-Group </text:span>с<text:span text:style-name="T4"> </text:span>выставленным<text:span text:style-name="T4"> </text:span>признаком<text:span text:style-name="T4"> </text:span>тарификации<text:span text:style-name="T4"> </text:span>сообщения<text:span text:style-name="T4">-</text:span>носителя<text:span text:style-name="T4">.</text:span></text:p>
      <text:p text:style-name="P23"><text:s/></text:p>
      <text:list xml:id="list923546862" text:continue-numbering="true" text:style-name="Outline">
        <text:list-item>
          <text:h text:style-name="Heading_20_1" text:outline-level="1"><text:s/>Информация о компании</text:h>
        </text:list-item>
      </text:list>
      <text:p text:style-name="Text_20_body">СибИнфоКонсалтинг является поставщиком интегрированных технологических решений и услуг в области мобильных коммуникаций и мультимедиа. Мы работаем с такими известными компаниями как Мобильные ТелеСистемы, <text:span text:style-name="T4">Panasonic</text:span>, <text:span text:style-name="T4">Hewlett</text:span> <text:span text:style-name="T4">Packard</text:span>, <text:span text:style-name="T4">Sun</text:span> <text:span text:style-name="T4">Microsystems</text:span>.</text:p>
      <text:p text:style-name="Text_20_body"/>
      <text:list xml:id="list534183080" text:continue-numbering="true" text:style-name="Outline">
        <text:list-item>
          <text:h text:style-name="Heading_20_1" text:outline-level="1"><text:s/>Контактная информация</text:h>
        </text:list-item>
      </text:list>
      <text:p text:style-name="Standard"/>
      <text:p text:style-name="P22">Мы будем рады ответить на Ваши вопросы.</text:p>
      <text:p text:style-name="P19">Контактная информация:</text:p>
      <text:p text:style-name="P19"/>
      <text:p text:style-name="P19">www: <text:s text:c="2"/><text:a xlink:type="simple" xlink:href="http://www.eyeline.mobi/">www.eyeline.mobi</text:a></text:p>
      <text:p text:style-name="P19">e-mail: info@eyeline.mobi</text:p>
      <text:p text:style-name="P19"/>
      <text:p text:style-name="P20"/>
      <text:p text:style-name="P20"/>
      <text:p text:style-name="P19">Россия</text:p>
      <text:p text:style-name="P19">630055, Новосибирск</text:p>
      <text:p text:style-name="P19">ул. М. Джалиля 11, оф. 814</text:p>
      <text:p text:style-name="P19">Факс: +7 (383) 332-88-17</text:p>
      <text:p text:style-name="P19">Телефон: +7 (383) 363-01-39</text:p>
      <text:p text:style-name="P19">Временной пояс: GMT +6</text:p>
      <text:p text:style-name="P21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Times New Roman" fo:font-size="12pt" fo:language="ru" fo:country="RU" style:font-name-asian="DejaVu Sans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fo:text-align="justify" style:justify-single-word="false" fo:keep-together="always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2.505cm" fo:margin-right="0cm" fo:text-indent="0.501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Text_20_body" style:list-style-name="Outline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list-style-name="Outline" style:class="text" style:default-outline-level="2">
      <style:paragraph-properties fo:margin-left="0cm" fo:margin-right="0cm" fo:text-indent="0cm" style:auto-text-indent="false"/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list-style-name="Outline" style:class="text" style:default-outline-level="3">
      <style:paragraph-properties fo:margin-left="0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list-style-name="Outline" style:class="text" style:default-outline-level="4">
      <style:paragraph-properties fo:margin-left="0cm" fo:margin-right="0cm" fo:text-indent="0cm" style:auto-text-indent="false"/>
      <style:text-properties fo:font-weight="normal" style:font-weight-asian="normal"/>
    </style:style>
    <style:style style:name="Heading_20_5" style:display-name="Heading 5" style:family="paragraph" style:parent-style-name="Heading_20_4" style:next-style-name="Text_20_body" style:list-style-name="Outline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Heading_20_5" style:next-style-name="Text_20_body" style:list-style-name="Outline" style:class="text" style:default-outline-level="6">
      <style:paragraph-properties fo:margin-left="0cm" fo:margin-right="0cm" fo:text-indent="0cm" style:auto-text-indent="false"/>
      <style:text-properties fo:font-style="italic" style:font-style-asian="italic"/>
    </style:style>
    <style:style style:name="Heading_20_7" style:display-name="Heading 7" style:family="paragraph" style:parent-style-name="Heading_20_6" style:next-style-name="Text_20_body" style:list-style-name="Outline" style:class="text" style:default-outline-level="7">
      <style:paragraph-properties fo:margin-left="0cm" fo:margin-right="0cm" fo:text-indent="0cm" style:auto-text-indent="false"/>
    </style:style>
    <style:style style:name="Heading_20_8" style:display-name="Heading 8" style:family="paragraph" style:parent-style-name="Heading_20_7" style:next-style-name="Text_20_body" style:list-style-name="Outline" style:class="text" style:default-outline-level="8">
      <style:paragraph-properties fo:margin-left="0cm" fo:margin-right="0cm" fo:text-indent="0cm" style:auto-text-indent="false"/>
      <style:text-properties fo:font-style="normal" style:font-style-asian="normal"/>
    </style:style>
    <style:style style:name="Heading_20_9" style:display-name="Heading 9" style:family="paragraph" style:parent-style-name="Heading_20_8" style:next-style-name="Text_20_body" style:list-style-name="Outline" style:class="text" style:default-outline-level="9">
      <style:paragraph-properties fo:margin-left="0cm" fo:margin-right="0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Header" style:family="paragraph" style:parent-style-name="Standard" style:class="extra">
      <style:paragraph-properties fo:line-height="100%" fo:keep-together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423cm" fo:margin-bottom="0.106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2.28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3.04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3.801cm" fo:margin-right="0cm" fo:text-indent="0cm" style:auto-text-indent="false">
        <style:tab-stops>
          <style:tab-stop style:position="5.724cm"/>
          <style:tab-stop style:position="17.002cm" style:type="right"/>
        </style:tab-stops>
      </style:paragraph-properties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4.56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5.3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6.08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lock_20_Text" style:display-name="Block Text" style:family="paragraph" style:parent-style-name="Standard">
      <style:paragraph-properties fo:margin-left="2.501cm" fo:margin-right="1cm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Document_20_Title" style:display-name="Document Title" style:family="paragraph" style:parent-style-name="Title">
      <style:paragraph-properties fo:margin-left="2.501cm" fo:margin-right="0cm" fo:text-align="end" style:justify-single-word="false" fo:text-indent="0cm" style:auto-text-indent="false"/>
      <style:text-properties fo:font-size="22pt" style:font-size-asian="22pt"/>
    </style:style>
    <style:style style:name="Comment" style:family="paragraph" style:parent-style-name="Text_20_body" style:next-style-name="Text_20_body">
      <style:paragraph-properties fo:margin-left="0.501cm" fo:margin-right="0cm" fo:text-indent="0cm" style:auto-text-indent="false"/>
      <style:text-properties fo:color="#0000ff" fo:font-style="italic" style:font-style-asian="italic"/>
    </style:style>
    <style:style style:name="Body_20_Picture" style:display-name="Body Picture" style:family="paragraph" style:parent-style-name="Text_20_body">
      <style:paragraph-properties fo:margin-left="0cm" fo:margin-right="0cm" fo:margin-top="0.106cm" fo:margin-bottom="0cm" fo:text-align="center" style:justify-single-word="false" fo:text-indent="0cm" style:auto-text-indent="false" fo:keep-with-next="always"/>
    </style:style>
    <style:style style:name="Body_20_Reference" style:display-name="Body Reference" style:family="paragraph" style:parent-style-name="Text_20_body">
      <style:text-properties fo:font-style="italic" style:font-style-asian="italic"/>
    </style:style>
    <style:style style:name="Document_20_Field" style:display-name="Document Field" style:family="paragraph" style:parent-style-name="Text_20_body">
      <style:text-properties fo:font-style="italic" style:font-style-asian="italic"/>
    </style:style>
    <style:style style:name="Example" style:family="paragraph" style:parent-style-name="Text_20_body">
      <style:text-properties fo:color="#008000" style:font-name="Arial"/>
    </style:style>
    <style:style style:name="Picture_20_Caption" style:display-name="Picture Caption" style:family="paragraph" style:parent-style-name="Text_20_body" style:next-style-name="Text_20_body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/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fo:text-align="start" style:justify-single-word="false" fo:keep-with-next="always"/>
      <style:text-properties fo:font-weight="bold" style:font-weight-asian="bold"/>
    </style:style>
    <style:style style:name="TOA_20_Heading" style:display-name="TOA Heading" style:family="paragraph" style:parent-style-name="Standard" style:next-style-name="Standard">
      <style:paragraph-properties fo:margin-top="0.212cm" fo:margin-bottom="0cm"/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_20_2" style:display-name="Body Text 2" style:family="paragraph" style:parent-style-name="Standard">
      <style:paragraph-properties fo:margin-top="0cm" fo:margin-bottom="0.212cm" fo:line-height="200%"/>
    </style:style>
    <style:style style:name="Body_20_Text_20_3" style:display-name="Body Tex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9z1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1" style:family="text">
      <style:text-properties style:font-name="Symbol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Default_20_Paragraph_20_Font" style:display-name="Default Paragraph Font" style:family="text">
      <style:text-properties fo:language="ru" fo:country="RU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3.006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816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626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6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6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6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17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1.002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2.272cm" text:min-label-width="0.635cm"/>
        <style:text-properties style:font-name="Courier New1"/>
      </text:list-level-style-bullet>
      <text:list-level-style-bullet text:level="3" text:style-name="WW8Num19z2" style:num-suffix="." text:bullet-char="">
        <style:list-level-properties text:space-before="3.542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4.812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6.082cm" text:min-label-width="0.635cm"/>
        <style:text-properties style:font-name="Courier New1"/>
      </text:list-level-style-bullet>
      <text:list-level-style-bullet text:level="6" text:style-name="WW8Num19z2" style:num-suffix="." text:bullet-char="">
        <style:list-level-properties text:space-before="7.352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8.622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892cm" text:min-label-width="0.635cm"/>
        <style:text-properties style:font-name="Courier New1"/>
      </text:list-level-style-bullet>
      <text:list-level-style-bullet text:level="9" text:style-name="WW8Num19z2" style:num-suffix="." text:bullet-char="">
        <style:list-level-properties text:space-before="11.16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0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0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0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2.27cm" text:min-label-width="0.635cm"/>
      </text:list-level-style-number>
      <text:list-level-style-bullet text:level="2" text:style-name="WW8Num22z1" style:num-suffix="." text:bullet-char="o">
        <style:list-level-properties text:space-before="3.54cm" text:min-label-width="0.635cm"/>
        <style:text-properties style:font-name="Courier New1"/>
      </text:list-level-style-bullet>
      <text:list-level-style-bullet text:level="3" text:style-name="WW8Num22z2" style:num-suffix="." text:bullet-char="">
        <style:list-level-properties text:space-before="4.81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6.08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7.35cm" text:min-label-width="0.635cm"/>
        <style:text-properties style:font-name="Courier New1"/>
      </text:list-level-style-bullet>
      <text:list-level-style-bullet text:level="6" text:style-name="WW8Num22z2" style:num-suffix="." text:bullet-char="">
        <style:list-level-properties text:space-before="8.62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9.89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11.16cm" text:min-label-width="0.635cm"/>
        <style:text-properties style:font-name="Courier New1"/>
      </text:list-level-style-bullet>
      <text:list-level-style-bullet text:level="9" text:style-name="WW8Num22z2" style:num-suffix="." text:bullet-char="">
        <style:list-level-properties text:space-before="12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5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5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5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6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6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6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7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7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7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7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1.72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2.99cm" text:min-label-width="0.635cm"/>
        <style:text-properties style:font-name="Courier New1"/>
      </text:list-level-style-bullet>
      <text:list-level-style-bullet text:level="3" text:style-name="WW8Num28z2" style:num-suffix="." text:bullet-char="">
        <style:list-level-properties text:space-before="4.26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5.53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8cm" text:min-label-width="0.635cm"/>
        <style:text-properties style:font-name="Courier New1"/>
      </text:list-level-style-bullet>
      <text:list-level-style-bullet text:level="6" text:style-name="WW8Num28z2" style:num-suffix="." text:bullet-char="">
        <style:list-level-properties text:space-before="8.07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9.34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61cm" text:min-label-width="0.635cm"/>
        <style:text-properties style:font-name="Courier New1"/>
      </text:list-level-style-bullet>
      <text:list-level-style-bullet text:level="9" text:style-name="WW8Num28z2" style:num-suffix="." text:bullet-char="">
        <style:list-level-properties text:space-before="11.8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2.27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3.54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4.81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6.08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7.35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8.62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9.89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11.16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2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34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5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5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5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6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6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6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6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6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6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7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7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7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8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8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8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1.72cm" text:min-label-width="0.635cm"/>
      </text:list-level-style-number>
      <text:list-level-style-bullet text:level="2" text:style-name="WW8Num39z1" style:num-suffix="." text:bullet-char="">
        <style:list-level-properties text:space-before="2.99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95cm" text:min-label-distance="0.318cm" fo:text-align="end"/>
      </text:list-level-style-number>
      <text:list-level-style-number text:level="4" style:num-suffix="." style:num-format="1">
        <style:list-level-properties text:space-before="5.53cm" text:min-label-width="0.635cm"/>
      </text:list-level-style-number>
      <text:list-level-style-number text:level="5" style:num-suffix="." style:num-format="a" style:num-letter-sync="true">
        <style:list-level-properties text:space-before="6.8cm" text:min-label-width="0.635cm"/>
      </text:list-level-style-number>
      <text:list-level-style-number text:level="6" style:num-suffix="." style:num-format="i">
        <style:list-level-properties text:min-label-width="8.705cm" text:min-label-distance="0.318cm" fo:text-align="end"/>
      </text:list-level-style-number>
      <text:list-level-style-number text:level="7" style:num-suffix="." style:num-format="1">
        <style:list-level-properties text:space-before="9.34cm" text:min-label-width="0.635cm"/>
      </text:list-level-style-number>
      <text:list-level-style-number text:level="8" style:num-suffix="." style:num-format="a" style:num-letter-sync="true">
        <style:list-level-properties text:space-before="10.61cm" text:min-label-width="0.635cm"/>
      </text:list-level-style-number>
      <text:list-level-style-number text:level="9" style:num-suffix="." style:num-format="i">
        <style:list-level-properties text:min-label-width="12.5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41z1" style:num-suffix="." text:bullet-char="">
        <style:list-level-properties text:space-before="2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1cm" text:min-label-distance="0.318cm" fo:text-align="end"/>
      </text:list-level-style-number>
      <text:list-level-style-number text:level="4" style:num-suffix="." style:num-format="1">
        <style:list-level-properties text:space-before="5.445cm" text:min-label-width="0.635cm"/>
      </text:list-level-style-number>
      <text:list-level-style-number text:level="5" style:num-suffix="." style:num-format="a" style:num-letter-sync="true">
        <style:list-level-properties text:space-before="6.715cm" text:min-label-width="0.635cm"/>
      </text:list-level-style-number>
      <text:list-level-style-number text:level="6" style:num-suffix="." style:num-format="i">
        <style:list-level-properties text:min-label-width="8.62cm" text:min-label-distance="0.318cm" fo:text-align="end"/>
      </text:list-level-style-number>
      <text:list-level-style-number text:level="7" style:num-suffix="." style:num-format="1">
        <style:list-level-properties text:space-before="9.255cm" text:min-label-width="0.635cm"/>
      </text:list-level-style-number>
      <text:list-level-style-number text:level="8" style:num-suffix="." style:num-format="a" style:num-letter-sync="true">
        <style:list-level-properties text:space-before="10.525cm" text:min-label-width="0.635cm"/>
      </text:list-level-style-number>
      <text:list-level-style-number text:level="9" style:num-suffix="." style:num-format="i">
        <style:list-level-properties text:min-label-width="12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2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4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2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4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2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4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space-before="1.72cm" text:min-label-width="0.635cm"/>
        <style:text-properties style:font-name="Symbol"/>
      </text:list-level-style-bullet>
      <text:list-level-style-bullet text:level="2" text:style-name="WW8Num43z0" style:num-suffix="." text:bullet-char="">
        <style:list-level-properties text:space-before="2.99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95cm" text:min-label-distance="0.318cm" fo:text-align="end"/>
      </text:list-level-style-number>
      <text:list-level-style-number text:level="4" style:num-suffix="." style:num-format="1">
        <style:list-level-properties text:space-before="5.53cm" text:min-label-width="0.635cm"/>
      </text:list-level-style-number>
      <text:list-level-style-number text:level="5" style:num-suffix="." style:num-format="a" style:num-letter-sync="true">
        <style:list-level-properties text:space-before="6.8cm" text:min-label-width="0.635cm"/>
      </text:list-level-style-number>
      <text:list-level-style-number text:level="6" style:num-suffix="." style:num-format="i">
        <style:list-level-properties text:min-label-width="8.705cm" text:min-label-distance="0.318cm" fo:text-align="end"/>
      </text:list-level-style-number>
      <text:list-level-style-number text:level="7" style:num-suffix="." style:num-format="1">
        <style:list-level-properties text:space-before="9.34cm" text:min-label-width="0.635cm"/>
      </text:list-level-style-number>
      <text:list-level-style-number text:level="8" style:num-suffix="." style:num-format="a" style:num-letter-sync="true">
        <style:list-level-properties text:space-before="10.61cm" text:min-label-width="0.635cm"/>
      </text:list-level-style-number>
      <text:list-level-style-number text:level="9" style:num-suffix="." style:num-format="i">
        <style:list-level-properties text:min-label-width="12.5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3" style:family="table">
      <style:table-properties style:width="17.5cm" fo:margin-left="0.009cm" table:align="left" style:writing-mode="lr-tb"/>
    </style:style>
    <style:style style:name="Таблица33.A" style:family="table-column">
      <style:table-column-properties style:column-width="4.761cm"/>
    </style:style>
    <style:style style:name="Таблица33.B" style:family="table-column">
      <style:table-column-properties style:column-width="12.739cm"/>
    </style:style>
    <style:style style:name="Таблица33.1" style:family="table-row">
      <style:table-row-properties style:keep-together="false" fo:keep-together="always"/>
    </style:style>
    <style:style style:name="Таблица33.A1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Таблица33.B1.1" style:family="table-column">
      <style:table-column-properties style:column-width="6.369cm"/>
    </style:style>
    <style:style style:name="Таблица33.B1.1.1" style:family="table-cell">
      <style:table-cell-properties style:vertical-align="middle" fo:padding="0cm" fo:border="none" style:writing-mode="lr-tb"/>
    </style:style>
    <style:style style:name="Таблица33.B1.1.2" style:family="table-cell">
      <style:table-cell-properties style:vertical-align="middle" fo:padding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style:snap-to-layout-grid="false"/>
    </style:style>
    <style:style style:name="MP3" style:family="paragraph" style:parent-style-name="Header">
      <style:paragraph-properties fo:text-align="center" style:justify-single-word="false" style:snap-to-layout-grid="false"/>
    </style:style>
    <style:style style:name="MP4" style:family="paragraph" style:parent-style-name="Header">
      <style:paragraph-properties fo:text-align="end" style:justify-single-word="false" style:snap-to-layout-grid="false"/>
      <style:text-properties fo:font-style="normal" style:font-style-asian="normal"/>
    </style:style>
    <style:style style:name="MP5" style:family="paragraph" style:parent-style-name="Header">
      <style:paragraph-properties fo:text-align="center" style:justify-single-word="false" style:snap-to-layout-grid="false"/>
      <style:text-properties fo:font-style="normal" style:font-style-asian="normal" style:font-style-complex="italic"/>
    </style:style>
    <style:style style:name="MP6" style:family="paragraph" style:parent-style-name="Header">
      <style:paragraph-properties fo:text-align="end" style:justify-single-word="false" style:snap-to-layout-grid="false"/>
    </style:style>
    <style:style style:name="MP7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MT1" style:family="text">
      <style:text-properties style:font-name="Symbol"/>
    </style:style>
    <style:style style:name="MT2" style:family="text">
      <style:text-properties fo:font-style="normal" style:font-style-asian="normal"/>
    </style:style>
    <style:style style:name="MT3" style:family="text">
      <style:text-properties fo:language="en" fo:country="US"/>
    </style:style>
    <style:style style:name="MT4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49cm" fo:margin-left="0cm" fo:margin-right="0cm" fo:margin-bottom="0.55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Графический объект7" text:anchor-type="as-char" svg:width="16.443cm" svg:height="1.998cm" draw:z-index="7"><draw:image xlink:href="Pictures/10000000000003CB000000769ED87BCB.jpg" xlink:type="simple" xlink:show="embed" xlink:actuate="onLoad"/></draw:frame></text:p>
      </style:header>
      <style:footer>
        <text:user-field-decls>
          <text:user-field-decl office:value-type="string" office:string-value="EyeLine Communications" text:name="CompanyId"/>
        </text:user-field-decls>
        <text:p text:style-name="Footer"><text:span text:style-name="MT1"></text:span> <text:user-field-get text:name="CompanyId">EyeLine Communications</text:user-field-get>, <text:user-defined text:name="Date">13.04.2008</text:user-defined></text:p>
      </style:footer>
    </style:master-page>
    <style:master-page style:name="Преобразование_20_1" style:display-name="Преобразование 1" style:page-layout-name="Mpm1">
      <style:header>
        <table:table table:name="Таблица33" table:style-name="Таблица33">
          <table:table-column table:style-name="Таблица33.A"/>
          <table:table-column table:style-name="Таблица33.B"/>
          <table:table-row table:style-name="Таблица33.1">
            <table:table-cell table:style-name="Таблица33.A1" office:value-type="string">
              <text:p text:style-name="MP2"><draw:frame draw:style-name="Mfr1" draw:name="Графический объект8" text:anchor-type="as-char" svg:width="4.634cm" svg:height="0.993cm" draw:z-index="75"><draw:image xlink:href="Pictures/10000000000005780000012C1B1747CA.jpg" xlink:type="simple" xlink:show="embed" xlink:actuate="onLoad"/></draw:frame></text:p>
            </table:table-cell>
            <table:table-cell>
              <table:table table:is-sub-table="true">
                <table:table-column table:style-name="Таблица33.B1.1" table:number-columns-repeated="2"/>
                <table:table-row table:style-name="Таблица33.1">
                  <table:table-cell table:style-name="Таблица33.B1.1.1" office:value-type="string">
                    <text:p text:style-name="MP3"><text:span text:style-name="MT2"><text:subject>Модуль тарификации INMan</text:subject></text:span><text:span text:style-name="MT2"> <text:s text:c="2"/></text:span></text:p>
                  </table:table-cell>
                  <table:table-cell table:style-name="Таблица33.B1.1.1" office:value-type="string">
                    <text:p text:style-name="MP4">Версия <text:user-defined text:name="Version">0.7.7</text:user-defined><text:span text:style-name="MT3"> </text:span><text:user-defined text:name="Title"/></text:p>
                  </table:table-cell>
                </table:table-row>
                <table:table-row table:style-name="Таблица33.1">
                  <table:table-cell table:style-name="Таблица33.B1.1.2" office:value-type="string">
                    <text:p text:style-name="MP5">Конфиденциально </text:p>
                  </table:table-cell>
                  <table:table-cell table:style-name="Таблица33.B1.1.2" office:value-type="string">
                    <text:p text:style-name="MP6"><text:span text:style-name="MT2">Дата </text:span><text:span text:style-name="MT2"><text:user-defined text:name="Date">13.04.2008</text:user-defined></text:span>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EyeLine Communications" text:name="CompanyId"/>
        </text:user-field-decls>
        <text:p text:style-name="MP7"><draw:frame draw:style-name="Mfr2" draw:name="Врезка1" text:anchor-type="paragraph" svg:x="18.56cm" svg:y="0.009cm" svg:width="0.917cm" svg:height="0.633cm" draw:z-index="20"><draw:text-box><text:p text:style-name="Footer"><text:span text:style-name="Page_20_Number"><text:page-number text:select-page="current">1</text:page-number></text:span></text:p></draw:text-box></draw:frame><text:span text:style-name="MT1"></text:span> <text:user-field-get text:name="CompanyId">EyeLine Communications</text:user-field-get>, <text:span text:style-name="MT3"><text:user-defined text:name="Date">13.04.2008</text:user-defined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Техническое описание</dc:title>
    <dc:subject>Модуль тарификации INMan</dc:subject>
    <meta:initial-creator>Victor Ryzhkov</meta:initial-creator>
    <meta:creation-date>2006-09-19T18:50:00</meta:creation-date>
    <dc:date>2009-04-15T18:10:10</dc:date>
    <meta:print-date>2004-03-31T13:23:00</meta:print-date>
    <dc:language>ru-RU</dc:language>
    <meta:editing-cycles>487</meta:editing-cycles>
    <meta:editing-duration>PT09H45M59S</meta:editing-duration>
    <meta:document-statistic meta:table-count="36" meta:image-count="8" meta:object-count="0" meta:page-count="36" meta:paragraph-count="1567" meta:word-count="8856" meta:character-count="69449"/>
    <meta:user-defined meta:name="Date">13.04.2008</meta:user-defined>
    <meta:user-defined meta:name="Name">Модуль тарификации INMan.Техническое описание</meta:user-defined>
    <meta:user-defined meta:name="Title"/>
    <meta:user-defined meta:name="Version">0.7.7</meta:user-defined>
  </office:meta>
</office:document-meta>
</file>